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8"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3"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
      <style:paragraph-properties fo:text-align="justify" style:justify-single-word="false"/>
      <style:text-properties fo:font-size="14pt" style:font-size-asian="14pt" style:font-size-complex="14pt"/>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6" style:family="paragraph" style:parent-style-name="Standard" style:list-style-name="L8">
      <style:paragraph-properties fo:text-align="justify" style:justify-single-word="false" style:text-autospace="none"/>
    </style:style>
    <style:style style:name="P237" style:family="paragraph" style:parent-style-name="Standard" style:list-style-name="L10">
      <style:paragraph-properties fo:text-align="justify" style:justify-single-word="false" style:text-autospace="none"/>
    </style:style>
    <style:style style:name="P23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5"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6"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8"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9"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0"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4"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6"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7"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0"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28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1"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3"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8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8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7"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88"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style>
    <style:style style:name="T7" style:family="text">
      <style:text-properties fo:font-size="13pt" style:font-size-asian="13pt" style:font-size-complex="13pt"/>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style:font-size-asian="13pt" style:font-style-asian="normal" style:font-size-complex="13pt" style:font-style-complex="normal"/>
    </style:style>
    <style:style style:name="T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4" style:family="text">
      <style:text-properties fo:font-size="13pt" fo:font-style="italic" fo:font-weight="normal" style:font-size-asian="13pt" style:font-weight-asian="normal" style:font-size-complex="13pt" style:font-weight-complex="normal"/>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font-style="italic" style:text-underline-style="none" style:font-size-asian="13pt" style:font-style-asian="italic" style:font-size-complex="13pt" style:font-style-complex="italic"/>
    </style:style>
    <style:style style:name="T1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5pt" style:font-size-asian="15pt" style:font-size-complex="15pt"/>
    </style:style>
    <style:style style:name="T20" style:family="text">
      <style:text-properties fo:color="#000000"/>
    </style:style>
    <style:style style:name="T21" style:family="text">
      <style:text-properties fo:color="#000000" style:font-name="Courier New"/>
    </style:style>
    <style:style style:name="T2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 fo:font-size="10pt" fo:font-style="normal" style:font-size-asian="10pt" style:font-style-asian="normal" style:font-size-complex="10pt" style:font-style-complex="normal"/>
    </style:style>
    <style:style style:name="T25" style:family="text">
      <style:text-properties fo:color="#000000" style:font-name="Courier New" fo:font-size="10pt" style:font-size-asian="10pt" style:font-size-complex="10pt"/>
    </style:style>
    <style:style style:name="T26" style:family="text">
      <style:text-properties fo:color="#000000" style:font-name="Courier New" fo:font-size="10pt" fo:font-weight="normal" style:font-size-asian="10pt" style:font-weight-asian="normal" style:font-size-complex="10pt" style:font-weight-complex="normal"/>
    </style:style>
    <style:style style:name="T27"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1" style:family="text">
      <style:text-properties fo:color="#000000" style:font-name="Courier New" fo:font-style="normal" fo:font-weight="normal" style:font-style-asian="normal" style:font-weight-asian="normal" style:font-style-complex="normal" style:font-weight-complex="normal"/>
    </style:style>
    <style:style style:name="T32"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000000" style:font-name="Courier New" fo:font-style="normal" fo:font-weight="bold" style:font-style-asian="normal" style:font-weight-asian="bold" style:font-style-complex="normal" style:font-weight-complex="bold"/>
    </style:style>
    <style:style style:name="T3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5" style:family="text">
      <style:text-properties fo:color="#000000" style:font-name="Courier New" style:font-name-asian="Courier New" style:font-name-complex="Courier New"/>
    </style:style>
    <style:style style:name="T36"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7" style:family="text">
      <style:text-properties fo:color="#000000" style:font-name="Courier New" fo:font-weight="bold" style:font-weight-asian="bold" style:font-weight-complex="bold"/>
    </style:style>
    <style:style style:name="T38"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9"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0" style:family="text">
      <style:text-properties fo:color="#000000" style:font-name="Courier New" fo:font-weight="normal" style:font-weight-asian="normal" style:font-weight-complex="normal"/>
    </style:style>
    <style:style style:name="T41"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3"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4"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5" style:family="text">
      <style:text-properties fo:color="#000000" style:font-name="Courier New" fo:font-size="8pt" fo:font-weight="normal" style:font-size-asian="8pt" style:font-weight-asian="normal" style:font-size-complex="8pt"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0" style:family="text">
      <style:text-properties fo:color="#000000" style:font-name="Times New Roman" fo:font-size="13pt" fo:font-style="italic" style:text-underline-style="none" style:font-size-asian="13pt" style:font-style-asian="italic" style:font-size-complex="13pt" style:font-style-complex="italic"/>
    </style:style>
    <style:style style:name="T7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2" style:family="text">
      <style:text-properties fo:color="#000000" style:font-name="Times New Roman" fo:font-size="13pt" fo:font-weight="normal" style:font-size-asian="13pt" style:font-weight-asian="normal" style:font-size-complex="13pt" style:font-weight-complex="normal"/>
    </style:style>
    <style:style style:name="T73" style:family="text">
      <style:text-properties fo:color="#000000" style:font-name="Times New Roman" fo:font-size="13pt" style:font-size-asian="13pt" style:font-size-complex="13pt"/>
    </style:style>
    <style:style style:name="T7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bold"/>
    </style:style>
    <style:style style:name="T78" style:family="text">
      <style:text-properties fo:color="#000000" style:font-name="Times New Roman" fo:font-style="normal" style:font-name-asian="Courier New" style:font-style-asian="normal" style:font-name-complex="Courier New" style:font-style-complex="normal"/>
    </style:style>
    <style:style style:name="T7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2" style:family="text">
      <style:text-properties fo:color="#000000" style:font-name="Times New Roman" fo:font-style="normal" style:font-style-asian="normal" style:font-style-complex="normal"/>
    </style:style>
    <style:style style:name="T8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style:font-size-asian="12pt" style:font-style-asian="italic" style:font-size-complex="12pt" style:font-style-complex="italic"/>
    </style:style>
    <style:style style:name="T87" style:family="text">
      <style:text-properties fo:color="#000000" style:font-name="Times New Roman" fo:font-size="12pt" fo:font-style="italic" style:font-size-asian="12pt" style:font-style-asian="italic" style:font-size-complex="12pt" style:font-style-complex="italic"/>
    </style:style>
    <style:style style:name="T8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style:font-size-asian="12pt" style:font-size-complex="12pt"/>
    </style:style>
    <style:style style:name="T9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1" style:family="text">
      <style:text-properties fo:color="#000000" style:font-name="Times New Roman" fo:font-style="italic" fo:font-weight="normal" style:font-style-asian="italic" style:font-weight-asian="normal" style:font-style-complex="italic" style:font-weight-complex="normal"/>
    </style:style>
    <style:style style:name="T9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5" style:family="text">
      <style:text-properties fo:color="#000000" style:font-name="Times New Roman" fo:font-size="14pt" fo:font-style="normal" style:font-size-asian="14pt" style:font-style-asian="normal" style:font-size-complex="14pt" style:font-style-complex="normal"/>
    </style:style>
    <style:style style:name="T9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7" style:family="text">
      <style:text-properties fo:color="#000000" style:font-name="Times New Roman" fo:font-weight="normal" style:font-weight-asian="normal" style:font-weight-complex="normal"/>
    </style:style>
    <style:style style:name="T9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1" style:family="text">
      <style:text-properties fo:color="#000000" fo:font-style="normal" fo:font-weight="normal" style:font-style-asian="normal" style:font-weight-asian="normal" style:font-style-complex="normal" style:font-weight-complex="normal"/>
    </style:style>
    <style:style style:name="T102" style:family="text">
      <style:text-properties fo:color="#000000" fo:font-style="normal" style:font-name-asian="Courier New" style:font-style-asian="normal" style:font-name-complex="Courier New" style:font-style-complex="normal"/>
    </style:style>
    <style:style style:name="T103" style:family="text">
      <style:text-properties fo:color="#000000" fo:font-style="normal" fo:font-weight="bold" style:font-style-asian="normal" style:font-weight-asian="bold" style:font-style-complex="normal" style:font-weight-complex="bold"/>
    </style:style>
    <style:style style:name="T104" style:family="text">
      <style:text-properties fo:color="#000000" fo:font-style="normal" style:font-style-asian="normal" style:font-style-complex="normal"/>
    </style:style>
    <style:style style:name="T10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7"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tyle="normal" style:text-underline-style="none" fo:font-weight="bold" style:font-style-asian="normal" style:font-weight-asian="bold" style:font-style-complex="normal" style:font-weight-complex="bold"/>
    </style:style>
    <style:style style:name="T109" style:family="text">
      <style:text-properties fo:color="#000000" fo:font-style="normal" style:text-underline-style="none" fo:font-weight="normal" style:font-style-asian="normal" style:font-weight-asian="normal" style:font-style-complex="normal" style:font-weight-complex="normal"/>
    </style:style>
    <style:style style:name="T110"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1"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2"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4"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5" style:family="text">
      <style:text-properties fo:color="#000000" fo:font-style="italic" fo:font-weight="normal" style:font-style-asian="italic" style:font-weight-asian="normal" style:font-style-complex="italic" style:font-weight-complex="normal"/>
    </style:style>
    <style:style style:name="T116" style:family="text">
      <style:text-properties fo:color="#000000" fo:font-style="italic" style:font-style-asian="italic" style:font-style-complex="italic"/>
    </style:style>
    <style:style style:name="T117" style:family="text">
      <style:text-properties fo:color="#000000" fo:font-style="italic" fo:font-weight="bold" style:font-style-asian="italic" style:font-weight-asian="bold" style:font-style-complex="italic" style:font-weight-complex="bold"/>
    </style:style>
    <style:style style:name="T118" style:family="text">
      <style:text-properties fo:color="#000000" fo:font-style="italic" style:text-underline-style="none" fo:font-weight="normal" style:font-style-asian="italic" style:font-weight-asian="normal" style:font-style-complex="italic" style:font-weight-complex="normal"/>
    </style:style>
    <style:style style:name="T119" style:family="text">
      <style:text-properties fo:color="#000000" fo:font-weight="bold" style:font-weight-asian="bold" style:font-weight-complex="bold"/>
    </style:style>
    <style:style style:name="T12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5" style:family="text">
      <style:text-properties fo:color="#000000" style:text-underline-style="solid" style:text-underline-width="auto" style:text-underline-color="font-color"/>
    </style:style>
    <style:style style:name="T126" style:family="text">
      <style:text-properties fo:color="#000000" style:text-underline-style="solid" style:text-underline-width="auto" style:text-underline-color="font-color" style:font-name-asian="Courier New" style:font-name-complex="Courier New"/>
    </style:style>
    <style:style style:name="T127" style:family="text">
      <style:text-properties fo:color="#000000" style:text-underline-style="none"/>
    </style:style>
    <style:style style:name="T128" style:family="text">
      <style:text-properties fo:color="#000000" fo:font-size="8pt" style:text-underline-style="none" style:font-size-asian="8pt" style:font-size-complex="8pt"/>
    </style:style>
    <style:style style:name="T129"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0"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1"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2"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3" style:family="text">
      <style:text-properties fo:color="#000000" style:font-name-asian="Courier New" style:font-name-complex="Courier New"/>
    </style:style>
    <style:style style:name="T134" style:family="text">
      <style:text-properties fo:font-style="italic" style:font-style-asian="italic" style:font-style-complex="italic"/>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italic" style:text-underline-style="solid" style:text-underline-width="auto" style:text-underline-color="font-color" style:font-style-asian="italic" style:font-style-complex="italic"/>
    </style:style>
    <style:style style:name="T138" style:family="text">
      <style:text-properties fo:font-style="normal"/>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3" style:family="text">
      <style:text-properties fo:font-style="normal" style:text-underline-style="none" fo:font-weight="normal" style:font-style-asian="normal" style:font-weight-asian="normal" style:font-style-complex="normal" style:font-weight-complex="normal"/>
    </style:style>
    <style:style style:name="T144" style:family="text">
      <style:text-properties fo:font-style="normal" style:text-underline-style="none" fo:font-weight="normal" style:font-style-asian="normal" style:font-weight-asian="normal" style:font-style-complex="normal" style:font-weight-complex="bold"/>
    </style:style>
    <style:style style:name="T145" style:family="text">
      <style:text-properties fo:font-style="normal" style:text-underline-style="none" fo:font-weight="bold" style:font-style-asian="normal" style:font-weight-asian="bold" style:font-style-complex="normal" style:font-weight-complex="bold"/>
    </style:style>
    <style:style style:name="T146" style:family="text">
      <style:text-properties fo:font-style="normal" style:text-underline-style="none" style:font-style-asian="normal" style:font-style-complex="normal"/>
    </style:style>
    <style:style style:name="T147" style:family="text">
      <style:text-properties fo:font-weight="normal" style:font-weight-asian="normal" style:font-weight-complex="normal"/>
    </style:style>
    <style:style style:name="T148" style:family="text">
      <style:text-properties style:font-name="Courier New" fo:font-size="10pt" style:font-size-asian="10pt" style:font-size-complex="10pt"/>
    </style:style>
    <style:style style:name="T149" style:family="text">
      <style:text-properties style:font-name="Courier New" fo:font-size="10pt" fo:font-weight="normal" style:font-size-asian="10pt" style:font-weight-asian="normal" style:font-size-complex="10pt" style:font-weight-complex="normal"/>
    </style:style>
    <style:style style:name="T150"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1" style:family="text">
      <style:text-properties style:font-name="Courier New" fo:font-size="11pt" fo:font-weight="normal" style:font-size-asian="11pt" style:font-weight-asian="normal" style:font-size-complex="11pt" style:font-weight-complex="normal"/>
    </style:style>
    <style:style style:name="T152" style:family="text">
      <style:text-properties style:font-name="Courier New" fo:font-size="9pt" style:font-size-asian="9pt" style:font-size-complex="9pt"/>
    </style:style>
    <style:style style:name="T153" style:family="text">
      <style:text-properties style:font-name="Courier New" fo:font-size="9pt" fo:font-style="italic" style:font-size-asian="9pt" style:font-style-asian="italic" style:font-size-complex="9pt" style:font-style-complex="italic"/>
    </style:style>
    <style:style style:name="T154" style:family="text">
      <style:text-properties style:font-name="Courier New" fo:font-weight="normal" style:font-weight-asian="normal" style:font-weight-complex="normal"/>
    </style:style>
    <style:style style:name="T155" style:family="text">
      <style:text-properties style:font-name="Times New Roman"/>
    </style:style>
    <style:style style:name="T156" style:family="text">
      <style:text-properties style:font-name="Times New Roman" fo:font-style="normal" fo:font-weight="normal" style:font-style-asian="normal" style:font-weight-asian="normal" style:font-style-complex="normal" style:font-weight-complex="normal"/>
    </style:style>
    <style:style style:name="T157" style:family="text">
      <style:text-properties style:font-name="Times New Roman" fo:font-style="normal" fo:font-weight="bold" style:font-style-asian="normal" style:font-weight-asian="bold" style:font-style-complex="normal" style:font-weight-complex="bold"/>
    </style:style>
    <style:style style:name="T158" style:family="text">
      <style:text-properties style:font-name="Times New Roman" fo:font-style="italic" fo:font-weight="normal" style:font-style-asian="italic" style:font-weight-asian="normal" style:font-style-complex="italic" style:font-weight-complex="normal"/>
    </style:style>
    <style:style style:name="T159" style:family="text">
      <style:text-properties style:font-name="Times New Roman" fo:font-style="italic" style:font-style-asian="italic" style:font-style-complex="italic"/>
    </style:style>
    <style:style style:name="T160" style:family="text">
      <style:text-properties style:font-name="Times New Roman" fo:font-style="italic" fo:font-weight="bold" style:font-style-asian="italic" style:font-weight-asian="bold" style:font-style-complex="italic" style:font-weight-complex="bold"/>
    </style:style>
    <style:style style:name="T16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2"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3"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4" style:family="text">
      <style:text-properties style:font-name="Times New Roman" fo:font-size="13pt" fo:font-style="normal" style:text-underline-style="none" style:font-size-asian="13pt" style:font-style-asian="normal" style:font-size-complex="13pt" style:font-style-complex="normal"/>
    </style:style>
    <style:style style:name="T16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6"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7"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8" style:family="text">
      <style:text-properties style:font-name="Times New Roman" fo:font-size="13pt" fo:font-style="italic" style:text-underline-style="none" style:font-size-asian="13pt" style:font-style-asian="italic" style:font-size-complex="13pt" style:font-style-complex="italic"/>
    </style:style>
    <style:style style:name="T16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3"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4"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5" style:family="text">
      <style:text-properties fo:color="#2a00ff"/>
    </style:style>
    <style:style style:name="T176" style:family="text">
      <style:text-properties fo:color="#2a00ff" fo:font-style="italic" style:font-style-asian="italic" style:font-style-complex="italic"/>
    </style:style>
    <style:style style:name="T177" style:family="text">
      <style:text-properties fo:color="#2a00ff" fo:font-style="italic" fo:font-weight="normal" style:font-style-asian="italic" style:font-weight-asian="normal" style:font-style-complex="italic" style:font-weight-complex="normal"/>
    </style:style>
    <style:style style:name="T178" style:family="text">
      <style:text-properties fo:color="#2a00ff" fo:font-style="italic" fo:font-weight="bold" style:font-style-asian="italic" style:font-weight-asian="bold" style:font-style-complex="italic" style:font-weight-complex="bold"/>
    </style:style>
    <style:style style:name="T179" style:family="text">
      <style:text-properties fo:color="#2a00ff" fo:font-style="italic" style:text-underline-style="none" fo:font-weight="normal" style:font-style-asian="italic" style:font-weight-asian="normal" style:font-style-complex="italic" style:font-weight-complex="normal"/>
    </style:style>
    <style:style style:name="T180" style:family="text">
      <style:text-properties fo:color="#2a00ff" fo:font-size="9pt" fo:font-style="italic" style:font-size-asian="9pt" style:font-style-asian="italic" style:font-size-complex="9pt" style:font-style-complex="italic"/>
    </style:style>
    <style:style style:name="T181" style:family="text">
      <style:text-properties fo:color="#2a00ff" fo:font-style="normal" fo:font-weight="normal" style:font-style-asian="normal" style:font-weight-asian="normal" style:font-style-complex="normal" style:font-weight-complex="normal"/>
    </style:style>
    <style:style style:name="T182" style:family="text">
      <style:text-properties fo:color="#2a00ff" fo:font-style="normal" style:text-underline-style="none" fo:font-weight="normal" style:font-style-asian="normal" style:font-weight-asian="normal" style:font-style-complex="normal" style:font-weight-complex="normal"/>
    </style:style>
    <style:style style:name="T183" style:family="text">
      <style:text-properties fo:color="#2a00ff" style:font-name="Courier New"/>
    </style:style>
    <style:style style:name="T184" style:family="text">
      <style:text-properties fo:color="#2a00ff" style:font-name="Courier New" fo:font-size="10pt" style:font-size-asian="10pt" style:font-size-complex="10pt"/>
    </style:style>
    <style:style style:name="T185"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6"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7"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8"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9"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0"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2a00ff" style:font-name="Courier New" fo:font-style="normal" fo:font-weight="normal" style:font-style-asian="normal" style:font-weight-asian="normal" style:font-style-complex="normal" style:font-weight-complex="normal"/>
    </style:style>
    <style:style style:name="T193" style:family="text">
      <style:text-properties fo:color="#2a00ff" style:font-name="Courier New" fo:font-style="italic" fo:font-weight="normal" style:font-style-asian="italic" style:font-weight-asian="normal" style:font-style-complex="italic" style:font-weight-complex="normal"/>
    </style:style>
    <style:style style:name="T194"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5"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6"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7" style:family="text">
      <style:text-properties fo:color="#2a00ff" style:font-name="Times New Roman"/>
    </style:style>
    <style:style style:name="T198" style:family="text">
      <style:text-properties fo:color="#2a00ff" style:font-name="Times New Roman" fo:font-style="normal" fo:font-weight="normal" style:font-style-asian="normal" style:font-weight-asian="normal" style:font-style-complex="normal" style:font-weight-complex="normal"/>
    </style:style>
    <style:style style:name="T19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0" style:family="text">
      <style:text-properties fo:color="#2a00ff" style:font-name="Times New Roman" fo:font-style="italic" fo:font-weight="normal" style:font-style-asian="italic" style:font-weight-asian="normal" style:font-style-complex="italic" style:font-weight-complex="normal"/>
    </style:style>
    <style:style style:name="T201" style:family="text">
      <style:text-properties fo:color="#2a00ff" style:font-name="Times New Roman" fo:font-size="12pt" fo:font-weight="bold" style:font-size-asian="12pt" style:font-weight-asian="bold" style:font-size-complex="12pt" style:font-weight-complex="bold"/>
    </style:style>
    <style:style style:name="T202"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3" style:family="text">
      <style:text-properties fo:color="#2a00ff" style:text-underline-style="solid" style:text-underline-width="auto" style:text-underline-color="font-color"/>
    </style:style>
    <style:style style:name="T204" style:family="text">
      <style:text-properties fo:color="#2a00ff" style:text-underline-style="solid" style:text-underline-width="auto" style:text-underline-color="font-color" style:font-name-asian="Courier New" style:font-name-complex="Courier New"/>
    </style:style>
    <style:style style:name="T205" style:family="text">
      <style:text-properties fo:color="#2a00ff" fo:font-size="8pt" fo:font-style="italic" style:text-underline-style="none" style:font-size-asian="8pt" style:font-style-asian="italic" style:font-size-complex="8pt" style:font-style-complex="italic"/>
    </style:style>
    <style:style style:name="T206"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07" style:family="text">
      <style:text-properties fo:color="#2a00ff" style:text-underline-style="none"/>
    </style:style>
    <style:style style:name="T208" style:family="text">
      <style:text-properties fo:color="#2a00ff" fo:font-weight="normal" style:font-name-asian="Courier New" style:font-weight-asian="normal" style:font-name-complex="Courier New" style:font-weight-complex="normal"/>
    </style:style>
    <style:style style:name="T209" style:family="text">
      <style:text-properties fo:color="#7f0055"/>
    </style:style>
    <style:style style:name="T210" style:family="text">
      <style:text-properties fo:color="#7f0055" fo:font-weight="bold" style:font-weight-asian="bold" style:font-weight-complex="bold"/>
    </style:style>
    <style:style style:name="T211"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2" style:family="text">
      <style:text-properties fo:color="#7f0055" style:font-name="Courier New" fo:font-size="10pt" fo:font-weight="normal" style:font-size-asian="10pt" style:font-weight-asian="normal" style:font-size-complex="10pt" style:font-weight-complex="normal"/>
    </style:style>
    <style:style style:name="T213"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4" style:family="text">
      <style:text-properties fo:color="#7f0055" style:font-name="Courier New" fo:font-size="10pt" fo:font-weight="bold" style:font-size-asian="10pt" style:font-weight-asian="bold" style:font-size-complex="10pt" style:font-weight-complex="bold"/>
    </style:style>
    <style:style style:name="T215"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16" style:family="text">
      <style:text-properties fo:color="#7f0055" style:font-name="Courier New" fo:font-weight="bold" style:font-weight-asian="bold" style:font-weight-complex="bold"/>
    </style:style>
    <style:style style:name="T217"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18"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9" style:family="text">
      <style:text-properties fo:color="#7f0055" style:font-name="Courier New" fo:font-size="8pt" fo:font-weight="bold" style:font-size-asian="8pt" style:font-weight-asian="bold" style:font-size-complex="8pt" style:font-weight-complex="bold"/>
    </style:style>
    <style:style style:name="T220" style:family="text">
      <style:text-properties fo:color="#7f0055" style:font-name="Courier New" fo:font-style="normal" fo:font-weight="bold" style:font-style-asian="normal" style:font-weight-asian="bold" style:font-style-complex="normal" style:font-weight-complex="bold"/>
    </style:style>
    <style:style style:name="T221" style:family="text">
      <style:text-properties fo:color="#7f0055" style:font-name="Courier New" fo:font-style="normal" style:text-underline-style="none" fo:font-weight="bold" style:font-style-asian="normal" style:font-weight-asian="bold" style:font-style-complex="normal" style:font-weight-complex="bold"/>
    </style:style>
    <style:style style:name="T222" style:family="text">
      <style:text-properties fo:color="#7f0055" fo:font-style="normal" fo:font-weight="bold" style:font-style-asian="normal" style:font-weight-asian="bold" style:font-style-complex="normal" style:font-weight-complex="bold"/>
    </style:style>
    <style:style style:name="T223" style:family="text">
      <style:text-properties fo:color="#7f0055" fo:font-style="normal" style:text-underline-style="none" fo:font-weight="bold" style:font-style-asian="normal" style:font-weight-asian="bold" style:font-style-complex="normal" style:font-weight-complex="bold"/>
    </style:style>
    <style:style style:name="T224"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5" style:family="text">
      <style:text-properties fo:color="#7f0055" style:text-underline-style="none" fo:font-weight="bold" style:font-weight-asian="bold" style:font-weight-complex="bold"/>
    </style:style>
    <style:style style:name="T226"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27"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8" style:family="text">
      <style:text-properties fo:color="#7f0055" fo:font-size="9pt" fo:font-style="normal" style:font-size-asian="9pt" style:font-style-asian="normal" style:font-size-complex="9pt" style:font-style-complex="normal"/>
    </style:style>
    <style:style style:name="T22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0" style:family="text">
      <style:text-properties fo:color="#008080"/>
    </style:style>
    <style:style style:name="T231" style:family="text">
      <style:text-properties fo:color="#008080" fo:font-size="9pt" style:font-size-asian="9pt" style:font-size-complex="9pt"/>
    </style:style>
    <style:style style:name="T232" style:family="text">
      <style:text-properties fo:color="#008080" style:font-name="Courier New" fo:font-style="normal" fo:font-weight="normal" style:font-style-asian="normal" style:font-weight-asian="normal" style:font-style-complex="normal" style:font-weight-complex="normal"/>
    </style:style>
    <style:style style:name="T233"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4"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5" style:family="text">
      <style:text-properties fo:color="#008080" style:font-name="Courier New" fo:font-style="normal" fo:font-weight="bold" style:font-style-asian="normal" style:font-weight-asian="bold" style:font-style-complex="normal" style:font-weight-complex="bold"/>
    </style:style>
    <style:style style:name="T236"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37"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8"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9" style:family="text">
      <style:text-properties fo:color="#008080" style:font-name="Courier New" fo:font-size="10pt" fo:font-weight="normal" style:font-size-asian="10pt" style:font-weight-asian="normal" style:font-size-complex="10pt" style:font-weight-complex="normal"/>
    </style:style>
    <style:style style:name="T240" style:family="text">
      <style:text-properties fo:color="#008080" style:font-name="Courier New" fo:font-size="10pt" style:font-name-asian="Courier New" style:font-size-asian="10pt" style:font-name-complex="Courier New" style:font-size-complex="10pt"/>
    </style:style>
    <style:style style:name="T241"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42"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43" style:family="text">
      <style:text-properties fo:color="#008080" style:font-name="Courier New" style:font-name-asian="Courier New" style:font-name-complex="Courier New"/>
    </style:style>
    <style:style style:name="T244" style:family="text">
      <style:text-properties fo:color="#008080" fo:font-style="italic" fo:font-weight="normal" style:font-style-asian="italic" style:font-weight-asian="normal" style:font-style-complex="italic" style:font-weight-complex="normal"/>
    </style:style>
    <style:style style:name="T245" style:family="text">
      <style:text-properties fo:color="#008080" fo:font-style="italic" style:font-style-asian="italic" style:font-style-complex="italic"/>
    </style:style>
    <style:style style:name="T246" style:family="text">
      <style:text-properties fo:color="#008080" fo:font-style="italic" style:text-underline-style="none" fo:font-weight="normal" style:font-style-asian="italic" style:font-weight-asian="normal" style:font-style-complex="italic" style:font-weight-complex="normal"/>
    </style:style>
    <style:style style:name="T247" style:family="text">
      <style:text-properties fo:color="#008080" fo:font-style="normal" fo:font-weight="normal" style:font-style-asian="normal" style:font-weight-asian="normal" style:font-style-complex="normal" style:font-weight-complex="normal"/>
    </style:style>
    <style:style style:name="T248" style:family="text">
      <style:text-properties fo:color="#008080" fo:font-style="normal" style:text-underline-style="none" fo:font-weight="normal" style:font-style-asian="normal" style:font-weight-asian="normal" style:font-style-complex="normal" style:font-weight-complex="normal"/>
    </style:style>
    <style:style style:name="T249" style:family="text">
      <style:text-properties fo:color="#008080" style:font-name="Times New Roman" fo:font-style="normal" fo:font-weight="normal" style:font-style-asian="normal" style:font-weight-asian="normal" style:font-style-complex="normal" style:font-weight-complex="normal"/>
    </style:style>
    <style:style style:name="T250"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51"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5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53" style:family="text">
      <style:text-properties fo:color="#008080" fo:font-weight="bold" style:font-weight-asian="bold" style:font-weight-complex="bold"/>
    </style:style>
    <style:style style:name="T254" style:family="text">
      <style:text-properties fo:color="#008080" fo:font-size="8pt" style:text-underline-style="none" style:font-size-asian="8pt" style:font-size-complex="8pt"/>
    </style:style>
    <style:style style:name="T255"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56" style:family="text">
      <style:text-properties fo:color="#3f7f7f"/>
    </style:style>
    <style:style style:name="T257" style:family="text">
      <style:text-properties fo:color="#3f7f7f" fo:font-size="9pt" style:font-size-asian="9pt" style:font-size-complex="9pt"/>
    </style:style>
    <style:style style:name="T258" style:family="text">
      <style:text-properties fo:color="#3f7f7f" style:font-name="Courier New" fo:font-style="normal" fo:font-weight="normal" style:font-style-asian="normal" style:font-weight-asian="normal" style:font-style-complex="normal" style:font-weight-complex="normal"/>
    </style:style>
    <style:style style:name="T259"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60"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61" style:family="text">
      <style:text-properties fo:color="#3f7f7f" style:font-name="Courier New" fo:font-style="normal" fo:font-weight="bold" style:font-style-asian="normal" style:font-weight-asian="bold" style:font-style-complex="normal" style:font-weight-complex="bold"/>
    </style:style>
    <style:style style:name="T262"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63"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4" style:family="text">
      <style:text-properties fo:color="#3f7f7f" style:font-name="Courier New" fo:font-size="10pt" fo:font-weight="normal" style:font-size-asian="10pt" style:font-weight-asian="normal" style:font-size-complex="10pt" style:font-weight-complex="normal"/>
    </style:style>
    <style:style style:name="T265" style:family="text">
      <style:text-properties fo:color="#3f7f7f" style:font-name="Courier New" fo:font-weight="normal" style:font-weight-asian="normal" style:font-weight-complex="normal"/>
    </style:style>
    <style:style style:name="T266"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7"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8" style:family="text">
      <style:text-properties fo:color="#3f7f7f" style:font-name="Courier New" style:font-name-asian="Courier New" style:font-name-complex="Courier New"/>
    </style:style>
    <style:style style:name="T269" style:family="text">
      <style:text-properties fo:color="#3f7f7f" fo:font-style="italic" fo:font-weight="normal" style:font-style-asian="italic" style:font-weight-asian="normal" style:font-style-complex="italic" style:font-weight-complex="normal"/>
    </style:style>
    <style:style style:name="T270" style:family="text">
      <style:text-properties fo:color="#3f7f7f" fo:font-style="italic" style:font-style-asian="italic" style:font-style-complex="italic"/>
    </style:style>
    <style:style style:name="T271" style:family="text">
      <style:text-properties fo:color="#3f7f7f" fo:font-style="italic" style:text-underline-style="none" fo:font-weight="normal" style:font-style-asian="italic" style:font-weight-asian="normal" style:font-style-complex="italic" style:font-weight-complex="normal"/>
    </style:style>
    <style:style style:name="T272" style:family="text">
      <style:text-properties fo:color="#3f7f7f" fo:font-style="normal" fo:font-weight="normal" style:font-style-asian="normal" style:font-weight-asian="normal" style:font-style-complex="normal" style:font-weight-complex="normal"/>
    </style:style>
    <style:style style:name="T273" style:family="text">
      <style:text-properties fo:color="#3f7f7f" fo:font-style="normal" style:text-underline-style="none" fo:font-weight="normal" style:font-style-asian="normal" style:font-weight-asian="normal" style:font-style-complex="normal" style:font-weight-complex="normal"/>
    </style:style>
    <style:style style:name="T274"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75"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76" style:family="text">
      <style:text-properties fo:color="#3f7f7f" fo:font-weight="bold" style:font-weight-asian="bold" style:font-weight-complex="bold"/>
    </style:style>
    <style:style style:name="T277" style:family="text">
      <style:text-properties fo:color="#3f7f7f" fo:font-size="8pt" style:text-underline-style="none" style:font-size-asian="8pt" style:font-size-complex="8pt"/>
    </style:style>
    <style:style style:name="T278" style:family="text">
      <style:text-properties fo:color="#3f7f7f" fo:font-size="8pt" fo:font-weight="normal" style:font-size-asian="8pt" style:font-weight-asian="normal" style:font-size-complex="8pt" style:font-weight-complex="normal"/>
    </style:style>
    <style:style style:name="T279"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80" style:family="text">
      <style:text-properties fo:color="#7f007f"/>
    </style:style>
    <style:style style:name="T281" style:family="text">
      <style:text-properties fo:color="#7f007f" fo:font-size="9pt" style:font-size-asian="9pt" style:font-size-complex="9pt"/>
    </style:style>
    <style:style style:name="T282" style:family="text">
      <style:text-properties fo:color="#7f007f" fo:font-style="italic" fo:font-weight="normal" style:font-style-asian="italic" style:font-weight-asian="normal" style:font-style-complex="italic" style:font-weight-complex="normal"/>
    </style:style>
    <style:style style:name="T283" style:family="text">
      <style:text-properties fo:color="#7f007f" fo:font-style="italic" style:font-style-asian="italic" style:font-style-complex="italic"/>
    </style:style>
    <style:style style:name="T284" style:family="text">
      <style:text-properties fo:color="#7f007f" fo:font-style="italic" fo:font-weight="bold" style:font-style-asian="italic" style:font-weight-asian="bold" style:font-style-complex="italic" style:font-weight-complex="bold"/>
    </style:style>
    <style:style style:name="T285" style:family="text">
      <style:text-properties fo:color="#7f007f" fo:font-style="italic" style:text-underline-style="none" fo:font-weight="normal" style:font-style-asian="italic" style:font-weight-asian="normal" style:font-style-complex="italic" style:font-weight-complex="normal"/>
    </style:style>
    <style:style style:name="T286" style:family="text">
      <style:text-properties fo:color="#7f007f" fo:font-style="normal" fo:font-weight="normal" style:font-style-asian="normal" style:font-weight-asian="normal" style:font-style-complex="normal" style:font-weight-complex="normal"/>
    </style:style>
    <style:style style:name="T287" style:family="text">
      <style:text-properties fo:color="#7f007f" fo:font-style="normal" style:text-underline-style="none" fo:font-weight="normal" style:font-style-asian="normal" style:font-weight-asian="normal" style:font-style-complex="normal" style:font-weight-complex="normal"/>
    </style:style>
    <style:style style:name="T288"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9"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0" style:family="text">
      <style:text-properties fo:color="#7f007f" style:font-name="Courier New" fo:font-size="10pt" fo:font-weight="normal" style:font-size-asian="10pt" style:font-weight-asian="normal" style:font-size-complex="10pt" style:font-weight-complex="normal"/>
    </style:style>
    <style:style style:name="T291"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2"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3"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94" style:family="text">
      <style:text-properties fo:color="#7f007f" style:font-name="Times New Roman" fo:font-style="normal" fo:font-weight="normal" style:font-style-asian="normal" style:font-weight-asian="normal" style:font-style-complex="normal" style:font-weight-complex="normal"/>
    </style:style>
    <style:style style:name="T295" style:family="text">
      <style:text-properties fo:color="#7f007f" fo:font-size="8pt" style:text-underline-style="none" style:font-size-asian="8pt" style:font-size-complex="8pt"/>
    </style:style>
    <style:style style:name="T296" style:family="text">
      <style:text-properties fo:color="#7f007f" fo:font-weight="bold" style:font-weight-asian="bold" style:font-weight-complex="bold"/>
    </style:style>
    <style:style style:name="T297" style:family="text">
      <style:text-properties fo:font-size="9pt" style:font-size-asian="9pt" style:font-size-complex="9pt"/>
    </style:style>
    <style:style style:name="T298" style:family="text">
      <style:text-properties fo:font-size="9pt" fo:font-style="normal" fo:font-weight="normal" style:font-size-asian="9pt" style:font-style-asian="normal" style:font-weight-asian="normal" style:font-size-complex="9pt" style:font-style-complex="normal" style:font-weight-complex="normal"/>
    </style:style>
    <style:style style:name="T299" style:family="text">
      <style:text-properties fo:color="#ff0000"/>
    </style:style>
    <style:style style:name="T300" style:family="text">
      <style:text-properties fo:color="#ff0000" fo:font-size="13pt" fo:font-weight="normal" style:font-size-asian="13pt" style:font-weight-asian="normal" style:font-size-complex="13pt" style:font-weight-complex="normal"/>
    </style:style>
    <style:style style:name="T301"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02" style:family="text">
      <style:text-properties fo:color="#ff0000" style:font-name="Courier New" fo:font-size="10pt" style:font-size-asian="10pt" style:font-size-complex="10pt"/>
    </style:style>
    <style:style style:name="T303" style:family="text">
      <style:text-properties fo:color="#ff0000" style:font-name="Courier New" fo:font-size="10pt" fo:font-weight="bold" style:font-size-asian="10pt" style:font-weight-asian="bold" style:font-size-complex="10pt" style:font-weight-complex="bold"/>
    </style:style>
    <style:style style:name="T304"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5" style:family="text">
      <style:text-properties fo:color="#0000c0"/>
    </style:style>
    <style:style style:name="T306" style:family="text">
      <style:text-properties fo:color="#0000c0" fo:font-style="italic" style:font-style-asian="italic" style:font-style-complex="italic"/>
    </style:style>
    <style:style style:name="T307" style:family="text">
      <style:text-properties fo:color="#0000c0" fo:font-style="italic" fo:font-weight="normal" style:font-style-asian="italic" style:font-weight-asian="normal" style:font-style-complex="italic" style:font-weight-complex="normal"/>
    </style:style>
    <style:style style:name="T308" style:family="text">
      <style:text-properties fo:color="#0000c0" fo:font-style="italic" style:text-underline-style="solid" style:text-underline-width="auto" style:text-underline-color="font-color" style:font-style-asian="italic" style:font-style-complex="italic"/>
    </style:style>
    <style:style style:name="T309" style:family="text">
      <style:text-properties fo:color="#0000c0" style:font-name="Courier New" fo:font-size="9pt" fo:font-style="italic" style:font-size-asian="9pt" style:font-style-asian="italic" style:font-size-complex="9pt" style:font-style-complex="italic"/>
    </style:style>
    <style:style style:name="T310" style:family="text">
      <style:text-properties fo:color="#0000c0" style:text-underline-style="solid" style:text-underline-width="auto" style:text-underline-color="font-color"/>
    </style:style>
    <style:style style:name="T311" style:family="text">
      <style:text-properties fo:color="#646464"/>
    </style:style>
    <style:style style:name="T312" style:family="text">
      <style:text-properties fo:color="#646464" style:font-name="Courier New" fo:font-size="10pt" style:font-size-asian="10pt" style:font-size-complex="10pt"/>
    </style:style>
    <style:style style:name="T313" style:family="text">
      <style:text-properties fo:color="#646464" style:font-name="Courier New" fo:font-size="10pt" fo:font-weight="normal" style:font-size-asian="10pt" style:font-weight-asian="normal" style:font-size-complex="10pt" style:font-weight-complex="normal"/>
    </style:style>
    <style:style style:name="T314" style:family="text">
      <style:text-properties fo:color="#646464" style:font-name="Courier New" fo:font-weight="normal" style:font-weight-asian="normal" style:font-weight-complex="normal"/>
    </style:style>
    <style:style style:name="T315" style:family="text">
      <style:text-properties fo:color="#646464" fo:font-size="10pt" fo:font-style="normal" style:text-underline-style="none" fo:font-weight="normal" style:font-size-asian="10pt" style:font-style-asian="normal" style:font-weight-asian="normal" style:font-size-complex="10pt" style:font-style-complex="normal" style:font-weight-complex="normal"/>
    </style:style>
    <style:style style:name="T316" style:family="text">
      <style:text-properties fo:color="#646464" fo:font-style="normal" style:text-underline-style="none" fo:font-weight="normal" style:font-style-asian="normal" style:font-weight-asian="normal" style:font-style-complex="normal" style:font-weight-complex="normal"/>
    </style:style>
    <style:style style:name="T317" style:family="text">
      <style:text-properties fo:font-weight="bold"/>
    </style:style>
    <style:style style:name="T318" style:family="text">
      <style:text-properties fo:font-weight="bold" style:font-weight-asian="bold" style:font-weight-complex="bold"/>
    </style:style>
    <style:style style:name="T319" style:family="text">
      <style:text-properties style:text-underline-style="solid" style:text-underline-width="auto" style:text-underline-color="font-color"/>
    </style:style>
    <style:style style:name="T320" style:family="text">
      <style:text-properties fo:font-size="12pt" fo:font-style="italic" style:font-size-asian="12pt" style:font-style-asian="italic" style:font-size-complex="12pt" style:font-style-complex="italic"/>
    </style:style>
    <style:style style:name="T3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2"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23"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24"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25"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26"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7"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2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9"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30"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31" style:family="text">
      <style:text-properties style:use-window-font-color="true" style:font-name="Times New Roman" fo:font-style="italic" fo:font-weight="normal" style:font-style-asian="italic" style:font-weight-asian="normal" style:font-style-complex="italic" style:font-weight-complex="normal"/>
    </style:style>
    <style:style style:name="T332"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33" style:family="text">
      <style:text-properties style:text-underline-style="none"/>
    </style:style>
    <style:style style:name="T334" style:family="text">
      <style:text-properties style:text-underline-style="none" fo:font-weight="normal" style:font-weight-asian="normal" style:font-weight-complex="normal"/>
    </style:style>
    <style:style style:name="T335" style:family="text">
      <style:text-properties fo:color="#3f5fbf"/>
    </style:style>
    <style:style style:name="T336" style:family="text">
      <style:text-properties fo:color="#3f5fbf" style:text-underline-style="solid" style:text-underline-width="auto" style:text-underline-color="font-color"/>
    </style:style>
    <style:style style:name="T337" style:family="text">
      <style:text-properties fo:color="#3f7f5f"/>
    </style:style>
    <style:style style:name="T338" style:family="text">
      <style:text-properties fo:color="#3f7f5f" style:text-underline-style="none" fo:font-weight="bold" style:font-weight-asian="bold" style:font-weight-complex="bold"/>
    </style:style>
    <style:style style:name="T339" style:family="text">
      <style:text-properties fo:color="#3f7f5f" style:text-underline-style="solid" style:text-underline-width="auto" style:text-underline-color="font-color"/>
    </style:style>
    <style:style style:name="T340" style:family="text">
      <style:text-properties fo:font-size="8pt" style:text-underline-style="none" style:font-size-asian="8pt" style:font-size-complex="8pt"/>
    </style:style>
    <style:style style:name="T341" style:family="text">
      <style:text-properties fo:font-size="8pt" fo:font-weight="normal" style:font-size-asian="8pt" style:font-weight-asian="normal" style:font-size-complex="8pt" style:font-weight-complex="normal"/>
    </style:style>
    <style:style style:name="T342" style:family="text">
      <style:text-properties fo:color="#008000"/>
    </style:style>
    <style:style style:name="T343" style:family="text">
      <style:text-properties fo:color="#008000" style:font-name="Courier New" fo:font-style="normal" fo:font-weight="normal" style:font-style-asian="normal" style:font-weight-asian="normal" style:font-style-complex="normal" style:font-weight-complex="normal"/>
    </style:style>
    <style:style style:name="T344" style:family="text">
      <style:text-properties fo:color="#000080"/>
    </style:style>
    <style:style style:name="T345" style:family="text">
      <style:text-properties fo:color="#0000ff"/>
    </style:style>
    <style:style style:name="T346" style:family="text">
      <style:text-properties style:font-weight-asian="bold"/>
    </style:style>
    <style:style style:name="T347" style:family="text">
      <style:text-properties style:font-weight-complex="bold"/>
    </style:style>
    <style:style style:name="T348" style:family="text">
      <style:text-properties style:font-style-asian="normal"/>
    </style:style>
    <style:style style:name="T349" style:family="text">
      <style:text-properties style:font-style-complex="normal"/>
    </style:style>
    <style:style style:name="T350" style:family="text">
      <style:text-properties style:font-size-asian="13pt"/>
    </style:style>
    <style:style style:name="T351" style:family="text">
      <style:text-properties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89642" text:style-name="L1">
        <text:list-item>
          <text:p text:style-name="P234">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7">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7"><text:tab/></text:span><text:span text:style-name="T19">2.1 – Arquitetura</text:span></text:p>
      <text:p text:style-name="P14"/>
      <text:p text:style-name="P8"><text:span text:style-name="T19"><text:tab/></text:span><text:span text:style-name="T7">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9">2.1.1 – Módulos e responsabilidades</text:span></text:p>
      <text:p text:style-name="P14"/>
      <text:list xml:id="list30481921" text:style-name="L2">
        <text:list-item>
          <text:p text:style-name="P251"><text:span text:style-name="T318">Beans</text:span>: Responsável por todo gerenciamento de inversão de controle (IOC) que o framework provê. O <text:span text:style-name="T318">LDIC </text:span><text:span text:style-name="T139">(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2"/>
        </text:list-item>
        <text:list-item>
          <text:p text:style-name="P253"><text:span text:style-name="T140">Integration:</text:span><text:span text:style-name="T139"> Módulo responsável pela integração e operacionalidade entre o lindberg e outros frameworks. Na versão atual o framework provê integração com Spring, Adobe Flex e JSF.</text:span></text:p>
          <text:p text:style-name="P252"/>
        </text:list-item>
        <text:list-item>
          <text:p text:style-name="P253"><text:span text:style-name="T140">Context:</text:span><text:span text:style-name="T139"> Responsável por toda configuração, beans e gerenciamento em nível de escopo de cada camada: core, persistence, validation e web.</text:span></text:p>
          <text:p text:style-name="P252"/>
        </text:list-item>
        <text:list-item>
          <text:p text:style-name="P253"><text:span text:style-name="T140">Configuration: </text:span><text:span text:style-name="T139">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5"/>
      <text:p text:style-name="P33"><text:soft-page-break/></text:p>
      <text:p text:style-name="P32">3 – O Framework.</text:p>
      <text:p text:style-name="P33"/>
      <text:p text:style-name="P31"><text:span text:style-name="T1"><text:tab/><text:tab/></text:span><text:span text:style-name="T8">O lindbergframework como qualquer outro framework é configurável e customizável de acordo com as necessidades de cada projeto. A interface </text:span><text:span text:style-name="T83">Configuration</text:span><text:span text:style-name="T29"> </text:span><text:span text:style-name="T47">define o contrato de classes que configuram o framework. Existem ainda duas interfaces que estendem desta ultima. Uma para configurações do core, </text:span><text:span text:style-name="T83">CoreConfiguration</text:span><text:span text:style-name="T22"> </text:span><text:span text:style-name="T47">e outra para configurações específicas do componente de persistencia, </text:span><text:span text:style-name="T83">LinpConfiguration</text:span><text:span text:style-name="T47">.</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5"><text:span text:style-name="T102"><text:tab/><text:tab/>- XmlCoreConfiguration:</text:span><text:span text:style-name="T100"> Implementação de </text:span><text:span text:style-name="T114">CoreConfiguration </text:span><text:span text:style-name="T100">para definição da configuração do módulo CORE <text:tab/><text:tab/>via XML baseado no schema: </text:span><text:a xlink:type="simple" xlink:href="http://www.lindbergframework.org/schema/lindberg-config.xsd">http://www.lindbergframework.org/schema/lindberg-config.xsd</text:a><text:span text:style-name="T100">.</text:span></text:p>
      <text:p text:style-name="P79"/>
      <text:p text:style-name="P135"><text:span text:style-name="T102"><text:tab/><text:tab/>- SimpleCoreConfiguration: </text:span><text:span text:style-name="T100">Implementação de </text:span><text:span text:style-name="T114">CoreConfiguration</text:span><text:span text:style-name="T100"> para definição da configuração do módulo CORE <text:tab/><text:tab/>programaticamente.</text:span></text:p>
      <text:p text:style-name="P79"/>
      <text:p text:style-name="P78"><text:tab/><text:tab/>- SimpleLinpConfiguration: <text:span text:style-name="T147">Implementação de </text:span><text:span text:style-name="T135">LinpConfiguration</text:span><text:span text:style-name="T147"> para definição da configuração do módulo de <text:tab/><text:tab/>persistência (LINP) programaticamente.</text:span></text:p>
      <text:p text:style-name="P79"/>
      <text:p text:style-name="P78"><text:tab/><text:tab/>- XmlLinpConfiguration: <text:span text:style-name="T147">Implementação de </text:span><text:span text:style-name="T135">LinpConfiguration</text:span><text:span text:style-name="T147"> para definição da configuração do módulo de <text:tab/><text:tab/><text:tab/>persistência (LINP) via XML baseado no schema: </text:span><text:a xlink:type="simple" xlink:href="http://www.lindbergframework.org/schema/linp-sqlMapping.xsd"><text:span text:style-name="T147">http://www.lindbergframework.org/schema/linp-sqlMapping.xsd</text:span></text:a><text:span text:style-name="T147">.</text:span></text:p>
      <text:p text:style-name="P79"/>
      <text:p text:style-name="P79"/>
      <text:p text:style-name="P79"/>
      <text:p text:style-name="P87"><text:tab/><text:tab/>3.1 – Processo de Configuração</text:p>
      <text:p text:style-name="P84"/>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9"><text:tab/><text:tab/>A interface </text:span><text:span text:style-name="T135">CoreConfiguration </text:span><text:span text:style-name="T139">define um método chamado </text:span><text:span text:style-name="T159">getLinpConfiguration</text:span><text:span text:style-name="T148"> </text:span><text:span text:style-name="T139">que devolve uma implementação de </text:span><text:span text:style-name="T135">LinpConfiguration</text:span><text:span text:style-name="T139">. Isto é feito por que uma implementação de configuração de </text:span><text:span text:style-name="T135">CORE</text:span><text:span text:style-name="T139"> deve de alguma forma fornecer a instancia da implementação do módulo LINP a ser usado para configurar este módulo. Quando o módulo </text:span><text:span text:style-name="T135">CORE</text:span><text:span text:style-name="T139"> for configurado ele vai obter esta instancia da implementação de </text:span><text:span text:style-name="T135">LinpConfiguration </text:span><text:span text:style-name="T139">para disparar o processo de configuração do módulo </text:span><text:span text:style-name="T135">LINP</text:span><text:span text:style-name="T139"> baseado nesta instancia de configuração. Essa instancia pode ser uma configuração via XML, via programaticamente, via arquivo properties, qualquer implementação útil que seja fornecida.</text:span></text:p>
      <text:p text:style-name="P34"/>
      <text:p text:style-name="P87"><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9"><text:tab/><text:tab/>A interface </text:span><text:span text:style-name="T135">ComponentContext </text:span><text:span text:style-name="T139">define um contexto dentro do lindbergframework e dois contextos atualmente são definidos: Core <text:s/>e Persistence. As implementações de cada um desses contextos são respectivamente </text:span><text:span text:style-name="T135">CoreContext</text:span><text:span text:style-name="T139"> e </text:span><text:span text:style-name="T135">LinpContext</text:span><text:span text:style-name="T139">. Definidos através de um </text:span><text:span text:style-name="T135">singleton</text:span><text:span text:style-name="T139"> para todo sistema sendo necessário a chamada ao método </text:span><text:span text:style-name="T135">getInstance </text:span><text:span text:style-name="T139">definido em cada um deles para a obtenção da instância corrente.</text:span></text:p>
      <text:p text:style-name="P34"/>
      <text:p text:style-name="P54"><text:span text:style-name="T139"><text:tab/><text:tab/>Um contexto só pode ser usado se este estiver ativo. Para ativar um contexto o método </text:span><text:span text:style-name="T135">loadConfiguration</text:span><text:span text:style-name="T139"> deve ser invocado passando como parâmetro a instancia da configuração sobre o qual o contexto se baseará.</text:span></text:p>
      <text:p text:style-name="P34"/>
      <text:p text:style-name="P54"><text:span text:style-name="T139"><text:tab/><text:tab/>A interface </text:span><text:span text:style-name="T135">ComponentContext </text:span><text:span text:style-name="T139">também define outros métodos auxiliares, como por exemplo </text:span><text:span text:style-name="T135">isActive</text:span><text:span text:style-name="T139"> para a verificação do status do contexto e </text:span><text:span text:style-name="T135">close</text:span><text:span text:style-name="T139"> para efetuar o encerramento do contexto. Qualquer tentativa de uso de um contexto fechado resultará em uma </text:span><text:span text:style-name="T158">IllegalStateContextException.</text:span></text:p>
      <text:p text:style-name="P59"/>
      <text:p text:style-name="P54"><text:span text:style-name="T158"><text:tab/><text:tab/></text:span><text:span text:style-name="T156">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7"><text:tab/><text:tab/>3.3 – Configuração do CORE</text:p>
      <text:p text:style-name="P84"/>
      <text:p text:style-name="P82"><text:span text:style-name="T139"><text:tab/><text:tab/></text:span><text:span text:style-name="T8">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9"><text:tab/><text:tab/>- </text:span><text:span text:style-name="T191">lindberg.core.di-basepackage </text:span><text:span text:style-name="T301">(propriedade requerida)</text:span><text:span text:style-name="T191">:</text:span></text:p>
      <text:p text:style-name="P106"><text:span text:style-name="T193"><text:tab/><text:tab/></text:span><text:span text:style-name="T139">Pacote base de beans para injeção. </text:span></text:p>
      <text:p text:style-name="P54"><text:span text:style-name="T139"><text:tab/><text:tab/></text:span><text:span text:style-name="T321">Constante que define essa propriedade:</text:span><text:span text:style-name="T139"> </text:span><text:span text:style-name="T150">CoreConfiguration.CONFIG_PROPERTY_DI_BASEPACKAGE</text:span><text:span text:style-name="T229">;</text:span><text:span text:style-name="T139"> </text:span></text:p>
      <text:p text:style-name="P168"><text:tab/><text:tab/></text:p>
      <text:p text:style-name="P82"><text:span text:style-name="T229"><text:tab/><text:tab/>- </text:span><text:span text:style-name="T191">lindberg.core.beanfactory </text:span><text:span text:style-name="T301">(se não for definida a fábrica padrão será usada - AnnotationBeanFactory)</text:span><text:span text:style-name="T191">: <text:tab/><text:tab/></text:span><text:span text:style-name="T321">Fábrica de beans a ser usada. </text:span></text:p>
      <text:p text:style-name="P91"><text:span text:style-name="T300"><text:tab/><text:tab/></text:span><text:span text:style-name="T321">Constante que define essa propriedade:</text:span><text:span text:style-name="T8"> </text:span><text:span text:style-name="T151">CoreConfiguration.CONFIG_PROPERTY_BEAN_FACTORY;</text:span></text:p>
      <text:p text:style-name="P34"/>
      <text:p text:style-name="P82"><text:span text:style-name="T8"><text:tab/><text:tab/>Vamos definir uma configuração de CORE para os seguintes valores usando as duas implementações de </text:span><text:span text:style-name="T12">CoreConfiguration </text:span><text:span text:style-name="T8">na prática:</text:span></text:p>
      <text:p text:style-name="P34"/>
      <text:p text:style-name="P103"><text:tab/><text:tab/>- Pacote base de beans para injeção (<text:span text:style-name="T134">lindberg.core.di-basepackage</text:span>) = org.lindbergframework.exemplo.*</text:p>
      <text:p text:style-name="P81"><text:span text:style-name="T139"><text:tab/><text:tab/>- Bean factory (</text:span><text:span text:style-name="T135">lindberg.core.beanfactory</text:span><text:span text:style-name="T139">) = </text:span><text:span text:style-name="T156">org.lindbergframework.beans.di.context.AnnotationBeanFactory</text:span></text:p>
      <text:p text:style-name="P34"/>
      <text:p text:style-name="P82"><text:span text:style-name="T161"><text:tab/><text:tab/>Estas duas propriedades são suficientes para configurarmos o core para usarmos apenas o mecanismo de injeção de dependência. Neste caso os beans para injeção serão procurados dentro do pacote </text:span><text:soft-page-break/><text:span text:style-name="T12">org.lindbergframework.exemplo </text:span><text:span text:style-name="T8">e o ponto asterisco “.*” define que o framework também <text:s/>procurar beans para injeção de dependência dentro dos sub-pacotes de </text:span><text:span text:style-name="T12">org.lindbergframework.exemplo</text:span><text:span text:style-name="T8">.</text:span></text:p>
      <text:p text:style-name="P34"/>
      <text:p text:style-name="P82"><text:span text:style-name="T8"><text:s text:c="9"/>O lindbergframework define uma interface chamada </text:span><text:span text:style-name="T12">BeanFactory</text:span><text:span text:style-name="T8">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2">BeanFactory </text:span><text:span text:style-name="T8">e de todo o mecanismo de injeção de dependência.</text:span></text:p>
      <text:p text:style-name="P34"/>
      <text:list xml:id="list30488560" text:style-name="L3">
        <text:list-item>
          <text:list>
            <text:list-item>
              <text:list>
                <text:list-header>
                  <text:p text:style-name="P255"><text:span text:style-name="T78">3.3.1 </text:span><text:span text:style-name="T78">–</text:span><text:span text:style-name="T78">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6"><text:span text:style-name="T111"><text:s/><text:tab/><text:tab/></text:span><text:span text:style-name="T23">SimpleCoreConfiguration coreConfiguration = </text:span><text:span text:style-name="T211">new</text:span><text:span text:style-name="T23"> SimpleCoreConfiguration();</text:span></text:p>
      <text:p text:style-name="P107"><text:s text:c="8"/></text:p>
      <text:p text:style-name="P145"><text:span text:style-name="T20"><text:s text:c="6"/>coreConfiguration.setDiBasePackage(</text:span><text:span text:style-name="T175">"org.lindbergframework.exemplo.*"</text:span><text:span text:style-name="T20">);</text:span></text:p>
      <text:p text:style-name="P145"><text:span text:style-name="T20"><text:s text:c="6"/>coreConfiguration.setBeanFactory(</text:span><text:span text:style-name="T210">new</text:span><text:span text:style-name="T20"> AnnotationBeanFactory());</text:span></text:p>
      <text:p text:style-name="P107"><text:s text:c="8"/></text:p>
      <text:p text:style-name="P107"><text:s text:c="6"/>CoreContext.<text:span text:style-name="T134">getInstance</text:span>().loadConfiguration(coreConfiguration);</text:p>
      <text:p text:style-name="P107"/>
      <text:p text:style-name="P107"/>
      <text:p text:style-name="P54"><text:span text:style-name="T139"><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5">CoreContext </text:span><text:span text:style-name="T139">via </text:span><text:span text:style-name="T135">CoreContext.getInstance()</text:span><text:span text:style-name="T139"> e o método </text:span><text:span text:style-name="T135">loadConfiguration </text:span><text:span text:style-name="T139">passando a configuração criada é invocado. Pronto, o módulo CORE já está pronto para ser usado e em qualquer lugar você pode invocar </text:span><text:span text:style-name="T135">CoreContext.getInstance().getBeanFactory() <text:s/></text:span><text:span text:style-name="T139">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5">UserBeanContext </text:span><text:span text:style-name="T139">via</text:span><text:span text:style-name="T135"> UserBeanContext.getInstance().getBean(id).</text:span><text:span text:style-name="T139"> O mecanismo de injeção de dependência será detalhado mais a frente, aqui está apenas sendo demonstrado os conceitos de configuração.</text:span></text:p>
      <text:p text:style-name="P34"/>
      <text:p text:style-name="P87"><text:tab/><text:tab/>3.3.2 – <text:s/>Configurando o CORE na prática – Usando XML</text:p>
      <text:p text:style-name="P34"/>
      <text:p text:style-name="P54"><text:span text:style-name="T139"><text:tab/><text:tab/>A seguir é demonstrado a mesma configuração só que usando uma implementação de </text:span><text:span text:style-name="T135">CoreConfiguration</text:span><text:span text:style-name="T139"> para configuração baseada em XML. O schema que define as configurações baseadas em XML é detalhado a seguir.</text:span></text:p>
      <text:p text:style-name="P34"><text:tab/><text:tab/></text:p>
      <text:p text:style-name="P54"><text:span text:style-name="T139"><text:tab/><text:tab/>Schema: <text:s/></text:span><text:a xlink:type="simple" xlink:href="http://www.lindbergframework.org/schema/lindberg-config.xsd"><text:span text:style-name="T139">http://www.lindbergframework.org/schema/lindberg-config.xsd</text:span></text:a></text:p>
      <text:p text:style-name="P34"/>
      <text:p text:style-name="P54"><text:span text:style-name="T139"><text:tab/><text:tab/>O schema no que diz respeito a tag </text:span><text:span text:style-name="T135">&lt;core&gt;</text:span><text:span text:style-name="T139">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9"/>
      <text:p text:style-name="P111"><text:span text:style-name="T230"><text:tab/> <text:s/></text:span><text:span text:style-name="T231">&lt;?</text:span><text:span text:style-name="T257">xml</text:span><text:span text:style-name="T297"> </text:span><text:span text:style-name="T281">version</text:span><text:span text:style-name="T297">=</text:span><text:span text:style-name="T180">"1.0"</text:span><text:span text:style-name="T297"> </text:span><text:span text:style-name="T281">encoding</text:span><text:span text:style-name="T297">=</text:span><text:span text:style-name="T180">"UTF-8"</text:span><text:span text:style-name="T231">?&gt;</text:span></text:p>
      <text:p text:style-name="P151"><text:span text:style-name="T230"><text:s text:c="4"/>&lt;</text:span><text:span text:style-name="T256">lindberg-configuration</text:span> <text:span text:style-name="T280">xmlns</text:span><text:span text:style-name="T20">=</text:span><text:span text:style-name="T176">"http://www.lindbergframework.org/schema"</text:span> <text:tab/><text:tab/><text:span text:style-name="T280">xmlns:xsi</text:span><text:span text:style-name="T20">=</text:span><text:span text:style-name="T176">"http://www.w3.org/2001/XMLSchema-instance"</text:span> <text:tab/><text:span text:style-name="T280">xsi:schemaLocation</text:span><text:span text:style-name="T20">=</text:span><text:span text:style-name="T176">"http://www.lindbergframework.org/schema/lindberg-config.xsd"</text:span><text:span text:style-name="T230">&gt;</text:span></text:p>
      <text:p text:style-name="P151"/>
      <text:p text:style-name="P151"><text:span text:style-name="T230"><text:s text:c="7"/>&lt;</text:span><text:span text:style-name="T256">core</text:span><text:span text:style-name="T230">&gt;</text:span></text:p>
      <text:p text:style-name="P151"><text:span text:style-name="T20"><text:s text:c="10"/></text:span><text:span text:style-name="T230">&lt;</text:span><text:span text:style-name="T256">config-property</text:span> <text:span text:style-name="T280">name</text:span><text:span text:style-name="T20">=</text:span><text:span text:style-name="T176">"lindberg.core.di-basepackage"</text:span> <text:s/><text:tab/><text:tab/><text:tab/><text:tab/><text:tab/><text:tab/><text:tab/><text:tab/><text:span text:style-name="T280">value</text:span><text:span text:style-name="T20">=</text:span><text:span text:style-name="T176">"org.lindbergframework.exemplo.*"</text:span><text:span text:style-name="T230">/&gt;</text:span></text:p>
      <text:p text:style-name="P151"><text:span text:style-name="T20"><text:s text:c="10"/></text:span><text:span text:style-name="T230">&lt;</text:span><text:span text:style-name="T256">config-property</text:span> <text:span text:style-name="T280">name</text:span><text:span text:style-name="T20">=</text:span><text:span text:style-name="T176">"lindberg.core.beanfactory"</text:span> <text:s text:c="3"/><text:tab/><text:tab/><text:tab/> <text:s text:c="22"/><text:soft-page-break/><text:tab/><text:tab/><text:span text:style-name="T280">value</text:span><text:span text:style-name="T20">=</text:span><text:span text:style-name="T176">"org.lindbergframework.beans.di.context.AnnotationBeanFactory"</text:span><text:span text:style-name="T230">/&gt; </text:span></text:p>
      <text:p text:style-name="P151"><text:span text:style-name="T230"><text:s text:c="7"/>&lt;/</text:span><text:span text:style-name="T256">core</text:span><text:span text:style-name="T230">&gt;</text:span></text:p>
      <text:p text:style-name="P151"/>
      <text:p text:style-name="P151"><text:span text:style-name="T230"><text:s text:c="4"/>&lt;/</text:span><text:span text:style-name="T256">lindberg-configuration</text:span><text:span text:style-name="T230">&gt;</text:span></text:p>
      <text:p text:style-name="P184"/>
      <text:p text:style-name="P44"><text:tab/>Obs.: A beanfactory está sendo definida mas lembre que esta propriedade não é requerida e <text:tab/>quando não informada a factory padrão, <text:span text:style-name="T134">AnnotationBeanFactory,</text:span> é usada automaticamente <text:tab/>pelo framework.</text:p>
      <text:p text:style-name="P44"/>
      <text:p text:style-name="P44"><text:tab/><text:span text:style-name="T4">3.3.2.1 – <text:s/>A tag </text:span><text:span text:style-name="T5">&lt;config-property&gt;</text:span></text:p>
      <text:p text:style-name="P92"><text:tab/></text:p>
      <text:p text:style-name="P44"><text:span text:style-name="T134"><text:tab/></text:span><text:span text:style-name="T147">A tag </text:span><text:span text:style-name="T135">&lt;config-property&gt;</text:span><text:span text:style-name="T147">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7"><text:tab/>Esta é uma tag basicamente de </text:span><text:span text:style-name="T135">nome </text:span><text:span text:style-name="T147">e </text:span><text:span text:style-name="T135">valor, </text:span><text:span text:style-name="T147">onde o atributo </text:span><text:span text:style-name="T135">nome</text:span><text:span text:style-name="T147"> define a chave da propriedade de configuração e o atributo </text:span><text:span text:style-name="T135">valor </text:span><text:span text:style-name="T147">define o valor que será usado na configuração para esta propriedade.</text:span></text:p>
      <text:p text:style-name="P38"/>
      <text:p text:style-name="P44"><text:span text:style-name="T147"><text:tab/>Esta tag fornece a flexibilidade de definição de propriedades que serão setadas na objeto </text:span><text:span text:style-name="T135">valor</text:span><text:span text:style-name="T147"> desta propriedade no momento da inicialização e propriedades que serão usadas como parâmetro para um construtor específico.</text:span></text:p>
      <text:p text:style-name="P38"/>
      <text:p text:style-name="P44"><text:span text:style-name="T147"><text:tab/>Supondo que nós tivéssemos uma propriedade de configuração de CORE cujo a chave é </text:span><text:span text:style-name="T135">exemplo</text:span><text:span text:style-name="T147"> e o valor para esta chave fosse a classe </text:span><text:span text:style-name="T135">com.aplicacao.Exemplo </text:span><text:span text:style-name="T147">e esta classe tivesse uma propriedade String chamada <text:s/></text:span><text:span text:style-name="T135">propriedade1</text:span><text:span text:style-name="T147">, então a definição dessa propriedade seria:</text:span></text:p>
      <text:p text:style-name="P38"/>
      <text:list xml:id="list30513169" text:style-name="L4">
        <text:list-item>
          <text:p text:style-name="P254">Definindo a inicialização simples de propriedades dentro de uma propriedade de configuração</text:p>
        </text:list-item>
      </text:list>
      <text:p text:style-name="P38"/>
      <text:p text:style-name="P139"><text:tab/><text:span text:style-name="T239">&lt;</text:span><text:span text:style-name="T264">config-property</text:span><text:span text:style-name="T149"> </text:span><text:span text:style-name="T290">name</text:span><text:span text:style-name="T26">=</text:span><text:span text:style-name="T187">"exemplo"</text:span><text:span text:style-name="T149"> </text:span><text:span text:style-name="T290">value</text:span><text:span text:style-name="T26">=</text:span><text:span text:style-name="T187">"com.aplicacao.Exemplo"</text:span><text:span text:style-name="T239">&gt;</text:span></text:p>
      <text:p text:style-name="P145"><text:span text:style-name="T20"><text:s text:c="9"/></text:span><text:span text:style-name="T230">&lt;</text:span><text:span text:style-name="T256">property</text:span> <text:span text:style-name="T280">name</text:span><text:span text:style-name="T20">=</text:span><text:span text:style-name="T176">"propriedade1"</text:span> <text:span text:style-name="T280">value</text:span><text:span text:style-name="T20">=</text:span><text:span text:style-name="T176">"valor da propriedade1"</text:span> <text:span text:style-name="T230">/&gt;</text:span></text:p>
      <text:p text:style-name="P145"><text:span text:style-name="T20"><text:s text:c="6"/></text:span><text:span text:style-name="T230">&lt;/</text:span><text:span text:style-name="T256">config-property</text:span><text:span text:style-name="T230">&gt;</text:span></text:p>
      <text:p text:style-name="P38"/>
      <text:p text:style-name="P145"><text:span text:style-name="T50"><text:tab/>Observe que foi usada uma nova tag dentro da tag </text:span><text:span text:style-name="T59">&lt;config-property&gt;</text:span><text:span text:style-name="T50">. Ela serve para definir propriedades de inicialização e parâmetros de construtor de propriedades de configuração. A tag </text:span><text:span text:style-name="T59">&lt;property&gt;</text:span><text:span text:style-name="T50"> pode ser usada o número ilimitado de vezes dentro da tag </text:span><text:span text:style-name="T59">&lt;config-property&gt;</text:span><text:span text:style-name="T50"> de acordo com a necessidade. Neste caso a utilizamos uma única vez, para definir o </text:span><text:span text:style-name="T59">set</text:span><text:span text:style-name="T50"> da String '</text:span><text:span text:style-name="T59">valor da propriedade1' </text:span><text:span text:style-name="T50">na propriedade de nome </text:span><text:span text:style-name="T59">propriedade1 </text:span><text:span text:style-name="T50">na instância do objeto do tipo </text:span><text:span text:style-name="T59">com.aplicacao.Exemplo</text:span><text:span text:style-name="T50"> para a chave de </text:span><text:span text:style-name="T50">configuração </text:span><text:span text:style-name="T59">Exemplo. </text:span><text:span text:style-name="T50">A propriedade </text:span><text:span text:style-name="T59">propriedade1 </text:span><text:span text:style-name="T50">será setada no momento da criação do objeto <text:s text:c="2"/></text:span><text:span text:style-name="T59">com.aplicacao.Exemplo. </text:span><text:span text:style-name="T50">Se tivéssemos uma </text:span><text:span text:style-name="T59">propriedade2, </text:span><text:span text:style-name="T50">bastaria declarar uma outra tag </text:span><text:span text:style-name="T59">&lt;property&gt;</text:span><text:span text:style-name="T50"> dentro de </text:span><text:span text:style-name="T59">&lt;config-property&gt;</text:span><text:span text:style-name="T50"> da mesma forma que a </text:span><text:span text:style-name="T59">propriedade1.</text:span></text:p>
      <text:p text:style-name="P63"/>
      <text:list xml:id="list30501221" text:style-name="L5">
        <text:list-item>
          <text:p text:style-name="P256">Definindo a inicialização de propriedades do tipo List ou Array dentro de uma propriedade de configuração</text:p>
        </text:list-item>
      </text:list>
      <text:p text:style-name="P63"/>
      <text:p text:style-name="P145"><text:soft-page-break/><text:span text:style-name="T59"><text:tab/></text:span><text:span text:style-name="T50">Suponha agora que tivéssemos então as </text:span><text:span text:style-name="T59">propriedade2 </text:span><text:span text:style-name="T50">e </text:span><text:span text:style-name="T59">propriedade3 </text:span><text:span text:style-name="T50">e estas fossem respectivamente uma </text:span><text:span text:style-name="T59">List </text:span><text:span text:style-name="T50">e um </text:span><text:span text:style-name="T59">Array</text:span><text:span text:style-name="T50"> e ambas de String. Esta tag fornece a flexibilidade de inicialização de listas e arrays de Strings diretamente pelo XML de configuração. Abaixo é mostrado como ficaria a tag </text:span><text:span text:style-name="T59">&lt;config-property&gt; </text:span><text:span text:style-name="T50">com a inicialização destas duas propriedades.</text:span></text:p>
      <text:p text:style-name="P38"/>
      <text:p text:style-name="P145"><text:span text:style-name="T50"><text:s text:c="7"/></text:span><text:span text:style-name="T247">&lt;</text:span><text:span text:style-name="T272">config-property</text:span><text:span text:style-name="T101"> </text:span><text:span text:style-name="T286">name</text:span><text:span text:style-name="T101">=</text:span><text:span text:style-name="T177">"exemplo"</text:span><text:span text:style-name="T101"> </text:span><text:span text:style-name="T286">value</text:span><text:span text:style-name="T101">=</text:span><text:span text:style-name="T177">"com.aplicacao.Exemplo"</text:span><text:span text:style-name="T247">&gt;</text:span></text:p>
      <text:p text:style-name="P145"><text:span text:style-name="T20"><text:s text:c="6"/></text:span><text:span text:style-name="T230">&lt;</text:span><text:span text:style-name="T256">property</text:span> <text:span text:style-name="T280">name</text:span><text:span text:style-name="T20">=</text:span><text:span text:style-name="T176">"propriedade1"</text:span> <text:span text:style-name="T280">value</text:span><text:span text:style-name="T20">=</text:span><text:span text:style-name="T176">"valor da propriedade1"</text:span> <text:span text:style-name="T230">/&gt;</text:span></text:p>
      <text:p text:style-name="P145"><text:span text:style-name="T20"><text:s text:c="6"/></text:span><text:span text:style-name="T230">&lt;</text:span><text:span text:style-name="T256">property</text:span> <text:span text:style-name="T280">name</text:span><text:span text:style-name="T20">=</text:span><text:span text:style-name="T176">"propriedade2"</text:span><text:span text:style-name="T230">&gt;</text:span></text:p>
      <text:p text:style-name="P145"><text:span text:style-name="T20"><text:s text:c="9"/></text:span><text:span text:style-name="T230">&lt;</text:span><text:span text:style-name="T256">list</text:span><text:span text:style-name="T230">&gt;</text:span></text:p>
      <text:p text:style-name="P107"><text:s text:c="12"/><text:span text:style-name="T319">exemplo</text:span> list string 1;</text:p>
      <text:p text:style-name="P107"><text:s text:c="12"/><text:span text:style-name="T319">exemplo</text:span> list string 2;</text:p>
      <text:p text:style-name="P107"><text:s text:c="12"/><text:span text:style-name="T319">exemplo</text:span> list string 3;</text:p>
      <text:p text:style-name="P107"><text:s text:c="12"/><text:span text:style-name="T319">exemplo</text:span> list string N;</text:p>
      <text:p text:style-name="P145"><text:span text:style-name="T20"><text:s text:c="9"/></text:span><text:span text:style-name="T230">&lt;/</text:span><text:span text:style-name="T256">list</text:span><text:span text:style-name="T230">&gt;</text:span></text:p>
      <text:p text:style-name="P145"><text:span text:style-name="T20"><text:s text:c="6"/></text:span><text:span text:style-name="T230">&lt;/</text:span><text:span text:style-name="T256">property</text:span><text:span text:style-name="T230">&gt;</text:span></text:p>
      <text:p text:style-name="P145"><text:span text:style-name="T20"><text:s text:c="6"/></text:span><text:span text:style-name="T230">&lt;</text:span><text:span text:style-name="T256">property</text:span> <text:span text:style-name="T280">name</text:span><text:span text:style-name="T20">=</text:span><text:span text:style-name="T176">"propriedade3"</text:span><text:span text:style-name="T230">&gt;</text:span></text:p>
      <text:p text:style-name="P145"><text:span text:style-name="T20"><text:s text:c="9"/></text:span><text:span text:style-name="T230">&lt;</text:span><text:span text:style-name="T256">array</text:span><text:span text:style-name="T230">&gt;</text:span></text:p>
      <text:p text:style-name="P107"><text:s text:c="12"/><text:span text:style-name="T319">exemplo</text:span> array string 1;</text:p>
      <text:p text:style-name="P107"><text:s text:c="12"/><text:span text:style-name="T319">exemplo</text:span> array string 2;</text:p>
      <text:p text:style-name="P107"><text:s text:c="12"/><text:span text:style-name="T319">exemplo</text:span> array string 3;</text:p>
      <text:p text:style-name="P107"><text:s text:c="12"/><text:span text:style-name="T319">exemplo</text:span> array string N;</text:p>
      <text:p text:style-name="P145"><text:span text:style-name="T20"><text:s text:c="9"/></text:span><text:span text:style-name="T230">&lt;/</text:span><text:span text:style-name="T256">array</text:span><text:span text:style-name="T230">&gt;</text:span></text:p>
      <text:p text:style-name="P145"><text:span text:style-name="T20"><text:s text:c="6"/></text:span><text:span text:style-name="T230">&lt;/</text:span><text:span text:style-name="T256">property</text:span><text:span text:style-name="T230">&gt;</text:span></text:p>
      <text:p text:style-name="P145"><text:span text:style-name="T20"><text:s text:c="3"/></text:span><text:span text:style-name="T230">&lt;/</text:span><text:span text:style-name="T256">config-property</text:span><text:span text:style-name="T230">&gt;</text:span></text:p>
      <text:p text:style-name="P186"/>
      <text:p text:style-name="P145"><text:span text:style-name="T230"><text:tab/></text:span><text:span text:style-name="T50">No trecho acima agora definimos duas novas propriedades </text:span><text:span text:style-name="T59">propriedade2 </text:span><text:span text:style-name="T50">e </text:span><text:span text:style-name="T59">propriedade3. </text:span><text:span text:style-name="T50">A primeira é uma </text:span><text:span text:style-name="T59">List </text:span><text:span text:style-name="T50">e a segunda um </text:span><text:span text:style-name="T59">Array.</text:span><text:span text:style-name="T50"> Observe que agora temos duas novas tags para serem usadas dentro da tag </text:span><text:span text:style-name="T59">&lt;property&gt;, </text:span><text:span text:style-name="T50">as tags </text:span><text:span text:style-name="T59">&lt;list&gt; </text:span><text:span text:style-name="T50">e </text:span><text:span text:style-name="T59">&lt;array&gt;.</text:span><text:span text:style-name="T50"> A primeira define uma lista e a segunda um array, ambos de Strings. Os valores de cada uma dessas tags são definidos com o conteúdo entre a tag de abertura e fechamento onde cada elemento da </text:span><text:span text:style-name="T59">List</text:span><text:span text:style-name="T50"> ou </text:span><text:span text:style-name="T59">Array</text:span><text:span text:style-name="T50"> é separado por um carácter </text:span><text:span text:style-name="T59">';'</text:span><text:span text:style-name="T50">. Dentro da tag </text:span><text:span text:style-name="T59">&lt;property&gt;</text:span><text:span text:style-name="T50"> se tem a flexibilidade de usar qualquer um dos dois tipos sendo que nunca os dois ao mesmo tempo dentro da mesma </text:span><text:span text:style-name="T59">&lt;property&gt;.</text:span></text:p>
      <text:p text:style-name="P63"/>
      <text:list xml:id="list30502392" text:style-name="L6">
        <text:list-item>
          <text:p text:style-name="P257">Inicialização propriedades de configuração usando um construtor específico</text:p>
        </text:list-item>
      </text:list>
      <text:p text:style-name="P63"/>
      <text:p text:style-name="P145"><text:span text:style-name="T59"><text:tab/></text:span><text:span text:style-name="T50">Agora suponhamos que a nossa classe </text:span><text:span text:style-name="T59">Exemplo</text:span><text:span text:style-name="T50"> tenha um construtor que recebe uma String e uma coleção de Strings e queiramos usar este construtor para a criação do objeto </text:span><text:span text:style-name="T59">Exemplo </text:span><text:span text:style-name="T50">transformando a nossa definição da </text:span><text:span text:style-name="T59">propriedade1</text:span><text:span text:style-name="T50"> e </text:span><text:span text:style-name="T59">propriedade2</text:span><text:span text:style-name="T50"> em parâmetros para o construtor. Suponha também que <text:s/>ainda assim queiramos setar a propriedade </text:span><text:span text:style-name="T59">propriedade3</text:span><text:span text:style-name="T50"> da mesma forma que o exemplo anterior. A nossa nova definição da tag </text:span><text:span text:style-name="T59">&lt;config-property&gt;</text:span><text:span text:style-name="T50"> ficaria da seguinte forma:</text:span></text:p>
      <text:p text:style-name="P38"/>
      <text:p text:style-name="P38"/>
      <text:p text:style-name="P38"/>
      <text:p text:style-name="P38"/>
      <text:p text:style-name="P38"/>
      <text:p text:style-name="P38"/>
      <text:p text:style-name="P145"><text:span text:style-name="T50"><text:s text:c="6"/></text:span><text:span text:style-name="T247">&lt;</text:span><text:span text:style-name="T272">config-property</text:span><text:span text:style-name="T101"> </text:span><text:span text:style-name="T286">name</text:span><text:span text:style-name="T101">=</text:span><text:span text:style-name="T177">"exemplo"</text:span><text:span text:style-name="T101"> </text:span><text:span text:style-name="T286">value</text:span><text:span text:style-name="T101">=</text:span><text:span text:style-name="T177">"com.aplicacao.Exemplo"</text:span><text:span text:style-name="T247">&gt;</text:span></text:p>
      <text:p text:style-name="P145"><text:span text:style-name="T20"><text:s text:c="6"/></text:span><text:span text:style-name="T230">&lt;</text:span><text:span text:style-name="T256">property</text:span> <text:span text:style-name="T280">value</text:span><text:span text:style-name="T20">=</text:span><text:span text:style-name="T176">"valor da propriedade1"</text:span> <text:span text:style-name="T280">constructor-arg</text:span><text:span text:style-name="T20">=</text:span><text:span text:style-name="T176">"true"</text:span> <text:span text:style-name="T230">/&gt;</text:span></text:p>
      <text:p text:style-name="P145"><text:span text:style-name="T20"><text:s text:c="6"/></text:span><text:span text:style-name="T230">&lt;</text:span><text:span text:style-name="T256">property</text:span> <text:span text:style-name="T280">constructor-arg</text:span><text:span text:style-name="T20">=</text:span><text:span text:style-name="T176">"true"</text:span><text:span text:style-name="T230">&gt;</text:span></text:p>
      <text:p text:style-name="P145"><text:span text:style-name="T20"><text:s text:c="9"/></text:span><text:span text:style-name="T230">&lt;</text:span><text:span text:style-name="T256">list</text:span><text:span text:style-name="T230">&gt;</text:span></text:p>
      <text:p text:style-name="P107"><text:s text:c="12"/><text:span text:style-name="T319">exemplo</text:span> list string 1;</text:p>
      <text:p text:style-name="P107"><text:s text:c="12"/><text:span text:style-name="T319">exemplo</text:span> list string 2;</text:p>
      <text:p text:style-name="P107"><text:soft-page-break/><text:s text:c="12"/><text:span text:style-name="T319">exemplo</text:span> list string 3;</text:p>
      <text:p text:style-name="P107"><text:s text:c="12"/><text:span text:style-name="T319">exemplo</text:span> list string N;</text:p>
      <text:p text:style-name="P145"><text:span text:style-name="T20"><text:s text:c="9"/></text:span><text:span text:style-name="T230">&lt;/</text:span><text:span text:style-name="T256">list</text:span><text:span text:style-name="T230">&gt;</text:span></text:p>
      <text:p text:style-name="P145"><text:span text:style-name="T20"><text:s text:c="6"/></text:span><text:span text:style-name="T230">&lt;/</text:span><text:span text:style-name="T256">property</text:span><text:span text:style-name="T230">&gt;</text:span></text:p>
      <text:p text:style-name="P145"><text:span text:style-name="T20"><text:s text:c="6"/></text:span><text:span text:style-name="T230">&lt;</text:span><text:span text:style-name="T256">property</text:span> <text:span text:style-name="T280">name</text:span><text:span text:style-name="T20">=</text:span><text:span text:style-name="T176">"propriedade3"</text:span><text:span text:style-name="T230">&gt;</text:span></text:p>
      <text:p text:style-name="P145"><text:span text:style-name="T20"><text:s text:c="9"/></text:span><text:span text:style-name="T230">&lt;</text:span><text:span text:style-name="T256">array</text:span><text:span text:style-name="T230">&gt;</text:span></text:p>
      <text:p text:style-name="P107"><text:s text:c="12"/><text:span text:style-name="T319">exemplo</text:span> list string 1;</text:p>
      <text:p text:style-name="P107"><text:s text:c="12"/><text:span text:style-name="T319">exemplo</text:span> list string 2;</text:p>
      <text:p text:style-name="P107"><text:s text:c="12"/><text:span text:style-name="T319">exemplo</text:span> list string 3;</text:p>
      <text:p text:style-name="P107"><text:s text:c="12"/><text:span text:style-name="T319">exemplo</text:span> list string N;</text:p>
      <text:p text:style-name="P145"><text:span text:style-name="T20"><text:s text:c="9"/></text:span><text:span text:style-name="T230">&lt;/</text:span><text:span text:style-name="T256">array</text:span><text:span text:style-name="T230">&gt;</text:span></text:p>
      <text:p text:style-name="P145"><text:span text:style-name="T20"><text:s text:c="6"/></text:span><text:span text:style-name="T230">&lt;/</text:span><text:span text:style-name="T256">property</text:span><text:span text:style-name="T230">&gt;</text:span></text:p>
      <text:p text:style-name="P145"><text:span text:style-name="T20"><text:s text:c="3"/></text:span><text:span text:style-name="T230">&lt;/</text:span><text:span text:style-name="T256">config-property</text:span><text:span text:style-name="T230">&gt;</text:span></text:p>
      <text:p text:style-name="P38"/>
      <text:p text:style-name="P145"><text:span text:style-name="T50"><text:tab/>Observe que o que mudou neste exemplo foi que a tag que definiam as propriedades </text:span><text:span text:style-name="T59">propriedade1 </text:span><text:span text:style-name="T50">e </text:span><text:span text:style-name="T59">propriedade2</text:span><text:span text:style-name="T50"> agora não tem mais definidos seus atributos </text:span><text:span text:style-name="T59">nome, </text:span><text:span text:style-name="T50">pois agora são parâmetros de construtor e agora ao invés disto estas tags tem a propriedade </text:span><text:span text:style-name="T59">constructor-arg</text:span><text:span text:style-name="T50"> definido para </text:span><text:span text:style-name="T59">'true'</text:span><text:span text:style-name="T50">, indicando que estes serão atributos de construtor. Então o construtor que o framework buscaria para criar a instancia de </text:span><text:span text:style-name="T59">Exemplo </text:span><text:span text:style-name="T50">seria:</text:span></text:p>
      <text:p text:style-name="P38"/>
      <text:p text:style-name="P38"><text:tab/>public Exemplo(String,List&lt;String&gt;)</text:p>
      <text:p text:style-name="P38"/>
      <text:p text:style-name="P145"><text:span text:style-name="T50"><text:tab/>Após a chamada a este construtor e a criação da instancia, a propriedade </text:span><text:span text:style-name="T59">propriedade3</text:span><text:span text:style-name="T50"> seria setada com o </text:span><text:span text:style-name="T59">Array de String </text:span><text:span text:style-name="T50">definido.</text:span></text:p>
      <text:p text:style-name="P38"><text:tab/></text:p>
      <text:p text:style-name="P152"><text:span text:style-name="T94"><text:tab/>3.3.2.2 – <text:s/>Inicializando </text:span><text:span text:style-name="T96">CoreContext</text:span><text:span text:style-name="T94"> usando configuração XML</text:span></text:p>
      <text:p text:style-name="P44"/>
      <text:p text:style-name="P152"><text:span text:style-name="T50"><text:s/><text:tab/>Abaixo é mostrado o mesmo processo de configuração do </text:span><text:span text:style-name="T59">CORE</text:span><text:span text:style-name="T50"> só que usando o XML. Para este exemplo vamos considerar que o XML acima esteja no pacote </text:span><text:span text:style-name="T59">org.lindbergframework.configuracao </text:span><text:span text:style-name="T50">e que o nome do XML é </text:span><text:span text:style-name="T59">lindberg-config.xml </text:span><text:span text:style-name="T50">seguindo o nome do schema.</text:span></text:p>
      <text:p text:style-name="P36"/>
      <text:p text:style-name="P126">XmlCoreConfiguration coreConfiguration = </text:p>
      <text:p text:style-name="P152"><text:span text:style-name="T101"><text:s text:c="11"/></text:span><text:span text:style-name="T222">new</text:span><text:span text:style-name="T101"> ClassPathXmlCoreConfiguration(</text:span><text:span text:style-name="T181">"org/lindbergframework/configuracao/lindberg-config.xml"</text:span><text:span text:style-name="T101">);</text:span></text:p>
      <text:p text:style-name="P151"><text:span text:style-name="T20">CoreContext.</text:span><text:span text:style-name="T116">getInstance</text:span><text:span text:style-name="T20">().loadConfiguration(coreConfiguration);</text:span></text:p>
      <text:p text:style-name="P119"/>
      <text:p text:style-name="P36"><text:tab/>Os dois exemplos resultarão na seguinte saída no console informando o status de configuração do framework:</text:p>
      <text:p text:style-name="P36"/>
      <text:p text:style-name="P166"><text:tab/>INFO: Initializing Lindberg Core Context</text:p>
      <text:p text:style-name="P166"><text:tab/>INFO: Lindberg Core Context initialized</text:p>
      <text:p text:style-name="P166"/>
      <text:p text:style-name="P145"><text:span text:style-name="T299"><text:tab/></text:span><text:span text:style-name="T50">Neste último exemplo observe que foi utilizada a classe </text:span><text:span text:style-name="T74">ClassPathXmlCoreConfiguration</text:span><text:span text:style-name="T50"> para criar a configuração. Essa classe é uma extensão natural de </text:span><text:span text:style-name="T59">XmlCoreConfiguration</text:span><text:span text:style-name="T50"> para trabalhar com um arquivo de configuração que está dentro do class path do projeto. Os dois exemplos mostrados ao final configuram o framework a partir de:</text:span></text:p>
      <text:p text:style-name="P36"/>
      <text:p text:style-name="P147"><text:span text:style-name="T101">CoreContext.</text:span><text:span text:style-name="T115">getInstance</text:span><text:span text:style-name="T101">().loadConfiguration(coreConfiguration);</text:span></text:p>
      <text:p text:style-name="P113"/>
      <text:p text:style-name="P113"/>
      <text:p text:style-name="P147"><text:span text:style-name="T31"><text:s text:c="6"/></text:span><text:span text:style-name="T50">A partir daí o core do framework está configurado e podemos por exemplo obter uma instância de um bean a partir da fábrica. Supondo que no pacote </text:span><text:span text:style-name="T59">org.lindbergframework.exemplo.beans </text:span><text:span text:style-name="T50">tenha um bean cujo ID seja “</text:span><text:span text:style-name="T59">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6"/>
      <text:p text:style-name="P153"><text:span text:style-name="T101">IPessoaDAO</text:span><text:span text:style-name="T101"> pessoaDAO = CoreContext.</text:span><text:span text:style-name="T115">getInstance</text:span><text:span text:style-name="T101">().getBeanFactory().</text:span><text:span text:style-name="T101">getBean</text:span><text:span text:style-name="T101">(</text:span><text:span text:style-name="T181">"pessoaDAO"</text:span><text:span text:style-name="T101">);</text:span></text:p>
      <text:p text:style-name="P126"/>
      <text:p text:style-name="P152"><text:span text:style-name="T101"><text:tab/></text:span><text:span text:style-name="T50">Todo o funcionamento do mecanismo de injeção de dependência será detalhado mais a frente. Aqui foi demonstrado apenas como exemplo do uso da configuração na prática.</text:span></text:p>
      <text:p text:style-name="P89"/>
      <text:p text:style-name="P152"><text:span text:style-name="T93"><text:tab/></text:span><text:span text:style-name="T94">3.3.2.3 – <text:s/>Uso do carácter '#' no XML para definir métodos getters estáticos e <text:tab/>propriedades estáticas</text:span></text:p>
      <text:p text:style-name="P86"/>
      <text:p text:style-name="P152"><text:span text:style-name="T93"><text:tab/></text:span><text:span text:style-name="T50">Imagine que você quer por algum motivo que o framework chame um método </text:span><text:span text:style-name="T59">'get'</text:span><text:span text:style-name="T50"> seu para obter a </text:span><text:span text:style-name="T50">instância da implementação de </text:span><text:span text:style-name="T59">BeanFactory</text:span><text:span text:style-name="T50"> a ser usada, imagine que você queira isso pois por algum motivo você precise fazer algum processamento nesse método </text:span><text:span text:style-name="T59">'get' </text:span><text:span text:style-name="T50">para efetuar alguma customização, registro de log, enfim. Ou imagine ainda que por algum motivo você quer que a String com pacote base, onde o framework encontrará os beans que farão parte do contexto de </text:span><text:span text:style-name="T59">'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2"><text:span text:style-name="T50"><text:tab/>Para estes casos o framework provê o recurso de usar o carácter coringa </text:span><text:span text:style-name="T59">'#'</text:span><text:span text:style-name="T50">. O uso desse carácter antes da definição de um valor de uma propriedade no arquivo XML de configuração informa que o valor real daquela propriedade será obtido através da chamada ao método </text:span><text:span text:style-name="T59">'get' </text:span><text:span text:style-name="T50">estático e público ou da constante também estática e pública definidos na String ao qual o carácter </text:span><text:span text:style-name="T59">'#'</text:span><text:span text:style-name="T50"> é fixado.</text:span></text:p>
      <text:p text:style-name="P36"/>
      <text:p text:style-name="P152"><text:span text:style-name="T50"><text:tab/></text:span><text:span text:style-name="T53">Isso só é possível para propriedades e métodos que são estáticos e públicos e nos casos do <text:tab/>método que seja um método seguindo o padrão de nomenclatura de métodos </text:span><text:span text:style-name="T63">getter, </text:span><text:span text:style-name="T53">não sendo <text:tab/>para este último caso necessário preceder o nome do método no XML com 'get' pois o <text:tab/>framework já busca o método adequado baseado no padrão de nomenclatura. </text:span></text:p>
      <text:p text:style-name="P36"/>
      <text:p text:style-name="P152"><text:span text:style-name="T50"><text:tab/>Por exemplo, se quiséssemos que as duas propriedades mostradas anteriormente para o </text:span><text:span text:style-name="T59">CORE</text:span><text:span text:style-name="T50"> fossem obtidas agora da seguinte forma:</text:span></text:p>
      <text:p text:style-name="P36"/>
      <text:p text:style-name="P152"><text:span text:style-name="T50"><text:tab/>- </text:span><text:span text:style-name="T59">di-basepackage: </text:span><text:span text:style-name="T50">A partir de uma constante estática e pública chamada </text:span><text:span text:style-name="T59">BASEPACKAGE</text:span><text:span text:style-name="T50"> na classe <text:tab/></text:span><text:span text:style-name="T59">com.soft.MyConstants</text:span><text:span text:style-name="T50">;</text:span></text:p>
      <text:p text:style-name="P152"><text:span text:style-name="T50"><text:tab/>- </text:span><text:span text:style-name="T59">BeanFactory: </text:span><text:span text:style-name="T50">A partir de um método getter público e estático chamado </text:span><text:span text:style-name="T59">getMyBeanFactory</text:span><text:span text:style-name="T50"> na <text:tab/>classe </text:span><text:span text:style-name="T59">com.soft.MyFactoryConfiguration</text:span><text:span text:style-name="T50">.</text:span></text:p>
      <text:p text:style-name="P36"/>
      <text:p text:style-name="P36"><text:tab/>Então a nova configuração seria:</text:p>
      <text:p text:style-name="P36"/>
      <text:p text:style-name="P152"><text:span text:style-name="T50"><text:tab/></text:span><text:span text:style-name="T247">&lt;</text:span><text:span text:style-name="T272">core</text:span><text:span text:style-name="T247">&gt;</text:span></text:p>
      <text:p text:style-name="P151"><text:span text:style-name="T20"><text:s text:c="10"/></text:span><text:span text:style-name="T230">&lt;</text:span><text:span text:style-name="T256">config-property</text:span> <text:span text:style-name="T280">name</text:span><text:span text:style-name="T20">=</text:span><text:span text:style-name="T176">"lindberg.core.di-basepackage"</text:span> <text:s/><text:tab/><text:tab/><text:tab/><text:tab/><text:tab/><text:tab/><text:tab/><text:tab/><text:span text:style-name="T280">value</text:span><text:span text:style-name="T20">=</text:span><text:span text:style-name="T176">"#com.soft.MyConstants.BASEPACKAGE"</text:span><text:span text:style-name="T230">/&gt;</text:span></text:p>
      <text:p text:style-name="P151"><text:span text:style-name="T20"><text:s text:c="10"/></text:span><text:span text:style-name="T230">&lt;</text:span><text:span text:style-name="T256">config-property</text:span> <text:span text:style-name="T280">name</text:span><text:span text:style-name="T20">=</text:span><text:span text:style-name="T176">"lindberg.core.beanfactory"</text:span> <text:s text:c="3"/><text:tab/><text:tab/><text:tab/> <text:s text:c="22"/><text:tab/><text:tab/><text:span text:style-name="T280">value</text:span><text:span text:style-name="T20">=</text:span><text:span text:style-name="T176">"#com.soft.MyFactoryConfiguration.myBeanFactory"</text:span><text:span text:style-name="T230">/&gt; </text:span></text:p>
      <text:p text:style-name="P152"><text:span text:style-name="T249"><text:tab/></text:span><text:span text:style-name="T232">&lt;/</text:span><text:span text:style-name="T258">core</text:span><text:span text:style-name="T232">&gt;</text:span></text:p>
      <text:p text:style-name="P185"/>
      <text:p text:style-name="P152"><text:span text:style-name="T232"><text:tab/></text:span><text:span text:style-name="T50">Observe que agora os valores das propriedades estão precedidos do carácter </text:span><text:span text:style-name="T59">'#'. </text:span><text:span text:style-name="T50">Observe que o valor </text:span><text:span text:style-name="T50">da propriedade </text:span><text:span text:style-name="T59">beanFactory,</text:span><text:span text:style-name="T50"> que aponta para um método '</text:span><text:span text:style-name="T59">get'</text:span><text:span text:style-name="T50">, não contém o prefixo 'get' ou seja o nome </text:span><text:soft-page-break/><text:span text:style-name="T50">completo do método </text:span><text:span text:style-name="T59">'getMyBeanFactory'</text:span><text:span text:style-name="T50"> e sim apenas </text:span><text:span text:style-name="T59">'myBeanFactory'. </text:span><text:span text:style-name="T50">Isso pode ser feito pois o </text:span><text:span text:style-name="T50">framework por padrão vai buscar o método </text:span><text:span text:style-name="T59">'get'</text:span><text:span text:style-name="T50">, seguindo os padões de nomenclatura, fazendo </text:span><text:span text:style-name="T59">'get'</text:span><text:span text:style-name="T50"> + </text:span><text:span text:style-name="T59">'MyBeanFactory'</text:span><text:span text:style-name="T50"> e invoca o método </text:span><text:span text:style-name="T59">'getMyBeanFactory'.</text:span><text:span text:style-name="T50"> Da mesma forma caso deseje informar diretamente o nome do método o framework percebe e o invoca da mesma forma. Seguindo este pensamento a definição da propriedade </text:span><text:span text:style-name="T59">beanFactory</text:span><text:span text:style-name="T50"> poderia ser feita sem nenhuma mudança no processamento da seguinte forma:</text:span></text:p>
      <text:p text:style-name="P36"/>
      <text:p text:style-name="P151"><text:span text:style-name="T101"><text:s text:c="10"/></text:span><text:span text:style-name="T247">&lt;</text:span><text:span text:style-name="T272">config-property</text:span><text:span text:style-name="T101"> </text:span><text:span text:style-name="T286">name</text:span><text:span text:style-name="T101">=</text:span><text:span text:style-name="T177">"lindberg.core.beanfactory"</text:span><text:span text:style-name="T101"> <text:s text:c="3"/><text:tab/><text:tab/><text:tab/> <text:s text:c="22"/><text:tab/><text:tab/></text:span><text:span text:style-name="T286">value</text:span><text:span text:style-name="T101">=</text:span><text:span text:style-name="T177">"#com.soft.MyFactoryConfiguration.getMyBeanFactory"</text:span><text:span text:style-name="T247">/&gt; </text:span></text:p>
      <text:p text:style-name="P36"/>
      <text:p text:style-name="P152"><text:span text:style-name="T50"><text:tab/>Agora informamos diretamente o nome completo do método </text:span><text:span text:style-name="T59">getMyBeanFactory</text:span><text:span text:style-name="T50">. O framework vai detectar que isso foi feito e não fará nenhuma conversão de nomenclatura, invocando diretamente o método </text:span><text:span text:style-name="T50">informando.</text:span></text:p>
      <text:p text:style-name="P152"><text:span text:style-name="T50"><text:tab/></text:span><text:span text:style-name="T53">Apenas métodos e propriedades ambos públicos e estáticos podem ser usados com '</text:span><text:span text:style-name="T63">#'.</text:span></text:p>
      <text:p text:style-name="P67"/>
      <text:p text:style-name="P67"><text:span text:style-name="T3"><text:tab/>3.3.3 – <text:s/>A classe </text:span><text:span text:style-name="T4">CoreContext</text:span></text:p>
      <text:p text:style-name="P93"/>
      <text:p text:style-name="P61"><text:span text:style-name="T140"><text:tab/>A classe </text:span>CoreContrext<text:span text:style-name="T140"> é um </text:span>singleton<text:span text:style-name="T146"> e provê acesso toda configuração do módulo </text:span><text:span text:style-name="T333">CORE</text:span><text:span text:style-name="T146"> do framework. Para obter a instância singleton do contexto de configuração de core basta chamar </text:span><text:span text:style-name="T333">CoreContext.getInstane</text:span><text:span text:style-name="T146">.</text:span><text:span text:style-name="T333"> </text:span><text:span text:style-name="T146">As configurações definidas para o core como o pacote base para o contexto de injeção de dependências, a implementação da </text:span><text:span text:style-name="T333">BeanFactory</text:span><text:span text:style-name="T146">, e qualquer outra configuração pode ser acessada via </text:span><text:span text:style-name="T333">CoreContext.</text:span></text:p>
      <text:p text:style-name="P90"/>
      <text:p text:style-name="P88"><text:tab/><text:tab/>3.3.4 – <text:s/>Configurando em aplicações WEB</text:p>
      <text:p text:style-name="P85"/>
      <text:p text:style-name="P137"><text:span text:style-name="T101"><text:tab/><text:tab/>Até agora para configurar o framework, através de seu módulo principal, o CORE, seja programaticamente, via XML, ou qualquer outra implementação seja em nosso código seja a partir de um método </text:span><text:span text:style-name="T115">main, </text:span><text:span text:style-name="T101">seja a partir de uma classe que recebe essa responsabilidade ou qualquer outra estrutura temos que chamar sempre </text:span><text:span text:style-name="T38">CoreContext.</text:span><text:span text:style-name="T39">getInstance</text:span><text:span text:style-name="T38">().loadConfiguration(coreConfiguration); </text:span><text:span text:style-name="T101">para configurar e inicializar o framework. Em uma aplicação WEB é comum que um framework forneça recursos para que a configuração seja feita de forma automática, sem precisar de nada programaticamente.</text:span></text:p>
      <text:p text:style-name="P137"><text:span text:style-name="T101"><text:tab/><text:tab/>Este recurso também é provido pelo lindbergframework através de um </text:span><text:span text:style-name="T115">ServletContextListener </text:span><text:span text:style-name="T101">e da definição de alguns </text:span><text:span text:style-name="T115">&lt;context-param&gt;</text:span><text:span text:style-name="T101"> no </text:span><text:span text:style-name="T115">Deployment Descriptor </text:span><text:span text:style-name="T101">(web.xml)</text:span><text:span text:style-name="T115"> </text:span><text:span text:style-name="T101">da aplicação. A partir daí quando o servidor for inicializado e a aplicação publicada o lindbergframework será automaticamente configurado baseado nas configurações passadas. </text:span></text:p>
      <text:p text:style-name="P35"/>
      <text:p text:style-name="P137"><text:span text:style-name="T101"><text:tab/><text:tab/>Essa configuração é muito simples. Baseia-se em declarar no </text:span><text:span text:style-name="T115">web.xml</text:span><text:span text:style-name="T101"> da aplicação o </text:span><text:span text:style-name="T115">ServletContextListener</text:span><text:span text:style-name="T101"> provido pelo lindbergframework para tal e definir os parâmetros (</text:span><text:span text:style-name="T115">&lt;context-param&gt;</text:span><text:span text:style-name="T101">)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5">WebCoreConfiguration</text:span><text:span text:style-name="T101">.</text:span></text:p>
      <text:p text:style-name="P35"/>
      <text:p text:style-name="P137"><text:span text:style-name="T101"><text:tab/><text:tab/>O lindbergframework já fornece uma implementação de </text:span><text:span text:style-name="T115">WebCoreConfiguration</text:span><text:span text:style-name="T101"> para configurações a partir de XML onde este arquivo esteja dentro do classpath do projeto: </text:span><text:span text:style-name="T115">WebClassPathXmlCoreConfiguration.</text:span></text:p>
      <text:p text:style-name="P60"/>
      <text:p text:style-name="P137"><text:span text:style-name="T115"><text:tab/><text:tab/></text:span><text:span text:style-name="T101">Abaixo é descrito um exemplo do que precisaria ser adicionado ao nosso </text:span><text:span text:style-name="T115">web.xml</text:span><text:span text:style-name="T101"> se fossemos usar o </text:span><text:soft-page-break/><text:span text:style-name="T101">mesmo arquivo de configuração que usamos nos exemplos anteriores só que agora em um projeto WEB para configurar o framework de forma automática:</text:span></text:p>
      <text:p text:style-name="P35"/>
      <text:p text:style-name="P141"><text:span text:style-name="T101"><text:tab/> </text:span><text:span text:style-name="T232">&lt;</text:span><text:span text:style-name="T258">context-param</text:span><text:span text:style-name="T232">&gt;</text:span></text:p>
      <text:p text:style-name="P151"><text:span text:style-name="T20"><text:tab/></text:span><text:span text:style-name="T230">&lt;</text:span><text:span text:style-name="T256">param-name</text:span><text:span text:style-name="T230">&gt;</text:span><text:span text:style-name="T20">lindbergConfigLocation</text:span><text:span text:style-name="T230">&lt;/</text:span><text:span text:style-name="T256">param-name</text:span><text:span text:style-name="T230">&gt;</text:span></text:p>
      <text:p text:style-name="P151"><text:span text:style-name="T20"><text:tab/></text:span><text:span text:style-name="T230">&lt;</text:span><text:span text:style-name="T256">param-value</text:span><text:span text:style-name="T230">&gt;</text:span><text:span text:style-name="T101">org/lindbergframework/configuracao/lindberg-config.xml</text:span><text:span text:style-name="T230">&lt;/</text:span><text:span text:style-name="T256">param-value</text:span><text:span text:style-name="T230">&gt;</text:span></text:p>
      <text:p text:style-name="P151"><text:span text:style-name="T20"><text:s text:c="3"/></text:span><text:span text:style-name="T230">&lt;/</text:span><text:span text:style-name="T256">context-param</text:span><text:span text:style-name="T230">&gt;</text:span></text:p>
      <text:p text:style-name="P128"><text:s text:c="2"/></text:p>
      <text:p text:style-name="P151"><text:span text:style-name="T20"><text:s text:c="3"/></text:span><text:span text:style-name="T230">&lt;</text:span><text:span text:style-name="T256">context-param</text:span><text:span text:style-name="T230">&gt; </text:span><text:span text:style-name="T299">&lt;!--(ISTO É OPCIONAL)--&gt;</text:span></text:p>
      <text:p text:style-name="P151"><text:span text:style-name="T20"><text:tab/></text:span><text:span text:style-name="T230">&lt;</text:span><text:span text:style-name="T256">param-name</text:span><text:span text:style-name="T230">&gt;</text:span><text:span text:style-name="T20">lindbergConfigClass</text:span><text:span text:style-name="T230">&lt;/</text:span><text:span text:style-name="T256">param-name</text:span><text:span text:style-name="T230">&gt;</text:span></text:p>
      <text:p text:style-name="P151"><text:span text:style-name="T20"><text:tab/></text:span><text:span text:style-name="T230">&lt;</text:span><text:span text:style-name="T256">param-alue</text:span><text:span text:style-name="T230">&gt;</text:span><text:span text:style-name="T20">org.lindbergframework.core.context.WebClassPathXmlCoreConfiguration</text:span><text:span text:style-name="T230">&lt;/</text:span><text:span text:style-name="T256">param-value</text:span><text:span text:style-name="T230">&gt;</text:span></text:p>
      <text:p text:style-name="P151"><text:span text:style-name="T20"><text:s text:c="3"/></text:span><text:span text:style-name="T230">&lt;/</text:span><text:span text:style-name="T256">context-param</text:span><text:span text:style-name="T230">&gt;</text:span></text:p>
      <text:p text:style-name="P128"><text:s text:c="2"/></text:p>
      <text:p text:style-name="P151"><text:span text:style-name="T20"><text:s text:c="2"/></text:span><text:span text:style-name="T230">&lt;</text:span><text:span text:style-name="T256">listener</text:span><text:span text:style-name="T230">&gt; </text:span></text:p>
      <text:p text:style-name="P151"><text:span text:style-name="T20"><text:s text:c="4"/></text:span><text:span text:style-name="T230">&lt;</text:span><text:span text:style-name="T256">listener-class</text:span><text:span text:style-name="T230">&gt;</text:span><text:span text:style-name="T20">org.lindbergframework.web.context.LindbergConfigLoaderListener</text:span><text:span text:style-name="T230">&lt;/</text:span><text:span text:style-name="T256">listener-class</text:span><text:span text:style-name="T230">&gt;</text:span></text:p>
      <text:p text:style-name="P151"><text:span text:style-name="T20"><text:s text:c="2"/></text:span><text:span text:style-name="T230">&lt;/</text:span><text:span text:style-name="T256">listener</text:span><text:span text:style-name="T230">&gt;</text:span></text:p>
      <text:p text:style-name="P35"><text:s/></text:p>
      <text:p text:style-name="P137"><text:span text:style-name="T101"><text:tab/><text:tab/>No exemplo acima observe que adicionamos o </text:span><text:span text:style-name="T115">listener LindbergConfigLoaderListener,</text:span><text:span text:style-name="T101"> que é o </text:span><text:span text:style-name="T115">ServletContextListener </text:span><text:span text:style-name="T101">provido pelo lindbergframework e que sabe como configurar de forma automatizada o framework. Adicionamos o parâmetro </text:span><text:span text:style-name="T115">lindbergConfigLocation</text:span><text:span text:style-name="T101">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5">CoreConfiguration</text:span><text:span text:style-name="T101"> que trabalha com um arquivo TXT segundo uma formatação que eu criei então esse parâmetro vai apontar para um arquivo TXT que segue o padrão de </text:span><text:span text:style-name="T101">formatação que eu defini. Para que haja essa flexibilidade é que é possível definir a implementação de </text:span><text:span text:style-name="T115">CoreConfiguration</text:span><text:span text:style-name="T101"> que deve ser usada através do parâmetro </text:span><text:span text:style-name="T115">lindbergConfigClass</text:span><text:span text:style-name="T101">.</text:span></text:p>
      <text:p text:style-name="P137"><text:span text:style-name="T101"><text:tab/><text:tab/>Observe que parâmetro </text:span><text:span text:style-name="T115">lindbergConfigClass</text:span><text:span text:style-name="T101"> neste exemplo está com um comentário dizendo que é </text:span><text:span text:style-name="T101">opcional. Este parâmetro tem um valor </text:span><text:span text:style-name="T115">default</text:span><text:span text:style-name="T101"> e na não declaração deste, o framework usa a implementação que está sendo usada de forma explicita neste exemplo: </text:span><text:span text:style-name="T115">WebClassPathXmlCoreConfiguration</text:span><text:span text:style-name="T101">.</text:span></text:p>
      <text:p text:style-name="P35"/>
      <text:p text:style-name="P35"><text:tab/><text:tab/>Passos:</text:p>
      <text:list xml:id="list30494104" text:style-name="L7">
        <text:list-item>
          <text:p text:style-name="P235"><text:span text:style-name="T47">Declarar o listener: <text:s/></text:span><text:span text:style-name="T22">org.lindbergframework.web.context.LindbergConfigLoaderListener</text:span></text:p>
        </text:list-item>
        <text:list-item>
          <text:p text:style-name="P238">Declarar os Parâmetros:</text:p>
          <text:list>
            <text:list-item>
              <text:p text:style-name="P244">lindbergConfigLocation: Local onde está o arquivo de configuração</text:p>
            </text:list-item>
            <text:list-item>
              <text:p text:style-name="P248"><text:span text:style-name="T75">lindbergConfigClass: Implementação de </text:span><text:span text:style-name="T90">CoreConfiguration</text:span><text:span text:style-name="T75"> que efetuará o parser da configuração. Quando não definido este parâmetro a implementação padrão, </text:span><text:span text:style-name="T90">WebClassPathXmlCoreConfiguration, </text:span><text:span text:style-name="T75">é usada.</text:span></text:p>
            </text:list-item>
          </text:list>
        </text:list-item>
      </text:list>
      <text:p text:style-name="P19"/>
      <text:p text:style-name="P30"><text:span text:style-name="T75"><text:tab/><text:tab/></text:span><text:span text:style-name="T47">A partir daí é só iniciar o servidor que o framework será configurado automáticamente.</text:span></text:p>
      <text:p text:style-name="P35"/>
      <text:p text:style-name="P100">4 – Injeção de Dependência e Inversão de Controle com o lindbergframework.</text:p>
      <text:p text:style-name="P85"/>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8"><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4">org.lindbergframework.exemplo.*</text:span> foi definido, isso fará com que o LDIC crie seu contexto de beans visualizando apenas beans que estão dentro do escopo do pacote <text:span text:style-name="T134">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4">br.empresa.beans</text:span> define que apenas os beans dentro deste pacote serão visualizados. Qualquer bean dentro de um sub pacote deste não será encontrado como por exemplo um bean dentro de <text:span text:style-name="T134">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4">br.empresa.beans</text:span> como pacote base. Para que um bean dentro de <text:span text:style-name="T134">br.empresa.beans.exemplo</text:span> também sejá visualizado e incluído no contexto o pacote base deve ser definido usando ”.*” como a seguir:</text:p>
      <text:p text:style-name="P35"/>
      <text:p text:style-name="P35"><text:tab/><text:tab/> <text:s text:c="9"/><text:span text:style-name="T134">br.empresa.beans.*</text:span></text:p>
      <text:p text:style-name="P60"/>
      <text:p text:style-name="P35"><text:span text:style-name="T134"><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34">br.empresa.beans</text:span> e seus sub pacotes mas que o pacote <text:span text:style-name="T134">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9"><text:tab/><text:tab/><text:tab/></text:span><text:span text:style-name="T184">br.empresa.beans</text:span><text:span text:style-name="T303">:schemas</text:span><text:span text:style-name="T184">.*</text:span></text:p>
      <text:p text:style-name="P169"/>
      <text:p text:style-name="P169"/>
      <text:p text:style-name="P85"><text:span text:style-name="T7"><text:tab/><text:tab/>O pacote definido dessa forma diz que o LDIC deve buscar beans no pacote </text:span><text:span text:style-name="T15">br.empresa.beans </text:span><text:span text:style-name="T7">e </text:span><text:span text:style-name="T7">todos os seus sub pacotes menos o sub pacote </text:span><text:span text:style-name="T15">schemas</text:span><text:span text:style-name="T7">. Todo e qualquer bean que estiver dentro de </text:span><text:span text:style-name="T15">br.empresa.beans.schemas</text:span><text:span text:style-name="T7"> os sub pacotes deste não será visualizado pelo LDIC.</text:span></text:p>
      <text:p text:style-name="P35"/>
      <text:p text:style-name="P35"/>
      <text:p text:style-name="P88"><text:tab/><text:tab/>4.2 – Fábrica de Beans (<text:span text:style-name="T134">BeanFactory</text:span>)</text:p>
      <text:p text:style-name="P35"/>
      <text:p text:style-name="P85"><text:span text:style-name="T7"><text:tab/><text:tab/>A interface </text:span><text:span text:style-name="T15">BeanFactory </text:span><text:span text:style-name="T7">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5"><text:span text:style-name="T7"><text:tab/><text:tab/>Uma outra interface importante mas que não será abordada mais a fundo neste momento e que trabalha em conjunto com as fábricas de beans é a </text:span><text:span text:style-name="T15">BeanMapper. </text:span><text:span text:style-name="T7">Essa interface define um mapeador de beans de modo a fornecer meta dados a uma </text:span><text:span text:style-name="T15">BeanFactory</text:span><text:span text:style-name="T7"> de modo a com base nos metadados mapeados </text:span><text:span text:style-name="T7">por um </text:span><text:span text:style-name="T15">BeanMapper</text:span><text:span text:style-name="T7"> a correta instãncia de um bean solicitado com base em um ID seja criado e retornado pela fábrica. </text:span></text:p>
      <text:p text:style-name="P35"/>
      <text:p text:style-name="P85"><text:span text:style-name="T7"><text:tab/><text:tab/>A classe abstrata </text:span><text:span text:style-name="T15">AbstractBeanFactory </text:span><text:span text:style-name="T7"><text:s/>que fornece recursos comuns ás fábricas de beans já contém um atributo </text:span><text:span text:style-name="T15">BeanMapper</text:span><text:span text:style-name="T7"> de modo a fornecer um mapeador de bean para as fábricas concretas.</text:span></text:p>
      <text:p text:style-name="P35"/>
      <text:p text:style-name="P88"><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4">DependencyManager</text:span> que define um gerenciador de <text:soft-page-break/>dependências que tem como responsabilidade auxiliar uma <text:span text:style-name="T134">BeanFactory </text:span>resolvendo as dependências dos beans solicitados. A implementação padrão desta interface é um gerenciador de dependências baseado em annotation – <text:span text:style-name="T134">AnnotationDependencyManager.</text:span> </text:p>
      <text:p text:style-name="P35"/>
      <text:p text:style-name="P35"><text:tab/>Para exemplificar considere o código abaixo que não usa a injeção automática de dependência:</text:p>
      <text:p text:style-name="P35"/>
      <text:p text:style-name="P112"><text:span text:style-name="T210">public</text:span> <text:span text:style-name="T210">interface</text:span> ISistemaFacade {</text:p>
      <text:p text:style-name="P107"><text:s text:c="4"/></text:p>
      <text:p text:style-name="P145"><text:span text:style-name="T20"><text:s text:c="4"/></text:span><text:span text:style-name="T210">public</text:span><text:span text:style-name="T20"> </text:span><text:span text:style-name="T210">void</text:span><text:span text:style-name="T20"> cadastrarPessoa(Pessoa pessoa);</text:span></text:p>
      <text:p text:style-name="P145"/>
      <text:p text:style-name="P107">}</text:p>
      <text:p text:style-name="P38"/>
      <text:p text:style-name="P107"><text:span text:style-name="T222">public</text:span><text:span text:style-name="T139"> </text:span><text:span text:style-name="T222">class</text:span><text:span text:style-name="T139"> SistemaFacade </text:span><text:span text:style-name="T222">implements</text:span><text:span text:style-name="T139"> ISistemaFacade{</text:span></text:p>
      <text:p text:style-name="P107"><text:s text:c="4"/></text:p>
      <text:p text:style-name="P145"><text:span text:style-name="T20"><text:s text:c="4"/></text:span><text:span text:style-name="T210">private</text:span><text:span text:style-name="T20"> IPessoaBC </text:span><text:span text:style-name="T305">pessoaBC</text:span><text:span text:style-name="T20"> = </text:span><text:span text:style-name="T210">new</text:span><text:span text:style-name="T20"> PessoaBC();</text:span></text:p>
      <text:p text:style-name="P107"><text:s text:c="4"/></text:p>
      <text:p text:style-name="P145"><text:span text:style-name="T20"><text:s text:c="4"/></text:span><text:span text:style-name="T210">public</text:span><text:span text:style-name="T20"> </text:span><text:span text:style-name="T210">void</text:span><text:span text:style-name="T20"> cadastrarPessoa(Pessoa pessoa){</text:span></text:p>
      <text:p text:style-name="P145"><text:span text:style-name="T20"><text:s text:c="8"/></text:span><text:span text:style-name="T305">pessoaBC</text:span><text:span text:style-name="T20">.cadastrar(pessoa);</text:span></text:p>
      <text:p text:style-name="P107"><text:s text:c="4"/>}</text:p>
      <text:p text:style-name="P145"/>
      <text:p text:style-name="P107">}</text:p>
      <text:p text:style-name="P179"/>
      <text:p text:style-name="P107"><text:span text:style-name="T222">public</text:span><text:span text:style-name="T139"> </text:span><text:span text:style-name="T222">interface</text:span><text:span text:style-name="T139"> IPessoaBC {</text:span></text:p>
      <text:p text:style-name="P145"/>
      <text:p text:style-name="P145"><text:span text:style-name="T20"><text:s text:c="3"/></text:span><text:span text:style-name="T210">public</text:span><text:span text:style-name="T20"> </text:span><text:span text:style-name="T210">void</text:span><text:span text:style-name="T20"> cadastrar(Pessoa pessoa);</text:span></text:p>
      <text:p text:style-name="P145"/>
      <text:p text:style-name="P107">}</text:p>
      <text:p text:style-name="P38"/>
      <text:p text:style-name="P107"><text:span text:style-name="T222">public</text:span><text:span text:style-name="T139"> </text:span><text:span text:style-name="T222">class</text:span><text:span text:style-name="T139"> PessoaBC </text:span><text:span text:style-name="T222">implements</text:span><text:span text:style-name="T139"> IPessoaBC{</text:span></text:p>
      <text:p text:style-name="P107"><text:s text:c="4"/></text:p>
      <text:p text:style-name="P145"><text:span text:style-name="T20"><text:s text:c="4"/></text:span><text:span text:style-name="T210">private</text:span><text:span text:style-name="T20"> IPessoaDAO </text:span><text:span text:style-name="T305">pessoaDAO</text:span><text:span text:style-name="T20"> = </text:span><text:span text:style-name="T210">new</text:span><text:span text:style-name="T20"> PessoaDAO();</text:span></text:p>
      <text:p text:style-name="P107"><text:s text:c="4"/></text:p>
      <text:p text:style-name="P145"><text:span text:style-name="T20"><text:s text:c="4"/></text:span><text:span text:style-name="T210">public</text:span><text:span text:style-name="T20"> </text:span><text:span text:style-name="T210">void</text:span><text:span text:style-name="T20"> cadastrar(Pessoa pessoa) {</text:span></text:p>
      <text:p text:style-name="P145"><text:span text:style-name="T20"><text:s text:c="8"/></text:span><text:span text:style-name="T305">pessoaDAO</text:span><text:span text:style-name="T20">.cadastrar(pessoa);</text:span></text:p>
      <text:p text:style-name="P107"><text:s text:c="4"/>}</text:p>
      <text:p text:style-name="P145"/>
      <text:p text:style-name="P107">}</text:p>
      <text:p text:style-name="P177"/>
      <text:p text:style-name="P107"><text:span text:style-name="T222">public</text:span><text:span text:style-name="T139"> </text:span><text:span text:style-name="T222">interface</text:span><text:span text:style-name="T139"> IPessoaDAO {</text:span></text:p>
      <text:p text:style-name="P107"><text:s text:c="4"/></text:p>
      <text:p text:style-name="P145"><text:span text:style-name="T20"><text:s text:c="4"/></text:span><text:span text:style-name="T210">public</text:span><text:span text:style-name="T20"> </text:span><text:span text:style-name="T210">void</text:span><text:span text:style-name="T20"> cadastrar(Pessoa pessoa);</text:span></text:p>
      <text:p text:style-name="P145"/>
      <text:p text:style-name="P107">}</text:p>
      <text:p text:style-name="P38"/>
      <text:p text:style-name="P107"><text:span text:style-name="T222">public</text:span><text:span text:style-name="T139"> </text:span><text:span text:style-name="T222">class</text:span><text:span text:style-name="T139"> PessoaDAO </text:span><text:span text:style-name="T222">implements</text:span><text:span text:style-name="T139"> IPessoaDAO{</text:span></text:p>
      <text:p text:style-name="P107"><text:s text:c="4"/></text:p>
      <text:p text:style-name="P145"><text:span text:style-name="T20"><text:s text:c="4"/></text:span><text:span text:style-name="T210">public</text:span><text:span text:style-name="T20"> </text:span><text:span text:style-name="T210">void</text:span><text:span text:style-name="T20"> cadastrar(Pessoa pessoa){</text:span></text:p>
      <text:p text:style-name="P145"><text:span text:style-name="T20"><text:s text:c="8"/>System.</text:span><text:span text:style-name="T306">out</text:span><text:span text:style-name="T20">.println(</text:span><text:span text:style-name="T175">"Pessoa cadastrada: "</text:span><text:span text:style-name="T20">+pessoa.getNome());</text:span></text:p>
      <text:p text:style-name="P107"><text:s text:c="4"/>}</text:p>
      <text:p text:style-name="P145"/>
      <text:p text:style-name="P107">}</text:p>
      <text:p text:style-name="P38"/>
      <text:p text:style-name="P38">Código de teste:</text:p>
      <text:p text:style-name="P38"/>
      <text:p text:style-name="P107"><text:span text:style-name="T139">Pessoa pessoa = </text:span><text:span text:style-name="T222">new</text:span><text:span text:style-name="T139"> Pessoa(</text:span><text:span text:style-name="T181">"joão"</text:span><text:span text:style-name="T139">);</text:span></text:p>
      <text:p text:style-name="P145"><text:span text:style-name="T20">ISistemaFacade sistemaFacade = </text:span><text:span text:style-name="T210">new</text:span><text:span text:style-name="T20"> SistemaFacade();</text:span></text:p>
      <text:p text:style-name="P107">sistemaFacade.cadastrarPessoa(pessoa);</text:p>
      <text:p text:style-name="P107"><text:soft-page-break/></text:p>
      <text:p text:style-name="P108"><text:tab/><text:span text:style-name="T161">Observe que as classes demonstradas acima não usam recurso de injeção de dependência algum e referem diretamente as implementações finais das classes ao qual dependem. Neste caso observe que a fachada do nosso sistema depende de um </text:span><text:span text:style-name="T165">business controller</text:span><text:span text:style-name="T161"> que implementa a interface </text:span><text:span text:style-name="T165">IPessoaBC</text:span><text:span text:style-name="T161"> e a instância é criada diretamente via operador </text:span><text:span text:style-name="T165">new</text:span><text:span text:style-name="T161"> no código tornando a fachada do nosso sistema extremamente dependente da implementação </text:span><text:span text:style-name="T165">PessoaBC</text:span><text:span text:style-name="T161"> da interface </text:span><text:span text:style-name="T165">IPessoaBC</text:span><text:span text:style-name="T161">. Da mesma forma a implementação </text:span><text:span text:style-name="T165">PessoaBC</text:span><text:span text:style-name="T161"> dependente de uma implementação de </text:span><text:span text:style-name="T165">IPessoaDAO </text:span><text:span text:style-name="T161">e como foi feito na fachada a implementação </text:span><text:span text:style-name="T165">PessoaDAO</text:span><text:span text:style-name="T161"> está diretamente referenciada no código e a instância criada diretamente no código. Neste exemplo os três níveis estão extremamente interdependentes, dificultando qualquer evolução </text:span><text:span text:style-name="T161">ou manutenção no código pois o código está extremamente amarrado a implementações e não a interfaces </text:span><text:span text:style-name="T161">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3"><text:span text:style-name="T8"><text:tab/><text:tab/>O lindbergframework fornece uma implementação padrão de </text:span><text:span text:style-name="T12">BeanFacotry</text:span><text:span text:style-name="T8"> que é a classe </text:span><text:span text:style-name="T12">AnnotationBeanFactory</text:span><text:span text:style-name="T8">. Essa fábrica de beans trabalha com as annotations </text:span><text:span text:style-name="T13">@Bean </text:span><text:span text:style-name="T8">e </text:span><text:span text:style-name="T12">@Inject</text:span><text:span text:style-name="T8"> que são utilizadas para a definição de beans e suas dependências. Essa bean factory é a padrão e caso uma não seja definida o framework utilizará esta como padrão.</text:span></text:p>
      <text:p text:style-name="P83"><text:span text:style-name="T8"><text:tab/><text:tab/></text:span><text:span text:style-name="T9">- @Bean:</text:span><text:span text:style-name="T8"> Annotation utilizada para a definir um bean. Os únicos parâmetros que ela tem é o </text:span><text:span text:style-name="T12">value </text:span><text:span text:style-name="T8">e </text:span><text:span text:style-name="T12">singleton.</text:span><text:span text:style-name="T8"> O value é uma String que define o ID do bean. Esse ID deve ser único no contexto e esse ID é o que será usado para referenciar o bean. O ID é requerido nesta annotation. O parâmetro </text:span><text:span text:style-name="T12">singleton</text:span><text:span text:style-name="T8"> é um boolean que recebe “true” quando o bean deve ser um </text:span><text:span text:style-name="T12">singleton</text:span><text:span text:style-name="T8"> ou seja ter apenas uma instância dentro do contexto retornando sempre a mesma instância deste e “false” caso contrário.</text:span></text:p>
      <text:p text:style-name="P35"/>
      <text:p text:style-name="P83"><text:span text:style-name="T8"><text:tab/><text:tab/></text:span><text:span text:style-name="T9">- @Inject:</text:span><text:span text:style-name="T8"> Annotation que define um ponto de injeção de dependência em um bean. O único </text:span><text:span text:style-name="T8">parâmetro que esta annotation contém é o </text:span><text:span text:style-name="T12">value</text:span><text:span text:style-name="T8"> que é o ID do bean que deve ser injetado no atributo de </text:span><text:span text:style-name="T8">classe onde esta annotation foi declarada.</text:span></text:p>
      <text:p text:style-name="P35"/>
      <text:p text:style-name="P83"><text:span text:style-name="T8"><text:tab/><text:tab/>Abaixo é mostrado o mesmo exemplo só que fazendo uso dos recursos de inversão de controle do lindbergframework. No exemplo a seguir considere que no ponto de obtenção da instância do bean o </text:span><text:span text:style-name="T12">Core </text:span><text:span text:style-name="T8">do framework já foi configurado como mostrado nas sessões anteriores. Como só as implementações foram alteradas as interfaces são omitidas neste exemplo:</text:span></text:p>
      <text:p text:style-name="P35"/>
      <text:p text:style-name="P109"><text:span text:style-name="T222">import</text:span><text:span text:style-name="T139"> org.lindbergframework.beans.di.annotation.Bean;</text:span></text:p>
      <text:p text:style-name="P145"><text:span text:style-name="T210">import</text:span><text:span text:style-name="T20"> org.lindbergframework.beans.di.annotation.Inject;</text:span></text:p>
      <text:p text:style-name="P145"/>
      <text:p text:style-name="P145"><text:span text:style-name="T311">@Bean</text:span><text:span text:style-name="T20">(</text:span><text:span text:style-name="T175">"sistemaFacade"</text:span><text:span text:style-name="T20">)</text:span></text:p>
      <text:p text:style-name="P145"><text:span text:style-name="T210">public</text:span><text:span text:style-name="T20"> </text:span><text:span text:style-name="T210">class</text:span><text:span text:style-name="T20"> SistemaFacade </text:span><text:span text:style-name="T210">implements</text:span><text:span text:style-name="T20"> ISistemaFacade{</text:span></text:p>
      <text:p text:style-name="P107"><text:s text:c="4"/></text:p>
      <text:p text:style-name="P145"><text:span text:style-name="T20"><text:s text:c="4"/></text:span><text:span text:style-name="T311">@Inject</text:span><text:span text:style-name="T20">(</text:span><text:span text:style-name="T175">"pessoaBC"</text:span><text:span text:style-name="T20">)</text:span></text:p>
      <text:p text:style-name="P145"><text:span text:style-name="T20"><text:s text:c="4"/></text:span><text:span text:style-name="T210">private</text:span><text:span text:style-name="T20"> IPessoaBC </text:span><text:span text:style-name="T305">pessoaBC</text:span><text:span text:style-name="T20">;</text:span></text:p>
      <text:p text:style-name="P107"><text:s text:c="4"/></text:p>
      <text:p text:style-name="P145"><text:span text:style-name="T20"><text:s text:c="4"/></text:span><text:span text:style-name="T210">public</text:span><text:span text:style-name="T20"> </text:span><text:span text:style-name="T210">void</text:span><text:span text:style-name="T20"> cadastrarPessoa(Pessoa pessoa){</text:span></text:p>
      <text:p text:style-name="P145"><text:span text:style-name="T20"><text:s text:c="8"/></text:span><text:span text:style-name="T305">pessoaBC</text:span><text:span text:style-name="T20">.cadastrar(pessoa);</text:span></text:p>
      <text:p text:style-name="P107"><text:s text:c="4"/>}</text:p>
      <text:p text:style-name="P107">}</text:p>
      <text:p text:style-name="P41"><text:soft-page-break/></text:p>
      <text:p text:style-name="P107"><text:span text:style-name="T222">import</text:span><text:span text:style-name="T139"> org.lindbergframework.beans.di.annotation.Bean;</text:span></text:p>
      <text:p text:style-name="P145"><text:span text:style-name="T210">import</text:span><text:span text:style-name="T20"> org.lindbergframework.beans.di.annotation.Inject;</text:span></text:p>
      <text:p text:style-name="P145"/>
      <text:p text:style-name="P145"><text:span text:style-name="T311">@Bean</text:span><text:span text:style-name="T20">(</text:span><text:span text:style-name="T175">"pessoaBC"</text:span><text:span text:style-name="T20">)</text:span></text:p>
      <text:p text:style-name="P145"><text:span text:style-name="T210">public</text:span><text:span text:style-name="T20"> </text:span><text:span text:style-name="T210">class</text:span><text:span text:style-name="T20"> PessoaBC </text:span><text:span text:style-name="T210">implements</text:span><text:span text:style-name="T20"> IPessoaBC{</text:span></text:p>
      <text:p text:style-name="P107"><text:s text:c="4"/></text:p>
      <text:p text:style-name="P145"><text:span text:style-name="T20"><text:s text:c="4"/></text:span><text:span text:style-name="T311">@Inject</text:span><text:span text:style-name="T20">(</text:span><text:span text:style-name="T175">"pessoaDAO"</text:span><text:span text:style-name="T20">)</text:span></text:p>
      <text:p text:style-name="P145"><text:span text:style-name="T20"><text:s text:c="4"/></text:span><text:span text:style-name="T210">private</text:span><text:span text:style-name="T20"> IPessoaDAO </text:span><text:span text:style-name="T305">pessoaDAO</text:span><text:span text:style-name="T20">;</text:span></text:p>
      <text:p text:style-name="P107"><text:s text:c="4"/></text:p>
      <text:p text:style-name="P145"><text:span text:style-name="T20"><text:s text:c="4"/></text:span><text:span text:style-name="T210">public</text:span><text:span text:style-name="T20"> </text:span><text:span text:style-name="T210">void</text:span><text:span text:style-name="T20"> cadastrar(Pessoa pessoa) {</text:span></text:p>
      <text:p text:style-name="P145"><text:span text:style-name="T20"><text:s text:c="8"/></text:span><text:span text:style-name="T305">pessoaDAO</text:span><text:span text:style-name="T20">.cadastrar(pessoa);</text:span></text:p>
      <text:p text:style-name="P107"><text:s text:c="4"/>}</text:p>
      <text:p text:style-name="P107">}</text:p>
      <text:p text:style-name="P41"/>
      <text:p text:style-name="P41"/>
      <text:p text:style-name="P41"/>
      <text:p text:style-name="P180"/>
      <text:p text:style-name="P107"><text:span text:style-name="T222">import</text:span><text:span text:style-name="T139"> org.lindbergframework.beans.di.annotation.Bean;</text:span></text:p>
      <text:p text:style-name="P145"/>
      <text:p text:style-name="P145"><text:span text:style-name="T311">@Bean</text:span><text:span text:style-name="T20">(</text:span><text:span text:style-name="T175">"pessoaDAO"</text:span><text:span text:style-name="T20">)</text:span></text:p>
      <text:p text:style-name="P145"><text:span text:style-name="T210">public</text:span><text:span text:style-name="T20"> </text:span><text:span text:style-name="T210">class</text:span><text:span text:style-name="T20"> PessoaDAO </text:span><text:span text:style-name="T210">implements</text:span><text:span text:style-name="T20"> IPessoaDAO{</text:span></text:p>
      <text:p text:style-name="P107"><text:s text:c="4"/></text:p>
      <text:p text:style-name="P145"><text:span text:style-name="T20"><text:s text:c="4"/></text:span><text:span text:style-name="T210">public</text:span><text:span text:style-name="T20"> </text:span><text:span text:style-name="T210">void</text:span><text:span text:style-name="T20"> cadastrar(Pessoa pessoa){</text:span></text:p>
      <text:p text:style-name="P145"><text:span text:style-name="T20"><text:s text:c="8"/>System.</text:span><text:span text:style-name="T306">out</text:span><text:span text:style-name="T20">.println(</text:span><text:span text:style-name="T175">"Pessoa cadastrada: "</text:span><text:span text:style-name="T20">+pessoa.getNome());</text:span></text:p>
      <text:p text:style-name="P107"><text:s text:c="4"/>}</text:p>
      <text:p text:style-name="P107">}</text:p>
      <text:p text:style-name="P114"/>
      <text:p text:style-name="P38">Código de teste:</text:p>
      <text:p text:style-name="P94"/>
      <text:p text:style-name="P129"><text:span text:style-name="T139">Pessoa pessoa = </text:span><text:span text:style-name="T222">new</text:span><text:span text:style-name="T139"> Pessoa(</text:span><text:span text:style-name="T181">"joão"</text:span><text:span text:style-name="T139">);</text:span></text:p>
      <text:p text:style-name="P155"><text:span text:style-name="T20">ISistemaFacade sistemaFacade = CoreContext.</text:span><text:span text:style-name="T116">getInstance</text:span><text:span text:style-name="T20">().getBeanFactory().getBean(</text:span><text:span text:style-name="T175">"sistemaFacade"</text:span><text:span text:style-name="T20">);</text:span></text:p>
      <text:p text:style-name="P129">sistemaFacade.cadastrarPessoa(pessoa);</text:p>
      <text:p text:style-name="P129"/>
      <text:p text:style-name="P108"><text:span text:style-name="T162"><text:tab/></text:span><text:span text:style-name="T161">Observe que neste segundo exemplo as classes não referenciam como dependência nenhum implementação específica. </text:span><text:span text:style-name="T165">SistemaFacade</text:span><text:span text:style-name="T161"> referencia apenas a interface </text:span><text:span text:style-name="T165">IPessoaBC</text:span><text:span text:style-name="T161"> e é indiferente quanto a implementação que será usada. Da mesma forma </text:span><text:span text:style-name="T165">PessoaBC</text:span><text:span text:style-name="T161"> referencia apenas a interface </text:span><text:span text:style-name="T165">IPessoaDAO</text:span><text:span text:style-name="T161"> e </text:span><text:span text:style-name="T161">seu funcionamento não depende e nem está acoplado a nenhuma implementação desta.</text:span></text:p>
      <text:p text:style-name="P36"/>
      <text:p text:style-name="P108"><text:span text:style-name="T161"><text:tab/>Neste último exemplo a classe </text:span><text:span text:style-name="T165">SistemaFacade</text:span><text:span text:style-name="T161"> é anotada com a annotation </text:span><text:span text:style-name="T165">@Bean</text:span><text:span text:style-name="T161"> onde o ID deste </text:span><text:span text:style-name="T161">bean é definido como </text:span><text:span text:style-name="T165">sistemaFacade</text:span><text:span text:style-name="T161">. Este bean possui uma dependência com um </text:span><text:span text:style-name="T165">IPessoaBC</text:span><text:span text:style-name="T161"> e para definir e instruir ao LDIC que faça a injeção da implementação <text:s text:c="2"/>que deve ser usada, este atributo foi anotado com a annotation </text:span><text:span text:style-name="T165">@Inject</text:span><text:span text:style-name="T161"> definindo como parâmetro o ID do bean que deve ser injetado neste ponto. Observe que não há necessidade de definição de um </text:span><text:span text:style-name="T165">setter</text:span><text:span text:style-name="T161"> para </text:span><text:span text:style-name="T165">pessoaBC</text:span><text:span text:style-name="T161">.</text:span></text:p>
      <text:p text:style-name="P36"/>
      <text:p text:style-name="P108"><text:span text:style-name="T161"><text:tab/>Da mesma forma a nossa implementação de </text:span><text:span text:style-name="T165">IPessoaBC </text:span><text:span text:style-name="T161">a classe </text:span><text:span text:style-name="T165">PessoaBC </text:span><text:span text:style-name="T161">é anotada da mesma forma, uma annotation </text:span><text:span text:style-name="T165">@Bean</text:span><text:span text:style-name="T161"> definindo o ID desta e como temos apenas uma dependência, apenas uma annotation </text:span><text:span text:style-name="T165">@Inject </text:span><text:span text:style-name="T161">foi usada, neste caso para a dependência para </text:span><text:span text:style-name="T165">IPessoaDAO.</text:span></text:p>
      <text:p text:style-name="P61"/>
      <text:p text:style-name="P88"><text:tab/><text:tab/>4.2.2 – Obtendo beans a partir do Contexto</text:p>
      <text:p text:style-name="P61"/>
      <text:p text:style-name="P108"><text:span text:style-name="T165"><text:tab/></text:span><text:span text:style-name="T161">Com as classes devidamente anotadas precisamos obter uma instância de nossa fachada e utilizá-la é aí que entram as configurações feitas no core e a nossa bean factory. No trecho abaixo obtemos do </text:span><text:soft-page-break/><text:span text:style-name="T165">CoreContext</text:span><text:span text:style-name="T161"> a instância da </text:span><text:span text:style-name="T165">BeanFacotry</text:span><text:span text:style-name="T161"> e a partir desta fábrica obtemos a instância do bean da fachada do </text:span><text:span text:style-name="T161">sistema e para isso passamos o ID do bean da fachada que neste caso é “</text:span><text:span text:style-name="T165">sistemaFacade” </text:span><text:span text:style-name="T161">para o método </text:span><text:span text:style-name="T165">getBean</text:span><text:span text:style-name="T161"> da </text:span><text:span text:style-name="T165">BeanFactory.</text:span><text:span text:style-name="T161"> A instância do bean da fachada retornada por este método já virá pronta com suas dependências injetadas e prontas para uso. Para este caso a instância de </text:span><text:span text:style-name="T165">sistemaFacade</text:span><text:span text:style-name="T161"> já virá preenchida com a instância correta de </text:span><text:span text:style-name="T165">pessoaBC</text:span><text:span text:style-name="T161"> e este por sua vez já estará preenchido com a instância correta de </text:span><text:span text:style-name="T165">pessoaDAO</text:span><text:span text:style-name="T161"> tudo de forma automática e transparente feita pelo LDIC.</text:span></text:p>
      <text:p text:style-name="P95"/>
      <text:p text:style-name="P130"><text:span text:style-name="T156">ISistemaFacade sistemaFacade = CoreContext.</text:span><text:span text:style-name="T158">getInstance</text:span><text:span text:style-name="T156">().getBeanFactory().getBean(</text:span><text:span text:style-name="T198">"sistemaFacade"</text:span><text:span text:style-name="T156">);</text:span></text:p>
      <text:p text:style-name="P80"><text:tab/></text:p>
      <text:p text:style-name="P130"><text:span text:style-name="T156"><text:tab/></text:span><text:span text:style-name="T161">Uma outra forma e até mais simples e direta de se obter um bean a partir do contexto usando o </text:span><text:span text:style-name="T161">mecanismo de inversão e controle é a partir da classe </text:span><text:span text:style-name="T165">UserBeanContext</text:span><text:span text:style-name="T161">. Essa classe é um </text:span><text:span text:style-name="T165">singleton </text:span><text:span text:style-name="T161">e é um atalho para acesso da fábrica de beans padrão definida. O mesmo trecho de código apresentando anteriormente para obtenção de uma instância como exemplo de IsistemaFacade usando CoreContext poderi ser feita usando </text:span><text:span text:style-name="T165">UserBeanContext </text:span><text:span text:style-name="T161">da seguinte forma:</text:span></text:p>
      <text:p text:style-name="P35"/>
      <text:p text:style-name="P131"><text:span text:style-name="T155">ISistemaFacade sistemaFacade = UserBeanContext.</text:span><text:span text:style-name="T159">getInstance</text:span><text:span text:style-name="T155">().getBean(</text:span><text:span text:style-name="T197">"sistemaFacade"</text:span><text:span text:style-name="T155">);</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4">superclasse</text:span> de modo que se <text:span text:style-name="T134">PessoaBC </text:span>estendesse de uma classe qualquer e esta última tivesse dependências definidas via <text:span text:style-name="T134">@Inject</text:span> estas dependências herdadas, mesmo <text:span text:style-name="T134">private</text:span>, seriam resolvidas e injetadas.</text:p>
      <text:p text:style-name="P35"/>
      <text:p text:style-name="P35"><text:tab/><text:tab/>Caso seja o ID passado para o método <text:span text:style-name="T134">getBean</text:span> não corresponda a um bean válido dentro do contexto da bean factory, uma <text:span text:style-name="T134">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8"><text:tab/><text:tab/>4.2.3 – Beans com escopo <text:span text:style-name="T134">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4">singleton </text:span>o LDIC manterá sempre a mesma instância e sempre que o bean for solicitado ao LDIC esta mesma instância será retornada. Se fosse desejável, por exemplo, definir que o bean <text:span text:style-name="T134">SistemaFacade</text:span> deve ter uma única instância dentro do contexto, então especificaríamos seu escopo como <text:span text:style-name="T134">singleton</text:span> na própria annotation <text:span text:style-name="T134">@Bean</text:span>. Abaixo é mostrado como ficaria a classe <text:span text:style-name="T134">SistemaFacade</text:span> de modo a operar como um <text:span text:style-name="T134">singleton.</text:span></text:p>
      <text:p text:style-name="P35"/>
      <text:p text:style-name="P137"><text:span text:style-name="T312">@Bean</text:span><text:span text:style-name="T25">(value = </text:span><text:span text:style-name="T184">"sistemaFacade"</text:span><text:span text:style-name="T25">,</text:span><text:span text:style-name="T26">singleton = </text:span><text:span text:style-name="T212">true</text:span><text:span text:style-name="T25">)</text:span></text:p>
      <text:p text:style-name="P145"><text:span text:style-name="T210">public</text:span><text:span text:style-name="T20"> </text:span><text:span text:style-name="T210">class</text:span><text:span text:style-name="T20"> SistemaFacade </text:span><text:span text:style-name="T210">implements</text:span><text:span text:style-name="T20"> IsistemaFacade{}</text:span></text:p>
      <text:p text:style-name="P107"/>
      <text:p text:style-name="P107"><text:tab/></text:p>
      <text:p text:style-name="P145"><text:soft-page-break/><text:span text:style-name="T20"><text:tab/></text:span><text:span text:style-name="T50">Observe que a annotation </text:span><text:span text:style-name="T59">@Bean</text:span><text:span text:style-name="T50"> foi alterada adicionando o atributo </text:span><text:span text:style-name="T59">singleton</text:span><text:span text:style-name="T50"> definindo o valor deste como </text:span><text:span text:style-name="T59">true</text:span><text:span text:style-name="T50"> indicando que o bean </text:span><text:span text:style-name="T59">SistemaFacade</text:span><text:span text:style-name="T50"> deve ser trabalhar como um </text:span><text:span text:style-name="T59">singleton</text:span><text:span text:style-name="T50"> dentro do contexto. O LDIC agora retornará sempre a mesma instância de </text:span><text:span text:style-name="T59">SistemaFacade</text:span><text:span text:style-name="T50"> quando este bean for solicitado.</text:span></text:p>
      <text:p text:style-name="P38"/>
      <text:p text:style-name="P38"/>
      <text:p text:style-name="P102">5 – Lindberg Persistence – LINP.</text:p>
      <text:p text:style-name="P102"/>
      <text:p text:style-name="P101"><text:tab/><text:span text:style-name="T18">Persistência é algo muito importante nos projetos enterprise e muitas soluções já foram </text:span><text:span text:style-name="T18">desenvolvidas provendo suporte de modo a melhorar e facilitar o desenvolvimento no que diz respeito a </text:span><text:span text:style-name="T18">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1"><text:span text:style-name="T18"><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2">SpringDAO</text:span><text:span text:style-name="T18"> por exemplo, é um conjunto de recursos </text:span><text:span text:style-name="T18">providos pelo framework </text:span><text:span text:style-name="T12">Spring</text:span><text:span text:style-name="T18"> para suporte a persistência mas que não é ORM.</text:span></text:p>
      <text:p text:style-name="P36"/>
      <text:p text:style-name="P181"><text:span text:style-name="T48"><text:tab/>O JDBC (</text:span><text:span text:style-name="T14">Java Database Connectivity</text:span><text:span text:style-name="T47">) é o framework padrão java para persistência. O conjunto de classes providas pelo JDBC fornece o recurso de acesso a qualquer banco de dados relacional baseado em um Driver. Os detalhes sobre JDBC fogem do escopo deste documento.</text:span></text:p>
      <text:p text:style-name="P181"><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0">stored procedure</text:span><text:span text:style-name="T47"> que retorne um ou dois cursores e mapear cada um desses cursores em objetos java, executar uma </text:span><text:span text:style-name="T60">query </text:span><text:span text:style-name="T47">SQL e popular o resultado uma lista de objetos, chamar uma </text:span><text:span text:style-name="T60">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81"><text:span text:style-name="T47"><text:tab/>Considere por exemplo uma classe </text:span><text:span text:style-name="T60">ContribuinteDAO</text:span><text:span text:style-name="T47"> que conteria provavelmente um método chamado </text:span><text:span text:style-name="T60">getContribuintes </text:span><text:span text:style-name="T47">que retornaria uma lista de objetos </text:span><text:span text:style-name="T60">Contribuinte</text:span><text:span text:style-name="T47">. Considere também que a implementação da classe </text:span><text:span text:style-name="T60">ContribuinteDAO</text:span><text:span text:style-name="T47"> use JDBC sem nenhum componente ou framework como suporte. Esse método com certeza seria implementado seguindo o seguinte algoritmo:</text:span></text:p>
      <text:p text:style-name="P36"/>
      <text:list xml:id="list30482931" text:style-name="L8">
        <text:list-item>
          <text:p text:style-name="P239">Obter conexão;</text:p>
        </text:list-item>
        <text:list-item>
          <text:p text:style-name="P236"><text:span text:style-name="T47">Obter uma </text:span><text:span text:style-name="T60">Statement</text:span><text:span text:style-name="T47"> a partir da conexão;</text:span></text:p>
        </text:list-item>
        <text:list-item>
          <text:p text:style-name="P236"><text:span text:style-name="T47">Executar a query “select * from tabela_de_contribuinte” na </text:span><text:span text:style-name="T60">Statement</text:span><text:span text:style-name="T47"> ;</text:span></text:p>
        </text:list-item>
        <text:list-item>
          <text:p text:style-name="P236"><text:span text:style-name="T47">Obter um </text:span><text:span text:style-name="T60">ResultSet</text:span><text:span text:style-name="T47"> a partir da execução da query no </text:span><text:span text:style-name="T60">Statement;</text:span></text:p>
        </text:list-item>
        <text:list-item>
          <text:p text:style-name="P249"><text:span text:style-name="T71">Criar uma lista vazia de objetos </text:span><text:span text:style-name="T60">Contribuinte;</text:span></text:p>
        </text:list-item>
        <text:list-item>
          <text:p text:style-name="P249"><text:span text:style-name="T71">Fazer um loop percorrendo todo o </text:span><text:span text:style-name="T60">ResultSet;</text:span></text:p>
        </text:list-item>
        <text:list-item>
          <text:p text:style-name="P249"><text:span text:style-name="T71">Criar um Objeto </text:span><text:span text:style-name="T60">Contribuinte</text:span><text:span text:style-name="T71"> e populá-lo com os dados do registro atual do cursor do </text:span><text:span text:style-name="T60">ResultSet </text:span><text:span text:style-name="T71">em cada iteração do loop;</text:span></text:p>
        </text:list-item>
        <text:list-item>
          <text:p text:style-name="P249"><text:soft-page-break/><text:span text:style-name="T71">Adicionar o objeto </text:span><text:span text:style-name="T60">Contribuinte</text:span><text:span text:style-name="T71"> criado e populado na lista de </text:span><text:span text:style-name="T60">Contribuintes</text:span><text:span text:style-name="T71"> criada;</text:span></text:p>
        </text:list-item>
        <text:list-item>
          <text:p text:style-name="P249"><text:span text:style-name="T71">Retornar a lista de </text:span><text:span text:style-name="T60">Contribuintes.</text:span></text:p>
        </text:list-item>
      </text:list>
      <text:p text:style-name="P17"><text:tab/></text:p>
      <text:p text:style-name="P15"><text:span text:style-name="T60"><text:tab/></text:span><text:span text:style-name="T71">O algoritmo acima poderia ser implementado no seguinte método java e qualquer outra listagem seja lá qual for a entidade manteria o mesmo padrão mudando apenas o </text:span><text:span text:style-name="T60">sql </text:span><text:span text:style-name="T71">da query, o objeto criado e a forma como cada objeto é populado.</text:span></text:p>
      <text:p text:style-name="P4"><text:tab/><text:span text:style-name="T215">public</text:span><text:span text:style-name="T36"> List&lt;Contribuinte&gt; listarContribuintes() {</text:span></text:p>
      <text:p text:style-name="P132"><text:s text:c="8"/>Connection conn = <text:span text:style-name="T319">ConexaoUtil</text:span>.getConexao();</text:p>
      <text:p text:style-name="P156"><text:span text:style-name="T20"><text:s text:c="8"/>List&lt;Contribuinte&gt; listaContribuintes = </text:span><text:span text:style-name="T210">new</text:span><text:span text:style-name="T20"> ArrayList&lt;Contribuinte&gt;();</text:span></text:p>
      <text:p text:style-name="P156"><text:span text:style-name="T20"><text:s text:c="8"/></text:span><text:span text:style-name="T210">try</text:span><text:span text:style-name="T20"> {</text:span></text:p>
      <text:p text:style-name="P132"><text:s text:c="12"/>Statement st = conn.createStatement();</text:p>
      <text:p text:style-name="P156"><text:span text:style-name="T20"><text:s text:c="12"/>ResultSet rs = st.executeQuery(</text:span><text:span text:style-name="T175">"Select * from tb_contribuinte"</text:span><text:span text:style-name="T20">);</text:span></text:p>
      <text:p text:style-name="P156"><text:span text:style-name="T20"><text:s text:c="12"/></text:span><text:span text:style-name="T210">while</text:span><text:span text:style-name="T20"> (rs.next()){</text:span></text:p>
      <text:p text:style-name="P156"><text:span text:style-name="T20"><text:s text:c="16"/>Contribuinte contribuinte = </text:span><text:span text:style-name="T210">new</text:span><text:span text:style-name="T20"> Contribuinte();</text:span></text:p>
      <text:p text:style-name="P156"><text:span text:style-name="T20"><text:s text:c="16"/>contribuinte.setNomeFantasia(rs.getString(</text:span><text:span text:style-name="T175">"nome_fantasia"</text:span><text:span text:style-name="T20">));</text:span></text:p>
      <text:p text:style-name="P156"><text:span text:style-name="T20"><text:s text:c="16"/>contribuinte.setCnpj(rs.getString(</text:span><text:span text:style-name="T175">"cnpj"</text:span><text:span text:style-name="T20">));</text:span></text:p>
      <text:p text:style-name="P132"><text:s text:c="16"/></text:p>
      <text:p text:style-name="P156"><text:span text:style-name="T20"><text:s text:c="16"/>Endereco endereco = </text:span><text:span text:style-name="T210">new</text:span><text:span text:style-name="T20"> Endereco();</text:span></text:p>
      <text:p text:style-name="P156"><text:span text:style-name="T20"><text:s text:c="16"/>endereco.setBairro(rs.getString(</text:span><text:span text:style-name="T175">"bairro"</text:span><text:span text:style-name="T20">));</text:span></text:p>
      <text:p text:style-name="P156"><text:span text:style-name="T20"><text:s text:c="16"/>endereco.setCep(rs.getString(</text:span><text:span text:style-name="T175">"cep"</text:span><text:span text:style-name="T20">));</text:span></text:p>
      <text:p text:style-name="P156"><text:span text:style-name="T20"><text:s text:c="16"/>endereco.setRua(rs.getString(</text:span><text:span text:style-name="T175">"rua"</text:span><text:span text:style-name="T20">));</text:span></text:p>
      <text:p text:style-name="P156"><text:span text:style-name="T20"><text:s text:c="16"/>endereco.setNumero(rs.getInt(</text:span><text:span text:style-name="T175">"numero"</text:span><text:span text:style-name="T20">));</text:span></text:p>
      <text:p text:style-name="P132"><text:s text:c="16"/></text:p>
      <text:p text:style-name="P132"><text:s text:c="16"/>contribuinte.setEndereco(endereco);</text:p>
      <text:p text:style-name="P132"><text:s text:c="16"/></text:p>
      <text:p text:style-name="P132"><text:s text:c="16"/>listaContribuintes.add(contribuinte);</text:p>
      <text:p text:style-name="P132"><text:s text:c="12"/>}</text:p>
      <text:p text:style-name="P132"><text:s text:c="12"/></text:p>
      <text:p text:style-name="P156"><text:span text:style-name="T20"><text:s text:c="8"/>} </text:span><text:span text:style-name="T210">catch</text:span><text:span text:style-name="T20"> (SQLException e) {</text:span></text:p>
      <text:p text:style-name="P132"><text:s text:c="12"/>e.printStackTrace();</text:p>
      <text:p text:style-name="P132"><text:s text:c="8"/>}</text:p>
      <text:p text:style-name="P132"><text:s text:c="8"/></text:p>
      <text:p text:style-name="P156"><text:span text:style-name="T20"><text:s text:c="8"/></text:span><text:span text:style-name="T210">return</text:span><text:span text:style-name="T20"> listaContribuintes;</text:span></text:p>
      <text:p text:style-name="P183"><text:span text:style-name="T35"><text:s text:c="4"/>}</text:span><text:tab/></text:p>
      <text:p text:style-name="P21"/>
      <text:p text:style-name="P15"><text:span text:style-name="T60"><text:tab/></text:span><text:span text:style-name="T71">Na implementação acima usando apenas JDBC direto observe que foi feita uma simples consulta de contribuinte onde no nosso exemplo contém apenas alguns campos e a parte da população do </text:span><text:span text:style-name="T60">ResultSet</text:span><text:span text:style-name="T71"> em objetos </text:span><text:span text:style-name="T60">Contribuinte</text:span><text:span text:style-name="T71"> já demandou várias linhas de código. Considerando que o objeto </text:span><text:span text:style-name="T60">Contribuinte</text:span><text:span text:style-name="T71"> é o <text:s/>primeiro nível, neste caso, temos um segundo nível que é o objeto </text:span><text:span text:style-name="T60">Endereco </text:span><text:span text:style-name="T71"><text:s/>que está dentro do objeto </text:span><text:span text:style-name="T60">Contribuinte</text:span><text:span text:style-name="T71"> formando assim um segundo nível de atributos</text:span><text:span text:style-name="T60">. </text:span><text:span text:style-name="T71">Na população do endereço foi necessário criar um objeto </text:span><text:span text:style-name="T60">Endereco</text:span><text:span text:style-name="T71"> populá-lo para só então setar o endereço no objeto </text:span><text:span text:style-name="T60">Contribuinte</text:span><text:span text:style-name="T71">. No nosso exemplo foram apenas alguns campos. Imagine uma consulta real de contribuinte quantas dezenas de campos </text:span><text:span text:style-name="T71">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97229" text:style-name="L9">
        <text:list-item>
          <text:list>
            <text:list-item>
              <text:p text:style-name="P242">–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4">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4">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4">parser</text:span> da configuração funciona baseado em interface, como no CORE, e pode de acordo com a conveniência e necessidade do projeto pode ser implementado por exemplo configuração via arquivo <text:span text:style-name="T134">properties, </text:span>arquivo <text:span text:style-name="T134">txt, </text:span>enfim. Entenda como <text:span text:style-name="T134">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4">parser</text:span> de configuração do componente de persistência LINP é a <text:span text:style-name="T320">LinpConfiguration. </text:span>Esta inteface provê as constantes das propriedades de configuração que podem ser definidas para o LINP por padrão. Outras propriedades podem ser criadas de acordo com o <text:span text:style-name="T134">parser</text:span> usado.</text:p>
      <text:p text:style-name="P16"/>
      <text:p text:style-name="P18"><text:span text:style-name="T139"><text:tab/>O framework já provê implementações padrão do </text:span><text:span text:style-name="T135">parser</text:span><text:span text:style-name="T139"> para configurar o LINP. Abaixo são descritos estes </text:span><text:span text:style-name="T135">parsers</text:span><text:span text:style-name="T139"> que são encontrados no pacote </text:span><text:span text:style-name="T155">org.lindbergframework.persistence.configuration</text:span><text:span text:style-name="T139">:</text:span></text:p>
      <text:p text:style-name="P16"/>
      <text:list xml:id="list30484570" text:style-name="L10">
        <text:list-item>
          <text:p text:style-name="P243"><text:span text:style-name="T141">SimpleLinpConfiguration</text:span><text:span text:style-name="T157">:</text:span><text:span text:style-name="T156"> Deve ser usado para definição da configuração do LINP programaticamente.</text:span></text:p>
          <text:p text:style-name="P240"/>
        </text:list-item>
        <text:list-item>
          <text:p text:style-name="P237"><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0">lindberg-config.xsd</text:span><text:span text:style-name="T47">, provê uma tag denominada </text:span><text:span text:style-name="T60">linp</text:span><text:span text:style-name="T47">. Esta tag é a tag raiz para toda a configuração do componente LINP via XML usando o parser default XmlLinpConfiguration. A tag </text:span><text:span text:style-name="T60">linp</text:span><text:span text:style-name="T47"> engloba as definições de </text:span><text:span text:style-name="T60">datasource</text:span><text:span text:style-name="T47">, do </text:span><text:span text:style-name="T60">transaction manager, schema padrão, </text:span><text:span text:style-name="T47">da implementação a ser usada para resolver comandos sql, o tipo java a ser usado para tipos de dados sql do tipo </text:span><text:span text:style-name="T60">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0">LinpConfiguration</text:span><text:span text:style-name="T47">:</text:span></text:p>
      <text:list xml:id="list30497883" text:style-name="L11">
        <text:list-header>
          <text:p text:style-name="P245"/>
        </text:list-header>
        <text:list-item>
          <text:p text:style-name="P258"><text:span text:style-name="T208">lindberg.persistence.IntegerCursorType:</text:span><text:span text:style-name="T208"> </text:span></text:p>
          <text:p text:style-name="P259">- Tipo java inteiro <text:s/>para cursores;</text:p>
          <text:p text:style-name="P262"><text:span text:style-name="T75">- Valor padrão é </text:span><text:span text:style-name="T90">java.sql.Types.OTHER.</text:span></text:p>
          <text:p text:style-name="P260"/>
        </text:list-item>
        <text:list-item>
          <text:p text:style-name="P263"><text:span text:style-name="T139">lindberg.persistence.TransactionManager</text:span><text:span text:style-name="T139">:</text:span></text:p>
          <text:p text:style-name="P265"><text:soft-page-break/><text:span text:style-name="T88">- Implementação de </text:span><text:span text:style-name="T84">TransactionManager</text:span><text:span text:style-name="T88"> que será usada para o gerenciamento das transações de banco;</text:span></text:p>
          <text:p text:style-name="P265"><text:span text:style-name="T88">- Valor padrão é </text:span><text:span text:style-name="T85">org.lindbergframework.persistence.transaction.LinpSpringTransactionManager.</text:span></text:p>
          <text:p text:style-name="P261"/>
        </text:list-item>
        <text:list-item>
          <text:p text:style-name="P264">lindberg.persistence.SqlCommandResolver:</text:p>
          <text:p text:style-name="P265"><text:span text:style-name="T88">- Implementação de </text:span><text:span text:style-name="T84">SqlCommandResolver </text:span><text:span text:style-name="T88">que fará o intercambio entre a aplicação e o repositório de </text:span><text:span text:style-name="T88">comandos sql e atenderá a solicitações de obtenção desses comandos;</text:span></text:p>
          <text:p text:style-name="P261"/>
        </text:list-item>
        <text:list-item>
          <text:p text:style-name="P264">lindberg.persistence.DefaultSchema:</text:p>
          <text:p text:style-name="P259">- Schema de banco padrão que deve ser usado. Essa propriedade é opcional e não possui o valor padrão.</text:p>
          <text:p text:style-name="P259"/>
        </text:list-item>
        <text:list-item>
          <text:p text:style-name="P264">lindberg.persistence.Template:</text:p>
          <text:p text:style-name="P266"><text:span text:style-name="T89">- Implementação de </text:span><text:span text:style-name="T87">PersistenceTemplate </text:span><text:span text:style-name="T89">que deve ser usado no contexto como padrão para operações de persistência.</text:span></text:p>
          <text:p text:style-name="P266"><text:span text:style-name="T89">- Usando configuração via XML através de </text:span><text:span text:style-name="T87">XmlLinpConfiguration</text:span><text:span text:style-name="T89"> o valor padrão é </text:span><text:span text:style-name="T87">org.lindbergframework.persistence.impl.LinpTemplate</text:span><text:span text:style-name="T86">.</text:span></text:p>
        </text:list-item>
      </text:list>
      <text:p text:style-name="P207"/>
      <text:p text:style-name="P209">IMPORTANTE: Além dessas propriedades é importante e necessário definir a parte as configurações de <text:span text:style-name="T134">datasource</text:span> que o LINP usará. Isso será abordado mais a frente.</text:p>
      <text:p text:style-name="P207"/>
      <text:p text:style-name="P222">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7"><text:s text:c="12"/></text:span><text:span text:style-name="T216">new</text:span><text:span text:style-name="T21"> ClassPathXmlCoreConfiguration(</text:span><text:span text:style-name="T183">"</text:span><text:span text:style-name="T192">org/lindbergframework/configuracao/lindberg-config.xml</text:span><text:span text:style-name="T183">"</text:span><text:span text:style-name="T21">);</text:span></text:p>
      <text:p text:style-name="P128"><text:s text:c="8"/></text:p>
      <text:p text:style-name="P151"><text:span text:style-name="T20">SimpleLinpConfiguration linpConfiguration = </text:span><text:span text:style-name="T210">new</text:span><text:span text:style-name="T20"> SimpleLinpConfiguration();</text:span></text:p>
      <text:p text:style-name="P128"><text:s text:c="8"/></text:p>
      <text:p text:style-name="P128">DataSource ds = createDataSource();</text:p>
      <text:p text:style-name="P151"><text:span text:style-name="T20">DataSourceConfig config = </text:span><text:span text:style-name="T210">new</text:span><text:span text:style-name="T20"> DataSourceConfig(ds, com.mysql.jdbc.Driver.</text:span><text:span text:style-name="T210">class</text:span><text:span text:style-name="T20">);</text:span></text:p>
      <text:p text:style-name="P128"><text:s text:c="8"/></text:p>
      <text:p text:style-name="P128">linpConfiguration.setDataSourceConfig(config);</text:p>
      <text:p text:style-name="P151"><text:span text:style-name="T20">linpConfiguration.setCursorType(LinpConfiguration.</text:span><text:span text:style-name="T306">DEFAULT_INTEGER_CURSOR_TYPE</text:span><text:span text:style-name="T20">);</text:span></text:p>
      <text:p text:style-name="P151"><text:span text:style-name="T20">linpConfiguration.setTransactionManager(</text:span><text:span text:style-name="T210">new</text:span><text:span text:style-name="T20"> LinpSpringTransactionManager(ds));</text:span></text:p>
      <text:p text:style-name="P128"><text:s text:c="8"/></text:p>
      <text:p text:style-name="P128">XmlSqlCommandResolver sqlCommandResolver = </text:p>
      <text:p text:style-name="P151"><text:span text:style-name="T119"><text:s/><text:tab/> <text:s text:c="4"/></text:span><text:span text:style-name="T210">new</text:span><text:span text:style-name="T20"> ClassPathXmlSqlCommandResolver(</text:span><text:span text:style-name="T175">"</text:span><text:span text:style-name="T181">org/lindbergframework/repositorioSql</text:span><text:span text:style-name="T175">/queries.xml",</text:span></text:p>
      <text:p text:style-name="P151"><text:span text:style-name="T175"><text:tab/><text:tab/><text:tab/><text:tab/><text:tab/> <text:s text:c="13"/>"</text:span><text:span text:style-name="T181">org/lindbergframework/repositorioSql</text:span><text:span text:style-name="T175">/updates.xml"</text:span><text:span text:style-name="T20">);</text:span></text:p>
      <text:p text:style-name="P128">linpConfiguration.setSqlCommandResolver(sqlCommandResolver);</text:p>
      <text:p text:style-name="P128"><text:s text:c="8"/></text:p>
      <text:p text:style-name="P128">coreConfiguration.setLinpConfiguration(linpConfiguration);</text:p>
      <text:p text:style-name="P128">CoreContext.<text:span text:style-name="T134">getInstance</text:span>().loadConfiguration(coreConfiguration);</text:p>
      <text:p text:style-name="P128"/>
      <text:p text:style-name="P128"/>
      <text:p text:style-name="P16"><text:tab/>No trecho de código acima é feita a configuração do LINP programaticamente via <text:span text:style-name="T13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4">ClassPathXmlCoreConfiguration</text:span> para configurações do CORE baseado em um XML que está em nosso classpath. Em seguida criamos nosso <text:soft-page-break/><text:span text:style-name="T134">datasource </text:span>e o encapsulamos na classe que representa as configurações de <text:span text:style-name="T134">datasource</text:span> dentro do LINP que é a <text:span text:style-name="T134">DataSourceConfig</text:span>. Para tal passamos a referência do nosso <text:span text:style-name="T134">datasource </text:span>criado (ds) e o Driver que o nosso <text:span text:style-name="T134">datasource</text:span> está usando para criar um novo <text:span text:style-name="T134">DataSourceConfig. </text:span>Isso é mostrado abaixo:</text:p>
      <text:p text:style-name="P16"/>
      <text:p text:style-name="P128">DataSource ds = createDataSource();</text:p>
      <text:p text:style-name="P127">DataSourceConfig config = <text:span text:style-name="T210">new</text:span> DataSourceConfig(ds, com.mysql.jdbc.Driver.<text:span text:style-name="T210">class</text:span>);</text:p>
      <text:p text:style-name="P16"><text:tab/></text:p>
      <text:p text:style-name="P16"><text:tab/>A partir daí definimos as propriedades de acordo com nossa necessidade. Neste caso definimos:</text:p>
      <text:p text:style-name="P16"/>
      <text:list xml:id="list30514063" text:style-name="L12">
        <text:list-item>
          <text:list>
            <text:list-item>
              <text:p text:style-name="P241">DataSourceConfig:</text:p>
              <text:p text:style-name="P246"/>
              <text:p text:style-name="P246">linpConfiguration.setDataSourceConfig(config);</text:p>
              <text:p text:style-name="P246"/>
            </text:list-item>
            <text:list-item>
              <text:p text:style-name="P241">CursorType:</text:p>
              <text:p text:style-name="P241"/>
            </text:list-item>
          </text:list>
        </text:list-item>
      </text:list>
      <text:p text:style-name="P16"><text:tab/> <text:s text:c="4"/><text:span text:style-name="T152">linpConfiguration.setCursorType(LinpConfiguration.</text:span><text:span text:style-name="T309">DEFAULT_INTEGER_CURSOR_TYPE</text:span><text:span text:style-name="T152">);</text:span></text:p>
      <text:p text:style-name="P24"/>
      <text:list xml:id="list38598153" text:continue-numbering="true" text:style-name="L12">
        <text:list-item>
          <text:list>
            <text:list-item>
              <text:p text:style-name="P241">TransactionManager:</text:p>
              <text:p text:style-name="P246"/>
              <text:p text:style-name="P246">linpConfiguration.setTransactionManager(<text:span text:style-name="T210">new</text:span> LinpSpringTransactionManager(ds));</text:p>
              <text:p text:style-name="P246"/>
            </text:list-item>
            <text:list-item>
              <text:p text:style-name="P241">SqlCommandResolver:</text:p>
              <text:p text:style-name="P247">XmlSqlCommandResolver sqlCommandResolver = </text:p>
            </text:list-item>
          </text:list>
          <text:p text:style-name="P250"><text:span text:style-name="T119"><text:s text:c="6"/></text:span><text:span text:style-name="T210">new </text:span><text:span text:style-name="T20">ClassPathXmlSqlCommandResolver(</text:span><text:span text:style-name="T175">"</text:span><text:span text:style-name="T181">org/lindbergframework/repositorioSql</text:span><text:span text:style-name="T175">/queries.xml",</text:span></text:p>
          <text:p text:style-name="P250"><text:span text:style-name="T175"><text:tab/><text:tab/><text:tab/><text:tab/> <text:s text:c="13"/>"</text:span><text:span text:style-name="T181">org/lindbergframework/repositorioSql</text:span><text:span text:style-name="T175">/updates.xml"</text:span><text:span text:style-name="T20">);</text:span></text:p>
          <text:list text:continue-numbering="true">
            <text:list-header>
              <text:p text:style-name="P246">linpConfiguration.setSqlCommandResolver(sqlCommandResolver);</text:p>
            </text:list-header>
          </text:list>
        </text:list-item>
      </text:list>
      <text:p text:style-name="P23"/>
      <text:p text:style-name="P206"><text:span text:style-name="T161">Aqui usamos uma implementação de SqlCommandResolver que trabalha como um repositório de </text:span><text:span text:style-name="T161">comandos sql em arquivos XML e que será abordada com mais detalhes mais a frente. Esta é a principal implementação de SqlCommandResolver que é provida pelo componente. Neste caso </text:span><text:span text:style-name="T161">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7">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4">CoreContext,</text:span> também inicializará automaticamente o LINP a partir de seu contexto, <text:span text:style-name="T134">LinpContext.</text:span> O <text:span text:style-name="T13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2">CoreContext.</text:span><text:span text:style-name="T153">getInstance</text:span><text:span text:style-name="T152">().loadConfiguration(coreConfiguration);</text:span> </text:p>
      <text:p text:style-name="P16"/>
      <text:p text:style-name="P16"><text:tab/>O log no concole apresentará, dentre outras coisas, o seguinte trecho após a execução do <text:soft-page-break/><text:span text:style-name="T134">loadConfiguration</text:span> indicando o status da inicialização de cada módulo:</text:p>
      <text:p text:style-name="P16"/>
      <text:p text:style-name="P18"><text:span text:style-name="T139"><text:tab/></text:span><text:span text:style-name="T302">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4">CoreContext</text:span> verifica que precisa inicializar LINP<text:span text:style-name="T134"> </text:span>então dispara o processo de inicialização e configuração de <text:span text:style-name="T134">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3">5.3.2 – Configurando o LINP na prática – Usando XML</text:p>
      <text:p text:style-name="P208"/>
      <text:p text:style-name="P21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4">&lt;core&gt;</text:span> e as do LINP dentro da tag, de mesmo nível hierárquico no XML, <text:span text:style-name="T134">&lt;linp&gt;. </text:span>As mesmas configurações que foram usadas no exemplo de configuração programaticamente no exemplo anterior pode ser feita, e com mais flexibilidade ainda, via XML.</text:p>
      <text:p text:style-name="P210"><text:tab/><text:tab/></text:p>
      <text:p text:style-name="P210"><text:tab/><text:tab/>Como o XML de configuração do componente <text:span text:style-name="T134">LINP</text:span> é o mesmo do de configuração do <text:span text:style-name="T134">CORE</text:span> do framework então o schema é o mesmo. </text:p>
      <text:p text:style-name="P210"/>
      <text:p text:style-name="P210"><text:tab/><text:tab/>Schema: <text:s/><text:a xlink:type="simple" xlink:href="http://www.lindbergframework.org/schema/lindberg-config.xsd">http://www.lindbergframework.org/schema/lindberg-config.xsd</text:a></text:p>
      <text:p text:style-name="P210"/>
      <text:p text:style-name="P210"><text:tab/><text:tab/>A diferença para as configurações do componente de persistência é que novas tags e atributos são usados para configurar o <text:span text:style-name="T134">LINP.</text:span> Estas novas tags estão descritas no schema acima. As propriedades de configuração, seguindo a mesma ideia do <text:span text:style-name="T134">CORE,</text:span> são detalhas abaixo. Seu uso é demonstrado na prática mais a frente:</text:p>
      <text:p text:style-name="P210"/>
      <text:p text:style-name="P218"><text:span text:style-name="T101"><text:tab/><text:tab/></text:span><text:span text:style-name="T103">- </text:span><text:span text:style-name="T178">lindberg.persistence.IntegerCursorType </text:span></text:p>
      <text:p text:style-name="P217"><text:span text:style-name="T191"><text:tab/><text:tab/></text:span><text:span text:style-name="T301">(se não for definida o tipo inteiro para cursores de banco <text:s/>padrão será usado – java.sql.Types.OTHER)</text:span><text:span text:style-name="T191">:</text:span></text:p>
      <text:p text:style-name="P217"><text:span text:style-name="T30"><text:tab/><text:tab/></text:span><text:span text:style-name="T120">Tipo inteiro para cursores de banco, quando o banco em uso provê o recurso de cursores. </text:span></text:p>
      <text:p text:style-name="P218"><text:span text:style-name="T101"><text:tab/><text:tab/>Geralmente, quando definida explicitamente é usada alguma constante específica do banco de dados <text:tab/><text:tab/><text:tab/>adotado. </text:span><text:span text:style-name="T101">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5">oracle.jdbc.OracleTypes.CURSOR</text:span><text:span text:style-name="T101">, pois o banco oracle fornece junto com seu driver <text:tab/><text:tab/>uma constante do tipo inteiro (padrão) que identifica tipos de cursores de banco:</text:span></text:p>
      <text:p text:style-name="P213"/>
      <text:p text:style-name="P217"><text:span text:style-name="T120"><text:tab/><text:tab/></text:span><text:span text:style-name="T236">&lt;</text:span><text:span text:style-name="T262">config-property </text:span><text:span text:style-name="T288">name</text:span><text:span text:style-name="T23">=</text:span><text:span text:style-name="T187">"lindberg.persistence.IntegerCursorType"</text:span></text:p>
      <text:p text:style-name="P217"><text:span text:style-name="T187"><text:tab/><text:tab/><text:tab/><text:tab/> <text:s text:c="4"/></text:span><text:span text:style-name="T288">value</text:span><text:span text:style-name="T23">=</text:span><text:span text:style-name="T187">"</text:span><text:span text:style-name="T189">#</text:span><text:span text:style-name="T187">oracle.jdbc.OracleTypes.CURSOR"</text:span><text:span text:style-name="T23"> </text:span><text:span text:style-name="T236">/&gt;</text:span></text:p>
      <text:p text:style-name="P216"><text:tab/><text:tab/></text:p>
      <text:p text:style-name="P210"><text:s/><text:tab/><text:tab/><text:span text:style-name="T318">Observe que foi usado no valor dessa propriedade o carácter coringa </text:span><text:span text:style-name="T136">'#' <text:s/></text:span><text:span text:style-name="T318"><text:s/>para definir que o valor será obtido através da constante estática e pública </text:span><text:span text:style-name="T136">CURSOR</text:span><text:span text:style-name="T318"> na classe </text:span><text:span text:style-name="T136">oracle.jdbc.OracleTypes. </text:span><text:span text:style-name="T318">Esse recurso de carácter coringa foi abordado com detalhes na sessão 3.3.2.1 deste documento.</text:span></text:p>
      <text:p text:style-name="P211"><text:soft-page-break/></text:p>
      <text:p text:style-name="P211"/>
      <text:p text:style-name="P212"><text:span text:style-name="T139"><text:tab/><text:tab/></text:span><text:span text:style-name="T170">- </text:span><text:span text:style-name="T201">lindberg.persistence.TransactionManager</text:span></text:p>
      <text:p text:style-name="P212"><text:span text:style-name="T185"><text:tab/><text:tab/></text:span><text:span text:style-name="T304">(se não for definida o TransactionManager padrão será usado –</text:span></text:p>
      <text:p text:style-name="P212"><text:span text:style-name="T304"><text:tab/><text:tab/> org.lindbergframework.persistence.transaction.LinpSpringTransactionManager)</text:span><text:span text:style-name="T199">:</text:span></text:p>
      <text:p text:style-name="P212"><text:span text:style-name="T199"><text:tab/><text:tab/></text:span><text:span text:style-name="T322">Implementação de </text:span><text:span text:style-name="T324">TransactionManager</text:span><text:span text:style-name="T322"> que deve ser usada para o gerenciamento de transações.</text:span></text:p>
      <text:p text:style-name="P220"/>
      <text:p text:style-name="P212"><text:span text:style-name="T322"><text:tab/><text:tab/></text:span><text:span text:style-name="T323">O gerenciamento de transações do LINP é detalhado mais a frente.</text:span></text:p>
      <text:p text:style-name="P221"/>
      <text:p text:style-name="P212"><text:span text:style-name="T323"><text:tab/><text:tab/></text:span><text:span text:style-name="T323">- </text:span><text:span text:style-name="T202">lindberg.persistence.SqlCommandResolver</text:span><text:span text:style-name="T186"> </text:span><text:span text:style-name="T304">(requerido)</text:span></text:p>
      <text:p text:style-name="P219"><text:span text:style-name="T169"><text:tab/><text:tab/></text:span><text:span text:style-name="T170">Implementação de </text:span><text:span text:style-name="T172">SqlCommandResolver</text:span><text:span text:style-name="T170"> que será usada para resolver comandos sql requisitados pela <text:tab/><text:tab/><text:tab/>aplicação fazendo uma ponte entre os DAO´s (</text:span><text:span text:style-name="T172">Data Access Objects)</text:span><text:span text:style-name="T170"> <text:s/>e o repositório comandos sql.</text:span></text:p>
      <text:p text:style-name="P220"/>
      <text:p text:style-name="P219"><text:span text:style-name="T170"><text:tab/><text:tab/></text:span><text:span text:style-name="T171">- </text:span><text:span text:style-name="T202">lindberg.persistence.DefaultSchema</text:span><text:span text:style-name="T185"> </text:span><text:span text:style-name="T304">(opcional)</text:span></text:p>
      <text:p text:style-name="P219"><text:span text:style-name="T185"><text:tab/><text:tab/></text:span><text:span text:style-name="T321">Schema padrão que deve ser usado.</text:span></text:p>
      <text:p text:style-name="P220"/>
      <text:p text:style-name="P219"><text:span text:style-name="T321"><text:tab/><text:tab/></text:span><text:span text:style-name="T171">- </text:span><text:span text:style-name="T202">lindberg.persistence.Template</text:span><text:span text:style-name="T185"> </text:span><text:span text:style-name="T301">(opcional)</text:span></text:p>
      <text:p text:style-name="P214"><text:span text:style-name="T139"><text:tab/><text:tab/></text:span><text:span text:style-name="T135">PersistenceTemplate </text:span><text:span text:style-name="T139">que deve ser usado. Quando não definido, a implementação padrão, </text:span><text:span text:style-name="T135">LinpTemplate, </text:span><text:span text:style-name="T139">é <text:tab/><text:tab/>usada.</text:span><text:span text:style-name="T199"><text:tab/><text:tab/></text:span></text:p>
      <text:p text:style-name="P215"><text:tab/><text:tab/></text:p>
      <text:p text:style-name="P37"><text:tab/><text:tab/>Abaixo é ilustrado de forma detalhada o schema <text:a xlink:type="simple" xlink:href="http://www.lindbergframework.org/schema/lindberg-config.xsd">lindberg-config.xsd</text:a> no que diz respeito a tag <text:span text:style-name="T134">&lt;linp&gt; </text:span>para definição das configurações do LINP. Observe que a tag &lt;<text:span text:style-name="T134">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18">Importante:</text:span> qualquer tentativa de uso do componente LINP sem que este seja configurado e seu contexto, <text:span text:style-name="T134">LinpContext,</text:span> devidamente inicializado o framework lançará uma <text:span text:style-name="T134">IllegalStateContextException</text:span> com a mensagem descrita abaixo:</text:p>
      <text:p text:style-name="P37"/>
      <text:p text:style-name="P56"><text:span text:style-name="T139"><text:tab/><text:tab/></text:span><text:span text:style-name="T302">Linp Context is not active. Call loadConfiguration static method </text:span></text:p>
      <text:p text:style-name="P167"><text:tab/><text:tab/>in LinpContext to active it</text:p>
      <text:p text:style-name="P167"/>
      <text:p text:style-name="P56"><text:span text:style-name="T302"><text:tab/><text:tab/></text:span><text:span text:style-name="T139">Abaixo é descrito o mesmo XML de configuração apresentado quando abordamos as configurações de CORE só que agora adicionando as configurações do LINP usando um datasource configurado para acessar um banco </text:span><text:span text:style-name="T135">Oracle</text:span><text:span text:style-name="T139">, isso fará com que o CORE configure e inicialize devidamente de forma automática o </text:span><text:span text:style-name="T135">LinpContext.</text:span></text:p>
      <text:p text:style-name="P62"/>
      <text:p text:style-name="P110"><text:span text:style-name="T244">&lt;?</text:span><text:span text:style-name="T269">xml</text:span><text:span text:style-name="T135"> </text:span><text:span text:style-name="T282">version</text:span><text:span text:style-name="T135">=</text:span><text:span text:style-name="T177">"1.0"</text:span><text:span text:style-name="T135"> </text:span><text:span text:style-name="T282">encoding</text:span><text:span text:style-name="T135">=</text:span><text:span text:style-name="T177">"UTF-8"</text:span><text:span text:style-name="T244">?&gt;</text:span></text:p>
      <text:p text:style-name="P145"><text:span text:style-name="T230">&lt;</text:span><text:span text:style-name="T256">lindberg-configuration</text:span> <text:span text:style-name="T280">xmlns</text:span><text:span text:style-name="T20">=</text:span><text:span text:style-name="T176">"http://www.lindbergframework.org/schema"</text:span> <text:span text:style-name="T280">xmlns:xsi</text:span><text:span text:style-name="T20">=</text:span><text:span text:style-name="T176">"http://www.w3.org/2001/XMLSchema-instance"</text:span> <text:span text:style-name="T280">xsi:schemaLocation</text:span><text:span text:style-name="T20">=</text:span><text:span text:style-name="T176">"http://www.lindbergframework.org/schema lindberg-config.xsd "</text:span><text:span text:style-name="T230">&gt;</text:span></text:p>
      <text:p text:style-name="P145"/>
      <text:p text:style-name="P151"><text:span text:style-name="T230">&lt;</text:span><text:span text:style-name="T256">core</text:span><text:span text:style-name="T230">&gt;</text:span></text:p>
      <text:p text:style-name="P151"><text:span text:style-name="T20"><text:s text:c="3"/></text:span><text:span text:style-name="T230">&lt;</text:span><text:span text:style-name="T256">config-property</text:span> <text:span text:style-name="T280">name</text:span><text:span text:style-name="T20">=</text:span><text:span text:style-name="T176">"lindberg.core.di-basepackage"</text:span> <text:s/><text:tab/><text:tab/><text:tab/><text:tab/><text:tab/><text:tab/><text:tab/><text:tab/><text:span text:style-name="T280">value</text:span><text:span text:style-name="T20">=</text:span><text:span text:style-name="T176">"org.lindbergframework.exemplo.*"</text:span><text:span text:style-name="T230">/&gt;</text:span></text:p>
      <text:p text:style-name="P151"><text:span text:style-name="T20"><text:s text:c="3"/></text:span><text:span text:style-name="T230">&lt;</text:span><text:span text:style-name="T256">config-property</text:span> <text:span text:style-name="T280">name</text:span><text:span text:style-name="T20">=</text:span><text:span text:style-name="T176">"lindberg.core.beanfactory"</text:span> <text:s text:c="3"/><text:tab/><text:tab/><text:tab/> <text:s text:c="22"/><text:tab/><text:tab/><text:span text:style-name="T280">value</text:span><text:span text:style-name="T20">=</text:span><text:span text:style-name="T176">"org.lindbergframework.beans.di.context.AnnotationBeanFactory"</text:span><text:span text:style-name="T230">/&gt; </text:span></text:p>
      <text:p text:style-name="P151"><text:span text:style-name="T230">&lt;/</text:span><text:span text:style-name="T256">core</text:span><text:span text:style-name="T230">&gt;</text:span></text:p>
      <text:p text:style-name="P184"/>
      <text:p text:style-name="P145"><text:span text:style-name="T230">&lt;</text:span><text:span text:style-name="T256">linp</text:span><text:span text:style-name="T230">&gt;</text:span></text:p>
      <text:p text:style-name="P145"><text:span text:style-name="T20"><text:s text:c="3"/></text:span><text:span text:style-name="T245">&lt;</text:span><text:span text:style-name="T270">dataSource</text:span><text:span text:style-name="T245"> </text:span><text:span text:style-name="T283">class</text:span><text:span text:style-name="T116">=</text:span><text:span text:style-name="T176">"org.springframework.jdbc.datasource.DriverManagerDataSource"</text:span><text:span text:style-name="T245"> </text:span></text:p>
      <text:p text:style-name="P145"><text:tab/> <text:s text:c="8"/><text:span text:style-name="T280">driver</text:span><text:span text:style-name="T20">=</text:span><text:span text:style-name="T176">"oracle.jdbc.OracleDriver"</text:span> <text:span text:style-name="T280">driverPropertyName</text:span><text:span text:style-name="T20">=</text:span><text:span text:style-name="T176">"driverClassName"</text:span><text:span text:style-name="T230">&gt;</text:span></text:p>
      <text:p text:style-name="P145"><text:span text:style-name="T20"><text:s text:c="5"/></text:span><text:span text:style-name="T230">&lt;</text:span><text:span text:style-name="T256">property</text:span> <text:span text:style-name="T280">name</text:span><text:span text:style-name="T20">=</text:span><text:span text:style-name="T176">"url"</text:span> <text:span text:style-name="T280">value</text:span><text:span text:style-name="T20">=</text:span><text:span text:style-name="T176">"jdbc:oracle:thin:@localhost:1521:xe"</text:span><text:span text:style-name="T230">/&gt;</text:span></text:p>
      <text:p text:style-name="P145"><text:span text:style-name="T20"><text:s text:c="5"/></text:span><text:span text:style-name="T230">&lt;</text:span><text:span text:style-name="T256">property</text:span> <text:span text:style-name="T280">name</text:span><text:span text:style-name="T20">=</text:span><text:span text:style-name="T176">"username"</text:span> <text:span text:style-name="T280">value</text:span><text:span text:style-name="T20">=</text:span><text:span text:style-name="T176">"SYSTEM"</text:span> <text:span text:style-name="T230">/&gt;</text:span></text:p>
      <text:p text:style-name="P145"><text:span text:style-name="T20"><text:s text:c="5"/></text:span><text:span text:style-name="T230">&lt;</text:span><text:span text:style-name="T256">property</text:span> <text:span text:style-name="T280">name</text:span><text:span text:style-name="T20">=</text:span><text:span text:style-name="T176">"password"</text:span> <text:span text:style-name="T280">value</text:span><text:span text:style-name="T20">=</text:span><text:span text:style-name="T176">"admin"</text:span> <text:span text:style-name="T230">/&gt;</text:span></text:p>
      <text:p text:style-name="P145"><text:span text:style-name="T20"><text:s text:c="3"/></text:span><text:span text:style-name="T230">&lt;/</text:span><text:span text:style-name="T256">dataSource</text:span><text:span text:style-name="T230">&gt;</text:span></text:p>
      <text:p text:style-name="P107"><text:tab/><text:tab/></text:p>
      <text:p text:style-name="P145"><text:span text:style-name="T20"><text:s text:c="3"/></text:span><text:span text:style-name="T230">&lt;</text:span><text:span text:style-name="T256">config-properties</text:span><text:span text:style-name="T230">&gt;</text:span></text:p>
      <text:p text:style-name="P145"><text:span text:style-name="T230"><text:s text:c="5"/>&lt;</text:span><text:span text:style-name="T256">config-property</text:span><text:span text:style-name="T230"> </text:span><text:span text:style-name="T280">name</text:span><text:span text:style-name="T20">=</text:span><text:span text:style-name="T176">"lindberg.persistence.IntegerCursorType"</text:span><text:span text:style-name="T230"> <text:tab/><text:tab/><text:tab/><text:tab/> <text:s text:c="4"/><text:tab/> <text:s text:c="2"/></text:span><text:span text:style-name="T280">value</text:span><text:span text:style-name="T20">=</text:span><text:span text:style-name="T176">"#oracle.jdbc.OracleTypes.CURSOR"</text:span><text:span text:style-name="T230"> /&gt;</text:span></text:p>
      <text:p text:style-name="P145"><text:span text:style-name="T230"><text:s text:c="5"/>&lt;</text:span><text:span text:style-name="T256">config-property</text:span> <text:span text:style-name="T280">name</text:span><text:span text:style-name="T20">=</text:span><text:span text:style-name="T176">"lindberg.persistence.TransactionManager"</text:span> <text:s text:c="4"/><text:tab/> <text:s text:c="2"/><text:tab/><text:tab/><text:tab/> <text:s text:c="2"/><text:span text:style-name="T280">value</text:span><text:span text:style-name="T20">=</text:span><text:span text:style-name="T176">"org.lindbergframework.persistence.transaction.LinpSpringTransactionManager"</text:span><text:span text:style-name="T230">/&gt;</text:span></text:p>
      <text:p text:style-name="P145"><text:span text:style-name="T20"><text:s text:c="5"/></text:span><text:span text:style-name="T230">&lt;</text:span><text:span text:style-name="T256">config-property</text:span> <text:span text:style-name="T280">name</text:span><text:span text:style-name="T20">=</text:span><text:span text:style-name="T176">"lindberg.persistence.SqlCommandResolver"</text:span> <text:tab/><text:tab/><text:tab/><text:tab/> <text:s text:c="9"/><text:tab/> <text:s text:c="2"/><text:span text:style-name="T280">value</text:span><text:span text:style-name="T20">=</text:span><text:span text:style-name="T176">"org.lindbergframework.persistence.sql.ClassPathXmlSqlCommandResolver"</text:span><text:span text:style-name="T230">&gt;</text:span><text:span text:style-name="T20"><text:tab/><text:tab/><text:tab/></text:span><text:span text:style-name="T230">&lt;</text:span><text:span text:style-name="T256">property</text:span> <text:span text:style-name="T280">constructor-arg</text:span><text:span text:style-name="T20">=</text:span><text:span text:style-name="T176">"true"</text:span><text:span text:style-name="T230">&gt;</text:span></text:p>
      <text:p text:style-name="P145"><text:span text:style-name="T20"><text:tab/><text:tab/> <text:s text:c="2"/></text:span><text:span text:style-name="T230">&lt;</text:span><text:span text:style-name="T256">array</text:span><text:span text:style-name="T230">&gt;</text:span><text:span text:style-name="T20"> </text:span></text:p>
      <text:p text:style-name="P107"><text:s text:c="15"/><text:tab/><text:span text:style-name="T298">org/lindbergframework/repositorioSql</text:span><text:span text:style-name="T297">/queries.xml; <text:s/><text:tab/><text:tab/><text:tab/><text:tab/><text:tab/><text:tab/><text:tab/><text:tab/></text:span><text:span text:style-name="T298">org/lindbergframework/repositorioSql</text:span><text:span text:style-name="T297">/updates.xml</text:span></text:p>
      <text:p text:style-name="P145"><text:span text:style-name="T20"><text:tab/><text:tab/> <text:s text:c="2"/></text:span><text:span text:style-name="T230">&lt;/</text:span><text:span text:style-name="T256">array</text:span><text:span text:style-name="T230">&gt;</text:span></text:p>
      <text:p text:style-name="P145"><text:span text:style-name="T20"><text:tab/><text:tab/></text:span><text:span text:style-name="T230">&lt;/</text:span><text:span text:style-name="T256">property</text:span><text:span text:style-name="T230">&gt;</text:span></text:p>
      <text:p text:style-name="P145"><text:span text:style-name="T20"><text:tab/></text:span><text:span text:style-name="T230">&lt;/</text:span><text:span text:style-name="T256">config-property</text:span><text:span text:style-name="T230">&gt;</text:span></text:p>
      <text:p text:style-name="P145"><text:span text:style-name="T20"><text:s text:c="3"/></text:span><text:span text:style-name="T230">&lt;/</text:span><text:span text:style-name="T256">config-properties</text:span><text:span text:style-name="T230">&gt;</text:span></text:p>
      <text:p text:style-name="P145"/>
      <text:p text:style-name="P145"><text:span text:style-name="T230">&lt;/</text:span><text:span text:style-name="T256">linp</text:span><text:span text:style-name="T230">&gt;</text:span></text:p>
      <text:p text:style-name="P145"/>
      <text:p text:style-name="P145"><text:span text:style-name="T230">&lt;/</text:span><text:span text:style-name="T256">lindberg-configuration</text:span><text:span text:style-name="T230">&gt;</text:span></text:p>
      <text:p text:style-name="P186"/>
      <text:p text:style-name="P186"><text:tab/><text:span text:style-name="T50">O xml acima contém no mesmo arquivo tanto as configurações de CORE quanto, agora, as do </text:span><text:span text:style-name="T50">componente </text:span><text:span text:style-name="T59">LINP. </text:span><text:span text:style-name="T50">As configurações do </text:span><text:span text:style-name="T59">CORE </text:span><text:span text:style-name="T50">não serão abordadas neste momento, visto que isto já foi feito na sessão dedicada ao </text:span><text:span text:style-name="T59">CORE</text:span><text:span text:style-name="T50"> no início deste documento. No que diz respeito ao </text:span><text:span text:style-name="T59">LINP </text:span><text:span text:style-name="T50">as </text:span><text:soft-page-break/><text:span text:style-name="T50">configurações são definidas a partir da tag </text:span><text:span text:style-name="T59">&lt;linp&gt;</text:span><text:span text:style-name="T50"> e estas defines as propriedades do datasource, para conexão com o banco de dados, o schema padrão a ser usado, o gerenciador de transações </text:span><text:span text:style-name="T59">(TransactionManager)</text:span><text:span text:style-name="T50">, a classe que trabalhará como camada intermediária entre a aplicação e o repositório de comandos sql </text:span><text:span text:style-name="T59">(SqlCommandResolver) </text:span><text:span text:style-name="T50">atendendo as requisições por comandos sql.</text:span></text:p>
      <text:p text:style-name="P38"><text:tab/></text:p>
      <text:p text:style-name="P38"><text:tab/>As configurações do LINP definidas no exemplo acima são detalhadas abaixo:</text:p>
      <text:p text:style-name="P38"/>
      <text:list xml:id="list30498247" text:style-name="L13">
        <text:list-item>
          <text:list>
            <text:list-header>
              <text:p text:style-name="P267"><text:span text:style-name="T51">* <text:s/>DataSource: </text:span><text:span text:style-name="T47">Tag &lt;</text:span><text:span text:style-name="T60">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68"/>
              <text:p text:style-name="P269"><text:span text:style-name="T328">* <text:s/></text:span><text:span text:style-name="T325">lindberg.persistence.IntegerCursorType</text:span><text:span text:style-name="T328">: </text:span><text:span text:style-name="T47">Tipo específico inteiro Sql para Cursores de banco. Para este o banco usado no exemplo, Oracle, temos um tipo sql específico para cursores de banco: </text:span><text:span text:style-name="T64">oracle.jdbc.OracleTypes.CURSOR. </text:span><text:span text:style-name="T61">Por ser uma constante, então esse valor é definido precedido pelo caracter</text:span><text:span text:style-name="T64"> </text:span><text:span text:style-name="T51">'#'</text:span><text:span text:style-name="T47">;</text:span></text:p>
            </text:list-header>
          </text:list>
        </text:list-item>
      </text:list>
      <text:p text:style-name="P226"/>
      <text:p text:style-name="P224"><text:span text:style-name="T328">* <text:s/></text:span><text:span text:style-name="T325">lindberg.persistence.TransactionManager: </text:span><text:span text:style-name="T330">Gerenciador de transações que será usado para transações de banco. Para este exemplo é usado a implementação padrão de </text:span><text:span text:style-name="T326">TransactionManager, </text:span><text:span text:style-name="T330"><text:s/></text:span><text:span text:style-name="T326">LinpSpringTransactionManager. </text:span><text:span text:style-name="T330">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26">TransactionManager <text:s/></text:span><text:span text:style-name="T330">consistente;</text:span></text:p>
      <text:p text:style-name="P227"/>
      <text:p text:style-name="P224"><text:span text:style-name="T328">* <text:s/></text:span><text:span text:style-name="T325">lindberg.persistence.SqlCommandResolver: </text:span><text:span text:style-name="T330">Implementação de </text:span><text:span text:style-name="T326">SqlCommandResolver</text:span><text:span text:style-name="T330">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26">classpath</text:span><text:span text:style-name="T330"> da aplicação, </text:span><text:span text:style-name="T326">ClassPathXmlSqlCommandResolver.</text:span><text:span text:style-name="T330"> Observe que esta propriedade de configuração define um parâmetro de construtor para o resolver que é um array de Strings. Esse parâmetro define o caminho onde estão os arquivos XML dentro do </text:span><text:span text:style-name="T326">classpath </text:span><text:span text:style-name="T330">contendo os comanos SQL que serão usados pela implementação de </text:span><text:span text:style-name="T326">SqlCommandResolver</text:span><text:span text:style-name="T330"> especificada. Neste caso isto foi definido dentro da tag da </text:span><text:span text:style-name="T326">&lt;config-property&gt;</text:span><text:span text:style-name="T330"> da propriedade de configuração do resolver no trecho a seguir:</text:span></text:p>
      <text:p text:style-name="P227"><text:tab/></text:p>
      <text:p text:style-name="P224"><text:span text:style-name="T330"><text:tab/></text:span><text:span text:style-name="T237">&lt;</text:span><text:span text:style-name="T263">property</text:span><text:span text:style-name="T332"> </text:span><text:span text:style-name="T289">constructor-arg</text:span><text:span text:style-name="T22">=</text:span><text:span text:style-name="T188">"true"</text:span><text:span text:style-name="T237">&gt;</text:span></text:p>
      <text:p text:style-name="P145"><text:span text:style-name="T20"><text:tab/><text:tab/> <text:s text:c="2"/></text:span><text:span text:style-name="T230">&lt;</text:span><text:span text:style-name="T256">array</text:span><text:span text:style-name="T230">&gt;</text:span><text:span text:style-name="T20"> </text:span></text:p>
      <text:p text:style-name="P107"><text:s text:c="15"/><text:tab/><text:span text:style-name="T298">org/lindbergframework/repositorioSql</text:span><text:span text:style-name="T297">/queries.xml; <text:s/><text:tab/><text:tab/><text:tab/><text:tab/><text:tab/><text:tab/><text:tab/><text:tab/></text:span><text:span text:style-name="T298">org/lindbergframework/repositorioSql</text:span><text:span text:style-name="T297">/updates.xml</text:span></text:p>
      <text:p text:style-name="P145"><text:span text:style-name="T20"><text:tab/><text:tab/> <text:s text:c="2"/></text:span><text:span text:style-name="T230">&lt;/</text:span><text:span text:style-name="T256">array</text:span><text:span text:style-name="T230">&gt;</text:span></text:p>
      <text:p text:style-name="P225"><text:span text:style-name="T50"><text:tab/></text:span><text:span text:style-name="T251">&lt;/</text:span><text:span text:style-name="T274">property</text:span><text:span text:style-name="T251">&gt;</text:span></text:p>
      <text:p text:style-name="P228"/>
      <text:p text:style-name="P225"><text:span text:style-name="T329">Observe que a </text:span><text:span text:style-name="T327">&lt;property&gt;</text:span><text:span text:style-name="T329"> acima tem o atributo </text:span><text:span text:style-name="T327">constructor-arg</text:span><text:span text:style-name="T329"> definido para </text:span><text:span text:style-name="T327">'true'</text:span><text:span text:style-name="T329"> indicando que é um parâmetro do construtor do resolver.</text:span></text:p>
      <text:p text:style-name="P227"/>
      <text:p text:style-name="P224"><text:span text:style-name="T330">O Schema para esse tipo de repositório de comandos usando XML, </text:span><text:span text:style-name="T326">linp-sqlMapping.xsd</text:span><text:span text:style-name="T330">, o formato </text:span><text:span text:style-name="T330">do XML e os detalhes da definição de comandos sql em um repositório dessa natureza a partir desse resolver serão abordados mais a frente.</text:span></text:p>
      <text:p text:style-name="P38"><text:soft-page-break/></text:p>
      <text:p text:style-name="P229">5.3.2.1 – A tag &lt;dataSource&gt;</text:p>
      <text:p text:style-name="P229"/>
      <text:p text:style-name="P187"><text:span text:style-name="T50"><text:tab/> <text:tab/>A tag </text:span><text:span text:style-name="T59">dataSource</text:span><text:span text:style-name="T50"> é um sub-tag dentro da tag </text:span><text:span text:style-name="T59">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7"><text:span text:style-name="T50"><text:tab/><text:tab/>Atributos da tag </text:span><text:span text:style-name="T63">dataSource</text:span><text:span text:style-name="T59">:</text:span></text:p>
      <text:p text:style-name="P64"/>
      <text:p text:style-name="P187"><text:span text:style-name="T59"><text:tab/><text:tab/>* </text:span><text:span text:style-name="T63">class:</text:span><text:span text:style-name="T59"> </text:span><text:span text:style-name="T50">Classe que é a implementação da interface </text:span><text:span text:style-name="T59">javax,sql,DataSource</text:span><text:span text:style-name="T50"> que deve ser usada;</text:span></text:p>
      <text:p text:style-name="P187"><text:span text:style-name="T50"><text:tab/><text:tab/>* </text:span><text:span text:style-name="T63">driver:</text:span><text:span text:style-name="T59"> </text:span><text:span text:style-name="T50">Drive a ser carregado do banco de dados utilizado;</text:span></text:p>
      <text:p text:style-name="P187"><text:span text:style-name="T50"><text:tab/><text:tab/>* </text:span><text:span text:style-name="T63">driverPropertyName:</text:span><text:span text:style-name="T59"> </text:span><text:span text:style-name="T50">Nome da propriedade onde será setado o driver na implementação do <text:tab/><text:tab/><text:tab/>datasource a ser usada. O valor padrão desse atributo é </text:span><text:span text:style-name="T63">'driver'</text:span><text:span text:style-name="T50">. Exemplo de uso desse atributo. <text:tab/><text:tab/>Digamos que a implementação de </text:span><text:span text:style-name="T59">DataSource</text:span><text:span text:style-name="T50"> a ser usada seja a </text:span><text:span text:style-name="T59">DriverManagerDataSource</text:span><text:span text:style-name="T50">, do <text:tab/><text:tab/>spring. Para esta implementação o driver é setado através do método </text:span><text:span text:style-name="T59">setDriverClassName, </text:span><text:span text:style-name="T50">então <text:tab/><text:tab/>esse atributo seria definido como </text:span><text:span text:style-name="T59">'driverClassName'.</text:span></text:p>
      <text:p text:style-name="P64"/>
      <text:p text:style-name="P188"><text:span text:style-name="T72"><text:tab/><text:tab/>Essa tag também aceita o uso da tag </text:span><text:span text:style-name="T59">property</text:span><text:span text:style-name="T72"> do mesmo modo que foi explicado e utilizado nos exemplos anteriores. Essa tag pode ser usada aqui de modo a definir propriedades a serem setadas na instancia da implementação de </text:span><text:span text:style-name="T59">dataSource </text:span><text:span text:style-name="T72">definida. Por exemplo, é comum quando se define um </text:span><text:span text:style-name="T59">DataSource, </text:span><text:span text:style-name="T72">configurar a url do banco, o driver, o usuário e a senha. Esses são alguns dos atributos que são comuns na definição e uso da maioria das implementações de </text:span><text:span text:style-name="T59">DataSoure</text:span><text:span text:style-name="T72">. Então o uso da tag </text:span><text:span text:style-name="T59">property</text:span><text:span text:style-name="T72"> aqui seria necessário para efetuar essas configurações.</text:span></text:p>
      <text:p text:style-name="P39"/>
      <text:p text:style-name="P188"><text:span text:style-name="T72"><text:tab/><text:tab/>Abaixo a tag </text:span><text:span text:style-name="T59">DataSource</text:span><text:span text:style-name="T72"> do exemplo anterior é detalhada:</text:span></text:p>
      <text:p text:style-name="P188"><text:span text:style-name="T72"><text:tab/><text:tab/></text:span><text:span text:style-name="T341">&lt;</text:span><text:span text:style-name="T278">linp</text:span><text:span text:style-name="T341">&gt;</text:span></text:p>
      <text:p text:style-name="P192"><text:span text:style-name="T97"><text:s text:c="18"/></text:span><text:span text:style-name="T135">&lt;</text:span><text:span text:style-name="T269">dataSource </text:span><text:span text:style-name="T282">class</text:span><text:span text:style-name="T115">=</text:span><text:span text:style-name="T177">"org.springframework.jdbc.datasource.DriverManagerDataSource"</text:span><text:span text:style-name="T135"> </text:span></text:p>
      <text:p text:style-name="P157"><text:tab/> <text:s text:c="11"/><text:span text:style-name="T280">driver</text:span><text:span text:style-name="T20">=</text:span><text:span text:style-name="T176">"oracle.jdbc.OracleDriver"</text:span> <text:span text:style-name="T280">driverPropertyName</text:span><text:span text:style-name="T20">=</text:span><text:span text:style-name="T176">"driverClassName"</text:span><text:span text:style-name="T230">&gt;</text:span></text:p>
      <text:p text:style-name="P157"><text:span text:style-name="T20"><text:s text:c="5"/><text:tab/> <text:s text:c="3"/></text:span><text:span text:style-name="T230">&lt;</text:span><text:span text:style-name="T256">property</text:span> <text:span text:style-name="T280">name</text:span><text:span text:style-name="T20">=</text:span><text:span text:style-name="T176">"url"</text:span> <text:span text:style-name="T280">value</text:span><text:span text:style-name="T20">=</text:span><text:span text:style-name="T176">"jdbc:oracle:thin:@localhost:1521:xe"</text:span><text:span text:style-name="T230">/&gt;</text:span></text:p>
      <text:p text:style-name="P157"><text:span text:style-name="T20"><text:s text:c="11"/></text:span><text:span text:style-name="T230">&lt;</text:span><text:span text:style-name="T256">property</text:span> <text:span text:style-name="T280">name</text:span><text:span text:style-name="T20">=</text:span><text:span text:style-name="T176">"username"</text:span> <text:span text:style-name="T280">value</text:span><text:span text:style-name="T20">=</text:span><text:span text:style-name="T176">"SYSTEM"</text:span> <text:span text:style-name="T230">/&gt;</text:span></text:p>
      <text:p text:style-name="P157"><text:span text:style-name="T20"><text:s text:c="11"/></text:span><text:span text:style-name="T230">&lt;</text:span><text:span text:style-name="T256">property</text:span> <text:span text:style-name="T280">name</text:span><text:span text:style-name="T20">=</text:span><text:span text:style-name="T176">"password"</text:span> <text:span text:style-name="T280">value</text:span><text:span text:style-name="T20">=</text:span><text:span text:style-name="T176">"admin"</text:span> <text:span text:style-name="T230">/&gt;</text:span></text:p>
      <text:p text:style-name="P192"><text:span text:style-name="T97"><text:s text:c="2"/></text:span><text:span text:style-name="T40"><text:s text:c="7"/></text:span><text:span text:style-name="T154">&lt;/</text:span><text:span text:style-name="T265">dataSource</text:span><text:span text:style-name="T154">&gt;</text:span></text:p>
      <text:p text:style-name="P193"><text:s text:c="8"/>... </text:p>
      <text:p text:style-name="P231"><text:span text:style-name="T140"><text:s/><text:tab/><text:tab/> <text:s text:c="4"/></text:span><text:span text:style-name="T233">&lt;/</text:span><text:span text:style-name="T259">linp</text:span><text:span text:style-name="T233">&gt;</text:span></text:p>
      <text:p text:style-name="P230"/>
      <text:p text:style-name="P230"><text:tab/><text:tab/></text:p>
      <text:p text:style-name="P87"><text:tab/><text:tab/><text:span text:style-name="T18">O trecho de código acima define:</text:span></text:p>
      <text:p text:style-name="P87"><text:span text:style-name="T18"><text:tab/><text:tab/>* Um </text:span><text:span text:style-name="T12">dataSource</text:span><text:span text:style-name="T18"> onde a implementação a ser usada é a classe </text:span><text:span text:style-name="T12">DriverManagerDataSource</text:span><text:span text:style-name="T18"> do <text:tab/><text:tab/><text:tab/>spring;</text:span></text:p>
      <text:p text:style-name="P87"><text:span text:style-name="T18"><text:tab/><text:tab/>* O driver para um banco oracle a ser usado, </text:span><text:span text:style-name="T12">oracle.jdbc.OracleDriver;</text:span></text:p>
      <text:p text:style-name="P34"><text:tab/><text:tab/>* O nome da propriedade onde será setado o driver no dataSource, <text:span text:style-name="T134">driverClassName</text:span>;</text:p>
      <text:p text:style-name="P34"><text:tab/><text:tab/>* 3 propriedades que serão setada no dataSource quando este for criado:</text:p>
      <text:p text:style-name="P34"><text:tab/><text:tab/><text:tab/>1 – url: <text:span text:style-name="T134">jdbc:oracle:thin:@localhost:1521:xe</text:span></text:p>
      <text:p text:style-name="P34"><text:span text:style-name="T134"><text:tab/><text:tab/><text:tab/>2 – </text:span>username: <text:span text:style-name="T134">SYSTEM</text:span></text:p>
      <text:p text:style-name="P34"><text:span text:style-name="T134"><text:tab/><text:tab/><text:tab/></text:span>3 – <text:span text:style-name="T134">password: admin</text:span></text:p>
      <text:p text:style-name="P170"><text:tab/><text:tab/></text:p>
      <text:p text:style-name="P171"><text:span text:style-name="T147"><text:tab/><text:tab/></text:span><text:span text:style-name="T53">Importane: </text:span><text:span text:style-name="T50">Um detalhe importante é que dependendo da implementação do </text:span><text:span text:style-name="T72">dataSource</text:span><text:span text:style-name="T50"> a ser usada </text:span><text:span text:style-name="T50">o </text:span><text:span text:style-name="T72">driver</text:span><text:span text:style-name="T50"> é setado de uma forma diferente. Neste exemplo o driver é setado em forma de uma String que define o nome completamente qualificado da classe do driver. Em uma outra implementação o driver </text:span><text:soft-page-break/><text:span text:style-name="T50">poderia ser setado diretamente como um parâmetro do tipo </text:span><text:span text:style-name="T72">class</text:span><text:span text:style-name="T50">. Um exemplo de DataSource que recebe o </text:span><text:span text:style-name="T50">driver como um parâmetro do tipo </text:span><text:span text:style-name="T72">class</text:span><text:span text:style-name="T50"> diretamente é outra implementação do spring </text:span><text:span text:style-name="T73">org.springframework.jdbc.datasource.SimpleDriverDataSource. </text:span><text:span text:style-name="T54">Para estes casos basta usar o caráter “#” da mesma forma que nos outros casos apresentados de uso desse caráter especial.</text:span></text:p>
      <text:p text:style-name="P171"><text:span text:style-name="T54"><text:tab/><text:tab/>Caso usássemos essa outra implementação então a nova definição da tag ficaria como abaixo. Lembrando que essa implementação usa o nome padrão da propriedade do driver, </text:span><text:span text:style-name="T73">'driver',</text:span><text:span text:style-name="T54"> então o atributo </text:span><text:span text:style-name="T73">driverPropertyName</text:span><text:span text:style-name="T54"> não é necessário pois o valor padrão, como foi dito, já é </text:span><text:span text:style-name="T73">'driver'. </text:span><text:span text:style-name="T54">Então a tag ficaria da seguitne forma:</text:span></text:p>
      <text:p text:style-name="P48"/>
      <text:p text:style-name="P171"><text:span text:style-name="T54"><text:tab/><text:tab/></text:span><text:span text:style-name="T255">&lt;</text:span><text:span text:style-name="T279">linp</text:span><text:span text:style-name="T255">&gt;</text:span></text:p>
      <text:p text:style-name="P158"><text:span text:style-name="T76"><text:s text:c="18"/></text:span><text:span text:style-name="T244">&lt;</text:span><text:span text:style-name="T269">dataSource </text:span><text:span text:style-name="T282">class</text:span><text:span text:style-name="T115">=</text:span><text:span text:style-name="T177">"org.springframework.jdbc.datasource.SimpleDriverDataSource"</text:span> </text:p>
      <text:p text:style-name="P157"><text:tab/> <text:s text:c="11"/><text:span text:style-name="T280">driver</text:span><text:span text:style-name="T20">=</text:span><text:span text:style-name="T176">"#oracle.jdbc.OracleDriver"</text:span><text:span text:style-name="T230">&gt;</text:span></text:p>
      <text:p text:style-name="P157"><text:span text:style-name="T20"><text:s text:c="5"/><text:tab/> <text:s text:c="3"/></text:span><text:span text:style-name="T230">&lt;</text:span><text:span text:style-name="T256">property</text:span> <text:span text:style-name="T280">name</text:span><text:span text:style-name="T20">=</text:span><text:span text:style-name="T176">"url"</text:span> <text:span text:style-name="T280">value</text:span><text:span text:style-name="T20">=</text:span><text:span text:style-name="T176">"jdbc:oracle:thin:@localhost:1521:xe"</text:span><text:span text:style-name="T230">/&gt;</text:span></text:p>
      <text:p text:style-name="P157"><text:span text:style-name="T20"><text:s text:c="11"/></text:span><text:span text:style-name="T230">&lt;</text:span><text:span text:style-name="T256">property</text:span> <text:span text:style-name="T280">name</text:span><text:span text:style-name="T20">=</text:span><text:span text:style-name="T176">"username"</text:span> <text:span text:style-name="T280">value</text:span><text:span text:style-name="T20">=</text:span><text:span text:style-name="T176">"SYSTEM"</text:span> <text:span text:style-name="T230">/&gt;</text:span></text:p>
      <text:p text:style-name="P157"><text:span text:style-name="T20"><text:s text:c="11"/></text:span><text:span text:style-name="T230">&lt;</text:span><text:span text:style-name="T256">property</text:span> <text:span text:style-name="T280">name</text:span><text:span text:style-name="T20">=</text:span><text:span text:style-name="T176">"password"</text:span> <text:span text:style-name="T280">value</text:span><text:span text:style-name="T20">=</text:span><text:span text:style-name="T176">"admin"</text:span> <text:span text:style-name="T230">/&gt;</text:span></text:p>
      <text:p text:style-name="P192"><text:span text:style-name="T97"><text:s text:c="2"/></text:span><text:span text:style-name="T40"><text:s text:c="7"/></text:span><text:span text:style-name="T154">&lt;/</text:span><text:span text:style-name="T265">dataSource</text:span><text:span text:style-name="T154">&gt;</text:span></text:p>
      <text:p text:style-name="P193"><text:s text:c="8"/>... </text:p>
      <text:p text:style-name="P176"><text:span text:style-name="T82"><text:s/><text:tab/><text:tab/> </text:span><text:span text:style-name="T247">&lt;/</text:span><text:span text:style-name="T272">linp</text:span><text:span text:style-name="T247">&gt;</text:span></text:p>
      <text:p text:style-name="P194"/>
      <text:p text:style-name="P194"/>
      <text:list xml:id="list30483309" text:style-name="L14">
        <text:list-item>
          <text:list>
            <text:list-item>
              <text:list>
                <text:list-item>
                  <text:p text:style-name="P270">– A classe <text:span text:style-name="T134">LinpContext</text:span></text:p>
                </text:list-item>
              </text:list>
            </text:list-item>
          </text:list>
        </text:list-item>
      </text:list>
      <text:p text:style-name="P232"/>
      <text:p text:style-name="P233"><text:tab/><text:tab/>Da mesma forma que a classe <text:span text:style-name="T134">CoreContext, </text:span>a classe <text:span text:style-name="T134">LinpContext</text:span> também é um <text:span text:style-name="T134">singleton </text:span>e fornece as informações referentes ao contexto de persistência, se este estiver sendo usado e estiver devidamente configurado. Para obter a instância de <text:span text:style-name="T134">LinpContext, </text:span>o método <text:span text:style-name="T134">LinpContext.getInstance</text:span> deve ser chamado. <text:span text:style-name="T134">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9"/>
      <text:p text:style-name="P189"/>
      <text:p text:style-name="P171"><text:span text:style-name="T252"><text:tab/><text:tab/></text:span><text:span text:style-name="T94">5.4 – Repositório de comandos SQL – Mais Detalhes</text:span></text:p>
      <text:p text:style-name="P88"/>
      <text:p text:style-name="P170"><text:span text:style-name="T54"><text:tab/><text:tab/>Como já foi falado no momento em que foi abordado a configuração do </text:span><text:span text:style-name="T73">linp</text:span><text:span text:style-name="T54">, o componente trabalha com o conceito de repositório de comandos sql. O repositório de comandos sql é o local onde são encontrados os comandos e as definições necessárias para uma chamada sql, seja ela um </text:span><text:span text:style-name="T73">select,</text:span><text:span text:style-name="T54"> </text:span><text:span text:style-name="T73">update, delete, </text:span><text:span text:style-name="T54">uma chamada a uma </text:span><text:span text:style-name="T73">stored procedure</text:span><text:span text:style-name="T54">, uma </text:span><text:span text:style-name="T73">stored function</text:span><text:span text:style-name="T54">, etc... O componente se comunica com o repositório e obtém essas definições a partir da interface </text:span><text:span text:style-name="T73">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3">linp</text:span><text:span text:style-name="T54"> funciona baseado em interfaces então a implementação a ser usada para o </text:span><text:span text:style-name="T73">SqlCommandResolver</text:span><text:span text:style-name="T54"> quem define é você. Essa implementação é quem será responsável por intermediar toda a comunicação entre o componente e o repositório de comandos sql.</text:span></text:p>
      <text:p text:style-name="P35"><text:tab/></text:p>
      <text:p text:style-name="P171"><text:span text:style-name="T50"><text:tab/><text:tab/>A implementação a ser usada de SqlCommandResolver é definida no arquivo de configuração do framework na parte de configuração do </text:span><text:span text:style-name="T72">linp</text:span><text:span text:style-name="T50">. Considerando que esteja usando a configuração padrão via XML do framework, então isto seria uma propriedade de configuração do componente – </text:span><text:span text:style-name="T73">lindberg.persistence.SqlCommandResolver.</text:span></text:p>
      <text:p text:style-name="P68"/>
      <text:p text:style-name="P171"><text:soft-page-break/><text:span text:style-name="T73"><text:tab/><text:tab/>O</text:span><text:span text:style-name="T50"> </text:span><text:span text:style-name="T72">linp</text:span><text:span text:style-name="T50"> já fornece uma implementação padrão de </text:span><text:span text:style-name="T72">SqlCommandResolver</text:span><text:span text:style-name="T50"> que trabalha com um </text:span><text:span text:style-name="T50">repositório de comandos sql em arquivos XML baseado em um schema padrão do lindbergframework para </text:span><text:span text:style-name="T50">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70"><draw:frame draw:style-name="fr2" draw:name="figura4" text:anchor-type="paragraph" svg:width="19.05cm" svg:height="11.396cm" draw:z-index="3"><draw:image xlink:href="Pictures/10000000000002D00000016F5D226DFA.jpg" xlink:type="simple" xlink:show="embed" xlink:actuate="onLoad"/></draw:frame></text:p>
      <text:p text:style-name="P170"><text:tab/><text:tab/><text:span text:style-name="T94">5.5 – Usando o LINP na prática nos DAO´s</text:span></text:p>
      <text:p text:style-name="P88"/>
      <text:p text:style-name="P170"><text:span text:style-name="T94"><text:tab/><text:tab/></text:span><text:span text:style-name="T54">O Linp fornece uma interface que define um </text:span><text:span text:style-name="T73">template </text:span><text:span text:style-name="T54"><text:s/>que é uma classe que deve fornecer todos os serviços de persistência que o componente provê, como: </text:span><text:span text:style-name="T73">selects</text:span><text:span text:style-name="T54">, </text:span><text:span text:style-name="T73">updates</text:span><text:span text:style-name="T54">, chamadas a </text:span><text:span text:style-name="T73">procedures</text:span><text:span text:style-name="T54"> e </text:span><text:span text:style-name="T73">functions</text:span><text:span text:style-name="T54">, população de objetos retornados por consultas e parâmetros de saída de </text:span><text:span text:style-name="T73">procedures</text:span><text:span text:style-name="T54"> e resultados de </text:span><text:span text:style-name="T73">functions</text:span><text:span text:style-name="T54">, etc... A interface que define um template é: </text:span></text:p>
      <text:p text:style-name="P66"/>
      <text:p text:style-name="P66"><text:tab/><text:tab/>org.lindbergframework.persistence.PersistenceTemplate</text:p>
      <text:p text:style-name="P66"/>
      <text:p text:style-name="P172"><text:soft-page-break/><text:span text:style-name="T73"><text:tab/><text:tab/></text:span><text:span text:style-name="T50">Essa interface fornece métodos para execução de comandos sql diretamente ou acessando o </text:span><text:span text:style-name="T50">repositório de comandos sql, fornece também a obtenção de uma instancia direta de </text:span><text:span text:style-name="T72">Connection, </text:span><text:span text:style-name="T50">do </text:span><text:span text:style-name="T72">DataSource </text:span><text:span text:style-name="T50">definido, do </text:span><text:span text:style-name="T72">SqlCommandResolver </text:span><text:span text:style-name="T50">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3"><text:span text:style-name="T50"><text:tab/><text:tab/>Os DAO´s trabalharão fazendo uso de uma instância do </text:span><text:span text:style-name="T59">template. </text:span><text:span text:style-name="T50">Para tal o DAO deve estender a classe </text:span><text:span text:style-name="T63">org.lindbergframework.persistence.dao.LinpDAO</text:span><text:span text:style-name="T50"> que já fornece o método </text:span><text:span text:style-name="T63">getPersistTemplate()</text:span><text:span text:style-name="T122"> </text:span><text:span text:style-name="T50">para a obtenção de uma instância da implementação padrão definida do </text:span><text:span text:style-name="T59">template </text:span><text:span text:style-name="T50">já configurada e pronta para ser usada. A implementação padrão que o framework provê é:</text:span></text:p>
      <text:p text:style-name="P35"/>
      <text:p text:style-name="P66"><text:tab/><text:tab/>org.lindbergframework.persistence.impl.LinpTemplate</text:p>
      <text:p text:style-name="P66"/>
      <text:p text:style-name="P172"><text:span text:style-name="T50"><text:tab/><text:tab/>O </text:span><text:span text:style-name="T72">template</text:span><text:span text:style-name="T50"> retornado pelo </text:span><text:span text:style-name="T73">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2">LinpConfiguration</text:span><text:span text:style-name="T50"> você estiver usando.</text:span></text:p>
      <text:p text:style-name="P35"/>
      <text:p text:style-name="P172"><text:span text:style-name="T50"><text:tab/><text:tab/></text:span><text:span text:style-name="T95">5.6 – População de Beans Multi-Nível</text:span></text:p>
      <text:p text:style-name="P88"/>
      <text:p text:style-name="P172"><text:span text:style-name="T95"><text:tab/><text:tab/></text:span><text:span text:style-name="T50">A forma tradicional de se popular uma lista de objetos a partir de uma query ou como resultado de <text:s/>parâmetros de saída de uma chamada a uma </text:span><text:span text:style-name="T72">sotred procedure </text:span><text:span text:style-name="T50">ou function é percorrendo um </text:span><text:span text:style-name="T72">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4"><text:span text:style-name="T76"><text:tab/><text:tab/></text:span><text:span text:style-name="T79">Nome <text:s text:c="11"/></text:span><text:span text:style-name="T76"><text:s text:c="2"/></text:span><text:span text:style-name="T79">CPF <text:s text:c="14"/></text:span><text:span text:style-name="T76"><text:s text:c="2"/></text:span><text:span text:style-name="T79">Bairro </text:span><text:span text:style-name="T76"><text:s text:c="2"/></text:span><text:span text:style-name="T79">Rua <text:s text:c="20"/></text:span><text:span text:style-name="T76"><text:s/></text:span><text:span text:style-name="T79">Numero</text:span><text:span text:style-name="T76"> </text:span><text:span text:style-name="T79">CEP <text:s text:c="8"/></text:span></text:p>
      <text:p text:style-name="P105"/>
      <text:p text:style-name="P104"><text:tab/><text:tab/>João Da Silva <text:s/>111111111-11 <text:s/>Farol <text:s text:c="3"/>Maria das Graças 102 <text:s text:c="7"/>98765-321</text:p>
      <text:p text:style-name="P10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5"><text:span text:style-name="T76"><text:tab/><text:tab/>O </text:span><text:span text:style-name="T97">linp</text:span><text:span text:style-name="T76"> fornece uma interface que define um populador de beans que é:</text:span></text:p>
      <text:p text:style-name="P35"/>
      <text:p text:style-name="P66"><text:tab/><text:tab/> <text:s text:c="5"/>org.lindbergframework.persistence.beans.BeanPopulator</text:p>
      <text:p text:style-name="P66"><text:tab/></text:p>
      <text:p text:style-name="P175"><text:span text:style-name="T46"><text:tab/><text:tab/></text:span><text:span text:style-name="T76">O </text:span><text:span text:style-name="T97">linp</text:span><text:span text:style-name="T76">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9">Com base nessas classes, imagine que façamos uma query e queremos popular o resultado da query </text:span><text:span text:style-name="T139">em objetos do tipo </text:span><text:span text:style-name="T147">Pessoa. </text:span><text:span text:style-name="T139">Observe que o resultado é devolvido em forma linear e não orientado a objetos como em uma hierarquia de objetos – </text:span><text:span text:style-name="T147">Pessoa</text:span><text:span text:style-name="T139"> tem um </text:span><text:span text:style-name="T147">Endereco</text:span><text:span text:style-name="T139"> e o </text:span><text:span text:style-name="T147">Endereço</text:span><text:span text:style-name="T139"> tem um </text:span><text:span text:style-name="T147">Cep</text:span><text:span text:style-name="T139">.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9"><text:tab/><text:tab/>Cada linha retornada na query será populada em objetos do tipo </text:span><text:span text:style-name="T147">Pessoa, </text:span><text:span text:style-name="T139">que representa o primeiro nível, ou o nível raiz. A partir do nível 1, </text:span><text:span text:style-name="T147">Pessoa,</text:span><text:span text:style-name="T139"> será então criado um objeto </text:span><text:span text:style-name="T147">Endereco</text:span><text:span text:style-name="T139">, que dentro da </text:span><text:span text:style-name="T139">hierarquia está no segundo nível, pois é um atributo direto de um objeto de nível 1, neste caso </text:span><text:span text:style-name="T147">Pessoa. </text:span><text:span text:style-name="T139">A </text:span><text:span text:style-name="T139">partir do objeto </text:span><text:span text:style-name="T147">Endereco</text:span><text:span text:style-name="T139">, precisamos agora criar o objeto </text:span><text:span text:style-name="T147">CEP</text:span><text:span text:style-name="T139"> que é um objeto de nível 3 e será populado como atributo de um objeto de nível 2, neste caso </text:span><text:span text:style-name="T147">Endereco.</text:span></text:p>
      <text:p text:style-name="P60"><text:tab/><text:tab/></text:p>
      <text:p text:style-name="P66"><text:span text:style-name="T147"><text:tab/><text:tab/></text:span><text:span text:style-name="T139">Isso é a população de multi-nível, pois é feita em diversos níveis. Como foi dito, O </text:span><text:span text:style-name="T147">linp </text:span><text:span text:style-name="T139">fornece como implementação padrão da interface </text:span>BeanPopulator<text:span text:style-name="T139"> a classe </text:span>MultLevelsBeanPopulator <text:span text:style-name="T139">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8"><text:tab/><text:tab/>5.7 – Usando o padrão de nomenclatura do JAVA para definir comandos SQL´s</text:p>
      <text:p text:style-name="P35"/>
      <text:p text:style-name="P66"><text:span text:style-name="T139"><text:tab/><text:tab/>Agora você deve tá se perguntando como o </text:span><text:span text:style-name="T147">linp</text:span><text:span text:style-name="T139"> sabe onde setar cada valor retornado na consulta nos objetos?</text:span></text:p>
      <text:p text:style-name="P35"/>
      <text:p text:style-name="P66"><text:span text:style-name="T139"><text:tab/><text:tab/>É simples, para definir o local da propriedade correspondente a coluna retornada pelo resultado o </text:span><text:span text:style-name="T147">linp</text:span><text:span text:style-name="T139"> usa o padrão de nomenclatura de JAVA nos sql´s. Vamos a prática. O select acima poderia ser:</text:span></text:p>
      <text:p text:style-name="P35"/>
      <text:p text:style-name="P66"><text:span text:style-name="T139"><text:tab/><text:tab/>Select </text:span><text:span text:style-name="T147">nome</text:span><text:span text:style-name="T139">, </text:span><text:span text:style-name="T147">cpf</text:span><text:span text:style-name="T139">, </text:span><text:span text:style-name="T147">bairro</text:span><text:span text:style-name="T139"> </text:span><text:span text:style-name="T140">endereco.bairro</text:span><text:span text:style-name="T139">, </text:span><text:span text:style-name="T147">rua</text:span><text:span text:style-name="T139"> </text:span><text:span text:style-name="T140">endereco.rua</text:span><text:span text:style-name="T139">, </text:span></text:p>
      <text:p text:style-name="P66"><text:span text:style-name="T139"><text:tab/><text:tab/><text:tab/></text:span><text:span text:style-name="T147">numero</text:span><text:span text:style-name="T139"> </text:span><text:span text:style-name="T140">endereco.numero</text:span><text:span text:style-name="T139">, </text:span><text:span text:style-name="T147">cep</text:span><text:span text:style-name="T139"> </text:span><text:span text:style-name="T140">endereco.cep.numero</text:span><text:span text:style-name="T139"> </text:span></text:p>
      <text:p text:style-name="P35"><text:tab/><text:tab/>From Pessoa</text:p>
      <text:p text:style-name="P35"/>
      <text:p text:style-name="P66"><text:span text:style-name="T139"><text:tab/><text:tab/>Você agora deve tá pensando... Mas o banco que eu uso não aceita essa sintaxe usando ponto “.”. Não importa, o </text:span><text:span text:style-name="T147">linp, </text:span><text:span text:style-name="T139">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9"><text:tab/><text:tab/>Observe que as propriedades </text:span><text:span text:style-name="T147">nome </text:span><text:span text:style-name="T139">e </text:span><text:span text:style-name="T147">cpf</text:span><text:span text:style-name="T139"> não usaram a notação. Isso não foi necessário por que isso diz ao </text:span><text:span text:style-name="T147">linp </text:span><text:span text:style-name="T139"><text:s/>que esse é um valor de uma propriedade localizada no próprio objeto raiz (nível 1), que neste caso é </text:span><text:span text:style-name="T147">Pessoa. </text:span><text:span text:style-name="T139">De fato nossa classe </text:span><text:span text:style-name="T147">Pessoa </text:span><text:span text:style-name="T139">tem uma propriedade </text:span><text:span text:style-name="T147">nome </text:span><text:span text:style-name="T139">e outra </text:span><text:span text:style-name="T147">cpf. </text:span><text:span text:style-name="T139">E estas serão populadas diretamente no nível 1.</text:span></text:p>
      <text:p text:style-name="P35"/>
      <text:p text:style-name="P66"><text:span text:style-name="T139"><text:tab/><text:tab/>Após a execução desse sql, para a coluna CEP por exemplo, o </text:span><text:span text:style-name="T147">linp </text:span><text:span text:style-name="T139"><text:s/>vai criar para cada linha do resultado retornado na consulta, um objeto </text:span><text:span text:style-name="T147">Pessoa, </text:span><text:span text:style-name="T139">um objeto </text:span><text:span text:style-name="T147">Endereco</text:span><text:span text:style-name="T139">, um objeto </text:span><text:span text:style-name="T147">CEP</text:span><text:span text:style-name="T139"> e vai setar o valor da coluna </text:span><text:span text:style-name="T147">cep</text:span><text:span text:style-name="T139"> na propriedade número do objeto </text:span><text:span text:style-name="T147">CEP</text:span><text:span text:style-name="T139">, vai setar este objeto </text:span><text:span text:style-name="T147">CEP (nível 3)</text:span><text:span text:style-name="T139"> na propriedade </text:span><text:span text:style-name="T147">cep</text:span><text:span text:style-name="T139"> do objeto </text:span><text:span text:style-name="T147">Endereco</text:span><text:span text:style-name="T139"> (nível 2) e por último seta este objeto </text:span><text:span text:style-name="T147">Endereco</text:span><text:span text:style-name="T139"> na propriedade </text:span><text:span text:style-name="T147">endereco</text:span><text:span text:style-name="T139"> do objeto raiz </text:span><text:span text:style-name="T147">Pessoa</text:span><text:span text:style-name="T139"> (nível 1).</text:span></text:p>
      <text:p text:style-name="P35"/>
      <text:p text:style-name="P66"><text:span text:style-name="T139"><text:tab/><text:tab/>Obs.: Essa notação funciona exatamente como o alias da coluna na consulta. Então se o banco que </text:span><text:soft-page-break/><text:span text:style-name="T139">estiver usando necessite por exemplo usar a palavra reservada </text:span><text:span text:style-name="T140">'AS'</text:span><text:span text:style-name="T139"> para isso, então é necessário usa-la. Então neste caso no sql <text:s/>a propriedade bairro, por exemplo, ficaria da seguinte forma:</text:span></text:p>
      <text:p text:style-name="P35"/>
      <text:p text:style-name="P66"><text:span text:style-name="T139"><text:tab/><text:tab/>… </text:span><text:span text:style-name="T147">bairro</text:span><text:span text:style-name="T139"> </text:span><text:span text:style-name="T142">AS</text:span><text:span text:style-name="T139"> </text:span><text:span text:style-name="T140">endereco.bairro </text:span><text:span text:style-name="T139">…</text:span></text:p>
      <text:p text:style-name="P35"/>
      <text:p text:style-name="P66"><text:span text:style-name="T139"><text:tab/><text:tab/></text:span><text:span text:style-name="T3">5.7 – Template de Persistência </text:span><text:span text:style-name="T4">(PersistenceTemplate)</text:span></text:p>
      <text:p text:style-name="P88"/>
      <text:p text:style-name="P66"><text:span text:style-name="T2"><text:tab/><text:tab/></text:span><text:span text:style-name="T139">Os recursos de persistência do </text:span><text:span text:style-name="T147">linp</text:span><text:span text:style-name="T139"> são providos por um template, que é uma classe que deve fornecer uma ponte entre os DAO´s da aplicação e os serviços de persistência disponíveis pelo </text:span><text:span text:style-name="T147">linp</text:span><text:span text:style-name="T139">. A </text:span><text:span text:style-name="T139">interface que define um template do </text:span><text:span text:style-name="T147">linp</text:span><text:span text:style-name="T139"> é:</text:span></text:p>
      <text:p text:style-name="P35"/>
      <text:p text:style-name="P66"><text:tab/><text:tab/>org.lindbergframework.persistence.PersistenceTemplate</text:p>
      <text:p text:style-name="P66"/>
      <text:p text:style-name="P66"><text:tab/><text:tab/><text:span text:style-name="T139">Essa interface define os seguintes serviços (métodos) que devem ser providos por um template de persistência dentro do lindberg persistence.</text:span></text:p>
      <text:p text:style-name="P35"><text:tab/><text:tab/></text:p>
      <text:p text:style-name="P66"><text:span text:style-name="T139"><text:tab/><text:tab/></text:span><text:span text:style-name="T140">OBS: </text:span><text:span text:style-name="T139">O </text:span><text:span text:style-name="T147">LINP</text:span><text:span text:style-name="T139"> já provê uma implementação padrão e que é a usada como padrão</text:span></text:p>
      <text:p text:style-name="P60"><text:tab/><text:tab/><text:tab/>org.lindbergframework.persistence.impl.LinpTemplate</text:p>
      <text:p text:style-name="P35"><text:tab/><text:tab/></text:p>
      <text:p text:style-name="P137"><text:span text:style-name="T101">* </text:span><text:span text:style-name="T103">Método: </text:span><text:span text:style-name="T105">execQuery</text:span></text:p>
      <text:p text:style-name="P137"><text:span text:style-name="T103">Assinatura: </text:span><text:span text:style-name="T211">public</text:span><text:span text:style-name="T23"> &lt;E&gt; List&lt;E&gt; execQuery(Class&lt;E&gt; clazz,String sqlId, Object... params)</text:span></text:p>
      <text:p text:style-name="P137"><text:span text:style-name="T103">Descrição: </text:span><text:span text:style-name="T101">Executa uma query a partir de um comando sql do repositório de comandos. Use o carácter '?' para definir parâmetros no comando definindo no repositório. </text:span></text:p>
      <text:p text:style-name="P137"><text:span text:style-name="T101">Exemplo: </text:span><text:span text:style-name="T115">Select * From Person where id = ?.</text:span></text:p>
      <text:p text:style-name="P140"><text:span text:style-name="T104">Retorno: </text:span><text:span text:style-name="T101">Lista de objetos populados a partir do resultado da consulta.</text:span></text:p>
      <text:p text:style-name="P45">Parâmetros: </text:p>
      <text:p text:style-name="P137"><text:span text:style-name="T103"><text:tab/><text:tab/>- </text:span><text:span text:style-name="T115">sqlId</text:span><text:span text:style-name="T101">: ID do comando sql no repositório</text:span></text:p>
      <text:p text:style-name="P137"><text:span text:style-name="T101"><text:tab/><text:tab/>- </text:span><text:span text:style-name="T115">clazz</text:span><text:span text:style-name="T101">: Classe (classe raiz, nível 1) que será usada para popular o resultado da consulta</text:span></text:p>
      <text:p text:style-name="P137"><text:span text:style-name="T101"><text:tab/><text:tab/>- </text:span><text:span text:style-name="T115">params</text:span><text:span text:style-name="T101">: Array (varargs) de objetos que são os parâmetros da consulta</text:span></text:p>
      <text:p text:style-name="P60"/>
      <text:p text:style-name="P60"/>
      <text:p text:style-name="P137"><text:span text:style-name="T101">* </text:span><text:span text:style-name="T103">Método: </text:span><text:span text:style-name="T105">execSqlQuery</text:span></text:p>
      <text:p text:style-name="P137"><text:span text:style-name="T103">Assinatura: </text:span><text:span text:style-name="T211">public</text:span><text:span text:style-name="T23"> &lt;E&gt; List&lt;E&gt; execSqlQuery(Class&lt;E&gt; clazz,String sql, Object... params);</text:span></text:p>
      <text:p text:style-name="P137"><text:span text:style-name="T103">Descrição: </text:span><text:span text:style-name="T101">Executa uma query sql. Use o carácter '?' para definir parâmetros no sql da query. </text:span></text:p>
      <text:p text:style-name="P137"><text:span text:style-name="T101">Exemplo: </text:span><text:span text:style-name="T115">Select * From Person where id = ?.</text:span></text:p>
      <text:p text:style-name="P140"><text:span text:style-name="T104">Retorno:</text:span><text:span text:style-name="T101"> Lista de objetos populados a partir do resultado da consulta.</text:span></text:p>
      <text:p text:style-name="P45">Parâmetros:</text:p>
      <text:p text:style-name="P140"><text:span text:style-name="T104"><text:tab/><text:tab/></text:span><text:span text:style-name="T101">- </text:span><text:span text:style-name="T115">clazz</text:span><text:span text:style-name="T101">: Classe (classe raiz, nível 1) que será usada para popular o resultado da consulta</text:span></text:p>
      <text:p text:style-name="P140"><text:span text:style-name="T101"><text:tab/><text:tab/>- </text:span><text:span text:style-name="T115">sql:</text:span><text:span text:style-name="T101"> Sql da consulta a ser realizada</text:span></text:p>
      <text:p text:style-name="P140"><text:span text:style-name="T101"><text:tab/><text:tab/>- </text:span><text:span text:style-name="T115">params</text:span><text:span text:style-name="T101">: Array (varargs) de objetos que são os parâmetros da consulta</text:span></text:p>
      <text:p text:style-name="P35"/>
      <text:p text:style-name="P35"/>
      <text:p text:style-name="P137"><text:span text:style-name="T101">* </text:span><text:span text:style-name="T103">Método: </text:span><text:span text:style-name="T105">execQueryForObject</text:span></text:p>
      <text:p text:style-name="P137"><text:span text:style-name="T103">Assinatura: </text:span><text:span text:style-name="T213">public</text:span><text:span text:style-name="T27"> &lt;E&gt; E execQueryForObject(Class&lt;E&gt; clazz,String sqlId, Object... params) <text:tab/><text:tab/><text:tab/></text:span><text:span text:style-name="T213">throws</text:span><text:span text:style-name="T27"> NonUniqueRowException;</text:span></text:p>
      <text:p text:style-name="P137"><text:span text:style-name="T103">Descrição: </text:span><text:span text:style-name="T101">Executa uma query a partir de um comando sql do repositório de comandos onde é esperado no </text:span><text:soft-page-break/><text:span text:style-name="T101">máximo um registro como resultado. Use o carácter '?' para definir parâmetros no comando definindo no repositório. Exemplo: </text:span><text:span text:style-name="T115">Select * From Person where id = ?.</text:span></text:p>
      <text:p text:style-name="P140"><text:span text:style-name="T104">Retorno:</text:span><text:span text:style-name="T101"> Objeto populado a partir do único registro retornado no resultado da consulta ou </text:span><text:span text:style-name="T115">null</text:span><text:span text:style-name="T101"> caso a </text:span><text:span text:style-name="T101">consulta não tenha retornado nenhum registro.</text:span></text:p>
      <text:p text:style-name="P45">Throws: </text:p>
      <text:p text:style-name="P140"><text:span text:style-name="T104"><text:tab/><text:tab/></text:span><text:span text:style-name="T101">- </text:span><text:span text:style-name="T115">NonUniqueRowException:</text:span><text:span text:style-name="T101"> Lançada quando a query retornou mais de um registro.</text:span></text:p>
      <text:p text:style-name="P45">Parâmetros:</text:p>
      <text:p text:style-name="P140"><text:span text:style-name="T104"><text:tab/><text:tab/></text:span><text:span text:style-name="T101">- </text:span><text:span text:style-name="T115">clazz</text:span><text:span text:style-name="T101">: Classe (classe raiz, nível 1) que será usada para popular o resultado da consulta</text:span></text:p>
      <text:p text:style-name="P140"><text:span text:style-name="T101"><text:tab/><text:tab/>- </text:span><text:span text:style-name="T115">sqlId</text:span><text:span text:style-name="T101">: ID do comando sql no repositório</text:span></text:p>
      <text:p text:style-name="P140"><text:span text:style-name="T101"><text:tab/><text:tab/>- </text:span><text:span text:style-name="T115">params</text:span><text:span text:style-name="T101">: Array (varargs) de objetos que são os parâmetros da consulta</text:span></text:p>
      <text:p text:style-name="P35"/>
      <text:p text:style-name="P35"/>
      <text:p text:style-name="P137"><text:span text:style-name="T101">* </text:span><text:span text:style-name="T103">Método: </text:span><text:span text:style-name="T105">execSqlQueryForObject</text:span></text:p>
      <text:p text:style-name="P137"><text:span text:style-name="T103">Assinatura: </text:span><text:span text:style-name="T213">public</text:span><text:span text:style-name="T27"> &lt;E&gt; E execSqlQueryForObject(Class&lt;E&gt; clazz,String sql, Object... params) <text:tab/><text:tab/><text:tab/></text:span><text:span text:style-name="T213">throws</text:span><text:span text:style-name="T27"> NonUniqueRowException;</text:span></text:p>
      <text:p text:style-name="P137"><text:span text:style-name="T103">Descrição: </text:span><text:span text:style-name="T101">Executa uma query sql onde é esperado no máximo um registro como resultado. Use o carácter '?' para definir parâmetros no sql da query. </text:span></text:p>
      <text:p text:style-name="P137"><text:span text:style-name="T101">Exemplo: </text:span><text:span text:style-name="T115">Select * From Person where id = ?.</text:span></text:p>
      <text:p text:style-name="P140"><text:span text:style-name="T104">Retorno:</text:span><text:span text:style-name="T101"> Objeto populado a partir do único registro retornado no resultado da consulta ou </text:span><text:span text:style-name="T115">null</text:span><text:span text:style-name="T101"> caso a consulta não tenha retornado nenhum registro.</text:span></text:p>
      <text:p text:style-name="P45">Throws: </text:p>
      <text:p text:style-name="P140"><text:span text:style-name="T104"><text:tab/><text:tab/></text:span><text:span text:style-name="T101">- </text:span><text:span text:style-name="T115">NonUniqueRowException:</text:span><text:span text:style-name="T101"> Lançada quando a query retornou mais de um registro.</text:span></text:p>
      <text:p text:style-name="P45">Parâmetros:</text:p>
      <text:p text:style-name="P140"><text:span text:style-name="T104"><text:tab/><text:tab/></text:span><text:span text:style-name="T101">- </text:span><text:span text:style-name="T115">clazz</text:span><text:span text:style-name="T101">: Classe (classe raiz, nível 1) que será usada para popular o resultado da consulta</text:span></text:p>
      <text:p text:style-name="P140"><text:span text:style-name="T101"><text:tab/><text:tab/>- </text:span><text:span text:style-name="T115">sqlId</text:span><text:span text:style-name="T101">: ID do comando sql no repositório</text:span></text:p>
      <text:p text:style-name="P35"><text:tab/><text:tab/>- <text:span text:style-name="T134">params</text:span>: Array (varargs) de objetos que são os parâmetros da consulta</text:p>
      <text:p text:style-name="P35"/>
      <text:p text:style-name="P35"/>
      <text:p text:style-name="P137"><text:span text:style-name="T101">* </text:span><text:span text:style-name="T103">Método: </text:span><text:span text:style-name="T105">execUpdate</text:span></text:p>
      <text:p text:style-name="P137"><text:span text:style-name="T103">Assinatura: </text:span><text:span text:style-name="T213">public</text:span><text:span text:style-name="T27"> </text:span><text:span text:style-name="T213">int</text:span><text:span text:style-name="T27"> execUpdate(String sqlId, Object... args);</text:span></text:p>
      <text:p text:style-name="P137"><text:span text:style-name="T103">Descrição: </text:span><text:span text:style-name="T101">Executa uma atualização a partir de um comando sql do repositório de comandos e retorna o número de registros afetados pela atualização. Usado para qualquer tipo <text:s/>de atualização : </text:span><text:span text:style-name="T115">delete, update </text:span><text:span text:style-name="T101">e </text:span><text:span text:style-name="T115">insert. </text:span><text:span text:style-name="T101">Use o carácter '?' para definir argumentos no comando definindo no repositório. Exemplo: </text:span><text:span text:style-name="T115">insert into person values(?,?,?).</text:span></text:p>
      <text:p text:style-name="P140"><text:span text:style-name="T104">Retorno:</text:span><text:span text:style-name="T101"> Número de registros afetados pela atualização.</text:span></text:p>
      <text:p text:style-name="P45">Parâmetros:</text:p>
      <text:p text:style-name="P140"><text:span text:style-name="T101"><text:tab/><text:tab/>- </text:span><text:span text:style-name="T115">sqlId</text:span><text:span text:style-name="T101">: ID do comando sql no repositório</text:span></text:p>
      <text:p text:style-name="P35"><text:tab/><text:tab/>- <text:span text:style-name="T134">args</text:span>: Array (varargs) de objetos que são os argumentos para a atualização a ser executada.</text:p>
      <text:p text:style-name="P35"/>
      <text:p text:style-name="P35"/>
      <text:p text:style-name="P137"><text:span text:style-name="T101">* </text:span><text:span text:style-name="T103">Método: </text:span><text:span text:style-name="T105">execSqlUpdate</text:span></text:p>
      <text:p text:style-name="P137"><text:span text:style-name="T103">Assinatura: </text:span><text:span text:style-name="T213">public</text:span><text:span text:style-name="T27"> </text:span><text:span text:style-name="T213">int</text:span><text:span text:style-name="T27"> execSqlUpdate(String sql, Object... args);</text:span></text:p>
      <text:p text:style-name="P137"><text:span text:style-name="T103">Descrição: </text:span><text:span text:style-name="T101">Executa uma atualização sql e retorna o número de registros afetados pela atualização. Usado para qualquer tipo <text:s/>de atualização : </text:span><text:span text:style-name="T115">delete, update </text:span><text:span text:style-name="T101">e </text:span><text:span text:style-name="T115">insert. </text:span><text:span text:style-name="T101">Use o carácter '?' para definir argumentos no sql da atualização. Exemplo: </text:span><text:span text:style-name="T115">insert into person values(?,?,?).</text:span></text:p>
      <text:p text:style-name="P140"><text:span text:style-name="T104">Retorno:</text:span><text:span text:style-name="T101"> Número de registros afetados pela atualização.</text:span></text:p>
      <text:p text:style-name="P45">Parâmetros:</text:p>
      <text:p text:style-name="P140"><text:soft-page-break/><text:span text:style-name="T101"><text:tab/><text:tab/>- </text:span><text:span text:style-name="T115">sql</text:span><text:span text:style-name="T101">: sql da atualização a ser executada.</text:span></text:p>
      <text:p text:style-name="P35"><text:tab/><text:tab/>- <text:span text:style-name="T134">args</text:span>: Array (varargs) de objetos que são os argumentos para a atualização a ser executada.</text:p>
      <text:p text:style-name="P35"/>
      <text:p text:style-name="P35"/>
      <text:p text:style-name="P137"><text:span text:style-name="T101">* </text:span><text:span text:style-name="T103">Método: </text:span><text:span text:style-name="T105">callProcedure</text:span></text:p>
      <text:p text:style-name="P137"><text:span text:style-name="T103">Assinatura: </text:span><text:span text:style-name="T213">public</text:span><text:span text:style-name="T27"> </text:span><text:span text:style-name="T28">Map</text:span><text:span text:style-name="T27"> callProcedure(String sqlId, SqlArg... args);</text:span></text:p>
      <text:p text:style-name="P137"><text:span text:style-name="T103">Descrição: </text:span><text:span text:style-name="T101">Chama e executa um comando sql a partir do repositório para uma stored procedure.</text:span></text:p>
      <text:p text:style-name="P140"><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101"><text:tab/><text:tab/>- </text:span><text:span text:style-name="T115">sqlId</text:span><text:span text:style-name="T101">: ID do comando referente a chamada a stored procedure a partir do repositório de comandos.</text:span></text:p>
      <text:p text:style-name="P35"><text:tab/><text:tab/>- <text:span text:style-name="T134">args</text:span>: Array (varargs) de <text:span text:style-name="T134">org.lindbergframework.persistence.sql.SqlArg</text:span> que são os argumentos de <text:tab/><text:tab/>entrada para <text:tab/>a procedure a ser chamada. Essa classe <text:span text:style-name="T134">SqlArg </text:span>nada mais é do que uma classe que <text:tab/><text:tab/>engloba um par de nome e valor de um argumento de um sql.</text:p>
      <text:p text:style-name="P35"/>
      <text:p text:style-name="P35"/>
      <text:p text:style-name="P137"><text:span text:style-name="T101">* </text:span><text:span text:style-name="T103">Método: </text:span><text:span text:style-name="T105">callProcedure</text:span><text:span text:style-name="T109"> </text:span><text:span text:style-name="T121">(Sobrecarga usando um MAP como entrada de argumentos para procedure)</text:span></text:p>
      <text:p text:style-name="P137"><text:span text:style-name="T103">Assinatura: </text:span><text:span text:style-name="T213">public</text:span><text:span text:style-name="T27"> </text:span><text:span text:style-name="T28">Map</text:span><text:span text:style-name="T27"> callProcedure(String sqlId, Map&lt;String, Object&gt; args);</text:span></text:p>
      <text:p text:style-name="P137"><text:span text:style-name="T103">Descrição: </text:span><text:span text:style-name="T101">Chama e executa um comando sql a partir do repositório para uma stored procedure.</text:span></text:p>
      <text:p text:style-name="P140"><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101"><text:tab/><text:tab/>- </text:span><text:span text:style-name="T115">sqlId</text:span><text:span text:style-name="T101">: ID do comando referente a chamada a stored procedure a partir do repositório de comandos.</text:span></text:p>
      <text:p text:style-name="P35"><text:tab/><text:tab/>- <text:span text:style-name="T134">args</text:span>: Map composto pelos argumentos de entrada da procedure onde em cada elemento a chave é o <text:tab/><text:tab/>nome do argumento na assinatura da procedure e o valor é o próprio valor a ser usado.</text:p>
      <text:p text:style-name="P35"/>
      <text:p text:style-name="P35"/>
      <text:p text:style-name="P137"><text:span text:style-name="T101">* </text:span><text:span text:style-name="T103">Método: </text:span><text:span text:style-name="T105">callProcedure</text:span><text:span text:style-name="T109"> </text:span><text:span text:style-name="T121">(Sobrecarga não usando o repositório de comandos, usando a classe SqlProcedure)</text:span></text:p>
      <text:p text:style-name="P137"><text:span text:style-name="T103">Assinatura: </text:span><text:span text:style-name="T213">public</text:span><text:span text:style-name="T27"> </text:span><text:span text:style-name="T28">Map</text:span><text:span text:style-name="T27"> callProcedure(SqlProcedure procedure, SqlArg... args);</text:span></text:p>
      <text:p text:style-name="P137"><text:span text:style-name="T103">Descrição: </text:span><text:span text:style-name="T101">Chama e executa uma procedure a partir da classe</text:span></text:p>
      <text:p text:style-name="P137"><text:span text:style-name="T101"><text:s/><text:tab/><text:tab/> <text:s text:c="7"/></text:span><text:span text:style-name="T115">org.lindbergframework.persistence.sql.SqlProcedure</text:span></text:p>
      <text:p text:style-name="P140"><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101"><text:tab/><text:tab/>- </text:span><text:span text:style-name="T115">procedure</text:span><text:span text:style-name="T101">: Instância de SqlProcedure composta pela definição da procedure a ser chamada.</text:span></text:p>
      <text:p text:style-name="P35"><text:tab/><text:tab/>- <text:span text:style-name="T134">args</text:span>: Array (varargs) de <text:span text:style-name="T134">org.lindbergframework.persistence.sql.SqlArg</text:span> que são os argumentos de <text:tab/><text:tab/>entrada para <text:tab/>a procedure a ser chamada. Essa classe <text:span text:style-name="T134">SqlArg </text:span>nada mais é do que uma classe que <text:tab/><text:tab/>engloba um par de nome e valor de um argumento de um sql.</text:p>
      <text:p text:style-name="P35"/>
      <text:p text:style-name="P35"/>
      <text:p text:style-name="P137"><text:span text:style-name="T101">* </text:span><text:span text:style-name="T103">Método: </text:span><text:span text:style-name="T105">callProcedure</text:span><text:span text:style-name="T109"> </text:span><text:span text:style-name="T121">(Sobrecarga não usando o repositório de comandos, usando a classe SqlProcedure e um Map <text:tab/><text:tab/> <text:s text:c="9"/>como parâmetros de entrada para a Procedure)</text:span></text:p>
      <text:p text:style-name="P137"><text:span text:style-name="T103">Assinatura: </text:span><text:span text:style-name="T213">public</text:span><text:span text:style-name="T27"> </text:span><text:span text:style-name="T28">Map</text:span><text:span text:style-name="T27"> callProcedure(SqlProcedure procedure, Map&lt;String, Object&gt; args);</text:span></text:p>
      <text:p text:style-name="P137"><text:span text:style-name="T103">Descrição: </text:span><text:span text:style-name="T101">Chama e executa uma procedure a partir da classe</text:span></text:p>
      <text:p text:style-name="P137"><text:span text:style-name="T101"><text:s/><text:tab/><text:tab/> <text:s text:c="7"/></text:span><text:span text:style-name="T115">org.lindbergframework.persistence.sql.SqlProcedure</text:span></text:p>
      <text:p text:style-name="P140"><text:span text:style-name="T104">Retorno:</text:span><text:span text:style-name="T101"> Map contendo os parâmetros de saída retornados após a executação da procedure onde a chave de </text:span><text:soft-page-break/><text:span text:style-name="T101">cada elemento é o nome do parâmetro retornado e o valor é o próprio valor retornado para o parâmetro.</text:span></text:p>
      <text:p text:style-name="P45">Parâmetros:</text:p>
      <text:p text:style-name="P140"><text:span text:style-name="T101"><text:tab/><text:tab/>- </text:span><text:span text:style-name="T115">procedure</text:span><text:span text:style-name="T101">: Instância de SqlProcedure composta pela definição da procedure a ser chamada.</text:span></text:p>
      <text:p text:style-name="P35"><text:tab/><text:tab/>- <text:span text:style-name="T134">args</text:span>: Map composto pelos argumentos de entrada da procedure onde em cada elemento a chave é o <text:tab/><text:tab/>nome do argumento na assinatura da procedure e o valor é o próprio valor a ser usado.</text:p>
      <text:p text:style-name="P35"/>
      <text:p text:style-name="P35"/>
      <text:p text:style-name="P137"><text:span text:style-name="T101">* </text:span><text:span text:style-name="T103">Método: </text:span><text:span text:style-name="T105">callFunction</text:span></text:p>
      <text:p text:style-name="P137"><text:span text:style-name="T103">Assinatura: </text:span><text:span text:style-name="T213">public</text:span><text:span text:style-name="T27"> </text:span><text:span text:style-name="T28">Map</text:span><text:span text:style-name="T27"> callFunction(String sqlId, SqlArg... args);</text:span></text:p>
      <text:p text:style-name="P137"><text:span text:style-name="T103">Descrição: </text:span><text:span text:style-name="T101">Chama e executa um comando sql a partir do repositório para uma stored function.</text:span></text:p>
      <text:p text:style-name="P140"><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7"><text:span text:style-name="T103">Observação:</text:span><text:span text:style-name="T101"> O valor padrão para a chave do valor retornado como resultado da function no map é definido pela constante </text:span><text:span text:style-name="T331">SqlFunction.DEFAULT_RESULT_NAME</text:span><text:span text:style-name="T77">.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40"><text:span text:style-name="T101"><text:tab/><text:tab/>- </text:span><text:span text:style-name="T115">sqlId</text:span><text:span text:style-name="T101">: ID do comando referente a chamada a stored function a partir do repositório de comandos.</text:span></text:p>
      <text:p text:style-name="P35"><text:tab/><text:tab/>- <text:span text:style-name="T134">args</text:span>: Array (varargs) de <text:span text:style-name="T134">org.lindbergframework.persistence.sql.SqlArg</text:span> que são os argumentos de <text:tab/><text:tab/>entrada para <text:tab/>a function a ser chamada. Essa classe <text:span text:style-name="T134">SqlArg </text:span>nada mais é do que uma classe que <text:tab/><text:tab/><text:tab/>engloba um par de nome e valor de um argumento de um sql.</text:p>
      <text:p text:style-name="P35"/>
      <text:p text:style-name="P35"/>
      <text:p text:style-name="P137"><text:span text:style-name="T101">* </text:span><text:span text:style-name="T103">Método: </text:span><text:span text:style-name="T108">callFunction </text:span><text:span text:style-name="T121">(Sobrecarga usando um MAP como entrada de argumentos para function)</text:span></text:p>
      <text:p text:style-name="P137"><text:span text:style-name="T103">Assinatura: </text:span><text:span text:style-name="T213">public</text:span><text:span text:style-name="T27"> </text:span><text:span text:style-name="T28">Map</text:span><text:span text:style-name="T27"> callFunction(String sqlId, Map&lt;String, Object&gt; args);</text:span></text:p>
      <text:p text:style-name="P137"><text:span text:style-name="T103">Descrição: </text:span><text:span text:style-name="T101">Chama e executa um comando sql a partir do repositório para uma stored function.</text:span></text:p>
      <text:p text:style-name="P140"><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7"><text:span text:style-name="T103">Observação:</text:span><text:span text:style-name="T101"> O valor padrão para a chave do valor retornado como resultado da function no map é definido pela constante </text:span><text:span text:style-name="T331">SqlFunction.DEFAULT_RESULT_NAME</text:span><text:span text:style-name="T77">. Caso o nome desse parâmetro seja definido na declaração do comando no repositório o padrão é sobrescrito pelo definido explicitamente.</text:span></text:p>
      <text:p text:style-name="P45">Parâmetros:</text:p>
      <text:p text:style-name="P140"><text:span text:style-name="T101"><text:tab/><text:tab/>- </text:span><text:span text:style-name="T115">sqlId</text:span><text:span text:style-name="T101">: ID do comando referente a chamada a stored function a partir do repositório de comandos.</text:span></text:p>
      <text:p text:style-name="P35"><text:tab/><text:tab/>- <text:span text:style-name="T134">args</text:span>: Map composto pelos argumentos de entrada da function onde em cada elemento a chave é o <text:tab/><text:tab/>nome do argumento na assinatura da function e o valor é o próprio valor a ser usado.</text:p>
      <text:p text:style-name="P35"/>
      <text:p text:style-name="P35"/>
      <text:p text:style-name="P137"><text:span text:style-name="T101">* </text:span><text:span text:style-name="T103">Método: </text:span><text:span text:style-name="T105">callFunction</text:span><text:span text:style-name="T108"> </text:span><text:span text:style-name="T121">(Sobrecarga não usando o repositório de comandos, usando a classe SqlFunction)</text:span></text:p>
      <text:p text:style-name="P137"><text:span text:style-name="T103">Assinatura: </text:span><text:span text:style-name="T213">public</text:span><text:span text:style-name="T27"> </text:span><text:span text:style-name="T28">Map</text:span><text:span text:style-name="T27"> callFunction(SqlFunction function, SqlArg... args);</text:span></text:p>
      <text:p text:style-name="P137"><text:span text:style-name="T103">Descrição: </text:span><text:span text:style-name="T101">Chama e executa uma function a partir da classe</text:span></text:p>
      <text:p text:style-name="P137"><text:span text:style-name="T101"><text:s/><text:tab/><text:tab/> <text:s text:c="7"/></text:span><text:span text:style-name="T115">org.lindbergframework.persistence.sql.SqlFunction</text:span></text:p>
      <text:p text:style-name="P140"><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7"><text:soft-page-break/><text:span text:style-name="T103">Observação:</text:span><text:span text:style-name="T101"> O valor padrão para a chave do valor retornado como resultado da function no map é definido pela constante </text:span><text:span text:style-name="T331">SqlFunction.DEFAULT_RESULT_NAME</text:span><text:span text:style-name="T77">. Caso o nome desse parâmetro seja definido na </text:span><text:span text:style-name="T77">declaração do comando no repositório o padrão é sobrescrito pelo definido explicitamente.</text:span></text:p>
      <text:p text:style-name="P45">Parâmetros:</text:p>
      <text:p text:style-name="P140"><text:span text:style-name="T101"><text:tab/><text:tab/>- </text:span><text:span text:style-name="T115">function</text:span><text:span text:style-name="T101">: Instância de SqlFunction composta pela definição da function a ser chamada.</text:span></text:p>
      <text:p text:style-name="P35"><text:tab/><text:tab/>- <text:span text:style-name="T134">args</text:span>: Array (varargs) de <text:span text:style-name="T134">org.lindbergframework.persistence.sql.SqlArg</text:span> que são os argumentos de <text:tab/><text:tab/>entrada para <text:tab/>a function a ser chamada. Essa classe <text:span text:style-name="T134">SqlArg </text:span>nada mais é do que uma classe que <text:tab/><text:tab/><text:tab/>engloba um par de nome e valor de um argumento de um sql.</text:p>
      <text:p text:style-name="P35"/>
      <text:p text:style-name="P35"/>
      <text:p text:style-name="P137"><text:span text:style-name="T101">* </text:span><text:span text:style-name="T103">Método: </text:span><text:span text:style-name="T105">callFunction</text:span><text:span text:style-name="T108"> </text:span><text:span text:style-name="T121">Sobrecarga não usando o repositório de comandos, usando a classe SqlProcedure e um Map <text:tab/><text:tab/> <text:s text:c="9"/>como parâmetros de entrada para a Procedure)</text:span></text:p>
      <text:p text:style-name="P137"><text:span text:style-name="T103">Assinatura: </text:span><text:span text:style-name="T213">public</text:span><text:span text:style-name="T27"> </text:span><text:span text:style-name="T28">Map</text:span><text:span text:style-name="T27"> callFunction(SqlFunction function, Map&lt;String, Object&gt; args);</text:span></text:p>
      <text:p text:style-name="P137"><text:span text:style-name="T103">Descrição: </text:span><text:span text:style-name="T101">Chama e executa uma function a partir da classe</text:span></text:p>
      <text:p text:style-name="P137"><text:span text:style-name="T101"><text:s/><text:tab/><text:tab/> <text:s text:c="7"/></text:span><text:span text:style-name="T115">org.lindbergframework.persistence.sql.SqlFunction</text:span></text:p>
      <text:p text:style-name="P140"><text:span text:style-name="T104">Retorno:</text:span><text:span text:style-name="T101"> Map contendo os parâmetros de saída retornados após a executação da function onde a chave de </text:span><text:span text:style-name="T101">cada elemento é o nome do parâmetro retornado e o valor é o próprio valor retornado para o parâmetro.</text:span></text:p>
      <text:p text:style-name="P137"><text:span text:style-name="T103">Observação:</text:span><text:span text:style-name="T101"> O valor padrão para a chave do valor retornado como resultado da function no map é definido pela constante </text:span><text:span text:style-name="T331">SqlFunction.DEFAULT_RESULT_NAME</text:span><text:span text:style-name="T77">. Caso o nome desse parâmetro seja definido na declaração do comando no repositório o padrão é sobrescrito pelo definido explicitamente.</text:span></text:p>
      <text:p text:style-name="P45">Parâmetros:</text:p>
      <text:p text:style-name="P140"><text:span text:style-name="T101"><text:tab/><text:tab/>- </text:span><text:span text:style-name="T115">function</text:span><text:span text:style-name="T101">: Instância de SqlFunction composta pela definição da function a ser chamada.</text:span></text:p>
      <text:p text:style-name="P35"><text:tab/><text:tab/>- <text:span text:style-name="T134">args</text:span>: Map composto pelos argumentos de entrada da function onde em cada elemento a chave é o <text:tab/><text:tab/>nome do argumento na assinatura da function e o valor é o próprio valor a ser usado.</text:p>
      <text:p text:style-name="P35"/>
      <text:p text:style-name="P35"/>
      <text:p text:style-name="P137"><text:span text:style-name="T101">* </text:span><text:span text:style-name="T103">Método: </text:span><text:span text:style-name="T105">configureDefaultPopulator</text:span></text:p>
      <text:p text:style-name="P137"><text:span text:style-name="T103">Assinatura: </text:span><text:span text:style-name="T213">public</text:span><text:span text:style-name="T27"> </text:span><text:span text:style-name="T213">void</text:span><text:span text:style-name="T27"> configureDefaultPopulator();</text:span></text:p>
      <text:p text:style-name="P137"><text:span text:style-name="T103">Descrição: </text:span><text:span text:style-name="T101">Configura a implementação padrão de </text:span><text:span text:style-name="T115">BeanPopulator</text:span><text:span text:style-name="T101"> como responsável por toda a população de beans originados de queries, cursores como parametros de saída de functions e procedures e onde mais for necessário popular objetos a partir de dados obtidos do banco </text:span><text:span text:style-name="T115">.</text:span></text:p>
      <text:p text:style-name="P137"><text:span text:style-name="T115"><text:tab/></text:span><text:span text:style-name="T101"> <text:tab/></text:span><text:span text:style-name="T115">org.lindbergframework.persistence.beans.MultLevelsBeanPopulator</text:span></text:p>
      <text:p text:style-name="P60"/>
      <text:p text:style-name="P137"><text:span text:style-name="T101">* </text:span><text:span text:style-name="T103">Método: </text:span><text:span text:style-name="T105">configureDefaultDataSource</text:span></text:p>
      <text:p text:style-name="P137"><text:span text:style-name="T103">Assinatura: </text:span><text:span text:style-name="T213">public</text:span><text:span text:style-name="T27"> </text:span><text:span text:style-name="T213">void</text:span><text:span text:style-name="T27"> configureDefaultDataSource();</text:span></text:p>
      <text:p text:style-name="P137"><text:span text:style-name="T103">Descrição: </text:span><text:span text:style-name="T101">Configura o datasource padrão definido na configuração do </text:span><text:span text:style-name="T115">LINP</text:span><text:span text:style-name="T101"> a partir do contexto (</text:span><text:span text:style-name="T115">LinpContext).</text:span></text:p>
      <text:p text:style-name="P60"/>
      <text:p text:style-name="P137"><text:span text:style-name="T101">* </text:span><text:span text:style-name="T103">Método: </text:span><text:span text:style-name="T105">setDataSourceConfig</text:span></text:p>
      <text:p text:style-name="P137"><text:span text:style-name="T103">Assinatura: </text:span><text:span text:style-name="T213">public</text:span><text:span text:style-name="T27"> </text:span><text:span text:style-name="T213">void</text:span><text:span text:style-name="T27"> setDataSourceConfig(DataSourceConfig dataSourceConfig);</text:span></text:p>
      <text:p text:style-name="P137"><text:span text:style-name="T103">Descrição: </text:span><text:span text:style-name="T101">Configura explicitamente as configurações de DataSource que devem ser usadas pelo template</text:span><text:span text:style-name="T115">.</text:span></text:p>
      <text:p text:style-name="P60"/>
      <text:p text:style-name="P137"><text:span text:style-name="T101">* </text:span><text:span text:style-name="T103">Método: get</text:span><text:span text:style-name="T105">DataSourceConfig</text:span></text:p>
      <text:p text:style-name="P137"><text:span text:style-name="T103">Assinatura: </text:span><text:span text:style-name="T213">public</text:span><text:span text:style-name="T27"> DataSourceConfig getDataSourceConfig();</text:span></text:p>
      <text:p text:style-name="P137"><text:span text:style-name="T103">Descrição: </text:span><text:span text:style-name="T101">Retorna as configurações de datasource definidas que estão sendo usadas pelo template.</text:span></text:p>
      <text:p text:style-name="P35"/>
      <text:p text:style-name="P137"><text:soft-page-break/><text:span text:style-name="T101">* </text:span><text:span text:style-name="T103">Método: get</text:span><text:span text:style-name="T105">DataSource</text:span></text:p>
      <text:p text:style-name="P137"><text:span text:style-name="T103">Assinatura: </text:span><text:span text:style-name="T213">public</text:span><text:span text:style-name="T27"> DataSource getDataSource();</text:span></text:p>
      <text:p text:style-name="P137"><text:span text:style-name="T103">Descrição: </text:span><text:span text:style-name="T101">Retorna o datasource definido que está sendo usado pelo template.</text:span></text:p>
      <text:p text:style-name="P35"/>
      <text:p text:style-name="P137"><text:span text:style-name="T101">* </text:span><text:span text:style-name="T103">Método: </text:span><text:span text:style-name="T105">setBeanPopulator</text:span></text:p>
      <text:p text:style-name="P137"><text:span text:style-name="T103">Assinatura: </text:span><text:span text:style-name="T213">public</text:span><text:span text:style-name="T27"> </text:span><text:span text:style-name="T213">void</text:span><text:span text:style-name="T27"> setBeanPopulator(BeanPopulator beanPopulator);</text:span></text:p>
      <text:p text:style-name="P137"><text:span text:style-name="T103">Descrição: </text:span><text:span text:style-name="T101">Configura explicitamente qual implementação de </text:span><text:span text:style-name="T115">BeanPopulator </text:span><text:span text:style-name="T101">deve ser usada pelo template.</text:span></text:p>
      <text:p text:style-name="P35"/>
      <text:p text:style-name="P137"><text:span text:style-name="T101">* </text:span><text:span text:style-name="T103">Método: g</text:span><text:span text:style-name="T105">etConnection</text:span></text:p>
      <text:p text:style-name="P137"><text:span text:style-name="T103">Assinatura: </text:span><text:span text:style-name="T213">public</text:span><text:span text:style-name="T27"> Connection getConnection() </text:span><text:span text:style-name="T213">throws</text:span><text:span text:style-name="T27"> SQLException;</text:span></text:p>
      <text:p text:style-name="P137"><text:span text:style-name="T103">Descrição: </text:span><text:span text:style-name="T101">Retorna uma conexão obtida a partir do datasource definido para o template.</text:span></text:p>
      <text:p text:style-name="P45">Throws:</text:p>
      <text:p text:style-name="P140"><text:span text:style-name="T104"><text:tab/><text:tab/>- </text:span><text:span text:style-name="T115">SqlException: </text:span><text:span text:style-name="T101">Se ocorreu algum problema na obtenção da conexão.</text:span></text:p>
      <text:p text:style-name="P35"/>
      <text:p text:style-name="P137"><text:span text:style-name="T101">* </text:span><text:span text:style-name="T103">Método: g</text:span><text:span text:style-name="T105">etSqlCommandResolver</text:span></text:p>
      <text:p text:style-name="P137"><text:span text:style-name="T103">Assinatura: </text:span><text:span text:style-name="T213">public</text:span><text:span text:style-name="T27"> SqlCommandResolver getSqlCommandResolver();</text:span></text:p>
      <text:p text:style-name="P137"><text:span text:style-name="T103">Descrição: </text:span><text:span text:style-name="T101">Retorna a implementação de </text:span><text:span text:style-name="T115">SqlCommandResolver</text:span><text:span text:style-name="T101"> que está sendo usada pelo template através do contexto (</text:span><text:span text:style-name="T115">LinpContext)</text:span><text:span text:style-name="T101">.</text:span></text:p>
      <text:p text:style-name="P35"/>
      <text:p text:style-name="P88"><text:tab/><text:tab/>5.8 – Definindo e trabalhando com repositório de Comandos SQL usando XML</text:p>
      <text:p text:style-name="P88"/>
      <text:p text:style-name="P148"><text:span text:style-name="T50"><text:tab/><text:tab/>A implementação padrão de repositório de comandos SQL provida pelo Lindbergframework é a que trabalha com um repositório definido em um ou mais arquivos XML onde o </text:span><text:span text:style-name="T59">SqlCommandResolver</text:span><text:span text:style-name="T50">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9"><text:span text:style-name="T72"><text:tab/><text:tab/></text:span><text:span text:style-name="T50">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2"><text:span text:style-name="T49"><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82"><text:span text:style-name="T49"><text:tab/><text:tab/>A ideia de um XML baseado nesse schema é definir comandos SQL, sejam </text:span><text:span text:style-name="T62">selects, updates, deletes, </text:span><text:span text:style-name="T49">chamadas a </text:span><text:span text:style-name="T62">procedures </text:span><text:span text:style-name="T49">e </text:span><text:span text:style-name="T62">functions. </text:span><text:span text:style-name="T49">O Schema define simplesmente que cada comando deve possuir um </text:span><text:span text:style-name="T62">ID. </text:span><text:soft-page-break/><text:span text:style-name="T49">Esse </text:span><text:span text:style-name="T62">ID </text:span><text:span text:style-name="T49">deve ser único em todo o contexto do </text:span><text:span text:style-name="T62">LINP</text:span><text:span text:style-name="T49"> mesmo que o repositório seja composto por vários arquivos XML distintos mas que fazem parte do mesmo contexto. O </text:span><text:span text:style-name="T62">ID </text:span><text:span text:style-name="T49">não deve se repetir entre estes arquivos. Caso isto ocorra uma </text:span><text:span text:style-name="T62">org.lindbergframework.exception.DuplicatedSqlMappingIdException </text:span><text:span text:style-name="T49">é lançada.</text:span></text:p>
      <text:p text:style-name="P42"/>
      <text:p text:style-name="P182"><text:span text:style-name="T49"><text:tab/><text:tab/>O Schema define a tag raiz que é a </text:span><text:span text:style-name="T62">&lt;Linp-Mapping&gt;</text:span><text:span text:style-name="T49">. Abaixo dessa tag na hierarquia contém duas tags </text:span><text:span text:style-name="T62">&lt;Description&gt;</text:span><text:span text:style-name="T49"> e </text:span><text:span text:style-name="T62">&lt;Sql-Mapping&gt; </text:span><text:span text:style-name="T49">onde a primeria nada mais é que uma descrição livre sobre o XML em questão e a segunda é onde ficaram definidos os comandos SQL.</text:span></text:p>
      <text:p text:style-name="P42"/>
      <text:p text:style-name="P182"><text:span text:style-name="T49"><text:tab/><text:tab/>Dentro da tag </text:span><text:span text:style-name="T62">&lt;Sql-Mapping&gt;</text:span><text:span text:style-name="T49"> os comandos sql são definidos usando a tag </text:span><text:span text:style-name="T62">&lt;Sql-Command&gt;. </text:span><text:span text:style-name="T49">Cada tag </text:span><text:span text:style-name="T62">&lt;Sql-Command&gt;</text:span><text:span text:style-name="T49"> define um comando sql individual. Essa tag possui um atributo que é “id”. Esse atributo é o identificador do comando e é requerido. É através desse </text:span><text:span text:style-name="T62">ID</text:span><text:span text:style-name="T49">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2"><text:span text:style-name="T49"><text:tab/><text:tab/></text:span><text:span text:style-name="T52">- &lt;Sql-Statement&gt;:</text:span><text:span text:style-name="T49"> Define um comando SQL simples como </text:span><text:span text:style-name="T62">select, update </text:span><text:span text:style-name="T49">e</text:span><text:span text:style-name="T62"> delete. </text:span><text:span text:style-name="T49">Não possui <text:tab/><text:tab/>nenhum atributo e seu conteúdo define a string do comando sql diretamente. </text:span></text:p>
      <text:p text:style-name="P182"><text:span text:style-name="T49"><text:tab/><text:tab/> <text:s text:c="2"/></text:span><text:span text:style-name="T52">EXEMPLO: </text:span></text:p>
      <text:p text:style-name="P182"><text:span text:style-name="T52"><text:tab/><text:tab/> <text:s text:c="5"/></text:span><text:span text:style-name="T98"><text:s text:c="2"/></text:span><text:span text:style-name="T242">&lt;</text:span><text:span text:style-name="T267">Sql-Command</text:span><text:span text:style-name="T44"> </text:span><text:span text:style-name="T292">id</text:span><text:span text:style-name="T44">=</text:span><text:span text:style-name="T196">"consultarPessoasPorBairro"</text:span><text:span text:style-name="T242">&gt;</text:span></text:p>
      <text:p text:style-name="P157"><text:span text:style-name="T20"><text:s text:c="15"/></text:span><text:span text:style-name="T253">&lt;</text:span><text:span text:style-name="T276">Sql-Statement</text:span><text:span text:style-name="T253">&gt;</text:span><text:span text:style-name="T119">select</text:span><text:span text:style-name="T20"> nome, telefone, rua </text:span><text:span text:style-name="T116">endereco.rua</text:span><text:span text:style-name="T20">, </text:span></text:p>
      <text:p text:style-name="P157"><text:span text:style-name="T20"><text:s text:c="30"/>bairro </text:span><text:span text:style-name="T116">endereco.bairro</text:span><text:span text:style-name="T20">, numero </text:span><text:span text:style-name="T116">endereco.numero</text:span><text:span text:style-name="T20">,</text:span></text:p>
      <text:p text:style-name="P157"><text:span text:style-name="T20"><text:s text:c="30"/>cep </text:span><text:span text:style-name="T116">endereco.cep</text:span><text:span text:style-name="T20"> </text:span><text:span text:style-name="T125">from</text:span><text:span text:style-name="T20"> </text:span><text:span text:style-name="T119">Pessoa where bairro = ?</text:span></text:p>
      <text:p text:style-name="P163"><text:span text:style-name="T20"><text:s text:c="15"/></text:span><text:span text:style-name="T230">&lt;/</text:span><text:span text:style-name="T256">Sql-Statement</text:span><text:span text:style-name="T230">&gt;</text:span></text:p>
      <text:p text:style-name="P201"><text:span text:style-name="T35"><text:s text:c="12"/></text:span><text:span text:style-name="T243">&lt;/</text:span><text:span text:style-name="T268">Sql-Command</text:span><text:span text:style-name="T243">&gt;</text:span></text:p>
      <text:p text:style-name="P195"/>
      <text:p text:style-name="P201"><text:span text:style-name="T243"><text:tab/> <text:s text:c="3"/></text:span><text:span text:style-name="T234">&lt;</text:span><text:span text:style-name="T260">Sql-Command</text:span><text:span text:style-name="T32"> </text:span><text:span text:style-name="T293">id</text:span><text:span text:style-name="T32">=</text:span><text:span text:style-name="T194">"excluirPessoas"</text:span><text:span text:style-name="T234">&gt;</text:span></text:p>
      <text:p text:style-name="P157"><text:span text:style-name="T20"><text:s text:c="14"/></text:span><text:span text:style-name="T253">&lt;</text:span><text:span text:style-name="T276">Sql-Statement</text:span><text:span text:style-name="T253">&gt;</text:span><text:span text:style-name="T119">delete from Pessoa where id = ?</text:span><text:span text:style-name="T253">&lt;/</text:span><text:span text:style-name="T276">Sql-Statement</text:span><text:span text:style-name="T253">&gt;</text:span></text:p>
      <text:p text:style-name="P201"><text:span text:style-name="T35"><text:s text:c="11"/></text:span><text:span text:style-name="T243">&lt;/</text:span><text:span text:style-name="T268">Sql-Command</text:span><text:span text:style-name="T243">&gt;</text:span></text:p>
      <text:p text:style-name="P186"/>
      <text:p text:style-name="P186"><text:tab/></text:p>
      <text:p text:style-name="P199"><text:span text:style-name="T49"><text:tab/></text:span><text:span text:style-name="T52">OBS: </text:span><text:span text:style-name="T49">A declaração do alias da coluna usando o carácter '.' (ponto) é seguindo o conceito de <text:tab/>população multinível, apresentado na sessão </text:span><text:span text:style-name="T60">5.6 – População de Beans Multi-Nível.</text:span><text:span text:style-name="T47"> O uso direto desse sql causaria erro de compilação mas como o </text:span><text:span text:style-name="T60">LINP</text:span><text:span text:style-name="T47"> propõe o conceito de população multi-nível então internamente ele faz a devida formatação e tradução desse comando para um </text:span><text:span text:style-name="T60">SQL </text:span><text:span text:style-name="T47">válido</text:span><text:span text:style-name="T60">.</text:span></text:p>
      <text:p text:style-name="P63"/>
      <text:p text:style-name="P182"><text:span text:style-name="T52"><text:tab/><text:tab/>- &lt;Procedure&gt;:</text:span><text:span text:style-name="T49"> Define uma chamada a uma stored procedure. Nesta tag são definidos também os parâmetros de saída que são </text:span><text:span text:style-name="T62">cursores, </text:span><text:span text:style-name="T49">caso exista algum, o catálogo, o pacote e o schema onde está a procedure, caso seja necessário.</text:span></text:p>
      <text:p text:style-name="P42"/>
      <text:p text:style-name="P182"><text:span text:style-name="T49"><text:tab/><text:tab/></text:span><text:span text:style-name="T52">OBS: </text:span><text:span text:style-name="T49">A interface </text:span><text:span text:style-name="T62">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2"><text:span text:style-name="T49"><text:tab/><text:tab/> <text:s text:c="2"/></text:span><text:span text:style-name="T52">EXEMPLO: </text:span></text:p>
      <text:p text:style-name="P46"><text:soft-page-break/></text:p>
      <text:p text:style-name="P182"><text:span text:style-name="T238"><text:tab/><text:tab/> <text:s text:c="3"/></text:span><text:span text:style-name="T242">&lt;</text:span><text:span text:style-name="T267">Sql-Command</text:span><text:span text:style-name="T242"> </text:span><text:span text:style-name="T292">id</text:span><text:span text:style-name="T44">=</text:span><text:span text:style-name="T196">"minhaProcedure1"</text:span><text:span text:style-name="T242">&gt;</text:span></text:p>
      <text:p text:style-name="P157"><text:span text:style-name="T20"><text:s text:c="13"/></text:span><text:span text:style-name="T230">&lt;</text:span><text:span text:style-name="T256">Procedure</text:span> <text:span text:style-name="T280">name</text:span><text:span text:style-name="T20">=</text:span><text:span text:style-name="T176">"procedure1"</text:span> /<text:span text:style-name="T230">&gt;</text:span></text:p>
      <text:p text:style-name="P200"><text:span text:style-name="T32"><text:s text:c="12"/></text:span><text:span text:style-name="T234">&lt;/</text:span><text:span text:style-name="T260">Sql-Command</text:span><text:span text:style-name="T234">&gt;</text:span></text:p>
      <text:p text:style-name="P190"><text:tab/><text:tab/></text:p>
      <text:p text:style-name="P200"><text:span text:style-name="T234"><text:s text:c="11"/>&lt;</text:span><text:span text:style-name="T260">Sql-Command</text:span><text:span text:style-name="T234"> </text:span><text:span text:style-name="T293">id</text:span><text:span text:style-name="T32">=</text:span><text:span text:style-name="T194">"minhaProcedureDefinindoSchema" </text:span><text:span text:style-name="T234">&gt;</text:span></text:p>
      <text:p text:style-name="P157"><text:span text:style-name="T20"><text:s text:c="14"/></text:span><text:span text:style-name="T230">&lt;</text:span><text:span text:style-name="T256">Procedure</text:span> <text:span text:style-name="T280">name</text:span><text:span text:style-name="T20">=</text:span><text:span text:style-name="T176">"procedure1"</text:span> <text:span text:style-name="T284">catalog</text:span><text:span text:style-name="T117">=</text:span><text:span text:style-name="T178">"meuCatalogo" </text:span></text:p>
      <text:p text:style-name="P157"><text:span text:style-name="T178"><text:tab/><text:tab/><text:tab/><text:tab/><text:tab/></text:span><text:span text:style-name="T284">package</text:span><text:span text:style-name="T117">=</text:span><text:span text:style-name="T178">"meuPacote" </text:span><text:span text:style-name="T284">schema</text:span><text:span text:style-name="T117">=</text:span><text:span text:style-name="T178">"meuSchema"</text:span>/<text:span text:style-name="T230">&gt;</text:span></text:p>
      <text:p text:style-name="P200"><text:span text:style-name="T32"><text:s text:c="11"/></text:span><text:span text:style-name="T234">&lt;/</text:span><text:span text:style-name="T260">Sql-Command</text:span><text:span text:style-name="T234">&gt;</text:span></text:p>
      <text:p text:style-name="P190"/>
      <text:p text:style-name="P202"><text:span text:style-name="T81"><text:tab/><text:tab/> <text:s text:c="7"/></text:span><text:span text:style-name="T234">&lt;</text:span><text:span text:style-name="T260">Sql-Command</text:span><text:span text:style-name="T234"> </text:span><text:span text:style-name="T293">id</text:span><text:span text:style-name="T32">=</text:span><text:span text:style-name="T194">"listarPessoasUsandoProcedure"</text:span><text:span text:style-name="T234">&gt;</text:span></text:p>
      <text:p text:style-name="P157"><text:span text:style-name="T20"><text:s text:c="13"/></text:span><text:span text:style-name="T230">&lt;</text:span><text:span text:style-name="T256">Procedure</text:span> <text:span text:style-name="T280">name</text:span><text:span text:style-name="T20">=</text:span><text:span text:style-name="T176">"listarPessoas"</text:span> <text:span text:style-name="T230">&gt;</text:span></text:p>
      <text:p text:style-name="P157"><text:span text:style-name="T20"><text:s text:c="16"/></text:span><text:span text:style-name="T230">&lt;</text:span><text:span text:style-name="T256">OutCursor</text:span> <text:span text:style-name="T280">population-class</text:span><text:span text:style-name="T20">=</text:span><text:span text:style-name="T176">"br.com.meupacote.Pessoa"</text:span><text:span text:style-name="T230">/&gt;</text:span></text:p>
      <text:p text:style-name="P157"><text:span text:style-name="T20"><text:s text:c="13"/></text:span><text:span text:style-name="T230">&lt;/</text:span><text:span text:style-name="T256">Procedure</text:span><text:span text:style-name="T230">&gt;</text:span></text:p>
      <text:p text:style-name="P201"><text:span text:style-name="T35"><text:s text:c="10"/></text:span><text:span text:style-name="T243">&lt;/</text:span><text:span text:style-name="T268">Sql-Command</text:span><text:span text:style-name="T243">&gt;</text:span></text:p>
      <text:p text:style-name="P195"/>
      <text:p text:style-name="P201"><text:span text:style-name="T243"><text:tab/> <text:s text:c="3"/></text:span><text:span text:style-name="T234">&lt;</text:span><text:span text:style-name="T260">Sql-Command</text:span><text:span text:style-name="T234"> </text:span><text:span text:style-name="T293">id</text:span><text:span text:style-name="T32">=</text:span><text:span text:style-name="T194">"minhaProcedureCom3CursoresDeSaida"</text:span><text:span text:style-name="T234">&gt;</text:span></text:p>
      <text:p text:style-name="P157"><text:span text:style-name="T20"><text:s text:c="13"/></text:span><text:span text:style-name="T230">&lt;</text:span><text:span text:style-name="T256">Procedure</text:span> <text:span text:style-name="T280">name</text:span><text:span text:style-name="T20">=</text:span><text:span text:style-name="T176">"p</text:span><text:span text:style-name="T178">rocedureCom3CursoresDeSaida</text:span><text:span text:style-name="T176">"</text:span> <text:span text:style-name="T230">&gt;</text:span></text:p>
      <text:p text:style-name="P157"><text:span text:style-name="T20"><text:s text:c="16"/></text:span><text:span text:style-name="T230">&lt;</text:span><text:span text:style-name="T256">OutCursor</text:span> <text:span text:style-name="T280">population-class</text:span><text:span text:style-name="T20">=</text:span><text:span text:style-name="T176">"br.com.meupacote.Classe1"</text:span><text:span text:style-name="T230">/&gt;</text:span></text:p>
      <text:p text:style-name="P157"><text:span text:style-name="T230"><text:tab/><text:tab/> <text:s text:c="3"/>&lt;</text:span><text:span text:style-name="T256">OutCursor</text:span><text:span text:style-name="T230"> </text:span><text:span text:style-name="T280">population-class</text:span><text:span text:style-name="T20">=</text:span><text:span text:style-name="T176">"br.com.meupacote.Classe2"</text:span><text:span text:style-name="T230">/&gt;</text:span></text:p>
      <text:p text:style-name="P157"><text:span text:style-name="T230"><text:tab/><text:tab/> <text:s text:c="3"/>&lt;</text:span><text:span text:style-name="T256">OutCursor</text:span><text:span text:style-name="T230"> </text:span><text:span text:style-name="T280">population-class</text:span><text:span text:style-name="T20">=</text:span><text:span text:style-name="T176">"br.com.meupacote.Classe2"</text:span><text:span text:style-name="T230">/&gt;<text:tab/><text:tab/></text:span></text:p>
      <text:p text:style-name="P157"><text:span text:style-name="T20"><text:s text:c="13"/></text:span><text:span text:style-name="T230">&lt;/</text:span><text:span text:style-name="T256">Procedure</text:span><text:span text:style-name="T230">&gt;</text:span></text:p>
      <text:p text:style-name="P201"><text:span text:style-name="T35"><text:s text:c="11"/></text:span><text:span text:style-name="T243">&lt;/</text:span><text:span text:style-name="T268">Sql-Command</text:span><text:span text:style-name="T243">&gt;</text:span></text:p>
      <text:p text:style-name="P186"/>
      <text:p text:style-name="P199"><text:span text:style-name="T240"><text:tab/></text:span><text:span text:style-name="T49">A tag </text:span><text:span text:style-name="T62">&lt;OutCursor&gt;</text:span><text:span text:style-name="T49"> define um parâmetro de saída na </text:span><text:span text:style-name="T62">Procedure </text:span><text:span text:style-name="T49">e que é um </text:span><text:span text:style-name="T62">cursor</text:span><text:span text:style-name="T49">. O atributo </text:span><text:span text:style-name="T62">population-class </text:span><text:span text:style-name="T49">define qual classe deve ser usada para a criação dos objetos onde serão populados cada registro retornado pelo cursor. Se a procedure possuir mais de um </text:span><text:span text:style-name="T62">cursor</text:span><text:span text:style-name="T49"> de saída</text:span><text:span text:style-name="T62"> </text:span><text:span text:style-name="T49">a ordem importa pois a ordem em que cada tag </text:span><text:span text:style-name="T62">&lt;OutCursor&gt;</text:span><text:span text:style-name="T49"> foi declarada é a ordem esperada na assinatura da </text:span><text:span text:style-name="T62">Procedure </text:span><text:span text:style-name="T49">no banco de dados.</text:span></text:p>
      <text:p text:style-name="P43"/>
      <text:p text:style-name="P199"><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2">endereco.nome</text:span><text:span text:style-name="T49"> como alias de uma coluna causaria erro de compilação e o </text:span><text:span text:style-name="T62">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9"><text:span text:style-name="T49"><text:tab/></text:span><text:span text:style-name="T62">endereco</text:span><text:span text:style-name="T65">.</text:span><text:span text:style-name="T62">nome</text:span></text:p>
      <text:p text:style-name="P199"><text:span text:style-name="T62"><text:tab/>endereco</text:span><text:span text:style-name="T65">.</text:span><text:span text:style-name="T62">cep.numero</text:span></text:p>
      <text:p text:style-name="P199"><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5"><text:tab/></text:p>
      <text:p text:style-name="P199"><text:span text:style-name="T62"><text:tab/></text:span><text:span text:style-name="T49">Esses campos também poderiam ser retornados com o alias sendo, no caso do banco que estiver usando não suportar definição de alias tipo “campo1.campo2.campo3” :</text:span></text:p>
      <text:p text:style-name="P43"/>
      <text:p text:style-name="P199"><text:span text:style-name="T49"><text:tab/></text:span><text:span text:style-name="T62">endereco</text:span><text:span text:style-name="T65">$$</text:span><text:span text:style-name="T62">nome</text:span></text:p>
      <text:p text:style-name="P199"><text:span text:style-name="T62"><text:tab/>endereco</text:span><text:span text:style-name="T65">$$</text:span><text:span text:style-name="T62">cep.numero</text:span></text:p>
      <text:p text:style-name="P199"><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5"/>
      <text:p text:style-name="P199"><text:span text:style-name="T62"><text:tab/></text:span><text:span text:style-name="T52"> &lt;Function&gt;:</text:span><text:span text:style-name="T49"> Define uma chamada a uma stored function. Nesta tag são definidos também os parâmetros de saída que são </text:span><text:span text:style-name="T62">cursores, </text:span><text:span text:style-name="T49">caso exista algum. Esta tag funciona da mesma que a tag </text:span><text:span text:style-name="T62">&lt;Procedure&gt;, </text:span><text:span text:style-name="T49">não sendo necessário repetir todo a descrição aqui. A diferença é que por ser uma </text:span><text:span text:style-name="T62">function</text:span><text:span text:style-name="T49"> </text:span><text:span text:style-name="T49">essa tag define também um nome chave (que será usado no map de resultado. Ver o trecho de observação da tag </text:span><text:span text:style-name="T62">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2">org.lindbergframework.persistence.sql.SqlFunction.DEFAULT_RESULT_NAME. </text:span><text:span text:style-name="T49">O atributo dessa tag </text:span><text:span text:style-name="T62">function</text:span><text:span text:style-name="T49"> que define o nome chave do resultado é o </text:span><text:span text:style-name="T62">resultName</text:span><text:span text:style-name="T49"> e quando este for definido este será <text:s/>será usado ao invés da constante padrão. Quando não for definido a constante </text:span><text:span text:style-name="T62">DEFAULT_RESULT_NAME</text:span><text:span text:style-name="T49"> será usada no map de resultados contendo tanto o valor resultado da execução da </text:span><text:span text:style-name="T62">function</text:span><text:span text:style-name="T49"> quanto os parâmetros de saída da </text:span><text:span text:style-name="T62">function</text:span><text:span text:style-name="T49">, caso exista algum.</text:span></text:p>
      <text:p text:style-name="P43"><text:tab/></text:p>
      <text:p text:style-name="P199"><text:span text:style-name="T49"><text:tab/><text:tab/> <text:s text:c="2"/></text:span><text:span text:style-name="T52">EXEMPLO: <text:tab/></text:span></text:p>
      <text:p text:style-name="P47"/>
      <text:p text:style-name="P182"><text:span text:style-name="T238"><text:tab/><text:tab/> <text:s text:c="3"/></text:span><text:span text:style-name="T242">&lt;</text:span><text:span text:style-name="T267">Sql-Command</text:span><text:span text:style-name="T242"> </text:span><text:span text:style-name="T292">id</text:span><text:span text:style-name="T44">=</text:span><text:span text:style-name="T196">"minhaFunction1"</text:span><text:span text:style-name="T242">&gt;</text:span></text:p>
      <text:p text:style-name="P157"><text:span text:style-name="T20"><text:s text:c="13"/></text:span><text:span text:style-name="T230">&lt;</text:span><text:span text:style-name="T256">Function</text:span> <text:span text:style-name="T280">name</text:span><text:span text:style-name="T20">=</text:span><text:span text:style-name="T176">"function1"</text:span> /<text:span text:style-name="T230">&gt;</text:span></text:p>
      <text:p text:style-name="P200"><text:span text:style-name="T32"><text:s text:c="13"/></text:span><text:span text:style-name="T234">&lt;/</text:span><text:span text:style-name="T260">Sql-Command</text:span><text:span text:style-name="T234">&gt;</text:span></text:p>
      <text:p text:style-name="P190"/>
      <text:p text:style-name="P200"><text:span text:style-name="T234"><text:tab/><text:tab/> <text:s text:c="3"/>&lt;</text:span><text:span text:style-name="T260">Sql-Command</text:span><text:span text:style-name="T234"> </text:span><text:span text:style-name="T293">id</text:span><text:span text:style-name="T32">=</text:span><text:span text:style-name="T194">"minhaFunctionDefinindoResultName"</text:span><text:span text:style-name="T234">&gt;</text:span></text:p>
      <text:p text:style-name="P157"><text:span text:style-name="T20"><text:s text:c="13"/></text:span><text:span text:style-name="T230">&lt;</text:span><text:span text:style-name="T256">Function</text:span> <text:span text:style-name="T280">name</text:span><text:span text:style-name="T20">=</text:span><text:span text:style-name="T176">"function1"</text:span> <text:span text:style-name="T284">resultName</text:span><text:span text:style-name="T178">=”meuResultado”</text:span>/<text:span text:style-name="T230">&gt;</text:span></text:p>
      <text:p text:style-name="P200"><text:span text:style-name="T32"><text:s text:c="11"/></text:span><text:span text:style-name="T234">&lt;/</text:span><text:span text:style-name="T260">Sql-Command</text:span><text:span text:style-name="T234">&gt;</text:span></text:p>
      <text:p text:style-name="P190"><text:tab/><text:tab/></text:p>
      <text:p text:style-name="P200"><text:span text:style-name="T234"><text:s text:c="10"/>&lt;</text:span><text:span text:style-name="T260">Sql-Command</text:span><text:span text:style-name="T234"> </text:span><text:span text:style-name="T293">id</text:span><text:span text:style-name="T32">=</text:span><text:span text:style-name="T194">"minhaFunctionDefinindoSchema" </text:span><text:span text:style-name="T234">&gt;</text:span></text:p>
      <text:p text:style-name="P157"><text:span text:style-name="T20"><text:s text:c="13"/></text:span><text:span text:style-name="T230">&lt;</text:span><text:span text:style-name="T256">Function</text:span> <text:span text:style-name="T280">name</text:span><text:span text:style-name="T20">=</text:span><text:span text:style-name="T176">"function1"</text:span> <text:span text:style-name="T284">catalog</text:span><text:span text:style-name="T117">=</text:span><text:span text:style-name="T178">"meuCatalogo" </text:span></text:p>
      <text:p text:style-name="P157"><text:span text:style-name="T178"><text:tab/><text:tab/><text:tab/><text:tab/></text:span><text:span text:style-name="T284">package</text:span><text:span text:style-name="T117">=</text:span><text:span text:style-name="T178">"meuPacote" </text:span><text:span text:style-name="T284">schema</text:span><text:span text:style-name="T117">=</text:span><text:span text:style-name="T178">"meuSchema"</text:span>/<text:span text:style-name="T230">&gt;</text:span></text:p>
      <text:p text:style-name="P200"><text:span text:style-name="T32"><text:s text:c="10"/></text:span><text:span text:style-name="T234">&lt;/</text:span><text:span text:style-name="T260">Sql-Command</text:span><text:span text:style-name="T234">&gt;</text:span></text:p>
      <text:p text:style-name="P190"/>
      <text:p text:style-name="P202"><text:span text:style-name="T81"><text:tab/><text:tab/> <text:s text:c="7"/></text:span><text:span text:style-name="T234">&lt;</text:span><text:span text:style-name="T260">Sql-Command</text:span><text:span text:style-name="T234"> </text:span><text:span text:style-name="T293">id</text:span><text:span text:style-name="T32">=</text:span><text:span text:style-name="T194">"listarPessoasUsandoFunctionRetornandoQtdToalCadastrada" </text:span><text:span text:style-name="T234">&gt;</text:span></text:p>
      <text:p text:style-name="P157"><text:span text:style-name="T20"><text:s text:c="13"/></text:span><text:span text:style-name="T230">&lt;</text:span><text:span text:style-name="T256">Function</text:span> <text:span text:style-name="T280">name</text:span><text:span text:style-name="T20">=</text:span><text:span text:style-name="T176">"listarPessoas"</text:span> <text:span text:style-name="T284">resultName</text:span><text:span text:style-name="T178">=”qtdPessoas”</text:span><text:span text:style-name="T230">&gt;</text:span></text:p>
      <text:p text:style-name="P157"><text:span text:style-name="T20"><text:s text:c="16"/></text:span><text:span text:style-name="T230">&lt;</text:span><text:span text:style-name="T256">OutCursor</text:span> <text:span text:style-name="T280">population-class</text:span><text:span text:style-name="T20">=</text:span><text:span text:style-name="T176">"br.com.meupacote.Pessoa"</text:span><text:span text:style-name="T230">/&gt;</text:span></text:p>
      <text:p text:style-name="P157"><text:span text:style-name="T20"><text:s text:c="13"/></text:span><text:span text:style-name="T230">&lt;/</text:span><text:span text:style-name="T256">Function</text:span><text:span text:style-name="T230">&gt;</text:span></text:p>
      <text:p text:style-name="P201"><text:span text:style-name="T35"><text:s text:c="11"/></text:span><text:span text:style-name="T243">&lt;/</text:span><text:span text:style-name="T268">Sql-Command</text:span><text:span text:style-name="T243">&gt;</text:span></text:p>
      <text:p text:style-name="P195"/>
      <text:p text:style-name="P201"><text:span text:style-name="T243"><text:tab/> <text:s text:c="3"/></text:span><text:span text:style-name="T234">&lt;</text:span><text:span text:style-name="T260">Sql-Command</text:span><text:span text:style-name="T234"> </text:span><text:span text:style-name="T293">id</text:span><text:span text:style-name="T32">=</text:span><text:span text:style-name="T194">"minhaFunctionRetornandoCursorComoReultado"</text:span><text:span text:style-name="T234">&gt;</text:span></text:p>
      <text:p text:style-name="P157"><text:span text:style-name="T20"><text:s text:c="13"/></text:span><text:span text:style-name="T230">&lt;</text:span><text:span text:style-name="T256">Function</text:span> <text:span text:style-name="T280">name</text:span><text:span text:style-name="T20">=</text:span><text:span text:style-name="T176">"function</text:span><text:span text:style-name="T178">RetornandoCursor</text:span><text:span text:style-name="T176">"</text:span> <text:span text:style-name="T230">&gt;</text:span></text:p>
      <text:p text:style-name="P157"><text:span text:style-name="T230"><text:s/><text:tab/><text:tab/><text:tab/>&lt;</text:span><text:span text:style-name="T256">ResultCursor</text:span><text:span text:style-name="T230"> </text:span><text:span text:style-name="T280">population-class</text:span><text:span text:style-name="T20">=</text:span><text:span text:style-name="T176">"br.com.meupacote.Pessoa"</text:span><text:span text:style-name="T230">/&gt;</text:span></text:p>
      <text:p text:style-name="P157"><text:span text:style-name="T20"><text:s text:c="13"/></text:span><text:span text:style-name="T230">&lt;/</text:span><text:span text:style-name="T256">Function</text:span><text:span text:style-name="T230">&gt;</text:span></text:p>
      <text:p text:style-name="P201"><text:span text:style-name="T32"><text:s text:c="11"/></text:span><text:span text:style-name="T234">&lt;/</text:span><text:span text:style-name="T260">Sql-Command</text:span><text:span text:style-name="T234">&gt;</text:span></text:p>
      <text:p text:style-name="P195"/>
      <text:p text:style-name="P201"><text:span text:style-name="T243"><text:tab/> <text:s text:c="3"/></text:span><text:span text:style-name="T234">&lt;</text:span><text:span text:style-name="T260">Sql-Command</text:span><text:span text:style-name="T234"> </text:span><text:span text:style-name="T293">id</text:span><text:span text:style-name="T32">=</text:span><text:span text:style-name="T194">"minhaFunctionCom3CursoresDeSaidaRetornandoCursorComoReultado"</text:span><text:span text:style-name="T234">&gt;</text:span></text:p>
      <text:p text:style-name="P157"><text:span text:style-name="T20"><text:s text:c="13"/></text:span><text:span text:style-name="T230">&lt;</text:span><text:span text:style-name="T256">Function</text:span> <text:span text:style-name="T280">name</text:span><text:span text:style-name="T20">=</text:span><text:span text:style-name="T176">"function</text:span><text:span text:style-name="T178">Com3CursoresDeSaidaRetornandoCursor</text:span><text:span text:style-name="T176">"</text:span> <text:tab/><text:tab/><text:tab/><text:tab/><text:tab/><text:tab/><text:tab/><text:tab/><text:tab/><text:span text:style-name="T284">resultName</text:span><text:span text:style-name="T178">=”cursorPessoas”</text:span><text:span text:style-name="T230">&gt;</text:span></text:p>
      <text:p text:style-name="P157"><text:span text:style-name="T230"><text:tab/><text:tab/> <text:s text:c="3"/>&lt;</text:span><text:span text:style-name="T256">ResultCursor</text:span><text:span text:style-name="T230"> </text:span><text:span text:style-name="T280">population-class</text:span><text:span text:style-name="T20">=</text:span><text:span text:style-name="T176">"br.com.meupacote.Pessoa"</text:span><text:span text:style-name="T230">/&gt;</text:span></text:p>
      <text:p text:style-name="P157"><text:span text:style-name="T20"><text:s text:c="16"/></text:span><text:span text:style-name="T230">&lt;</text:span><text:span text:style-name="T256">OutCursor</text:span> <text:span text:style-name="T280">population-class</text:span><text:span text:style-name="T20">=</text:span><text:span text:style-name="T176">"br.com.meupacote.Classe1"</text:span><text:span text:style-name="T230">/&gt;</text:span></text:p>
      <text:p text:style-name="P157"><text:span text:style-name="T230"><text:tab/><text:tab/> <text:s text:c="3"/>&lt;</text:span><text:span text:style-name="T256">OutCursor</text:span><text:span text:style-name="T230"> </text:span><text:span text:style-name="T280">population-class</text:span><text:span text:style-name="T20">=</text:span><text:span text:style-name="T176">"br.com.meupacote.Classe2"</text:span><text:span text:style-name="T230">/&gt;</text:span></text:p>
      <text:p text:style-name="P157"><text:span text:style-name="T230"><text:tab/><text:tab/> <text:s text:c="3"/>&lt;</text:span><text:span text:style-name="T256">OutCursor</text:span><text:span text:style-name="T230"> </text:span><text:span text:style-name="T280">population-class</text:span><text:span text:style-name="T20">=</text:span><text:span text:style-name="T176">"br.com.meupacote.Classe2"</text:span><text:span text:style-name="T230">/&gt;<text:tab/><text:tab/></text:span></text:p>
      <text:p text:style-name="P157"><text:span text:style-name="T20"><text:s text:c="13"/></text:span><text:span text:style-name="T230">&lt;/</text:span><text:span text:style-name="T256">Function</text:span><text:span text:style-name="T230">&gt;</text:span></text:p>
      <text:p text:style-name="P142"><text:span text:style-name="T33"><text:s text:c="11"/></text:span><text:span text:style-name="T235">&lt;/</text:span><text:span text:style-name="T261">Sql-Command</text:span><text:span text:style-name="T235">&gt;</text:span></text:p>
      <text:p text:style-name="P35"/>
      <text:p text:style-name="P137"><text:span text:style-name="T101"><text:tab/><text:tab/></text:span><text:span text:style-name="T123">5.9 – Adicionando os recursos de persistência do </text:span><text:span text:style-name="T124">LINP </text:span><text:span text:style-name="T123">aos DAO´s</text:span></text:p>
      <text:p text:style-name="P88"/>
      <text:p text:style-name="P137"><text:span text:style-name="T103"><text:tab/><text:tab/></text:span><text:span text:style-name="T101">Como demonstado previamente, os recursos do </text:span><text:span text:style-name="T115">LINP</text:span><text:span text:style-name="T101"> são providos por uma implementação de </text:span><text:span text:style-name="T115">PersistenceTemplate</text:span><text:span text:style-name="T101">. Para que os DAO´s obtenham uma implementação do template já pronta e configurada e assim possam fazer uso dos recursos providos por ele, existem duas formas principais. A primeira é estender o DAO provido pelo </text:span><text:span text:style-name="T115">LINP</text:span><text:span text:style-name="T101"> e que já fornece o template padrão pronto e configurado para usar e a segunda é obter diretamente uma instância do template a partir da fábrica de beans do contexto de </text:span><text:span text:style-name="T101">persistência.</text:span></text:p>
      <text:p text:style-name="P35"><text:tab/><text:tab/></text:p>
      <text:p text:style-name="P35"><text:tab/><text:tab/>Os dois modos serão detalhados abaixo:</text:p>
      <text:p text:style-name="P112"/>
      <text:p text:style-name="P137"><text:span text:style-name="T101"><text:tab/><text:tab/></text:span><text:span text:style-name="T103">1- LinpDAO</text:span><text:span text:style-name="T101">: Estender a classe </text:span><text:span text:style-name="T115">org.lindbergframework.persistence.dao.LinpDAO </text:span><text:span text:style-name="T101">é o modo mais <text:tab/><text:tab/>comum de </text:span><text:span text:style-name="T115">turbinar</text:span><text:span text:style-name="T101"> os DAO´s com os recursos fornecidos pelo template do </text:span><text:span text:style-name="T115">LINP</text:span><text:span text:style-name="T101">. Essa classe provê <text:tab/><text:tab/>um método para obtenção da implementação de </text:span><text:span text:style-name="T115">PersistenceTemplate </text:span><text:span text:style-name="T101">configurada, funcional e pronta <text:tab/><text:tab/>para ser usada baseada nas configurações feitas no contexto </text:span><text:span text:style-name="T115">LINP</text:span><text:span text:style-name="T101"> (datasouce, transaction manager, <text:tab/><text:tab/>repositório de comandos, etc...).</text:span></text:p>
      <text:p text:style-name="P35"/>
      <text:p text:style-name="P137"><text:soft-page-break/><text:span text:style-name="T101"><text:tab/><text:tab/>O método provido em </text:span><text:span text:style-name="T115">LinpDAO </text:span><text:span text:style-name="T101">para obtenção do template pronto é:</text:span></text:p>
      <text:p text:style-name="P137"><text:span text:style-name="T101"><text:tab/><text:tab/><text:tab/></text:span><text:span text:style-name="T211">public</text:span><text:span text:style-name="T23"> PersistenceTemplate getPersistTemplate()</text:span></text:p>
      <text:p text:style-name="P112"/>
      <text:p text:style-name="P137"><text:span text:style-name="T101"><text:tab/><text:tab/>Por padrão o </text:span><text:span text:style-name="T115">LinpDAO </text:span><text:span text:style-name="T101">retorna como template uma instância do template padrão, que já foi <text:s text:c="42"/><text:tab/><text:tab/>abordado anteriormente, </text:span><text:span text:style-name="T115">LinpTemplate</text:span><text:span text:style-name="T91">.</text:span><text:span text:style-name="T76"> Esse template já é provido pelo </text:span><text:span text:style-name="T91">LinpDAO </text:span><text:span text:style-name="T76">com o <text:tab/> <text:s text:c="2"/><text:tab/><text:tab/></text:span><text:span text:style-name="T91">BeanPopulator </text:span><text:span text:style-name="T76">padrão, </text:span><text:span text:style-name="T91">MultLevelsBeanPopulator </text:span><text:span text:style-name="T76">e com o </text:span><text:span text:style-name="T91">datasource</text:span><text:span text:style-name="T76"> definido nas configurações </text:span></text:p>
      <text:p text:style-name="P137"><text:span text:style-name="T76"><text:s text:c="11"/>do contexto </text:span><text:span text:style-name="T91">LINP.</text:span></text:p>
      <text:p text:style-name="P60"/>
      <text:p text:style-name="P137"><text:span text:style-name="T91"><text:tab/><text:tab/>LinpDAO </text:span><text:span text:style-name="T76">também fornece a possibilidade de você definir explicitamente, via construtores <text:tab/> <text:s text:c="6"/><text:tab/><text:tab/>sobrecarregados, uma outra implemntação de </text:span><text:span text:style-name="T91">PersistenceTemplate</text:span><text:span text:style-name="T76"> , </text:span><text:span text:style-name="T91">BeanPopulator </text:span><text:span text:style-name="T76">e/ou </text:span><text:span text:style-name="T91">datasource</text:span><text:span text:style-name="T76"> <text:tab/><text:tab/>devem ser usados para o DAO em questão.</text:span></text:p>
      <text:p text:style-name="P35"/>
      <text:p text:style-name="P35"><text:tab/><text:tab/>Para tal, os construtores sobrecarregados que podem ser usados são:</text:p>
      <text:p text:style-name="P137"><text:span text:style-name="T101"><text:tab/><text:tab/></text:span><text:span text:style-name="T211">public</text:span><text:span text:style-name="T23"> LinpDAO(PersistenceTemplate template)</text:span></text:p>
      <text:p text:style-name="P107"><text:s text:c="4"/></text:p>
      <text:p text:style-name="P145"><text:span text:style-name="T20"><text:tab/></text:span><text:span text:style-name="T210">public</text:span><text:span text:style-name="T20"> LinpDAO(BeanPopulator populator)</text:span></text:p>
      <text:p text:style-name="P107"><text:s text:c="4"/></text:p>
      <text:p text:style-name="P145"><text:span text:style-name="T20"><text:s text:c="6"/></text:span><text:span text:style-name="T210">public</text:span><text:span text:style-name="T20"> LinpDAO(PersistenceTemplate template, BeanPopulator populator)</text:span></text:p>
      <text:p text:style-name="P107"><text:s text:c="4"/></text:p>
      <text:p text:style-name="P145"><text:span text:style-name="T20"><text:s text:c="6"/></text:span><text:span text:style-name="T210">public</text:span><text:span text:style-name="T20"> LinpDAO(PersistenceTemplate template, BeanPopulator populator, </text:span></text:p>
      <text:p text:style-name="P107"><text:tab/><text:tab/><text:tab/> <text:s text:c="2"/>DataSourceConfig dsConfig)</text:p>
      <text:p text:style-name="P107"><text:s text:c="4"/></text:p>
      <text:p text:style-name="P145"><text:span text:style-name="T20"><text:s text:c="6"/></text:span><text:span text:style-name="T210">public</text:span><text:span text:style-name="T20"> LinpDAO(DataSourceConfig dsConfig)</text:span></text:p>
      <text:p text:style-name="P107"><text:s text:c="4"/></text:p>
      <text:p text:style-name="P145"><text:span text:style-name="T20"><text:s text:c="3"/></text:span><text:span text:style-name="T20"><text:s text:c="3"/></text:span><text:span text:style-name="T210">public</text:span><text:span text:style-name="T20"> LinpDAO(BeanPopulator populator, DataSourceConfig dsConfig)</text:span></text:p>
      <text:p text:style-name="P112"/>
      <text:p text:style-name="P148"><text:span text:style-name="T101"><text:tab/><text:tab/></text:span><text:span text:style-name="T50">Qualquer um desses só será usado em algum caso excepcional pois apenas estender </text:span><text:span text:style-name="T59">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8"><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8"><text:span text:style-name="T50"><text:s/><text:tab/><text:tab/><text:tab/></text:span><text:span text:style-name="T59">org.lindbergframework.persistence.context.LindbergPersistenceSpringBeanFactory</text:span></text:p>
      <text:p text:style-name="P60"/>
      <text:p text:style-name="P148"><text:span text:style-name="T59"><text:tab/><text:tab/></text:span><text:span text:style-name="T50">Essa fábrica é um </text:span><text:span text:style-name="T59">singleton</text:span><text:span text:style-name="T50"> e é responsável pelos beans pertencentes ao contexto de persistência <text:tab/><text:tab/>como a implementação de </text:span><text:span text:style-name="T59">PersistenceTemplate</text:span><text:span text:style-name="T50"> padrão, o </text:span><text:span text:style-name="T59">BeanPopulator</text:span><text:span text:style-name="T50">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8"><text:span text:style-name="T101"><text:tab/><text:tab/>PersistenceTemplate </text:span><text:span text:style-name="T109">template</text:span><text:span text:style-name="T101"> = LindbergPersistenceSpringBeanFactory.</text:span><text:span text:style-name="T115">getInstance</text:span><text:span text:style-name="T101">()</text:span></text:p>
      <text:p text:style-name="P148"><text:span text:style-name="T101"><text:s text:c="2"/><text:tab/><text:tab/><text:tab/><text:tab/><text:tab/><text:tab/> <text:s text:c="4"/>.getBean(PersistBeans.</text:span><text:span text:style-name="T307">DEFAULT_PERSISTENCE_TEMPLATE</text:span><text:span text:style-name="T101">);</text:span></text:p>
      <text:p text:style-name="P112"/>
      <text:p text:style-name="P112"/>
      <text:p text:style-name="P137"><text:span text:style-name="T123"><text:tab/><text:tab/>5.10 – Exemplo de uso do </text:span><text:span text:style-name="T124">LINP</text:span><text:span text:style-name="T123"> na prática</text:span></text:p>
      <text:p text:style-name="P88"/>
      <text:p text:style-name="P137"><text:span text:style-name="T103"><text:tab/><text:tab/></text:span><text:span text:style-name="T101">Para demonstrar na prática DAO´s usando o </text:span><text:span text:style-name="T115">LINP,</text:span><text:span text:style-name="T101">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7"><text:span text:style-name="T101"><text:tab/><text:tab/>Vamos considerar que estamos usando um banco </text:span><text:span text:style-name="T115">oracle</text:span><text:span text:style-name="T101"> e os dados para conexão sejam:</text:span></text:p>
      <text:p text:style-name="P35"><text:tab/><text:tab/></text:p>
      <text:p text:style-name="P137"><text:span text:style-name="T101"><text:tab/><text:tab/></text:span><text:span text:style-name="T103">URL:</text:span><text:span text:style-name="T101"> </text:span><text:span text:style-name="T76">jdbc:oracle:thin:@localhost:1521:xe</text:span></text:p>
      <text:p text:style-name="P137"><text:span text:style-name="T187"><text:tab/><text:tab/></text:span><text:span text:style-name="T103">USER:</text:span><text:span text:style-name="T101"> SYSTEM</text:span></text:p>
      <text:p text:style-name="P137"><text:span text:style-name="T101"><text:tab/><text:tab/></text:span><text:span text:style-name="T103">PASSWORD:</text:span><text:span text:style-name="T101"> admin</text:span></text:p>
      <text:p text:style-name="P35"><text:tab/><text:tab/><text:tab/><text:tab/></text:p>
      <text:p text:style-name="P137"><text:span text:style-name="T101"><text:tab/><text:tab/>Considere que para o exemplo a seguir nós vamos usar uma implementação de </text:span><text:span text:style-name="T115">datasource</text:span><text:span text:style-name="T101"> do spring que é </text:span><text:span text:style-name="T92">org.springframework.jdbc.datasource.DriverManagerDataSource</text:span><text:span text:style-name="T80"> e que o driver que vamos usar seja o já provido pelo oracle </text:span><text:span text:style-name="T92">oracle.jdbc.OracleDriver</text:span><text:span text:style-name="T80">.</text:span></text:p>
      <text:p text:style-name="P49"/>
      <text:p text:style-name="P137"><text:span text:style-name="T80"><text:tab/><text:tab/>Considere também que nós vamos usar a implementação padrão de repositório de comandos sql, </text:span><text:span text:style-name="T92">ClassPathXmlSqlCommandResolver,</text:span><text:span text:style-name="T190"> </text:span><text:span text:style-name="T80"><text:s/>que trabalha com arquivos XML que obedecem ao schema </text:span><text:a xlink:type="simple" xlink:href="http://www.lindbergframework.org/schema/linp-sqlMapping.xsd">http://www.lindbergframework.org/schema/linp-sqlMapping.xsd</text:a><text:span text:style-name="T80"> e que em nosso exemplo o nosso repositório de comandos SQL é composto por dois arquivos XML que estão dentro do classpath da nossa aplicação, onde um arquivo é só para </text:span><text:span text:style-name="T92">consultas</text:span><text:span text:style-name="T80"> (queries) e outro apenas para </text:span><text:span text:style-name="T92">atualizações </text:span><text:span text:style-name="T80">(updates) denominados respectivamente como </text:span><text:span text:style-name="T92">exemploQueries.xml</text:span><text:span text:style-name="T80"> e </text:span><text:span text:style-name="T92">exemploUpdates.xml.</text:span></text:p>
      <text:p text:style-name="P69"/>
      <text:p text:style-name="P69"/>
      <text:p text:style-name="P69"/>
      <text:p text:style-name="P69"/>
      <text:p text:style-name="P137"><text:span text:style-name="T118"><text:tab/><text:tab/></text:span><text:span text:style-name="T109">Para a definição dessas configurações no framework considere o seguinte arquivo de configuração dentro do pacote </text:span><text:span text:style-name="T118">org.lindbergframework.exemplo.conf:</text:span></text:p>
      <text:p text:style-name="P69"/>
      <text:p text:style-name="P49"><text:tab/><text:tab/>* lindberg-config;xml</text:p>
      <text:p text:style-name="P69"/>
      <text:p text:style-name="P159"><text:span text:style-name="T246">&lt;?</text:span><text:span text:style-name="T271">xml</text:span><text:span text:style-name="T118"> </text:span><text:span text:style-name="T285">version</text:span><text:span text:style-name="T118">=</text:span><text:span text:style-name="T179">"1.0"</text:span><text:span text:style-name="T118"> </text:span><text:span text:style-name="T285">encoding</text:span><text:span text:style-name="T118">=</text:span><text:span text:style-name="T179">"UTF-8"</text:span><text:span text:style-name="T246">?&gt;</text:span></text:p>
      <text:p text:style-name="P157"><text:span text:style-name="T230">&lt;</text:span><text:span text:style-name="T256">lindberg-configuration</text:span> <text:span text:style-name="T280">xmlns</text:span><text:span text:style-name="T20">=</text:span><text:span text:style-name="T176">"http://www.lindbergframework.org/schema"</text:span> </text:p>
      <text:p text:style-name="P157"><text:tab/><text:span text:style-name="T280">xmlns:xsi</text:span><text:span text:style-name="T20">=</text:span><text:span text:style-name="T176">"http://www.w3.org/2001/XMLSchema-instance"</text:span> </text:p>
      <text:p text:style-name="P157"><text:tab/><text:span text:style-name="T280">xsi:schemaLocation</text:span><text:span text:style-name="T20">=</text:span><text:span text:style-name="T176">"http://www.lindbergframework.org/schema lindberg-config.xsd "</text:span><text:span text:style-name="T230">&gt;</text:span></text:p>
      <text:p text:style-name="P157"/>
      <text:p text:style-name="P157"><text:span text:style-name="T230">&lt;</text:span><text:span text:style-name="T256">core</text:span><text:span text:style-name="T230">&gt;</text:span></text:p>
      <text:p text:style-name="P157"><text:soft-page-break/><text:span text:style-name="T20"><text:s text:c="3"/></text:span><text:span text:style-name="T230">&lt;</text:span><text:span text:style-name="T256">config-property</text:span> <text:span text:style-name="T280">name</text:span><text:span text:style-name="T20">=</text:span><text:span text:style-name="T176">"lindberg.core.di-basepackage"</text:span> <text:tab/><text:tab/><text:tab/><text:tab/><text:tab/><text:tab/><text:tab/><text:tab/><text:tab/> <text:s text:c="4"/><text:span text:style-name="T280">value</text:span><text:span text:style-name="T20">=</text:span><text:span text:style-name="T176">"org.lindbergframework.exemplo.*"</text:span><text:span text:style-name="T230">/&gt;</text:span></text:p>
      <text:p text:style-name="P157"><text:span text:style-name="T230">&lt;/</text:span><text:span text:style-name="T256">core</text:span><text:span text:style-name="T230">&gt;</text:span></text:p>
      <text:p text:style-name="P157"/>
      <text:p text:style-name="P157"><text:span text:style-name="T230">&lt;</text:span><text:span text:style-name="T256">linp</text:span><text:span text:style-name="T230">&gt;</text:span></text:p>
      <text:p text:style-name="P157"><text:span text:style-name="T20"><text:tab/></text:span><text:span text:style-name="T230">&lt;</text:span><text:span text:style-name="T256">dataSource</text:span></text:p>
      <text:p text:style-name="P157"><text:tab/><text:tab/><text:span text:style-name="T280">class</text:span><text:span text:style-name="T20">=</text:span><text:span text:style-name="T176">"org.springframework.jdbc.datasource.DriverManagerDataSource"</text:span></text:p>
      <text:p text:style-name="P157"><text:tab/><text:tab/><text:span text:style-name="T280">driver</text:span><text:span text:style-name="T20">=</text:span><text:span text:style-name="T176">"oracle.jdbc.OracleDriver"</text:span> <text:span text:style-name="T280">driverPropertyName</text:span><text:span text:style-name="T20">=</text:span><text:span text:style-name="T176">"driverClassName"</text:span><text:span text:style-name="T230">&gt;</text:span></text:p>
      <text:p text:style-name="P157"><text:span text:style-name="T20"><text:tab/><text:tab/></text:span><text:span text:style-name="T230">&lt;</text:span><text:span text:style-name="T256">property</text:span> <text:span text:style-name="T280">name</text:span><text:span text:style-name="T20">=</text:span><text:span text:style-name="T176">"url"</text:span> <text:span text:style-name="T280">value</text:span><text:span text:style-name="T20">=</text:span><text:span text:style-name="T176">"</text:span><text:span text:style-name="T178">jdbc:oracle:thin:@localhost:1521:xe</text:span><text:span text:style-name="T176">"</text:span> <text:span text:style-name="T230">/&gt;</text:span></text:p>
      <text:p text:style-name="P157"><text:span text:style-name="T20"><text:tab/><text:tab/></text:span><text:span text:style-name="T230">&lt;</text:span><text:span text:style-name="T256">property</text:span> <text:span text:style-name="T280">name</text:span><text:span text:style-name="T20">=</text:span><text:span text:style-name="T176">"username"</text:span> <text:span text:style-name="T280">value</text:span><text:span text:style-name="T20">=</text:span><text:span text:style-name="T176">"</text:span><text:span text:style-name="T178">SYSTEM</text:span><text:span text:style-name="T176">"</text:span> <text:span text:style-name="T230">/&gt;</text:span></text:p>
      <text:p text:style-name="P157"><text:span text:style-name="T20"><text:tab/><text:tab/></text:span><text:span text:style-name="T230">&lt;</text:span><text:span text:style-name="T256">property</text:span> <text:span text:style-name="T280">name</text:span><text:span text:style-name="T20">=</text:span><text:span text:style-name="T176">"password"</text:span> <text:span text:style-name="T280">value</text:span><text:span text:style-name="T20">=</text:span><text:span text:style-name="T176">"</text:span><text:span text:style-name="T178">admin</text:span><text:span text:style-name="T176">"</text:span> <text:span text:style-name="T230">/&gt;</text:span></text:p>
      <text:p text:style-name="P157"><text:span text:style-name="T20"><text:tab/></text:span><text:span text:style-name="T230">&lt;/</text:span><text:span text:style-name="T256">dataSource</text:span><text:span text:style-name="T230">&gt;</text:span></text:p>
      <text:p text:style-name="P157"/>
      <text:p text:style-name="P157"><text:span text:style-name="T20"><text:tab/></text:span><text:span text:style-name="T230">&lt;</text:span><text:span text:style-name="T256">config-properties</text:span><text:span text:style-name="T230">&gt;</text:span></text:p>
      <text:p text:style-name="P157"><text:span text:style-name="T20"><text:tab/><text:tab/></text:span><text:span text:style-name="T230">&lt;</text:span><text:span text:style-name="T256">config-property</text:span> <text:span text:style-name="T280">name</text:span><text:span text:style-name="T20">=</text:span><text:span text:style-name="T176">"lindberg.persistence.IntegerCursorType"</text:span></text:p>
      <text:p text:style-name="P157"><text:tab/><text:tab/><text:tab/><text:span text:style-name="T280">value</text:span><text:span text:style-name="T20">=</text:span><text:span text:style-name="T176">"#oracle.jdbc.OracleTypes.CURSOR"</text:span> <text:span text:style-name="T230">/&gt;</text:span></text:p>
      <text:p text:style-name="P157"><text:span text:style-name="T20"><text:tab/><text:tab/></text:span><text:span text:style-name="T230">&lt;</text:span><text:span text:style-name="T256">config-property</text:span> <text:span text:style-name="T280">name</text:span><text:span text:style-name="T20">=</text:span><text:span text:style-name="T176">"lindberg.persistence.SqlCommandResolver"</text:span></text:p>
      <text:p text:style-name="P157"><text:s text:c="11"/><text:tab/><text:span text:style-name="T280">value</text:span><text:span text:style-name="T20">=</text:span><text:span text:style-name="T176">"org.lindbergframework.persistence.sql.ClassPathXmlSqlCommandResolver"</text:span><text:span text:style-name="T230">&gt;</text:span></text:p>
      <text:p text:style-name="P157"><text:span text:style-name="T20"><text:tab/><text:tab/><text:tab/></text:span><text:span text:style-name="T230">&lt;</text:span><text:span text:style-name="T256">property</text:span> <text:span text:style-name="T280">constructor-arg</text:span><text:span text:style-name="T20">=</text:span><text:span text:style-name="T176">"true"</text:span><text:span text:style-name="T230">&gt;</text:span></text:p>
      <text:p text:style-name="P157"><text:span text:style-name="T20"><text:tab/><text:tab/><text:tab/><text:tab/></text:span><text:span text:style-name="T230">&lt;</text:span><text:span text:style-name="T256">array</text:span><text:span text:style-name="T230">&gt;</text:span></text:p>
      <text:p text:style-name="P119"><text:tab/><text:tab/><text:tab/><text:tab/><text:tab/><text:span text:style-name="T319">org</text:span>/<text:span text:style-name="T319">lindbergframework</text:span>/<text:span text:style-name="T319">exemplo</text:span>/<text:span text:style-name="T319">sql</text:span>/exemploQueries.xml;</text:p>
      <text:p text:style-name="P119"><text:tab/><text:tab/><text:tab/><text:tab/><text:tab/><text:span text:style-name="T319">org</text:span>/<text:span text:style-name="T319">lindbergframework</text:span>/<text:span text:style-name="T319">exemplo</text:span>/<text:span text:style-name="T319">sql</text:span>/exemploUpdates.xml</text:p>
      <text:p text:style-name="P157"><text:span text:style-name="T20"><text:tab/><text:tab/><text:tab/><text:tab/></text:span><text:span text:style-name="T230">&lt;/</text:span><text:span text:style-name="T256">array</text:span><text:span text:style-name="T230">&gt;</text:span></text:p>
      <text:p text:style-name="P157"><text:span text:style-name="T20"><text:tab/><text:tab/><text:tab/></text:span><text:span text:style-name="T230">&lt;/</text:span><text:span text:style-name="T256">property</text:span><text:span text:style-name="T230">&gt;</text:span></text:p>
      <text:p text:style-name="P157"><text:span text:style-name="T20"><text:tab/><text:tab/></text:span><text:span text:style-name="T230">&lt;/</text:span><text:span text:style-name="T256">config-property</text:span><text:span text:style-name="T230">&gt;</text:span></text:p>
      <text:p text:style-name="P157"><text:span text:style-name="T20"><text:tab/></text:span><text:span text:style-name="T230">&lt;/</text:span><text:span text:style-name="T256">config-properties</text:span><text:span text:style-name="T230">&gt;</text:span></text:p>
      <text:p text:style-name="P157"><text:span text:style-name="T230">&lt;/</text:span><text:span text:style-name="T256">linp</text:span><text:span text:style-name="T230">&gt;</text:span></text:p>
      <text:p text:style-name="P157"><text:span text:style-name="T230">&lt;/</text:span><text:span text:style-name="T256">lindberg-configuration</text:span><text:span text:style-name="T230">&gt;</text:span></text:p>
      <text:p text:style-name="P186"/>
      <text:p text:style-name="P69"/>
      <text:p text:style-name="P137"><text:span text:style-name="T109"><text:tab/><text:tab/>No arquivo xml acima </text:span><text:span text:style-name="T118">(lindberg-config.xml)</text:span><text:span text:style-name="T109"> definimos as configurações necessárias para o funcionamento do </text:span><text:span text:style-name="T118">linp</text:span><text:span text:style-name="T109">. </text:span></text:p>
      <text:p text:style-name="P49"/>
      <text:p text:style-name="P137"><text:span text:style-name="T109"><text:tab/><text:tab/>A tag </text:span><text:span text:style-name="T118">core</text:span><text:span text:style-name="T109"> define, neste caso, apenas a configuração do pacote raiz onde a partir deste será feito o escaneamento dos beans anotados com a annotation </text:span><text:span text:style-name="T118">@Bean</text:span><text:span text:style-name="T109"> que comporão o contexto de Beans que será acessado via o mecanismo de inversão de controle provido pelo framework. Este mecanismo provê acesso ao contexto e consequentemente aos beans nele contidos através de </text:span><text:span text:style-name="T92">UserBeanContext.getInstance()</text:span><text:span text:style-name="T80">. Um bean pode ser obtido totamente pronto e com suas dependências resolvidas a partir do contexto chamando o método </text:span><text:span text:style-name="T92">getBean</text:span><text:span text:style-name="T80"> de </text:span><text:span text:style-name="T92">UserBeanContext</text:span><text:span text:style-name="T80">.</text:span></text:p>
      <text:p text:style-name="P49"/>
      <text:p text:style-name="P137"><text:span text:style-name="T80"><text:tab/><text:tab/>A tag </text:span><text:span text:style-name="T92">linp</text:span><text:span text:style-name="T80"> define toda a configuração de persistência. Observe que inicialmente temos a tag </text:span><text:span text:style-name="T92">dataSouce. </text:span><text:span text:style-name="T80">Essa tag define as configurações da conexão propriamente dita: classe da implementação de </text:span><text:span text:style-name="T92">DataSource <text:s/></text:span><text:span text:style-name="T80">a ser usada, classe do </text:span><text:span text:style-name="T92">driver</text:span><text:span text:style-name="T80"> a ser usada, url, usuário e senha do banco.</text:span></text:p>
      <text:p text:style-name="P49"/>
      <text:p text:style-name="P137"><text:span text:style-name="T80"><text:tab/><text:tab/>Abaixo dessa tag </text:span><text:span text:style-name="T92">dataSource</text:span><text:span text:style-name="T80"> temos uma tag </text:span><text:span text:style-name="T92">config-properties</text:span><text:span text:style-name="T80"> que agrupa uma série de tags </text:span><text:span text:style-name="T92">config-property </text:span><text:span text:style-name="T80">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5"><text:span text:style-name="T230"><text:tab/></text:span><text:span text:style-name="T254">&lt;</text:span><text:span text:style-name="T277">config-property</text:span><text:span text:style-name="T340"> </text:span><text:span text:style-name="T295">name</text:span><text:span text:style-name="T128">=</text:span><text:span text:style-name="T205">"lindberg.persistence.IntegerCursorType"</text:span></text:p>
      <text:p text:style-name="P162"><text:span text:style-name="T76"><text:tab/><text:tab/><text:tab/></text:span><text:span text:style-name="T294">value</text:span><text:span text:style-name="T76">=</text:span><text:span text:style-name="T200">"#oracle.jdbc.OracleTypes.CURSOR"</text:span><text:span text:style-name="T76"> </text:span><text:span text:style-name="T249">/&gt;</text:span></text:p>
      <text:p text:style-name="P197"/>
      <text:p text:style-name="P146"><text:span text:style-name="T250"><text:tab/><text:tab/></text:span><text:span text:style-name="T55">Para saber mais sobre o uso do carácter '#' veja a sessão </text:span><text:span text:style-name="T68">“Uso do carácter '#' no XML para definir métodos getters estáticos e propriedades estáticas”</text:span><text:span text:style-name="T66">.</text:span></text:p>
      <text:p text:style-name="P71"/>
      <text:p text:style-name="P146"><text:span text:style-name="T66"><text:tab/><text:tab/></text:span><text:span text:style-name="T55">A próxima propriedade define um repositório de comandos sql a ser usados (</text:span><text:span text:style-name="T66">SqlCommandResolver)</text:span><text:span text:style-name="T55">.</text:span></text:p>
      <text:p text:style-name="P49"/>
      <text:p text:style-name="P137"><text:span text:style-name="T80"><text:tab/><text:tab/></text:span><text:span text:style-name="T241">&lt;</text:span><text:span text:style-name="T266">config-property</text:span><text:span text:style-name="T42"> </text:span><text:span text:style-name="T291">name</text:span><text:span text:style-name="T42">=</text:span><text:span text:style-name="T195">"lindberg.persistence.SqlCommandResolver"</text:span></text:p>
      <text:p text:style-name="P157"><text:s text:c="11"/><text:tab/><text:span text:style-name="T280">value</text:span><text:span text:style-name="T20">=</text:span><text:span text:style-name="T176">"org.lindbergframework.persistence.sql.ClassPathXmlSqlCommandResolver"</text:span><text:span text:style-name="T230">&gt;</text:span></text:p>
      <text:p text:style-name="P157"><text:span text:style-name="T20"><text:tab/><text:tab/><text:tab/></text:span><text:span text:style-name="T230">&lt;</text:span><text:span text:style-name="T256">property</text:span> <text:span text:style-name="T280">constructor-arg</text:span><text:span text:style-name="T20">=</text:span><text:span text:style-name="T176">"true"</text:span><text:span text:style-name="T230">&gt;</text:span></text:p>
      <text:p text:style-name="P157"><text:span text:style-name="T20"><text:tab/><text:tab/><text:tab/><text:tab/></text:span><text:span text:style-name="T230">&lt;</text:span><text:span text:style-name="T256">array</text:span><text:span text:style-name="T230">&gt;</text:span></text:p>
      <text:p text:style-name="P119"><text:soft-page-break/><text:tab/><text:tab/><text:tab/><text:tab/><text:tab/><text:span text:style-name="T333">org/lindbergframework/exemplo/sql/exemploQueries.xml;</text:span></text:p>
      <text:p text:style-name="P120"><text:tab/><text:tab/><text:tab/><text:tab/><text:tab/>org/lindbergframework/exemplo/sql/exemploUpdates.xml</text:p>
      <text:p text:style-name="P157"><text:span text:style-name="T20"><text:tab/><text:tab/><text:tab/><text:tab/></text:span><text:span text:style-name="T230">&lt;/</text:span><text:span text:style-name="T256">array</text:span><text:span text:style-name="T230">&gt;</text:span></text:p>
      <text:p text:style-name="P157"><text:span text:style-name="T20"><text:tab/><text:tab/><text:tab/></text:span><text:span text:style-name="T230">&lt;/</text:span><text:span text:style-name="T256">property</text:span><text:span text:style-name="T230">&gt;</text:span></text:p>
      <text:p text:style-name="P159"><text:span text:style-name="T80"><text:tab/><text:tab/></text:span><text:span text:style-name="T250">&lt;/</text:span><text:span text:style-name="T275">config-property</text:span><text:span text:style-name="T250">&gt;</text:span></text:p>
      <text:p text:style-name="P198"/>
      <text:p text:style-name="P148"><text:span text:style-name="T250"><text:tab/><text:tab/></text:span><text:span text:style-name="T55">Para este exemplo usamos a implementação comum e mais usada que é o repositório de comandos sql usando XML onde os arquivos de XML estão dentro do classpath da aplicação </text:span><text:span text:style-name="T66">ClassPathXmlSqlCommandResolver</text:span><text:span text:style-name="T55">. Definimos isso informando um parâmetro de construtor desta classe através de </text:span><text:span text:style-name="T248">&lt;</text:span><text:span text:style-name="T273">property</text:span><text:span text:style-name="T109"> </text:span><text:span text:style-name="T287">constructor-arg</text:span><text:span text:style-name="T109">=</text:span><text:span text:style-name="T179">"true"</text:span><text:span text:style-name="T248">&gt; </text:span><text:span text:style-name="T55">sobre o qual este é um array de Strings </text:span><text:span text:style-name="T248">&lt;</text:span><text:span text:style-name="T273">array</text:span><text:span text:style-name="T248">&gt; </text:span><text:span text:style-name="T55">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9"><text:tab/><text:tab/>Esses valores são os arquivos de comandos sql que estão dentro do class path da aplicação e que comporão o repositório de comandos sql. Para saber mais informações sobre a completa configuração usando XML leia a sessão </text:span><text:span text:style-name="T141">“</text:span><text:span text:style-name="T160">Configurando o LINP na prática – Usando XML”.</text:span></text:p>
      <text:p text:style-name="P73"/>
      <text:p text:style-name="P76"><text:span text:style-name="T160"><text:tab/><text:tab/></text:span><text:span text:style-name="T156">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8">exemploQueries.xml</text:span><text:span text:style-name="T156"> e </text:span><text:span text:style-name="T158">exemploUpdates.xml, </text:span><text:span text:style-name="T156"><text:s/>ambos no pacote </text:span><text:span text:style-name="T158">org/lindbergframework/exemplo/sql</text:span><text:span text:style-name="T156">.</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1"><text:span text:style-name="T247">&lt;?</text:span><text:span text:style-name="T272">xml</text:span><text:span text:style-name="T139"> </text:span><text:span text:style-name="T286">version</text:span><text:span text:style-name="T139">=</text:span><text:span text:style-name="T177">"1.0"</text:span><text:span text:style-name="T139"> </text:span><text:span text:style-name="T286">encoding</text:span><text:span text:style-name="T139">=</text:span><text:span text:style-name="T177">"UTF-8"</text:span><text:span text:style-name="T247">?&gt;</text:span></text:p>
      <text:p text:style-name="P157"><text:span text:style-name="T230">&lt;</text:span><text:span text:style-name="T256">Linp-Mapping</text:span> <text:span text:style-name="T280">xmlns</text:span><text:span text:style-name="T20">=</text:span><text:span text:style-name="T176">"http://www.lindbergframework.org/schema"</text:span> </text:p>
      <text:p text:style-name="P157"><text:tab/><text:span text:style-name="T280">xmlns:xsi</text:span><text:span text:style-name="T20">=</text:span><text:span text:style-name="T176">"http://www.w3.org/2001/XMLSchema-instance"</text:span> </text:p>
      <text:p text:style-name="P157"><text:tab/><text:span text:style-name="T280">xsi:schemaLocation</text:span><text:span text:style-name="T20">=</text:span><text:span text:style-name="T176">"http://www.lindbergframework.org/schema linp-sqlMapping.xsd"</text:span><text:span text:style-name="T230">&gt;</text:span></text:p>
      <text:p text:style-name="P157"/>
      <text:p text:style-name="P157"><text:span text:style-name="T230">&lt;</text:span><text:span text:style-name="T256">Description</text:span><text:span text:style-name="T230">&gt;</text:span><text:span text:style-name="T125">Exemplo</text:span><text:span text:style-name="T20"> </text:span><text:span text:style-name="T125">de</text:span><text:span text:style-name="T20"> Queries</text:span><text:span text:style-name="T230">&lt;/</text:span><text:span text:style-name="T256">Description</text:span><text:span text:style-name="T230">&gt;</text:span></text:p>
      <text:p text:style-name="P119"><text:s text:c="4"/></text:p>
      <text:p text:style-name="P157"><text:span text:style-name="T20"><text:s text:c="4"/></text:span><text:span text:style-name="T230">&lt;</text:span><text:span text:style-name="T256">Sql-Mapping</text:span><text:span text:style-name="T230">&gt;</text:span></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listarPessoas</text:span><text:span text:style-name="T176">"</text:span><text:span text:style-name="T230">&gt;</text:span></text:p>
      <text:p text:style-name="P157"><text:span text:style-name="T20"><text:s text:c="10"/></text:span><text:span text:style-name="T230">&lt;</text:span><text:span text:style-name="T256">Sql-Statement</text:span><text:span text:style-name="T230">&gt;</text:span><text:span text:style-name="T20">select </text:span><text:span text:style-name="T125">nome</text:span><text:span text:style-name="T20">, </text:span><text:span text:style-name="T125">cpf</text:span><text:span text:style-name="T20">, </text:span><text:span text:style-name="T125">bairro</text:span><text:span text:style-name="T20"> as endereco.bairro, </text:span></text:p>
      <text:p text:style-name="P119"><text:s text:c="10"/><text:tab/><text:tab/><text:tab/><text:tab/> <text:tab/><text:span text:style-name="T319">rua</text:span> as endereco.rua, <text:span text:style-name="T319">numero</text:span> as endereco.numero, </text:p>
      <text:p text:style-name="P119"><text:s text:c="10"/><text:tab/><text:tab/><text:tab/><text:tab/> <text:tab/>numeroCep as endereco.cep.numero</text:p>
      <text:p text:style-name="P119"><text:s text:c="10"/><text:tab/><text:tab/><text:tab/><text:tab/> from <text:span text:style-name="T319">pessoa</text:span></text:p>
      <text:p text:style-name="P157"><text:span text:style-name="T20"><text:s text:c="10"/></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consultarPessoa</text:span><text:span text:style-name="T176">"</text:span><text:span text:style-name="T230">&gt;</text:span></text:p>
      <text:p text:style-name="P157"><text:span text:style-name="T20"><text:s text:c="10"/></text:span><text:span text:style-name="T230">&lt;</text:span><text:span text:style-name="T256">Sql-Statement</text:span><text:span text:style-name="T230">&gt;</text:span><text:span text:style-name="T20">select </text:span><text:span text:style-name="T125">nome</text:span><text:span text:style-name="T20">, </text:span><text:span text:style-name="T125">cpf</text:span><text:span text:style-name="T20">, </text:span><text:span text:style-name="T125">bairro</text:span><text:span text:style-name="T20"> as endereco.bairro, </text:span></text:p>
      <text:p text:style-name="P119"><text:s text:c="10"/><text:tab/><text:tab/><text:tab/><text:tab/> <text:tab/><text:span text:style-name="T319">rua</text:span> as endereco.rua, <text:span text:style-name="T319">numero</text:span> as endereco.numero, </text:p>
      <text:p text:style-name="P119"><text:s text:c="10"/><text:tab/><text:tab/><text:tab/><text:tab/> <text:tab/>numeroCep as endereco.cep.numero</text:p>
      <text:p text:style-name="P119"><text:s text:c="10"/><text:tab/><text:tab/><text:tab/><text:tab/> from <text:span text:style-name="T319">pessoa</text:span> where <text:span text:style-name="T319">cpf</text:span> = ?</text:p>
      <text:p text:style-name="P157"><text:span text:style-name="T20"><text:s text:c="10"/></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19"><text:soft-page-break/><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listarPessoasPorIniciaisNomeUsandoProcedure</text:span><text:span text:style-name="T176">"</text:span><text:span text:style-name="T230">&gt;</text:span></text:p>
      <text:p text:style-name="P157"><text:span text:style-name="T20"><text:s text:c="10"/></text:span><text:span text:style-name="T230">&lt;</text:span><text:span text:style-name="T256">Procedure</text:span> <text:span text:style-name="T280">name</text:span><text:span text:style-name="T20">=</text:span><text:span text:style-name="T176">"listarPessoasPorNomeProc"</text:span> <text:span text:style-name="T230">&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p>
      <text:p text:style-name="P157"><text:span text:style-name="T20"><text:s text:c="10"/></text:span><text:span text:style-name="T230">&lt;/</text:span><text:span text:style-name="T256">Procedure</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listarPessoasPorIniciaisNomeUsandoFunction</text:span><text:span text:style-name="T176">"</text:span><text:span text:style-name="T230">&gt;</text:span></text:p>
      <text:p text:style-name="P157"><text:span text:style-name="T20"><text:s text:c="10"/></text:span><text:span text:style-name="T230">&lt;</text:span><text:span text:style-name="T256">Function</text:span> <text:span text:style-name="T280">name</text:span><text:span text:style-name="T20">=</text:span><text:span text:style-name="T176">"</text:span><text:span text:style-name="T177">listarPessoasPorNomeFunc</text:span><text:span text:style-name="T176">"</text:span><text:span text:style-name="T230">&gt;</text:span></text:p>
      <text:p text:style-name="P157"><text:span text:style-name="T20"><text:s text:c="13"/></text:span><text:span text:style-name="T230">&lt;</text:span><text:span text:style-name="T256">ResultCursor</text:span> <text:span text:style-name="T280">population-class</text:span><text:span text:style-name="T20">=</text:span><text:span text:style-name="T176">"org.lindbergframework.exemplo.beans.Pessoa"</text:span> <text:span text:style-name="T230">/&gt;</text:span></text:p>
      <text:p text:style-name="P157"><text:span text:style-name="T20"><text:s text:c="10"/></text:span><text:span text:style-name="T230">&lt;/</text:span><text:span text:style-name="T256">Function</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tab/></text:span><text:span text:style-name="T230">&lt;</text:span><text:span text:style-name="T256">Sql-Command</text:span> <text:span text:style-name="T280">id</text:span><text:span text:style-name="T20">=</text:span><text:span text:style-name="T176">"qtdPessoasUsandoFunction"</text:span><text:span text:style-name="T230">&gt;</text:span></text:p>
      <text:p text:style-name="P157"><text:span text:style-name="T20"><text:s text:c="10"/></text:span><text:span text:style-name="T230">&lt;</text:span><text:span text:style-name="T256">Function</text:span> <text:span text:style-name="T280">name</text:span><text:span text:style-name="T20">=</text:span><text:span text:style-name="T176">"qtdPessoas"</text:span> <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qtdPessoas"</text:span><text:span text:style-name="T230">&gt;</text:span></text:p>
      <text:p text:style-name="P157"><text:span text:style-name="T20"><text:s text:c="10"/></text:span><text:span text:style-name="T230">&lt;</text:span><text:span text:style-name="T256">Sql-Statement</text:span><text:span text:style-name="T230">&gt;</text:span><text:span text:style-name="T20">select count(*) from </text:span><text:span text:style-name="T125">pessoa</text:span><text:span text:style-name="T230">&lt;/</text:span><text:span text:style-name="T256">Sql-Statement</text:span><text:span text:style-name="T230">&gt;</text:span><text:span text:style-name="T20"> </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4"/></text:span><text:span text:style-name="T230">&lt;/</text:span><text:span text:style-name="T256">Sql-Mapping</text:span><text:span text:style-name="T230">&gt;</text:span></text:p>
      <text:p text:style-name="P119"><text:s text:c="7"/></text:p>
      <text:p text:style-name="P157"><text:span text:style-name="T230">&lt;/</text:span><text:span text:style-name="T256">Linp-Mapping</text:span><text:span text:style-name="T230">&gt;</text:span></text:p>
      <text:p text:style-name="P49"/>
      <text:p text:style-name="P49"><text:tab/><text:tab/>* exemploUpdates.xml</text:p>
      <text:p text:style-name="P49"/>
      <text:p text:style-name="P121"><text:span text:style-name="T247">&lt;?</text:span><text:span text:style-name="T272">xml</text:span><text:span text:style-name="T139"> </text:span><text:span text:style-name="T286">version</text:span><text:span text:style-name="T139">=</text:span><text:span text:style-name="T177">"1.0"</text:span><text:span text:style-name="T139"> </text:span><text:span text:style-name="T286">encoding</text:span><text:span text:style-name="T139">=</text:span><text:span text:style-name="T177">"UTF-8"</text:span><text:span text:style-name="T247">?&gt;</text:span></text:p>
      <text:p text:style-name="P157"><text:span text:style-name="T230">&lt;</text:span><text:span text:style-name="T256">Linp-Mapping</text:span> <text:span text:style-name="T280">xmlns</text:span><text:span text:style-name="T20">=</text:span><text:span text:style-name="T176">"http://www.lindbergframework.org/schema"</text:span> </text:p>
      <text:p text:style-name="P157"><text:tab/><text:tab/><text:span text:style-name="T280">xmlns:xsi</text:span><text:span text:style-name="T20">=</text:span><text:span text:style-name="T176">"http://www.w3.org/2001/XMLSchema-instance"</text:span> </text:p>
      <text:p text:style-name="P157"><text:tab/><text:tab/><text:span text:style-name="T280">xsi:schemaLocation</text:span><text:span text:style-name="T20">=</text:span><text:span text:style-name="T176">"http://www.lindbergframework.org/schema linp-sqlMapping.xsd"</text:span><text:span text:style-name="T230">&gt;</text:span></text:p>
      <text:p text:style-name="P119"><text:tab/><text:tab/></text:p>
      <text:p text:style-name="P157"><text:span text:style-name="T230">&lt;</text:span><text:span text:style-name="T256">Description</text:span><text:span text:style-name="T230">&gt;</text:span><text:span text:style-name="T125">Exemplo</text:span><text:span text:style-name="T20"> </text:span><text:span text:style-name="T125">de</text:span><text:span text:style-name="T20"> Updates</text:span><text:span text:style-name="T230">&lt;/</text:span><text:span text:style-name="T256">Description</text:span><text:span text:style-name="T230">&gt;</text:span></text:p>
      <text:p text:style-name="P119"><text:s text:c="4"/></text:p>
      <text:p text:style-name="P157"><text:span text:style-name="T20"><text:s text:c="4"/></text:span><text:span text:style-name="T230">&lt;</text:span><text:span text:style-name="T256">Sql-Mapping</text:span><text:span text:style-name="T230">&gt;</text:span></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inserirPessoa</text:span><text:span text:style-name="T176">"</text:span><text:span text:style-name="T230">&gt;</text:span></text:p>
      <text:p text:style-name="P157"><text:span text:style-name="T20"><text:s text:c="10"/></text:span><text:span text:style-name="T230">&lt;</text:span><text:span text:style-name="T256">Sql-Statement</text:span><text:span text:style-name="T230">&gt;</text:span><text:span text:style-name="T20">insert into </text:span><text:span text:style-name="T125">pessoa</text:span><text:span text:style-name="T20"> values(?,?,?,?,?,?)</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excluirPessoa</text:span><text:span text:style-name="T176">"</text:span><text:span text:style-name="T230">&gt;</text:span></text:p>
      <text:p text:style-name="P157"><text:span text:style-name="T20"><text:s text:c="10"/></text:span><text:span text:style-name="T230">&lt;</text:span><text:span text:style-name="T256">Sql-Statement</text:span><text:span text:style-name="T230">&gt;</text:span><text:span text:style-name="T20">delete from </text:span><text:span text:style-name="T125">pessoa</text:span><text:span text:style-name="T20"> where </text:span><text:span text:style-name="T125">cpf</text:span><text:span text:style-name="T20"> = ?</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atualizarEnderecoPessoa</text:span><text:span text:style-name="T176">"</text:span><text:span text:style-name="T230">&gt;</text:span></text:p>
      <text:p text:style-name="P157"><text:span text:style-name="T20"><text:s text:c="10"/></text:span><text:span text:style-name="T230">&lt;</text:span><text:span text:style-name="T256">Sql-Statement</text:span><text:span text:style-name="T230">&gt;</text:span><text:span text:style-name="T20">update </text:span><text:span text:style-name="T125">pessoa</text:span><text:span text:style-name="T20"> set </text:span><text:span text:style-name="T125">bairro</text:span><text:span text:style-name="T20"> = ?, </text:span><text:span text:style-name="T125">rua</text:span><text:span text:style-name="T20"> = ?, </text:span><text:span text:style-name="T125">numero</text:span><text:span text:style-name="T20"> = ?, </text:span></text:p>
      <text:p text:style-name="P157"><text:span text:style-name="T20"><text:tab/><text:tab/><text:tab/><text:tab/> numeroCep = ? where </text:span><text:span text:style-name="T125">cpf</text:span><text:span text:style-name="T20"> = ?</text:span></text:p>
      <text:p text:style-name="P157"><text:span text:style-name="T20"><text:s text:c="10"/></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excluirPessoaUsandoProcedure</text:span><text:span text:style-name="T176">"</text:span><text:span text:style-name="T230">&gt;</text:span></text:p>
      <text:p text:style-name="P157"><text:span text:style-name="T20"><text:s text:c="10"/></text:span><text:span text:style-name="T230">&lt;</text:span><text:span text:style-name="T256">Procedure</text:span> <text:span text:style-name="T280">name</text:span><text:span text:style-name="T20">=</text:span><text:span text:style-name="T176">"excluirPessoa"</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7"/></text:span><text:span text:style-name="T230">&lt;</text:span><text:span text:style-name="T256">Sql-Command</text:span> <text:span text:style-name="T280">id</text:span><text:span text:style-name="T20">=</text:span><text:span text:style-name="T176">"</text:span><text:span text:style-name="T178">excPessoasPorIniciaisRetornandoExcluidosENaoExcluidosUsandoFunction</text:span><text:span text:style-name="T176">"</text:span><text:span text:style-name="T230">&gt;</text:span></text:p>
      <text:p text:style-name="P157"><text:span text:style-name="T20"><text:s text:c="10"/></text:span><text:span text:style-name="T230">&lt;</text:span><text:span text:style-name="T256">Function</text:span> <text:span text:style-name="T280">name</text:span><text:span text:style-name="T20">=</text:span><text:span text:style-name="T176">"excPessoasRetornaExcluidosFunc"</text:span> <text:span text:style-name="T280">resultName</text:span><text:span text:style-name="T20">=</text:span><text:span text:style-name="T176">"PESSOASEXCLUIDAS"</text:span><text:span text:style-name="T230">&gt;</text:span></text:p>
      <text:p text:style-name="P157"><text:span text:style-name="T335"><text:s text:c="13"/>&lt;!-- </text:span><text:span text:style-name="T336">Não</text:span><text:span text:style-name="T335"> </text:span><text:span text:style-name="T336">Excluidos</text:span><text:span text:style-name="T335"> </text:span><text:span text:style-name="T336">São</text:span><text:span text:style-name="T335"> </text:span><text:span text:style-name="T336">como</text:span><text:span text:style-name="T335"> </text:span><text:span text:style-name="T336">resultado</text:span><text:span text:style-name="T335"> </text:span><text:span text:style-name="T336">da</text:span><text:span text:style-name="T335"> </text:span><text:span text:style-name="T336">função</text:span><text:span text:style-name="T335"> </text:span><text:span text:style-name="T336">através</text:span><text:span text:style-name="T335"> </text:span><text:span text:style-name="T336">de</text:span><text:span text:style-name="T335"> </text:span><text:span text:style-name="T336">um</text:span><text:span text:style-name="T335"> cursor <text:s/>--&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p>
      <text:p text:style-name="P157"><text:span text:style-name="T230"><text:s text:c="13"/></text:span><text:span text:style-name="T335">&lt;!-- </text:span><text:span text:style-name="T336">Excluidos</text:span><text:span text:style-name="T335"> --&gt;</text:span></text:p>
      <text:p text:style-name="P157"><text:span text:style-name="T20"><text:s text:c="13"/></text:span><text:span text:style-name="T230">&lt;</text:span><text:span text:style-name="T256">ResultCursor</text:span> <text:span text:style-name="T280">population-class</text:span><text:span text:style-name="T20">=</text:span><text:span text:style-name="T176">"org.lindbergframework.exemplo.beans.Pessoa"</text:span> <text:span text:style-name="T230">/&gt;</text:span></text:p>
      <text:p text:style-name="P157"><text:span text:style-name="T20"><text:s text:c="10"/></text:span><text:span text:style-name="T230">&lt;/</text:span><text:span text:style-name="T256">Function</text:span><text:span text:style-name="T230">&gt;</text:span></text:p>
      <text:p text:style-name="P157"><text:span text:style-name="T20"><text:s text:c="7"/></text:span><text:span text:style-name="T230">&lt;/</text:span><text:span text:style-name="T256">Sql-Command</text:span><text:span text:style-name="T230">&gt;</text:span></text:p>
      <text:p text:style-name="P119"><text:s text:c="7"/></text:p>
      <text:p text:style-name="P157"><text:span text:style-name="T20"><text:s text:c="6"/></text:span><text:span text:style-name="T230">&lt;</text:span><text:span text:style-name="T256">Sql-Command </text:span><text:span text:style-name="T280">id</text:span><text:span text:style-name="T20">=</text:span><text:span text:style-name="T176">"</text:span><text:span text:style-name="T178">excPessoasPorIniciaisRetornandoExcluidosENaoExcluidosUsandoProcedure</text:span><text:span text:style-name="T176">"</text:span><text:span text:style-name="T230">&gt;</text:span></text:p>
      <text:p text:style-name="P157"><text:span text:style-name="T20"><text:s text:c="10"/></text:span><text:span text:style-name="T230">&lt;</text:span><text:span text:style-name="T256">Procedure</text:span> <text:span text:style-name="T280">name</text:span><text:span text:style-name="T20">=</text:span><text:span text:style-name="T176">"excPessoasRetornaExcluidosProc"</text:span><text:span text:style-name="T230">&gt;</text:span></text:p>
      <text:p text:style-name="P157"><text:span text:style-name="T230"><text:s text:c="13"/></text:span><text:span text:style-name="T335">&lt;!-- </text:span><text:span text:style-name="T336">Não</text:span><text:span text:style-name="T335"> </text:span><text:span text:style-name="T336">Excluidos</text:span><text:span text:style-name="T335"> --&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p>
      <text:p text:style-name="P157"><text:span text:style-name="T230"><text:s text:c="13"/></text:span><text:span text:style-name="T335">&lt;!-- </text:span><text:span text:style-name="T336">Excluidos</text:span><text:span text:style-name="T335"> --&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p>
      <text:p text:style-name="P157"><text:span text:style-name="T20"><text:s text:c="10"/></text:span><text:span text:style-name="T230">&lt;/</text:span><text:span text:style-name="T256">Procedure</text:span><text:span text:style-name="T230">&gt;</text:span></text:p>
      <text:p text:style-name="P157"><text:span text:style-name="T20"><text:s text:c="7"/></text:span><text:span text:style-name="T230">&lt;/</text:span><text:span text:style-name="T256">Sql-Command</text:span><text:span text:style-name="T230">&gt;</text:span></text:p>
      <text:p text:style-name="P157"><text:span text:style-name="T20"><text:s text:c="4"/></text:span><text:span text:style-name="T230">&lt;/</text:span><text:span text:style-name="T256">Sql-Mapping</text:span><text:span text:style-name="T230">&gt;</text:span></text:p>
      <text:p text:style-name="P157"><text:span text:style-name="T230">&lt;/</text:span><text:span text:style-name="T256">Linp-Mapping</text:span><text:span text:style-name="T230">&gt;</text:span></text:p>
      <text:p text:style-name="P49"/>
      <text:p text:style-name="P49"/>
      <text:p text:style-name="P49"><text:soft-page-break/></text:p>
      <text:p text:style-name="P49"/>
      <text:p text:style-name="P49"/>
      <text:p text:style-name="P49"/>
      <text:p text:style-name="P76"><text:span text:style-name="T156"><text:tab/><text:tab/>Para nosso exemplo considere o seguinte </text:span><text:span text:style-name="T158">script</text:span><text:span text:style-name="T156"> de banco </text:span><text:span text:style-name="T158">ORACLE</text:span><text:span text:style-name="T156">:</text:span></text:p>
      <text:p text:style-name="P49"/>
      <text:p text:style-name="P144"><text:span text:style-name="T220">CREATE</text:span><text:span text:style-name="T31"> </text:span><text:span text:style-name="T220">TABLE</text:span><text:span text:style-name="T31"> <text:s/></text:span><text:span text:style-name="T343">"PESSOA"</text:span><text:span text:style-name="T31"> </text:span></text:p>
      <text:p text:style-name="P157"><text:span text:style-name="T20">(<text:tab/></text:span><text:span text:style-name="T342">"NOME"</text:span><text:span text:style-name="T20"> VARCHAR2(4000), </text:span></text:p>
      <text:p text:style-name="P157"><text:span text:style-name="T20"><text:tab/></text:span><text:span text:style-name="T342">"CPF"</text:span><text:span text:style-name="T20"> VARCHAR2(4000), </text:span></text:p>
      <text:p text:style-name="P157"><text:span text:style-name="T20"><text:tab/></text:span><text:span text:style-name="T342">"BAIRRO"</text:span><text:span text:style-name="T20"> VARCHAR2(4000), </text:span></text:p>
      <text:p text:style-name="P157"><text:span text:style-name="T20"><text:tab/></text:span><text:span text:style-name="T342">"RUA"</text:span><text:span text:style-name="T20"> VARCHAR2(4000), </text:span></text:p>
      <text:p text:style-name="P157"><text:span text:style-name="T20"><text:tab/></text:span><text:span text:style-name="T342">"NUMERO"</text:span><text:span text:style-name="T20"> NUMBER, </text:span></text:p>
      <text:p text:style-name="P157"><text:span text:style-name="T20"><text:tab/></text:span><text:span text:style-name="T342">"NUMEROCEP"</text:span><text:span text:style-name="T20"> VARCHAR2(4000)</text:span></text:p>
      <text:p text:style-name="P119">);</text:p>
      <text:p text:style-name="P157"/>
      <text:p text:style-name="P157"><text:span text:style-name="T20">Create </text:span><text:span text:style-name="T210">or</text:span><text:span text:style-name="T20"> </text:span><text:span text:style-name="T344">replace</text:span><text:span text:style-name="T20"> </text:span><text:span text:style-name="T210">procedure</text:span><text:span text:style-name="T20"> listarPessoasPorNomeProc(nomeExemplo </text:span><text:span text:style-name="T210">in</text:span><text:span text:style-name="T20"> </text:span><text:span text:style-name="T210">varchar</text:span><text:span text:style-name="T20">, pessoas out sys_refcursor) </text:span><text:span text:style-name="T210">as</text:span></text:p>
      <text:p text:style-name="P178">begin</text:p>
      <text:p text:style-name="P157"><text:span text:style-name="T20"><text:s text:c="3"/>open pessoas </text:span><text:span text:style-name="T344">for</text:span></text:p>
      <text:p text:style-name="P157"><text:span text:style-name="T20"><text:s text:c="3"/></text:span><text:span text:style-name="T210">select</text:span><text:span text:style-name="T20"> nome, cpf, bairro </text:span><text:span text:style-name="T210">as</text:span><text:span text:style-name="T20"> </text:span><text:span text:style-name="T342">"endereco.bairro"</text:span><text:span text:style-name="T20">, </text:span></text:p>
      <text:p text:style-name="P157"><text:span text:style-name="T20"><text:s text:c="10"/><text:tab/><text:tab/><text:tab/><text:tab/> <text:tab/>rua </text:span><text:span text:style-name="T210">as</text:span><text:span text:style-name="T20"> </text:span><text:span text:style-name="T342">"endereco.rua"</text:span><text:span text:style-name="T20">, numero </text:span><text:span text:style-name="T210">as</text:span><text:span text:style-name="T20"> </text:span><text:span text:style-name="T342">"endereco.numero"</text:span><text:span text:style-name="T20">, </text:span></text:p>
      <text:p text:style-name="P157"><text:span text:style-name="T20"><text:s text:c="10"/><text:tab/><text:tab/><text:tab/><text:tab/> <text:tab/>numeroCep </text:span><text:span text:style-name="T210">as</text:span><text:span text:style-name="T20"> </text:span><text:span text:style-name="T342">"endereco.cep.numero"</text:span></text:p>
      <text:p text:style-name="P157"><text:span text:style-name="T20"><text:s text:c="3"/></text:span><text:span text:style-name="T210">from</text:span><text:span text:style-name="T20"> pessoa </text:span><text:span text:style-name="T210">where</text:span><text:span text:style-name="T20"> nome </text:span><text:span text:style-name="T210">like</text:span><text:span text:style-name="T20"> nomeExemplo || </text:span><text:span text:style-name="T345">'%'</text:span><text:span text:style-name="T20">;</text:span></text:p>
      <text:p text:style-name="P157"><text:span text:style-name="T210">end</text:span><text:span text:style-name="T20"> listarPessoasPorNomeProc;</text:span></text:p>
      <text:p text:style-name="P157"/>
      <text:p text:style-name="P157"><text:span text:style-name="T20">Create </text:span><text:span text:style-name="T210">or</text:span><text:span text:style-name="T20"> </text:span><text:span text:style-name="T344">replace</text:span><text:span text:style-name="T20"> </text:span><text:span text:style-name="T210">procedure</text:span><text:span text:style-name="T20"> excluirPessoa(p_cpf </text:span><text:span text:style-name="T210">in</text:span><text:span text:style-name="T20"> </text:span><text:span text:style-name="T210">varchar</text:span><text:span text:style-name="T20">) </text:span><text:span text:style-name="T210">as</text:span></text:p>
      <text:p text:style-name="P178">begin</text:p>
      <text:p text:style-name="P157"><text:span text:style-name="T20"><text:s text:c="3"/></text:span><text:span text:style-name="T210">delete</text:span><text:span text:style-name="T20"> </text:span><text:span text:style-name="T210">from</text:span><text:span text:style-name="T20"> pessoa </text:span><text:span text:style-name="T210">where</text:span><text:span text:style-name="T20"> cpf = p_cpf;</text:span></text:p>
      <text:p text:style-name="P157"><text:span text:style-name="T210">end</text:span><text:span text:style-name="T20"> excluirPessoa;</text:span></text:p>
      <text:p text:style-name="P157"/>
      <text:p text:style-name="P157"><text:span text:style-name="T20">Create </text:span><text:span text:style-name="T210">or</text:span><text:span text:style-name="T20"> </text:span><text:span text:style-name="T344">replace</text:span><text:span text:style-name="T20"> function listarPessoasPorNomeFunc(nomeExemplo </text:span><text:span text:style-name="T210">in</text:span><text:span text:style-name="T20"> </text:span><text:span text:style-name="T210">varchar</text:span><text:span text:style-name="T20">) return sys_refcursor </text:span><text:span text:style-name="T210">is</text:span></text:p>
      <text:p text:style-name="P119"><text:s text:c="2"/>pessoas sys_refcursor;</text:p>
      <text:p text:style-name="P157"><text:span text:style-name="T210">begin</text:span><text:span text:style-name="T20"> </text:span></text:p>
      <text:p text:style-name="P157"><text:span text:style-name="T20"><text:s text:c="3"/>open pessoas </text:span><text:span text:style-name="T344">for</text:span></text:p>
      <text:p text:style-name="P157"><text:span text:style-name="T20"><text:s text:c="3"/></text:span><text:span text:style-name="T210">select</text:span><text:span text:style-name="T20"> nome, cpf, bairro </text:span><text:span text:style-name="T210">as</text:span><text:span text:style-name="T20"> </text:span><text:span text:style-name="T342">"endereco.bairro"</text:span><text:span text:style-name="T20">, </text:span></text:p>
      <text:p text:style-name="P157"><text:span text:style-name="T20"><text:s text:c="10"/><text:tab/><text:tab/><text:tab/><text:tab/> <text:tab/>rua </text:span><text:span text:style-name="T210">as</text:span><text:span text:style-name="T20"> </text:span><text:span text:style-name="T342">"endereco.rua"</text:span><text:span text:style-name="T20">, numero </text:span><text:span text:style-name="T210">as</text:span><text:span text:style-name="T20"> </text:span><text:span text:style-name="T342">"endereco.numero"</text:span><text:span text:style-name="T20">, </text:span></text:p>
      <text:p text:style-name="P157"><text:span text:style-name="T20"><text:s text:c="10"/><text:tab/><text:tab/><text:tab/><text:tab/> <text:tab/>numeroCep </text:span><text:span text:style-name="T210">as</text:span><text:span text:style-name="T20"> </text:span><text:span text:style-name="T342">"endereco.cep.numero"</text:span></text:p>
      <text:p text:style-name="P157"><text:span text:style-name="T20"><text:s text:c="3"/></text:span><text:span text:style-name="T210">from</text:span><text:span text:style-name="T20"> pessoa </text:span><text:span text:style-name="T210">where</text:span><text:span text:style-name="T20"> nome </text:span><text:span text:style-name="T210">like</text:span><text:span text:style-name="T20"> nomeExemplo || </text:span><text:span text:style-name="T345">'%'</text:span><text:span text:style-name="T20">;</text:span></text:p>
      <text:p text:style-name="P119"><text:s text:c="3"/></text:p>
      <text:p text:style-name="P119"><text:s text:c="3"/>return pessoas;</text:p>
      <text:p text:style-name="P157"><text:span text:style-name="T210">end</text:span><text:span text:style-name="T20"> listarPessoasPorNomeFunc;</text:span></text:p>
      <text:p text:style-name="P157"/>
      <text:p text:style-name="P157"><text:span text:style-name="T20">Create </text:span><text:span text:style-name="T210">or</text:span><text:span text:style-name="T20"> </text:span><text:span text:style-name="T344">replace</text:span><text:span text:style-name="T20"> function excPessoasRetornaExcluidosFunc(nomeExemplo </text:span><text:span text:style-name="T210">in</text:span><text:span text:style-name="T20"> </text:span><text:span text:style-name="T210">varchar</text:span><text:span text:style-name="T20">,pessoasNaoExcluidas out sys_refcursor) return sys_refcursor </text:span><text:span text:style-name="T210">is</text:span></text:p>
      <text:p text:style-name="P119"><text:s text:c="2"/>pessoasExcluidas sys_refcursor;</text:p>
      <text:p text:style-name="P157"><text:span text:style-name="T210">begin</text:span><text:span text:style-name="T20"> </text:span></text:p>
      <text:p text:style-name="P157"><text:span text:style-name="T20"><text:s text:c="3"/>open pessoasNaoExcluidas </text:span><text:span text:style-name="T344">for</text:span></text:p>
      <text:p text:style-name="P157"><text:span text:style-name="T20"><text:s text:c="3"/></text:span><text:span text:style-name="T210">select</text:span><text:span text:style-name="T20"> nome, cpf, bairro </text:span><text:span text:style-name="T210">as</text:span><text:span text:style-name="T20"> </text:span><text:span text:style-name="T342">"endereco.bairro"</text:span><text:span text:style-name="T20">, </text:span></text:p>
      <text:p text:style-name="P157"><text:span text:style-name="T20"><text:s text:c="10"/><text:tab/><text:tab/><text:tab/><text:tab/> <text:tab/>rua </text:span><text:span text:style-name="T210">as</text:span><text:span text:style-name="T20"> </text:span><text:span text:style-name="T342">"endereco.rua"</text:span><text:span text:style-name="T20">, numero </text:span><text:span text:style-name="T210">as</text:span><text:span text:style-name="T20"> </text:span><text:span text:style-name="T342">"endereco.numero"</text:span><text:span text:style-name="T20">, </text:span></text:p>
      <text:p text:style-name="P157"><text:span text:style-name="T20"><text:s text:c="10"/><text:tab/><text:tab/><text:tab/><text:tab/> <text:tab/>numeroCep </text:span><text:span text:style-name="T210">as</text:span><text:span text:style-name="T20"> </text:span><text:span text:style-name="T342">"endereco.cep.numero"</text:span></text:p>
      <text:p text:style-name="P157"><text:span text:style-name="T20"><text:s text:c="3"/></text:span><text:span text:style-name="T210">from</text:span><text:span text:style-name="T20"> pessoa </text:span><text:span text:style-name="T210">where</text:span><text:span text:style-name="T20"> </text:span><text:span text:style-name="T210">not</text:span><text:span text:style-name="T20"> nome </text:span><text:span text:style-name="T210">like</text:span><text:span text:style-name="T20"> nomeExemplo || </text:span><text:span text:style-name="T345">'%'</text:span><text:span text:style-name="T20">;</text:span></text:p>
      <text:p text:style-name="P157"/>
      <text:p text:style-name="P157"><text:span text:style-name="T20"><text:s text:c="3"/>open pessoasExcluidas </text:span><text:span text:style-name="T344">for</text:span></text:p>
      <text:p text:style-name="P157"><text:span text:style-name="T20"><text:s text:c="3"/></text:span><text:span text:style-name="T210">select</text:span><text:span text:style-name="T20"> nome, cpf, bairro </text:span><text:span text:style-name="T210">as</text:span><text:span text:style-name="T20"> </text:span><text:span text:style-name="T342">"endereco.bairro"</text:span><text:span text:style-name="T20">, </text:span></text:p>
      <text:p text:style-name="P157"><text:span text:style-name="T20"><text:s text:c="10"/><text:tab/><text:tab/><text:tab/><text:tab/> <text:tab/>rua </text:span><text:span text:style-name="T210">as</text:span><text:span text:style-name="T20"> </text:span><text:span text:style-name="T342">"endereco.rua"</text:span><text:span text:style-name="T20">, numero </text:span><text:span text:style-name="T210">as</text:span><text:span text:style-name="T20"> </text:span><text:span text:style-name="T342">"endereco.numero"</text:span><text:span text:style-name="T20">, </text:span></text:p>
      <text:p text:style-name="P157"><text:span text:style-name="T20"><text:s text:c="10"/><text:tab/><text:tab/><text:tab/><text:tab/> <text:tab/>numeroCep </text:span><text:span text:style-name="T210">as</text:span><text:span text:style-name="T20"> </text:span><text:span text:style-name="T342">"endereco.cep.numero"</text:span></text:p>
      <text:p text:style-name="P157"><text:span text:style-name="T20"><text:s text:c="3"/></text:span><text:span text:style-name="T210">from</text:span><text:span text:style-name="T20"> pessoa </text:span><text:span text:style-name="T210">where</text:span><text:span text:style-name="T20"> nome </text:span><text:span text:style-name="T210">like</text:span><text:span text:style-name="T20"> nomeExemplo || </text:span><text:span text:style-name="T345">'%'</text:span><text:span text:style-name="T20">;</text:span></text:p>
      <text:p text:style-name="P157"/>
      <text:p text:style-name="P157"><text:span text:style-name="T20"><text:s text:c="3"/></text:span><text:span text:style-name="T210">delete</text:span><text:span text:style-name="T20"> </text:span><text:span text:style-name="T210">from</text:span><text:span text:style-name="T20"> pessoa </text:span><text:span text:style-name="T210">where</text:span><text:span text:style-name="T20"> nome </text:span><text:span text:style-name="T210">like</text:span><text:span text:style-name="T20"> nomeExemplo || </text:span><text:span text:style-name="T345">'%'</text:span><text:span text:style-name="T20">;</text:span></text:p>
      <text:p text:style-name="P119"><text:s text:c="3"/></text:p>
      <text:p text:style-name="P119"><text:s text:c="3"/>return pessoasExcluidas;</text:p>
      <text:p text:style-name="P157"><text:span text:style-name="T210">end</text:span><text:span text:style-name="T20"> excPessoasRetornaExcluidosFunc;</text:span></text:p>
      <text:p text:style-name="P157"/>
      <text:p text:style-name="P157"><text:span text:style-name="T20">Create </text:span><text:span text:style-name="T210">or</text:span><text:span text:style-name="T20"> </text:span><text:span text:style-name="T344">replace</text:span><text:span text:style-name="T20"> </text:span><text:span text:style-name="T210">procedure</text:span><text:span text:style-name="T20"> excPessoasRetornaExcluidosProc(nomeExemplo </text:span><text:span text:style-name="T210">in</text:span><text:span text:style-name="T20"> </text:span><text:span text:style-name="T210">varchar</text:span><text:span text:style-name="T20">, pessoasExcluidas out sys_refcursor, pessoasNaoExcluidas out sys_refcursor) </text:span><text:span text:style-name="T210">as</text:span></text:p>
      <text:p text:style-name="P178">begin</text:p>
      <text:p text:style-name="P157"><text:span text:style-name="T20"><text:s text:c="3"/>open pessoasNaoExcluidas </text:span><text:span text:style-name="T344">for</text:span></text:p>
      <text:p text:style-name="P157"><text:span text:style-name="T20"><text:s text:c="3"/></text:span><text:span text:style-name="T210">select</text:span><text:span text:style-name="T20"> nome, cpf, bairro </text:span><text:span text:style-name="T210">as</text:span><text:span text:style-name="T20"> </text:span><text:span text:style-name="T342">"endereco.bairro"</text:span><text:span text:style-name="T20">, </text:span></text:p>
      <text:p text:style-name="P157"><text:span text:style-name="T20"><text:s text:c="10"/><text:tab/><text:tab/><text:tab/><text:tab/> <text:tab/>rua </text:span><text:span text:style-name="T210">as</text:span><text:span text:style-name="T20"> </text:span><text:span text:style-name="T342">"endereco.rua"</text:span><text:span text:style-name="T20">, numero </text:span><text:span text:style-name="T210">as</text:span><text:span text:style-name="T20"> </text:span><text:span text:style-name="T342">"endereco.numero"</text:span><text:span text:style-name="T20">, </text:span></text:p>
      <text:p text:style-name="P157"><text:span text:style-name="T20"><text:s text:c="10"/><text:tab/><text:tab/><text:tab/><text:tab/> <text:tab/>numeroCep </text:span><text:span text:style-name="T210">as</text:span><text:span text:style-name="T20"> </text:span><text:span text:style-name="T342">"endereco.cep.numero"</text:span></text:p>
      <text:p text:style-name="P157"><text:span text:style-name="T20"><text:s text:c="3"/></text:span><text:span text:style-name="T210">from</text:span><text:span text:style-name="T20"> pessoa </text:span><text:span text:style-name="T210">where</text:span><text:span text:style-name="T20"> </text:span><text:span text:style-name="T210">not</text:span><text:span text:style-name="T20"> nome </text:span><text:span text:style-name="T210">like</text:span><text:span text:style-name="T20"> nomeExemplo || </text:span><text:span text:style-name="T345">'%'</text:span><text:span text:style-name="T20">;</text:span></text:p>
      <text:p text:style-name="P157"/>
      <text:p text:style-name="P157"><text:span text:style-name="T20"><text:s text:c="3"/>open pessoasExcluidas </text:span><text:span text:style-name="T344">for</text:span></text:p>
      <text:p text:style-name="P157"><text:span text:style-name="T20"><text:s text:c="3"/></text:span><text:span text:style-name="T210">select</text:span><text:span text:style-name="T20"> nome, cpf, bairro </text:span><text:span text:style-name="T210">as</text:span><text:span text:style-name="T20"> </text:span><text:span text:style-name="T342">"endereco.bairro"</text:span><text:span text:style-name="T20">, </text:span></text:p>
      <text:p text:style-name="P157"><text:soft-page-break/><text:span text:style-name="T20"><text:s text:c="10"/><text:tab/><text:tab/><text:tab/><text:tab/> <text:tab/>rua </text:span><text:span text:style-name="T210">as</text:span><text:span text:style-name="T20"> </text:span><text:span text:style-name="T342">"endereco.rua"</text:span><text:span text:style-name="T20">, numero </text:span><text:span text:style-name="T210">as</text:span><text:span text:style-name="T20"> </text:span><text:span text:style-name="T342">"endereco.numero"</text:span><text:span text:style-name="T20">, </text:span></text:p>
      <text:p text:style-name="P157"><text:span text:style-name="T20"><text:s text:c="10"/><text:tab/><text:tab/><text:tab/><text:tab/> <text:tab/>numeroCep </text:span><text:span text:style-name="T210">as</text:span><text:span text:style-name="T20"> </text:span><text:span text:style-name="T342">"endereco.cep.numero"</text:span></text:p>
      <text:p text:style-name="P157"><text:span text:style-name="T20"><text:s text:c="3"/></text:span><text:span text:style-name="T210">from</text:span><text:span text:style-name="T20"> pessoa </text:span><text:span text:style-name="T210">where</text:span><text:span text:style-name="T20"> nome </text:span><text:span text:style-name="T210">like</text:span><text:span text:style-name="T20"> nomeExemplo || </text:span><text:span text:style-name="T345">'%'</text:span><text:span text:style-name="T20">;</text:span></text:p>
      <text:p text:style-name="P157"/>
      <text:p text:style-name="P157"><text:span text:style-name="T20"><text:s text:c="3"/></text:span><text:span text:style-name="T210">delete</text:span><text:span text:style-name="T20"> </text:span><text:span text:style-name="T210">from</text:span><text:span text:style-name="T20"> pessoa </text:span><text:span text:style-name="T210">where</text:span><text:span text:style-name="T20"> nome </text:span><text:span text:style-name="T210">like</text:span><text:span text:style-name="T20"> nomeExemplo || </text:span><text:span text:style-name="T345">'%'</text:span><text:span text:style-name="T20">;</text:span></text:p>
      <text:p text:style-name="P157"><text:span text:style-name="T210">end</text:span><text:span text:style-name="T20"> excPessoasRetornaExcluidosProc;</text:span></text:p>
      <text:p text:style-name="P119"/>
      <text:p text:style-name="P157"><text:span text:style-name="T20">Create </text:span><text:span text:style-name="T210">or</text:span><text:span text:style-name="T20"> </text:span><text:span text:style-name="T344">replace</text:span><text:span text:style-name="T20"> function qtdPessoas return number </text:span><text:span text:style-name="T210">is</text:span></text:p>
      <text:p text:style-name="P119"><text:s text:c="2"/>qtd number;</text:p>
      <text:p text:style-name="P157"><text:span text:style-name="T210">begin</text:span><text:span text:style-name="T20"> </text:span></text:p>
      <text:p text:style-name="P157"><text:span text:style-name="T20"><text:s text:c="3"/></text:span><text:span text:style-name="T210">select</text:span><text:span text:style-name="T20"> </text:span><text:span text:style-name="T344">count</text:span><text:span text:style-name="T20">(*) </text:span><text:span text:style-name="T210">into</text:span><text:span text:style-name="T20"> qtd </text:span><text:span text:style-name="T210">from</text:span><text:span text:style-name="T20"> pessoa;</text:span></text:p>
      <text:p text:style-name="P119"><text:s text:c="3"/>return qtd;</text:p>
      <text:p text:style-name="P157"><text:span text:style-name="T210">end</text:span><text:span text:style-name="T20"> qtdPessoas;</text:span></text:p>
      <text:p text:style-name="P96"/>
      <text:p text:style-name="P76"><text:span text:style-name="T156"><text:tab/><text:tab/>Abaixo temos as classes dos beans sobre a qual nosso exemplo efetuará as operações de persistência, a classe </text:span><text:span text:style-name="T158">Pessoa, Endereco </text:span><text:span text:style-name="T156">e</text:span><text:span text:style-name="T158"> Cep</text:span><text:span text:style-name="T156">:</text:span></text:p>
      <text:p text:style-name="P49"/>
      <text:p text:style-name="P53"><text:tab/><text:tab/>* Pessoa</text:p>
      <text:p text:style-name="P137"><text:span text:style-name="T80"><text:tab/><text:tab/> </text:span><text:span text:style-name="T217">public</text:span><text:span text:style-name="T41"> </text:span><text:span text:style-name="T217">class</text:span><text:span text:style-name="T41"> Pessoa {</text:span></text:p>
      <text:p text:style-name="P119"><text:s text:c="4"/></text:p>
      <text:p text:style-name="P157"><text:span text:style-name="T20"><text:s/><text:tab/> <text:s text:c="2"/></text:span><text:span text:style-name="T210">private</text:span><text:span text:style-name="T20"> String </text:span><text:span text:style-name="T305">nome</text:span><text:span text:style-name="T20">;</text:span></text:p>
      <text:p text:style-name="P119"><text:s text:c="4"/></text:p>
      <text:p text:style-name="P157"><text:span text:style-name="T20"><text:tab/> <text:s text:c="2"/></text:span><text:span text:style-name="T210">private</text:span><text:span text:style-name="T20"> String </text:span><text:span text:style-name="T305">cpf</text:span><text:span text:style-name="T20">;</text:span></text:p>
      <text:p text:style-name="P119"><text:s text:c="4"/></text:p>
      <text:p text:style-name="P157"><text:span text:style-name="T20"><text:tab/> <text:s text:c="2"/></text:span><text:span text:style-name="T210">private</text:span><text:span text:style-name="T20"> Endereco </text:span><text:span text:style-name="T305">endereco</text:span><text:span text:style-name="T20">;</text:span></text:p>
      <text:p text:style-name="P119"><text:s text:c="4"/></text:p>
      <text:p text:style-name="P157"><text:span text:style-name="T20"><text:tab/> <text:s text:c="2"/></text:span><text:span text:style-name="T210">public</text:span><text:span text:style-name="T20"> Pessoa() {</text:span></text:p>
      <text:p text:style-name="P157"><text:span text:style-name="T20"><text:s text:c="6"/><text:tab/> <text:s/></text:span><text:span text:style-name="T337">//</text:span></text:p>
      <text:p text:style-name="P119"><text:tab/> <text:s text:c="2"/>}</text:p>
      <text:p text:style-name="P119"><text:s text:c="4"/></text:p>
      <text:p text:style-name="P157"><text:span text:style-name="T20"><text:tab/> <text:s text:c="2"/></text:span><text:span text:style-name="T337">//setters e getters</text:span></text:p>
      <text:p text:style-name="P119"><text:s text:c="4"/></text:p>
      <text:p text:style-name="P120"><text:tab/>}</text:p>
      <text:p text:style-name="P120"/>
      <text:p text:style-name="P120"><text:tab/></text:p>
      <text:p text:style-name="P53"><text:tab/><text:tab/>* Endereco</text:p>
      <text:p text:style-name="P203"/>
      <text:p text:style-name="P203"/>
      <text:p text:style-name="P157"><text:span text:style-name="T210"><text:tab/>public</text:span><text:span text:style-name="T20"> </text:span><text:span text:style-name="T210">class</text:span><text:span text:style-name="T20"> Endereco {</text:span></text:p>
      <text:p text:style-name="P157"/>
      <text:p text:style-name="P157"><text:span text:style-name="T20"><text:tab/> <text:s text:c="3"/></text:span><text:span text:style-name="T210">private</text:span><text:span text:style-name="T20"> String </text:span><text:span text:style-name="T305">bairro</text:span><text:span text:style-name="T20">;</text:span></text:p>
      <text:p text:style-name="P119"><text:s text:c="4"/></text:p>
      <text:p text:style-name="P157"><text:span text:style-name="T20"><text:tab/> <text:s text:c="3"/></text:span><text:span text:style-name="T210">private</text:span><text:span text:style-name="T20"> String </text:span><text:span text:style-name="T305">rua</text:span><text:span text:style-name="T20">;</text:span></text:p>
      <text:p text:style-name="P119"><text:s text:c="4"/></text:p>
      <text:p text:style-name="P157"><text:span text:style-name="T20"><text:tab/> <text:s text:c="3"/></text:span><text:span text:style-name="T210">private</text:span><text:span text:style-name="T20"> Integer </text:span><text:span text:style-name="T305">numero</text:span><text:span text:style-name="T20">;</text:span></text:p>
      <text:p text:style-name="P119"><text:s text:c="4"/></text:p>
      <text:p text:style-name="P157"><text:span text:style-name="T20"><text:tab/> <text:s text:c="3"/></text:span><text:span text:style-name="T210">private</text:span><text:span text:style-name="T20"> Cep </text:span><text:span text:style-name="T305">cep</text:span><text:span text:style-name="T20">;</text:span></text:p>
      <text:p text:style-name="P119"><text:s text:c="4"/></text:p>
      <text:p text:style-name="P157"><text:span text:style-name="T20"><text:tab/> <text:s text:c="3"/></text:span><text:span text:style-name="T210">public</text:span><text:span text:style-name="T20"> Endereco() {</text:span></text:p>
      <text:p text:style-name="P157"><text:span text:style-name="T20"><text:s text:c="6"/><text:tab/> <text:s/></text:span><text:span text:style-name="T337">//</text:span></text:p>
      <text:p text:style-name="P119"><text:tab/> <text:s text:c="3"/>}</text:p>
      <text:p text:style-name="P119"><text:tab/></text:p>
      <text:p text:style-name="P119"><text:tab/> <text:s text:c="3"/><text:span text:style-name="T337">//setters e getters</text:span></text:p>
      <text:p text:style-name="P119"/>
      <text:p text:style-name="P120"><text:tab/>}</text:p>
      <text:p text:style-name="P120"/>
      <text:p text:style-name="P53"><text:tab/><text:tab/>* Cep</text:p>
      <text:p text:style-name="P53"/>
      <text:p text:style-name="P119"><text:span text:style-name="T338"><text:tab/></text:span><text:span text:style-name="T225">public</text:span><text:span text:style-name="T333"> </text:span><text:span text:style-name="T225">class</text:span><text:span text:style-name="T333"> Cep {</text:span></text:p>
      <text:p text:style-name="P119"><text:s text:c="4"/></text:p>
      <text:p text:style-name="P157"><text:span text:style-name="T20"><text:tab/> <text:s text:c="3"/></text:span><text:span text:style-name="T210">private</text:span><text:span text:style-name="T20"> String </text:span><text:span text:style-name="T305">numero</text:span><text:span text:style-name="T20">;</text:span></text:p>
      <text:p text:style-name="P157"/>
      <text:p text:style-name="P157"><text:span text:style-name="T20"><text:tab/> <text:s text:c="3"/></text:span><text:span text:style-name="T210">public</text:span><text:span text:style-name="T20"> Cep() {</text:span></text:p>
      <text:p text:style-name="P157"><text:span text:style-name="T20"><text:tab/> <text:s text:c="7"/></text:span><text:span text:style-name="T337">//</text:span></text:p>
      <text:p text:style-name="P119"><text:tab/> <text:s text:c="3"/>}</text:p>
      <text:p text:style-name="P119"/>
      <text:p text:style-name="P119"><text:tab/> <text:s text:c="3"/><text:span text:style-name="T337">//setters e getters</text:span></text:p>
      <text:p text:style-name="P119"><text:tab/>}</text:p>
      <text:p text:style-name="P115"/>
      <text:p text:style-name="P116"><text:span text:style-name="T161"><text:tab/>Uma vez definida e inicializada a nossa configuração do framework podemos obter um comando </text:span><text:soft-page-break/><text:span text:style-name="T161">facilmente a partir do </text:span><text:span text:style-name="T165">SqlCommandResolver, </text:span><text:span text:style-name="T161">como abaixo:</text:span></text:p>
      <text:p text:style-name="P51"><text:tab/></text:p>
      <text:p text:style-name="P107"><text:span text:style-name="T163"><text:tab/></text:span><text:span text:style-name="T139">LinpContext.getInstance().getSqlCommandResolver(</text:span><text:span text:style-name="T143">)</text:span><text:span text:style-name="T163">;</text:span></text:p>
      <text:p text:style-name="P51"/>
      <text:p text:style-name="P108"><text:span text:style-name="T163"><text:tab/>Obter um comando diretamente a partir do </text:span><text:span text:style-name="T166">SqlCommandResolver </text:span><text:span text:style-name="T163">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6">PersistenceTemplate</text:span><text:span text:style-name="T163">, que como já foi abordado anteriormente na sessão “</text:span><text:span text:style-name="T167">Template de Persistência (PersistenceTemplate)” </text:span><text:span text:style-name="T163">é obtido nos DAO´s </text:span><text:span text:style-name="T163">pronto e configurado para uso a partir da extensão da classe </text:span><text:span text:style-name="T166">LinpDAO </text:span><text:span text:style-name="T163">que já fornece um método para obtenção desse template.</text:span></text:p>
      <text:p text:style-name="P51"/>
      <text:p text:style-name="P108"><text:span text:style-name="T163"><text:tab/>Para o nosso exemplo vamos usar duas implementações de uma interface de DAO de </text:span><text:span text:style-name="T166">Pessoa</text:span><text:span text:style-name="T163"> que fazem as mesmas operações através do template obtido pelo </text:span><text:span text:style-name="T166">LinpDAO</text:span><text:span text:style-name="T163">, só que um implementa as operações acessando o repositório de comandos sql e o outro usa sql direto e não acessa em nenhum momento o repositório de comandos. Abaixo a interface para nosso exemplo, </text:span><text:span text:style-name="T166">IPessoaDAO.</text:span></text:p>
      <text:p text:style-name="P70"/>
      <text:p text:style-name="P57"><text:span text:style-name="T145">Observação: </text:span><text:span text:style-name="T143">Desconsidere os nomes extensos e fora da realidade dos métodos do DAO abaixo. Os nomes são apenas para descrever exatamente o que quero mostrar de funcionalidade do template no uso do método.</text:span></text:p>
      <text:p text:style-name="P70"/>
      <text:p text:style-name="P125"><text:span text:style-name="T209">public</text:span> <text:span text:style-name="T209">interface</text:span> IPessoaDAO {</text:p>
      <text:p text:style-name="P157"/>
      <text:p text:style-name="P157"><text:span text:style-name="T20"><text:s text:c="4"/></text:span><text:span text:style-name="T210">public</text:span><text:span text:style-name="T20"> </text:span><text:span text:style-name="T210">abstract</text:span><text:span text:style-name="T20"> List&lt;Pessoa&gt; listarPessoas();</text:span></text:p>
      <text:p text:style-name="P157"/>
      <text:p text:style-name="P157"><text:span text:style-name="T20"><text:s text:c="4"/></text:span><text:span text:style-name="T210">public</text:span><text:span text:style-name="T20"> </text:span><text:span text:style-name="T210">abstract</text:span><text:span text:style-name="T20"> </text:span><text:span text:style-name="T210">void</text:span><text:span text:style-name="T20"> inserirPessoa(Pessoa pessoa);</text:span></text:p>
      <text:p text:style-name="P157"/>
      <text:p text:style-name="P157"><text:span text:style-name="T20"><text:s text:c="4"/></text:span><text:span text:style-name="T210">public</text:span><text:span text:style-name="T20"> </text:span><text:span text:style-name="T210">abstract</text:span><text:span text:style-name="T20"> </text:span><text:span text:style-name="T210">void</text:span><text:span text:style-name="T20"> excluirPessoa(Pessoa pessoa);</text:span></text:p>
      <text:p text:style-name="P157"/>
      <text:p text:style-name="P157"><text:span text:style-name="T20"><text:s text:c="4"/></text:span><text:span text:style-name="T210">public</text:span><text:span text:style-name="T20"> </text:span><text:span text:style-name="T210">abstract</text:span><text:span text:style-name="T20"> Pessoa consultarPessoa(String cpf);</text:span></text:p>
      <text:p text:style-name="P157"/>
      <text:p text:style-name="P157"><text:span text:style-name="T20"><text:s text:c="4"/></text:span><text:span text:style-name="T210">public</text:span><text:span text:style-name="T20"> </text:span><text:span text:style-name="T210">abstract</text:span><text:span text:style-name="T20"> </text:span><text:span text:style-name="T210">void</text:span><text:span text:style-name="T20"> atualizarEnderecoPessoa(Pessoa pessoa);</text:span></text:p>
      <text:p text:style-name="P157"/>
      <text:p text:style-name="P157"><text:span text:style-name="T20"><text:s text:c="4"/></text:span><text:span text:style-name="T210">public</text:span><text:span text:style-name="T20"> </text:span><text:span text:style-name="T210">abstract</text:span><text:span text:style-name="T20"> List&lt;Pessoa&gt; listarPessoasPorIniciaisNomeUsandoProcedure(String exemploNome);</text:span></text:p>
      <text:p text:style-name="P157"/>
      <text:p text:style-name="P157"><text:span text:style-name="T20"><text:s text:c="4"/></text:span><text:span text:style-name="T210">public</text:span><text:span text:style-name="T20"> </text:span><text:span text:style-name="T210">abstract</text:span><text:span text:style-name="T20"> </text:span><text:span text:style-name="T210">void</text:span><text:span text:style-name="T20"> excluirPessoaUsandoProcedure(String cpf);</text:span></text:p>
      <text:p text:style-name="P157"/>
      <text:p text:style-name="P157"><text:span text:style-name="T20"><text:s text:c="4"/></text:span><text:span text:style-name="T210">public</text:span><text:span text:style-name="T20"> </text:span><text:span text:style-name="T210">abstract</text:span><text:span text:style-name="T20"> List&lt;Pessoa&gt; listarPessoasPorIniciaisNomeUsandoFunction(String exemploNome);</text:span></text:p>
      <text:p text:style-name="P157"/>
      <text:p text:style-name="P157"><text:span text:style-name="T20"><text:s text:c="4"/></text:span><text:span text:style-name="T210">public</text:span><text:span text:style-name="T20"> </text:span><text:span text:style-name="T210">abstract</text:span><text:span text:style-name="T20"> </text:span><text:span text:style-name="T125">Map</text:span><text:span text:style-name="T20"> excluirPessoasPorIniciaisRetornandoExcluidosENaoExcluidosUsandoFunction(String exemploNome);</text:span></text:p>
      <text:p text:style-name="P157"/>
      <text:p text:style-name="P157"><text:span text:style-name="T20"><text:s text:c="4"/></text:span><text:span text:style-name="T210">public</text:span><text:span text:style-name="T20"> </text:span><text:span text:style-name="T210">abstract</text:span><text:span text:style-name="T20"> </text:span><text:span text:style-name="T125">Map</text:span><text:span text:style-name="T20"> excluirPessoasPorIniciaisRetornandoExcluidosENaoExcluidosUsandoProcedure(String exemploNome);</text:span></text:p>
      <text:p text:style-name="P157"/>
      <text:p text:style-name="P157"><text:span text:style-name="T20"><text:s text:c="4"/></text:span><text:span text:style-name="T210">public</text:span><text:span text:style-name="T20"> </text:span><text:span text:style-name="T210">int</text:span><text:span text:style-name="T20"> getNumeroPessoasCadastradasUsandoFunction();</text:span></text:p>
      <text:p text:style-name="P157"/>
      <text:p text:style-name="P157"><text:span text:style-name="T20"><text:s text:c="4"/></text:span><text:span text:style-name="T210">public</text:span><text:span text:style-name="T20"> </text:span><text:span text:style-name="T210">int</text:span><text:span text:style-name="T20"> getNumeroPessoasCadastradas();</text:span></text:p>
      <text:p text:style-name="P157"/>
      <text:p text:style-name="P97">}</text:p>
      <text:p text:style-name="P51"/>
      <text:p text:style-name="P52"><text:tab/><text:span text:style-name="T4">5.10.1 -</text:span> Exemplo DAO acessando <text:span text:style-name="T134">repositório de comandos SQL</text:span> definindo no exemplo:</text:p>
      <text:p text:style-name="P52"/>
      <text:p text:style-name="P157"><text:span text:style-name="T223">import</text:span><text:span text:style-name="T109"> java.math.BigDecimal;</text:span></text:p>
      <text:p text:style-name="P157"><text:span text:style-name="T210">import</text:span><text:span text:style-name="T20"> java.util.HashMap;</text:span></text:p>
      <text:p text:style-name="P157"><text:span text:style-name="T210">import</text:span><text:span text:style-name="T20"> java.util.List;</text:span></text:p>
      <text:p text:style-name="P157"><text:span text:style-name="T210">import</text:span><text:span text:style-name="T20"> java.util.Map;</text:span></text:p>
      <text:p text:style-name="P157"><text:span text:style-name="T210">import</text:span><text:span text:style-name="T20"> org.lindbergframework.beans.di.annotation.Bean;</text:span></text:p>
      <text:p text:style-name="P157"><text:span text:style-name="T210">import</text:span><text:span text:style-name="T20"> org.lindbergframework.exemplo.beans.Endereco;</text:span></text:p>
      <text:p text:style-name="P157"><text:span text:style-name="T210">import</text:span><text:span text:style-name="T20"> org.lindbergframework.exemplo.beans.Pessoa;</text:span></text:p>
      <text:p text:style-name="P157"><text:span text:style-name="T210">import</text:span><text:span text:style-name="T20"> org.lindbergframework.persistence.dao.LinpDAO;</text:span></text:p>
      <text:p text:style-name="P157"><text:span text:style-name="T210">import</text:span><text:span text:style-name="T20"> org.lindbergframework.persistence.sql.SqlArg;</text:span></text:p>
      <text:p text:style-name="P157"><text:span text:style-name="T210">import</text:span><text:span text:style-name="T20"> org.lindbergframework.persistence.sql.SqlFunction;</text:span></text:p>
      <text:p text:style-name="P157"><text:soft-page-break/></text:p>
      <text:p text:style-name="P204"/>
      <text:p text:style-name="P157"><text:span text:style-name="T311">@Bean</text:span><text:span text:style-name="T20">(</text:span><text:span text:style-name="T175">"pessoaDAOAcessandoRepositorio"</text:span><text:span text:style-name="T20">)</text:span></text:p>
      <text:p text:style-name="P157"><text:span text:style-name="T210">public</text:span><text:span text:style-name="T20"> </text:span><text:span text:style-name="T210">class</text:span><text:span text:style-name="T20"> PessoaDAOAcessandoRepositorio </text:span><text:span text:style-name="T210">extends</text:span><text:span text:style-name="T20"> LinpDAO </text:span><text:span text:style-name="T210">implements</text:span><text:span text:style-name="T20"> IPessoaDAO{</text:span></text:p>
      <text:p text:style-name="P157"/>
      <text:p text:style-name="P157"><text:span text:style-name="T20"><text:s text:c="4"/></text:span><text:span text:style-name="T210">public</text:span><text:span text:style-name="T20"> PessoaDAOAcessandoRepositorio() {</text:span></text:p>
      <text:p text:style-name="P157"><text:span text:style-name="T20"><text:s text:c="8"/></text:span><text:span text:style-name="T337">//</text:span></text:p>
      <text:p text:style-name="P119"><text:s text:c="4"/>}</text:p>
      <text:p text:style-name="P119"><text:s text:c="4"/></text:p>
      <text:p text:style-name="P157"><text:span text:style-name="T20"><text:s text:c="4"/></text:span><text:span text:style-name="T210">public</text:span><text:span text:style-name="T20"> List&lt;Pessoa&gt; listarPessoas(){</text:span></text:p>
      <text:p text:style-name="P157"><text:span text:style-name="T20"><text:s text:c="8"/></text:span><text:span text:style-name="T210">return</text:span><text:span text:style-name="T20"> getPersistTemplate().execQuery(Pessoa.</text:span><text:span text:style-name="T210">class</text:span><text:span text:style-name="T20">, </text:span><text:span text:style-name="T175">"listarPessoas"</text:span><text:span text:style-name="T20">);</text:span></text:p>
      <text:p text:style-name="P119"><text:s text:c="4"/>}</text:p>
      <text:p text:style-name="P119"><text:s text:c="4"/></text:p>
      <text:p text:style-name="P157"><text:span text:style-name="T20"><text:s text:c="4"/></text:span><text:span text:style-name="T210">public</text:span><text:span text:style-name="T20"> </text:span><text:span text:style-name="T210">void</text:span><text:span text:style-name="T20"> inserirPessoa(Pessoa pessoa){</text:span></text:p>
      <text:p text:style-name="P119"><text:s text:c="8"/>Endereco endereco = pessoa.getEndereco();</text:p>
      <text:p text:style-name="P157"><text:span text:style-name="T20"><text:s text:c="8"/>getPersistTemplate().execUpdate(</text:span><text:span text:style-name="T175">"inserirPessoa"</text:span><text:span text:style-name="T20">, pessoa.getNome(), </text:span></text:p>
      <text:p text:style-name="P119"><text:tab/><text:tab/><text:tab/><text:tab/><text:tab/><text:tab/><text:tab/><text:tab/><text:tab/> <text:s text:c="3"/>pessoa.getCpf(),</text:p>
      <text:p text:style-name="P119"><text:s text:c="57"/>endereco.getBairro(), <text:tab/><text:tab/><text:tab/><text:tab/><text:tab/><text:tab/><text:tab/><text:tab/><text:tab/><text:tab/><text:tab/> <text:s text:c="3"/>endereco.getRua(), </text:p>
      <text:p text:style-name="P119"><text:s text:c="57"/>endereco.getNumero(), <text:tab/><text:tab/><text:tab/><text:tab/><text:tab/><text:tab/><text:tab/><text:tab/><text:tab/><text:tab/><text:tab/> <text:s text:c="3"/>endereco.getCep().getNumero());</text:p>
      <text:p text:style-name="P119"><text:s text:c="4"/>}</text:p>
      <text:p text:style-name="P119"><text:s text:c="4"/></text:p>
      <text:p text:style-name="P157"><text:span text:style-name="T20"><text:s text:c="4"/></text:span><text:span text:style-name="T210">public</text:span><text:span text:style-name="T20"> </text:span><text:span text:style-name="T210">void</text:span><text:span text:style-name="T20"> excluirPessoa(Pessoa pessoa){</text:span></text:p>
      <text:p text:style-name="P157"><text:span text:style-name="T20"><text:s text:c="8"/>getPersistTemplate().execUpdate(</text:span><text:span text:style-name="T175">"excluirPessoa"</text:span><text:span text:style-name="T20">, pessoa.getCpf());</text:span></text:p>
      <text:p text:style-name="P119"><text:s text:c="4"/>}</text:p>
      <text:p text:style-name="P119"><text:s text:c="4"/></text:p>
      <text:p text:style-name="P157"><text:span text:style-name="T20"><text:s text:c="4"/></text:span><text:span text:style-name="T210">public</text:span><text:span text:style-name="T20"> Pessoa consultarPessoa(String cpf){</text:span></text:p>
      <text:p text:style-name="P157"><text:span text:style-name="T20"><text:s text:c="8"/></text:span><text:span text:style-name="T210">return</text:span><text:span text:style-name="T20"> getPersistTemplate().execQueryForObject(Pessoa.</text:span><text:span text:style-name="T210">class</text:span><text:span text:style-name="T20">, </text:span><text:span text:style-name="T175">"consultarPessoa"</text:span><text:span text:style-name="T20">, cpf);</text:span></text:p>
      <text:p text:style-name="P119"><text:s text:c="4"/>}</text:p>
      <text:p text:style-name="P119"><text:s text:c="4"/></text:p>
      <text:p text:style-name="P157"><text:span text:style-name="T20"><text:s text:c="4"/></text:span><text:span text:style-name="T210">public</text:span><text:span text:style-name="T20"> </text:span><text:span text:style-name="T210">void</text:span><text:span text:style-name="T20"> atualizarEnderecoPessoa(Pessoa pessoa){</text:span></text:p>
      <text:p text:style-name="P119"><text:s text:c="8"/>Endereco endereco = pessoa.getEndereco();</text:p>
      <text:p text:style-name="P157"><text:span text:style-name="T20"><text:s text:c="8"/>getPersistTemplate().execUpdate(</text:span><text:span text:style-name="T175">"atualizarEnderecoPessoa"</text:span><text:span text:style-name="T20">,endereco.getBairro(),</text:span></text:p>
      <text:p text:style-name="P119"><text:s text:c="63"/>endereco.getRua(),</text:p>
      <text:p text:style-name="P119"><text:s text:c="63"/>endereco.getNumero(),</text:p>
      <text:p text:style-name="P119"><text:s text:c="63"/>endereco.getCep().getNumero(),</text:p>
      <text:p text:style-name="P119"><text:s text:c="63"/>pessoa.getCpf());</text:p>
      <text:p text:style-name="P119"><text:s text:c="4"/>}</text:p>
      <text:p text:style-name="P119"><text:s text:c="4"/></text:p>
      <text:p text:style-name="P157"><text:span text:style-name="T20"><text:s text:c="4"/></text:span><text:span text:style-name="T210">public</text:span><text:span text:style-name="T20"> List&lt;Pessoa&gt; listarPessoasPorIniciaisNomeUsandoProcedure(String exemploNome){</text:span></text:p>
      <text:p text:style-name="P157"><text:span text:style-name="T127"><text:tab/>Map </text:span><text:span text:style-name="T20">parametrosOut = getPersistTemplate()</text:span></text:p>
      <text:p text:style-name="P157"><text:span text:style-name="T20"><text:tab/><text:tab/><text:tab/><text:tab/><text:tab/>.callProcedure(</text:span><text:span text:style-name="T175">"listarPessoasPorIniciaisNomeUsandoProcedure"</text:span><text:span text:style-name="T20">, </text:span></text:p>
      <text:p text:style-name="P157"><text:span text:style-name="T119"><text:tab/><text:tab/><text:tab/><text:tab/><text:tab/></text:span><text:span text:style-name="T210">new</text:span><text:span text:style-name="T20"> SqlArg(</text:span><text:span text:style-name="T175">"NOMEEXEMPLO"</text:span><text:span text:style-name="T20">, exemploNome));</text:span></text:p>
      <text:p text:style-name="P161"><text:span text:style-name="T20"><text:s text:c="8"/></text:span><text:span text:style-name="T210">return</text:span><text:span text:style-name="T20"> </text:span><text:span text:style-name="T20">(List&lt;Pessoa&gt;) parametrosOut.get(</text:span><text:span text:style-name="T175">"PESSOAS"</text:span><text:span text:style-name="T20">)</text:span><text:span text:style-name="T20">;</text:span></text:p>
      <text:p text:style-name="P119"><text:s text:c="4"/>}</text:p>
      <text:p text:style-name="P119"><text:s text:c="4"/></text:p>
      <text:p text:style-name="P157"><text:span text:style-name="T20"><text:s text:c="4"/></text:span><text:span text:style-name="T225">public</text:span><text:span text:style-name="T127"> </text:span><text:span text:style-name="T225">void</text:span><text:span text:style-name="T127"> excluirPessoaUsandoProcedure(String cpf){</text:span></text:p>
      <text:p text:style-name="P161"><text:span text:style-name="T20"><text:s text:c="8"/></text:span><text:span text:style-name="T20">Map</text:span><text:span text:style-name="T20"> mapParam = </text:span><text:span text:style-name="T210">new</text:span><text:span text:style-name="T20"> </text:span><text:span text:style-name="T20">HashMap</text:span><text:span text:style-name="T20">();</text:span></text:p>
      <text:p text:style-name="P161"><text:span text:style-name="T20"><text:s text:c="8"/></text:span><text:span text:style-name="T20">mapParam.put(</text:span><text:span text:style-name="T175">"P_CPF"</text:span><text:span text:style-name="T20">, cpf)</text:span><text:span text:style-name="T20">;</text:span></text:p>
      <text:p text:style-name="P161"><text:span text:style-name="T20"><text:s text:c="8"/>getPersistTemplate().callProcedure(</text:span><text:span text:style-name="T175">"excluirPessoaUsandoProcedure"</text:span><text:span text:style-name="T20">, </text:span><text:span text:style-name="T20">mapParam</text:span><text:span text:style-name="T20">);</text:span></text:p>
      <text:p text:style-name="P120"><text:s text:c="4"/>}</text:p>
      <text:p text:style-name="P119"><text:s text:c="4"/></text:p>
      <text:p text:style-name="P161"><text:span text:style-name="T20"><text:s text:c="4"/></text:span><text:span text:style-name="T210">public</text:span><text:span text:style-name="T20"> List&lt;Pessoa&gt; listarPessoasPorIniciaisNomeUsandoFunction(String exemploNome){</text:span></text:p>
      <text:p text:style-name="P161"><text:span text:style-name="T20"><text:s text:c="8"/></text:span><text:span text:style-name="T20">Map</text:span><text:span text:style-name="T20"> parametrosOut = getPersistTemplate()</text:span></text:p>
      <text:p text:style-name="P161"><text:span text:style-name="T20"><text:tab/><text:tab/><text:tab/><text:tab/><text:tab/>.callFunction(</text:span><text:span text:style-name="T175">"listarPessoasPorIniciaisNomeUsandoFunction"</text:span><text:span text:style-name="T20">, </text:span></text:p>
      <text:p text:style-name="P161"><text:span text:style-name="T119"><text:tab/><text:tab/><text:tab/><text:tab/><text:tab/><text:tab/><text:tab/> <text:s text:c="2"/></text:span><text:span text:style-name="T210">new</text:span><text:span text:style-name="T20"> SqlArg(</text:span><text:span text:style-name="T175">"NOMEEXEMPLO"</text:span><text:span text:style-name="T20">, exemploNome));</text:span></text:p>
      <text:p text:style-name="P161"><text:span text:style-name="T20"><text:s text:c="8"/></text:span><text:span text:style-name="T210">return</text:span><text:span text:style-name="T20"> </text:span><text:span text:style-name="T20">(List&lt;Pessoa&gt;) parametrosOut.get(SqlFunction.</text:span><text:span text:style-name="T306">DEFAULT_RESULT_NAME</text:span><text:span text:style-name="T20">)</text:span><text:span text:style-name="T20">;</text:span></text:p>
      <text:p text:style-name="P120"><text:s text:c="4"/>}</text:p>
      <text:p text:style-name="P119"><text:s text:c="4"/></text:p>
      <text:p text:style-name="P157"><text:span text:style-name="T20"><text:s text:c="4"/></text:span><text:span text:style-name="T210">public</text:span><text:span text:style-name="T20"> </text:span><text:span text:style-name="T125">Map</text:span><text:span text:style-name="T20"> </text:span><text:span text:style-name="T127">excluirPessoasPorIniciaisRetornandoExcluidosENaoExcluidosUsandoFunction</text:span><text:span text:style-name="T20">(String exemploNome){</text:span></text:p>
      <text:p text:style-name="P157"><text:span text:style-name="T20"><text:s text:c="8"/></text:span><text:span text:style-name="T210">return </text:span><text:span text:style-name="T20"><text:s/>getPersistTemplate()</text:span></text:p>
      <text:p text:style-name="P157"><text:span text:style-name="T20"><text:tab/> <text:s text:c="18"/>.callFunction(</text:span><text:span text:style-name="T175">"excPessoasPorIniciaisRetornandoExcluidosENaoExcluidosUsandoFunction"</text:span><text:span text:style-name="T20">, </text:span></text:p>
      <text:p text:style-name="P157"><text:span text:style-name="T119"><text:tab/><text:tab/><text:tab/> <text:s text:c="4"/></text:span><text:span text:style-name="T210">new</text:span><text:span text:style-name="T20"> SqlArg(</text:span><text:span text:style-name="T175">"NOMEEXEMPLO"</text:span><text:span text:style-name="T20">, exemploNome));</text:span></text:p>
      <text:p text:style-name="P119"><text:s text:c="4"/>}</text:p>
      <text:p text:style-name="P119"><text:s text:c="4"/></text:p>
      <text:p text:style-name="P157"><text:span text:style-name="T20"><text:s text:c="4"/></text:span><text:span text:style-name="T210">public</text:span><text:span text:style-name="T20"> </text:span><text:span text:style-name="T125">Map</text:span><text:span text:style-name="T20"> excluirPessoasPorIniciaisRetornandoExcluidosENaoExcluidosUsandoProcedure(String exemploNome){</text:span></text:p>
      <text:p text:style-name="P157"><text:span text:style-name="T20"><text:s text:c="8"/></text:span><text:span text:style-name="T210">return</text:span><text:span text:style-name="T20"> getPersistTemplate()</text:span></text:p>
      <text:p text:style-name="P157"><text:span text:style-name="T20"><text:tab/> <text:s text:c="17"/>.callProcedure(</text:span><text:span text:style-name="T175">"excPessoasPorIniciaisRetornandoExcluidosENaoExcluidosUsandoProcedure"</text:span><text:span text:style-name="T20">, </text:span></text:p>
      <text:p text:style-name="P157"><text:span text:style-name="T119"><text:tab/><text:tab/><text:tab/><text:tab/><text:tab/> <text:s text:c="3"/></text:span><text:span text:style-name="T210">new</text:span><text:span text:style-name="T20"> SqlArg(</text:span><text:span text:style-name="T175">"NOMEEXEMPLO"</text:span><text:span text:style-name="T20">, exemploNome));</text:span></text:p>
      <text:p text:style-name="P119"><text:s text:c="4"/>}</text:p>
      <text:p text:style-name="P119"/>
      <text:p text:style-name="P157"><text:span text:style-name="T20"><text:s text:c="4"/></text:span><text:span text:style-name="T210">public</text:span><text:span text:style-name="T20"> </text:span><text:span text:style-name="T210">int</text:span><text:span text:style-name="T20"> getNumeroPessoasCadastradas(){</text:span></text:p>
      <text:p text:style-name="P157"><text:span text:style-name="T20"><text:s text:c="8"/></text:span><text:span text:style-name="T210">return</text:span><text:span text:style-name="T20"> getPersistTemplate().execQueryForObject(Integer.</text:span><text:span text:style-name="T210">class</text:span><text:span text:style-name="T20">, </text:span><text:span text:style-name="T175">"qtdPessoas"</text:span><text:span text:style-name="T20">);</text:span></text:p>
      <text:p text:style-name="P119"><text:s text:c="4"/>}</text:p>
      <text:p text:style-name="P119"><text:s text:c="4"/></text:p>
      <text:p text:style-name="P157"><text:span text:style-name="T20"><text:s text:c="4"/></text:span><text:span text:style-name="T210">public</text:span><text:span text:style-name="T20"> </text:span><text:span text:style-name="T210">int</text:span><text:span text:style-name="T20"> getNumeroPessoasCadastradasUsandoFunction(){</text:span></text:p>
      <text:p text:style-name="P157"><text:soft-page-break/><text:span text:style-name="T20"><text:s text:c="8"/>Map&lt;String,BigDecimal&gt; map = </text:span><text:span text:style-name="T125">getPersistTemplate().callFunction(</text:span><text:span text:style-name="T203">"qtdPessoasUsandoFunction"</text:span><text:span text:style-name="T125">)</text:span><text:span text:style-name="T20">;</text:span></text:p>
      <text:p text:style-name="P157"><text:span text:style-name="T20"><text:s text:c="8"/>BigDecimal retorno = map.get(SqlFunction.</text:span><text:span text:style-name="T306">DEFAULT_RESULT_NAME</text:span><text:span text:style-name="T20">);</text:span></text:p>
      <text:p text:style-name="P157"><text:span text:style-name="T20"><text:s text:c="8"/></text:span><text:span text:style-name="T210">return</text:span><text:span text:style-name="T20"> retorno.intValue();</text:span></text:p>
      <text:p text:style-name="P119"><text:s text:c="4"/>}</text:p>
      <text:p text:style-name="P119">}</text:p>
      <text:p text:style-name="P51"/>
      <text:p text:style-name="P117"><text:span text:style-name="T164"><text:tab/>* Detalhando as operações do DAO <text:s/></text:span><text:span text:style-name="T168">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3"><text:span text:style-name="T168">- listarPessoas: </text:span><text:span text:style-name="T163">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6">ResultSets </text:span><text:span text:style-name="T163">para criar cada objeto baseado em cada linha retornada no </text:span><text:span text:style-name="T166">ResultSet</text:span><text:span text:style-name="T163"> para a consulta.</text:span></text:p>
      <text:p text:style-name="P123"><text:span text:style-name="T163"><text:tab/><text:tab/> <text:s text:c="3"/>Observe que chamamos o método </text:span><text:span text:style-name="T166">execQuery</text:span><text:span text:style-name="T163"> do template passando com qual classe queremos popular cada linha do resultado da consulta. Passamos também o ID do comando sql no repositório de comandos que será executado para efetuar a consulta. Neste caso o ID é </text:span><text:span text:style-name="T166">'listarPessoas'</text:span><text:span text:style-name="T163">. Esse ID de comando está definido no nosso XML </text:span><text:span text:style-name="T166">exemploQueries.xml</text:span><text:span text:style-name="T163">, pois estamos usando um repositório de comandos baseado em XML.</text:span><text:span text:style-name="T166"> </text:span></text:p>
      <text:p text:style-name="P72"/>
      <text:p text:style-name="P122"><text:span text:style-name="T166"><text:tab/>* </text:span><text:span text:style-name="T163">Código java:</text:span></text:p>
      <text:p text:style-name="P157"><text:tab/><text:span text:style-name="T223">public</text:span><text:span text:style-name="T109"> List&lt;Pessoa&gt; listarPessoas(){</text:span></text:p>
      <text:p text:style-name="P157"><text:span text:style-name="T20"><text:s text:c="9"/></text:span><text:span text:style-name="T210">return</text:span><text:span text:style-name="T20"> getPersistTemplate().execQuery(Pessoa.</text:span><text:span text:style-name="T210">class</text:span><text:span text:style-name="T20">, </text:span><text:span text:style-name="T175">"listarPessoas"</text:span><text:span text:style-name="T20">);</text:span></text:p>
      <text:p text:style-name="P119"><text:s text:c="6"/>}</text:p>
      <text:p text:style-name="P107"/>
      <text:p text:style-name="P122"><text:span text:style-name="T163"><text:tab/>* Declaração do comando </text:span><text:span text:style-name="T166">'listarPessoas'</text:span><text:span text:style-name="T163"> no repositório:</text:span></text:p>
      <text:p text:style-name="P51"/>
      <text:p text:style-name="P196"/>
      <text:p text:style-name="P157"><text:span text:style-name="T20"><text:s text:c="7"/></text:span><text:span text:style-name="T230">&lt;</text:span><text:span text:style-name="T256">Sql-Command</text:span> <text:span text:style-name="T280">id</text:span><text:span text:style-name="T20">=</text:span><text:span text:style-name="T176">"</text:span><text:span text:style-name="T178">listarPessoas</text:span><text:span text:style-name="T176">"</text:span><text:span text:style-name="T230">&gt;</text:span></text:p>
      <text:p text:style-name="P157"><text:span text:style-name="T20"><text:s text:c="10"/></text:span><text:span text:style-name="T230">&lt;</text:span><text:span text:style-name="T256">Sql-Statement</text:span><text:span text:style-name="T230">&gt;</text:span><text:span text:style-name="T20">select </text:span><text:span text:style-name="T125">nome</text:span><text:span text:style-name="T20">, </text:span><text:span text:style-name="T125">cpf</text:span><text:span text:style-name="T20">, </text:span><text:span text:style-name="T125">bairro</text:span><text:span text:style-name="T20"> as endereco.bairro, </text:span></text:p>
      <text:p text:style-name="P119"><text:s text:c="10"/><text:tab/><text:tab/><text:tab/> <text:s/><text:span text:style-name="T319">rua</text:span> as endereco.rua, <text:span text:style-name="T319">numero</text:span> as endereco.numero, </text:p>
      <text:p text:style-name="P119"><text:s text:c="10"/><text:tab/><text:tab/><text:tab/>numeroCep as endereco.cep.numero</text:p>
      <text:p text:style-name="P119"><text:s text:c="10"/><text:tab/><text:tab/> <text:s text:c="2"/>from <text:span text:style-name="T319">pessoa</text:span></text:p>
      <text:p text:style-name="P157"><text:span text:style-name="T20"><text:s text:c="10"/></text:span><text:span text:style-name="T230">&lt;/</text:span><text:span text:style-name="T256">Sql-Statement</text:span><text:span text:style-name="T230">&gt;</text:span></text:p>
      <text:p text:style-name="P122"><text:span text:style-name="T143"><text:s text:c="7"/></text:span><text:span text:style-name="T248">&lt;/</text:span><text:span text:style-name="T273">Sql-Command</text:span><text:span text:style-name="T248">&gt;</text:span></text:p>
      <text:p text:style-name="P191"/>
      <text:p text:style-name="P191"><text:tab/><text:tab/></text:p>
      <text:p text:style-name="P123"><text:tab/><text:tab/><text:span text:style-name="T163">No sql desse comando estamos tirando proveito do conceito de população multinível. Nossa </text:span><text:span text:style-name="T163">classe Pessoa possui alguns atributos complexos que estes por sua vez possuem outros atributos e por ai vai. Neste caso por exemplo, Pessoa tem </text:span><text:span text:style-name="T166">Endereco</text:span><text:span text:style-name="T163"> e </text:span><text:span text:style-name="T166">Endereco</text:span><text:span text:style-name="T163"> tem Bairro. A consulta SQL retorna o valor de bairro apenas como um valor único. Esse valor tem que ser setado em </text:span><text:span text:style-name="T166">Endereco</text:span><text:span text:style-name="T163"> e o </text:span><text:span text:style-name="T166">Endereco</text:span><text:span text:style-name="T163"> em Pessoa. Para dizer ao </text:span><text:span text:style-name="T166">Linp </text:span><text:span text:style-name="T163">esse local onde seta o valor nós declaramos no comando </text:span><text:span text:style-name="T166">'endereco.bairro'</text:span><text:span text:style-name="T163"> dizendo que o valor da coluna bairro será setado em </text:span><text:span text:style-name="T166">Endereco</text:span><text:span text:style-name="T163"> e </text:span><text:span text:style-name="T166">Endereco</text:span><text:span text:style-name="T163"> dentro a própria instância onde está sendo populado o resultado. Neste caso, </text:span><text:span text:style-name="T166">Pessoa</text:span><text:span text:style-name="T163">.</text:span></text:p>
      <text:p text:style-name="P50"/>
      <text:p text:style-name="P99"><text:span text:style-name="T16">-</text:span><text:span text:style-name="T10"> <text:s/></text:span><text:span text:style-name="T16">inserirPessoa: </text:span><text:span text:style-name="T11">Efetua a inserção de uma nova </text:span><text:span text:style-name="T17">Pessoa. </text:span><text:span text:style-name="T11">Para tal, é chamado o método </text:span><text:span text:style-name="T17">execUpdate</text:span><text:span text:style-name="T11"> do template passando o ID do comando, </text:span><text:span text:style-name="T17">'inserirPessoa'</text:span><text:span text:style-name="T11">, <text:s/>e os parâmetros do sql na ordem em que são declarados (usando '?') no comando.</text:span></text:p>
      <text:p text:style-name="P51"/>
      <text:p text:style-name="P51"><text:tab/>* Código Java:</text:p>
      <text:p text:style-name="P51"/>
      <text:p text:style-name="P143"><text:soft-page-break/><text:span text:style-name="T109"><text:tab/></text:span><text:span text:style-name="T221">public</text:span><text:span text:style-name="T34"> </text:span><text:span text:style-name="T221">void</text:span><text:span text:style-name="T34"> inserirPessoa(Pessoa pessoa){</text:span></text:p>
      <text:p text:style-name="P119"><text:s text:c="9"/>Endereco endereco = pessoa.getEndereco();</text:p>
      <text:p text:style-name="P157"><text:span text:style-name="T20"><text:s text:c="9"/>getPersistTemplate().execUpdate(</text:span><text:span text:style-name="T175">"inserirPessoa"</text:span><text:span text:style-name="T20">, pessoa.getNome(), pessoa.getCpf(),</text:span></text:p>
      <text:p text:style-name="P119"><text:s text:c="58"/>endereco.getBairro(), <text:tab/><text:tab/><text:tab/><text:tab/><text:tab/><text:tab/> <text:s text:c="50"/>endereco.getRua(), </text:p>
      <text:p text:style-name="P119"><text:s text:c="58"/>endereco.getNumero(), endereco.getCep().getNumero());</text:p>
      <text:p text:style-name="P119"><text:s text:c="8"/>}</text:p>
      <text:p text:style-name="P119"/>
      <text:p text:style-name="P98"><text:span text:style-name="T163"><text:tab/>* Declaração do comando </text:span><text:span text:style-name="T166">'inserirPessoa'</text:span><text:span text:style-name="T163"> no repositório:</text:span></text:p>
      <text:p text:style-name="P51"/>
      <text:p text:style-name="P157"><text:span text:style-name="T119"><text:tab/></text:span><text:span text:style-name="T230">&lt;</text:span><text:span text:style-name="T256">Sql-Command</text:span> <text:span text:style-name="T280">id</text:span><text:span text:style-name="T20">=</text:span><text:span text:style-name="T176">"inserirPessoa"</text:span><text:span text:style-name="T230">&gt;</text:span></text:p>
      <text:p text:style-name="P157"><text:span text:style-name="T20"><text:s text:c="10"/></text:span><text:span text:style-name="T230">&lt;</text:span><text:span text:style-name="T256">Sql-Statement</text:span><text:span text:style-name="T230">&gt;</text:span><text:span text:style-name="T20">insert into </text:span><text:span text:style-name="T125">pessoa</text:span><text:span text:style-name="T20"> values(?,?,?,?,?,?)</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99"><text:span text:style-name="T16">-</text:span><text:span text:style-name="T10"> <text:s/></text:span><text:span text:style-name="T16">excluirPessoa: </text:span><text:span text:style-name="T11">Efetua a exclusão de uma </text:span><text:span text:style-name="T17">Pessoa. </text:span><text:span text:style-name="T11">Para tal, é chamado o método </text:span><text:span text:style-name="T17">execUpdate</text:span><text:span text:style-name="T11"> do template passando o ID do comando, </text:span><text:span text:style-name="T17">'excluirPessoa'</text:span><text:span text:style-name="T11">, <text:s/>e os parâmetros do sql na ordem em que são declarados (usando '?') no comando.</text:span></text:p>
      <text:p text:style-name="P51"/>
      <text:p text:style-name="P51"><text:tab/>* Código Java:</text:p>
      <text:p text:style-name="P143"><text:span text:style-name="T112"><text:tab/></text:span><text:span text:style-name="T221">public</text:span><text:span text:style-name="T34"> </text:span><text:span text:style-name="T221">void</text:span><text:span text:style-name="T34"> excluirPessoa(Pessoa pessoa){</text:span></text:p>
      <text:p text:style-name="P157"><text:span text:style-name="T20"><text:s text:c="9"/>getPersistTemplate().execUpdate(</text:span><text:span text:style-name="T175">"excluirPessoa"</text:span><text:span text:style-name="T20">, pessoa.getCpf());</text:span></text:p>
      <text:p text:style-name="P119"><text:s text:c="6"/>}</text:p>
      <text:p text:style-name="P107"/>
      <text:p text:style-name="P98"><text:span text:style-name="T163"><text:tab/>* Declaração do comando </text:span><text:span text:style-name="T166">'excluirPessoa'</text:span><text:span text:style-name="T163"> no repositório:</text:span></text:p>
      <text:p text:style-name="P51"/>
      <text:p text:style-name="P157"><text:span text:style-name="T119"><text:tab/></text:span><text:span text:style-name="T253">&lt;</text:span><text:span text:style-name="T276">Sql-Command</text:span><text:span text:style-name="T253"> </text:span><text:span text:style-name="T296">id</text:span><text:span text:style-name="T119">=</text:span><text:span text:style-name="T178">"excluirPessoa"</text:span><text:span text:style-name="T253">&gt;</text:span></text:p>
      <text:p text:style-name="P157"><text:span text:style-name="T20"><text:s text:c="10"/></text:span><text:span text:style-name="T230">&lt;</text:span><text:span text:style-name="T256">Sql-Statement</text:span><text:span text:style-name="T230">&gt;</text:span><text:span text:style-name="T20">delete from </text:span><text:span text:style-name="T125">pessoa</text:span><text:span text:style-name="T20"> where </text:span><text:span text:style-name="T125">cpf</text:span><text:span text:style-name="T20"> = ?</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81"><text:span text:style-name="T69">-</text:span><text:span text:style-name="T57"> <text:s/></text:span><text:span text:style-name="T69">consultarPessoa: </text:span><text:span text:style-name="T56">Efetua a consulta de uma </text:span><text:span text:style-name="T67">Pessoa. </text:span><text:span text:style-name="T56">Neste caso como queremos consultar uma pessoa pelo identificador único da mesma, usamos o método </text:span><text:span text:style-name="T67">execQueryForObject</text:span><text:span text:style-name="T56"> do template. Esse método faz a consulta onde é esperado o retorno de no máximo uma linha. Se nenhuma linha for retornada o retorno é </text:span><text:span text:style-name="T67">null</text:span><text:span text:style-name="T56">. Se uma linha for retornada, essa linha é populada em uma instância da classe passada como esperada para o resultado como parâmetro do método. Neste caso a classe </text:span><text:span text:style-name="T67">Pessoa.</text:span><text:span text:style-name="T56"> Se a consulta retornar mais de um registro então uma </text:span><text:span text:style-name="T67">NonUniqueRowException </text:span><text:span text:style-name="T56">é lançada</text:span><text:span text:style-name="T67">.</text:span></text:p>
      <text:p text:style-name="P133"><text:s/><text:tab/></text:p>
      <text:p text:style-name="P199"><text:span text:style-name="T113"><text:tab/>* </text:span><text:span text:style-name="T112">Código Java:</text:span></text:p>
      <text:p text:style-name="P134"/>
      <text:p text:style-name="P199"><text:span text:style-name="T112"><text:tab/></text:span><text:span text:style-name="T218">public</text:span><text:span text:style-name="T43"> Pessoa consultarPessoa(String cpf){</text:span></text:p>
      <text:p text:style-name="P157"><text:span text:style-name="T20"><text:s text:c="10"/></text:span><text:span text:style-name="T210">return</text:span><text:span text:style-name="T20"> getPersistTemplate().execQueryForObject(Pessoa.</text:span><text:span text:style-name="T210">class</text:span><text:span text:style-name="T20">, </text:span><text:span text:style-name="T175">"consultarPessoa"</text:span><text:span text:style-name="T20">, cpf);</text:span></text:p>
      <text:p text:style-name="P119"><text:s text:c="7"/>}</text:p>
      <text:p text:style-name="P51"/>
      <text:p text:style-name="P98"><text:span text:style-name="T163"><text:tab/>* Declaração do comando </text:span><text:span text:style-name="T166">'consultarPessoa'</text:span><text:span text:style-name="T163"> no repositório:</text:span></text:p>
      <text:p text:style-name="P51"/>
      <text:p text:style-name="P157"><text:span text:style-name="T119"><text:tab/></text:span><text:span text:style-name="T253">&lt;</text:span><text:span text:style-name="T276">Sql-Command</text:span><text:span text:style-name="T253"> </text:span><text:span text:style-name="T296">id</text:span><text:span text:style-name="T119">=</text:span><text:span text:style-name="T178">"consultarPessoa"</text:span><text:span text:style-name="T253">&gt;</text:span></text:p>
      <text:p text:style-name="P157"><text:span text:style-name="T20"><text:s text:c="10"/></text:span><text:span text:style-name="T230">&lt;</text:span><text:span text:style-name="T256">Sql-Statement</text:span><text:span text:style-name="T230">&gt;</text:span><text:span text:style-name="T20">select </text:span><text:span text:style-name="T125">nome</text:span><text:span text:style-name="T20">, </text:span><text:span text:style-name="T125">cpf</text:span><text:span text:style-name="T20">, </text:span><text:span text:style-name="T125">bairro</text:span><text:span text:style-name="T20"> as endereco.bairro, </text:span></text:p>
      <text:p text:style-name="P119"><text:s text:c="10"/><text:tab/><text:tab/><text:tab/><text:tab/> <text:tab/><text:span text:style-name="T319">rua</text:span> as endereco.rua, <text:span text:style-name="T319">numero</text:span> as endereco.numero, </text:p>
      <text:p text:style-name="P119"><text:s text:c="10"/><text:tab/><text:tab/><text:tab/><text:tab/> <text:tab/>numeroCep as endereco.cep.numero</text:p>
      <text:p text:style-name="P119"><text:s text:c="10"/><text:tab/><text:tab/><text:tab/><text:tab/> from <text:span text:style-name="T319">pessoa</text:span> where <text:span text:style-name="T319">cpf</text:span> = ?</text:p>
      <text:p text:style-name="P157"><text:span text:style-name="T20"><text:s text:c="10"/></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81"><text:span text:style-name="T69">-</text:span><text:span text:style-name="T57"> <text:s/></text:span><text:span text:style-name="T69">atualizarEnderecoPessoa: </text:span><text:span text:style-name="T56">Efetua a atualização de um endereço de uma pessoa</text:span><text:span text:style-name="T67">.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7">execUpdate</text:span><text:span text:style-name="T56"> retorna um </text:span><text:span text:style-name="T67">int</text:span><text:span text:style-name="T56"> indicando quantos registros foram afetados pela atualização, seja ela qual for.</text:span></text:p>
      <text:p text:style-name="P133"><text:s/><text:tab/></text:p>
      <text:p text:style-name="P199"><text:soft-page-break/><text:span text:style-name="T113"><text:tab/>* </text:span><text:span text:style-name="T112">Código Java:</text:span></text:p>
      <text:p text:style-name="P134"/>
      <text:p text:style-name="P199"><text:span text:style-name="T112"><text:tab/></text:span><text:span text:style-name="T218">public</text:span><text:span text:style-name="T43"> </text:span><text:span text:style-name="T218">void</text:span><text:span text:style-name="T43"> atualizarEnderecoPessoa(Pessoa pessoa){</text:span></text:p>
      <text:p text:style-name="P119"><text:s text:c="8"/>Endereco endereco = pessoa.getEndereco();</text:p>
      <text:p text:style-name="P157"><text:span text:style-name="T20"><text:s text:c="8"/>getPersistTemplate().execUpdate(</text:span><text:span text:style-name="T175">"atualizarEnderecoPessoa"</text:span><text:span text:style-name="T20">, endereco.getBairro(),</text:span></text:p>
      <text:p text:style-name="P119"><text:s text:c="67"/>endereco.getRua(),</text:p>
      <text:p text:style-name="P119"><text:s text:c="67"/>endereco.getNumero(),</text:p>
      <text:p text:style-name="P119"><text:s text:c="67"/>endereco.getCep().getNumero(),</text:p>
      <text:p text:style-name="P119"><text:s text:c="67"/>pessoa.getCpf());</text:p>
      <text:p text:style-name="P119"><text:s text:c="7"/>}</text:p>
      <text:p text:style-name="P51"/>
      <text:p text:style-name="P98"><text:span text:style-name="T163"><text:tab/>* Declaração do comando </text:span><text:span text:style-name="T166">'consultarPessoa'</text:span><text:span text:style-name="T163"> no repositório:</text:span></text:p>
      <text:p text:style-name="P124"/>
      <text:p text:style-name="P157"><text:span text:style-name="T119"><text:tab/></text:span><text:span text:style-name="T253">&lt;</text:span><text:span text:style-name="T276">Sql-Command</text:span><text:span text:style-name="T253"> </text:span><text:span text:style-name="T296">id</text:span><text:span text:style-name="T119">=</text:span><text:span text:style-name="T178">"atualizarEnderecoPessoa"</text:span><text:span text:style-name="T253">&gt;</text:span></text:p>
      <text:p text:style-name="P157"><text:span text:style-name="T20"><text:s text:c="10"/></text:span><text:span text:style-name="T230">&lt;</text:span><text:span text:style-name="T256">Sql-Statement</text:span><text:span text:style-name="T230">&gt;</text:span><text:span text:style-name="T20">update </text:span><text:span text:style-name="T125">pessoa</text:span><text:span text:style-name="T20"> set </text:span><text:span text:style-name="T125">bairro</text:span><text:span text:style-name="T20"> = ?, </text:span><text:span text:style-name="T125">rua</text:span><text:span text:style-name="T20"> = ?, </text:span><text:span text:style-name="T125">numero</text:span><text:span text:style-name="T20"> = ?, </text:span></text:p>
      <text:p text:style-name="P157"><text:span text:style-name="T20"><text:s text:c="43"/>numeroCep = ? where </text:span><text:span text:style-name="T125">cpf</text:span><text:span text:style-name="T20"> = ?</text:span><text:span text:style-name="T230">&lt;/</text:span><text:span text:style-name="T256">Sql-Statement</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95"/>
      <text:p text:style-name="P57"><text:span text:style-name="T318">Observação: </text:span>Os próximos métodos descritos, mostram o uso fácil de stored procedures e functions. Observe como é fácil, transparente e pouco verboso trabalhar com procedures e functions sejam usando ou não cursores. <text:span text:style-name="T318">Desconsidere os nomes do mesmo pois estes não refletem um nome real de método em um sistema real. O intuito é apenas descrever a funcionalidade do template que está sendo abordada no método.</text:span></text:p>
      <text:p text:style-name="P195"/>
      <text:p text:style-name="P195"/>
      <text:p text:style-name="P181"><text:span text:style-name="T69">-</text:span><text:span text:style-name="T57"> <text:s/></text:span><text:span text:style-name="T69">listarPessoasPorIniciaisNomeUsandoProcedure: </text:span><text:span text:style-name="T56">Efetua a listagem de pessoas cadastradas que tem o nome com as iniciais passadas como parâmetro para o método usando uma stored procedure que tem um </text:span><text:span text:style-name="T67">cursor</text:span><text:span text:style-name="T56"> como parâmetro de saída e este cursor contém as pessoas retornadas pela consulta. Para tal, usamos o método </text:span><text:span text:style-name="T67">callProcedure</text:span><text:span text:style-name="T56"> do template</text:span><text:span text:style-name="T67"> </text:span><text:span text:style-name="T56">passando o ID do comando referente a stored procedure no repositório de comandos sql, </text:span><text:span text:style-name="T67">'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7">SqlArg</text:span><text:span text:style-name="T56"> onde o nome do parâmetro na assinatura da procedure e o seu respectivo valor são passados via esse </text:span><text:span text:style-name="T67">SqlArg. </text:span><text:span text:style-name="T56">Passando esse </text:span><text:span text:style-name="T67">SqlArg</text:span><text:span text:style-name="T56"> para o método </text:span><text:span text:style-name="T67">callProcedure, </text:span><text:span text:style-name="T56">que aceita um varagrs de </text:span><text:span text:style-name="T67">SqlArg</text:span><text:span text:style-name="T56">, ou seja </text:span><text:span text:style-name="T67">SqlArg...), </text:span><text:span text:style-name="T56">estamos definindo um o valor de argumento para o parâmetro da procedure. Neste caso, o nome do parâmetro é </text:span><text:span text:style-name="T67">'NOMEEXEMPLO'</text:span><text:span text:style-name="T56"> e seu valor é a variável </text:span><text:span text:style-name="T67">'exemploNome'. </text:span></text:p>
      <text:p text:style-name="P50"/>
      <text:p text:style-name="P181"><text:span text:style-name="T56"><text:tab/><text:tab/>Lembra que esta procedure tem um parâmetro de saída e que é um </text:span><text:span text:style-name="T67">cursor?</text:span><text:span text:style-name="T56"> Observe que em </text:span><text:span text:style-name="T56">nenhum momento aqui no nosso código java nós declaramos isso. Então como o </text:span><text:span text:style-name="T67">Linp </text:span><text:span text:style-name="T56">sabe que essa procedure tem um cursor de saída e que este deve ser populado em objetos do tipo </text:span><text:span text:style-name="T67">Pessoa? </text:span><text:span text:style-name="T56">Simples, isso está definido na declaração do comando la no repositório. Como estamos usando uma repositório de comandos SQL baseado em XML, observe no trecho abaixo do XML do comando a tag </text:span><text:span text:style-name="T67">&lt;OutCursor&gt;</text:span><text:span text:style-name="T56">. A presença de cada <text:s/>tag dessa na declaração de uma procedure define um cursor de saída e cada tag </text:span><text:span text:style-name="T67">&lt;OutCursur&gt; </text:span><text:span text:style-name="T56">define qual classe será usada para popular o cursor via o atributo </text:span><text:span text:style-name="T67">population-class</text:span><text:span text:style-name="T56">.</text:span></text:p>
      <text:p text:style-name="P50"><text:tab/><text:tab/></text:p>
      <text:p text:style-name="P181"><text:span text:style-name="T56"><text:tab/><text:tab/>Uma vez que chamamos a procedure o template nos devolve um </text:span><text:span text:style-name="T67">Map</text:span><text:span text:style-name="T56"> como resultado contendo os parâmetros de saída onde a chave é o nome do parãmetro declarado na assinatura da procedure e o valor é o próprio valor do parâmetro de saída. No caso dos </text:span><text:span text:style-name="T67">cursores</text:span><text:span text:style-name="T56"> o valor é uma lista de objetos do tipo definido via </text:span><text:span text:style-name="T67">population-class</text:span><text:span text:style-name="T56"> já prontos e populados a partir do </text:span><text:span text:style-name="T67">cursor</text:span><text:span text:style-name="T56">. Neste caso, uma lista de objetos do tipo </text:span><text:span text:style-name="T67">Pessoa.</text:span></text:p>
      <text:p text:style-name="P133"><text:s/><text:tab/></text:p>
      <text:p text:style-name="P199"><text:span text:style-name="T113"><text:tab/>* </text:span><text:span text:style-name="T112">Código Java:</text:span></text:p>
      <text:p text:style-name="P134"><text:soft-page-break/></text:p>
      <text:p text:style-name="P199"><text:span text:style-name="T112"><text:tab/></text:span><text:span text:style-name="T218">public</text:span><text:span text:style-name="T43"> List&lt;Pessoa&gt; listarPessoasPorIniciaisNomeUsandoProcedure(String exemploNome){</text:span></text:p>
      <text:p text:style-name="P157"><text:span text:style-name="T20"><text:s text:c="11"/></text:span><text:span text:style-name="T125">Map</text:span><text:span text:style-name="T20"> parametrosOut = getPersistTemplate()</text:span></text:p>
      <text:p text:style-name="P157"><text:span text:style-name="T20"><text:s/><text:tab/><text:tab/><text:tab/><text:tab/>.callProcedure(</text:span><text:span text:style-name="T175">"listarPessoasPorIniciaisNomeUsandoProcedure"</text:span><text:span text:style-name="T20">, </text:span></text:p>
      <text:p text:style-name="P157"><text:span text:style-name="T119"><text:tab/><text:tab/><text:tab/><text:tab/><text:tab/><text:tab/></text:span><text:span text:style-name="T210">new</text:span><text:span text:style-name="T20"> SqlArg(</text:span><text:span text:style-name="T175">"NOMEEXEMPLO"</text:span><text:span text:style-name="T20">, exemploNome));</text:span></text:p>
      <text:p text:style-name="P157"><text:span text:style-name="T20"><text:s text:c="11"/></text:span><text:span text:style-name="T210">return</text:span><text:span text:style-name="T20"> </text:span><text:span text:style-name="T125">(List&lt;Pessoa&gt;) parametrosOut.get(</text:span><text:span text:style-name="T203">"PESSOAS"</text:span><text:span text:style-name="T125">)</text:span><text:span text:style-name="T20">;</text:span></text:p>
      <text:p text:style-name="P119"><text:s text:c="7"/>}</text:p>
      <text:p text:style-name="P51"/>
      <text:p text:style-name="P98"><text:span text:style-name="T163"><text:tab/>* Declaração do comando </text:span><text:span text:style-name="T166">'listarPessoasPorIniciaisNomeUsandoProcedure'</text:span><text:span text:style-name="T163"> no repositório:</text:span></text:p>
      <text:p text:style-name="P124"/>
      <text:p text:style-name="P157"><text:span text:style-name="T119"><text:tab/></text:span><text:span text:style-name="T253">&lt;</text:span><text:span text:style-name="T276">Sql-Command</text:span><text:span text:style-name="T253"> </text:span><text:span text:style-name="T296">id</text:span><text:span text:style-name="T119">=</text:span><text:span text:style-name="T178">"listarPessoasPorIniciaisNomeUsandoProcedure"</text:span><text:span text:style-name="T253">&gt;</text:span></text:p>
      <text:p text:style-name="P157"><text:span text:style-name="T20"><text:s text:c="10"/></text:span><text:span text:style-name="T230">&lt;</text:span><text:span text:style-name="T256">Procedure</text:span> <text:span text:style-name="T280">name</text:span><text:span text:style-name="T20">=</text:span><text:span text:style-name="T176">"listarPessoasPorNomeProc"</text:span> <text:span text:style-name="T230">&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p>
      <text:p text:style-name="P157"><text:span text:style-name="T20"><text:s text:c="10"/></text:span><text:span text:style-name="T230">&lt;/</text:span><text:span text:style-name="T256">Procedure</text:span><text:span text:style-name="T230">&gt;</text:span></text:p>
      <text:p text:style-name="P157"><text:span text:style-name="T20"><text:s text:c="6"/></text:span><text:span text:style-name="T230">&lt;/</text:span><text:span text:style-name="T256">Sql-Command</text:span><text:span text:style-name="T230">&gt;</text:span></text:p>
      <text:p text:style-name="P195"/>
      <text:p text:style-name="P195"/>
      <text:p text:style-name="P181"><text:span text:style-name="T69">-</text:span><text:span text:style-name="T57"> <text:s/></text:span><text:span text:style-name="T69">excluirPessoaUsandoProcedure: </text:span><text:span text:style-name="T56">Efetua a exclusão de uma pessoa só que usando uma procedure. Para tal, chamamos novamente o método </text:span><text:span text:style-name="T67">callProcedure</text:span><text:span text:style-name="T56"> do template passando o ID do comando referente a procedure e o parâmetro de entrada, que é o </text:span><text:span text:style-name="T67">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7">cursor </text:span><text:span text:style-name="T56">nem qualquer parâmetro de saída a declaração do comando referente a procedure fica bem simples e se resume apenas ao ID do comando e o nome da procedure.</text:span></text:p>
      <text:p text:style-name="P133"><text:s/><text:tab/></text:p>
      <text:p text:style-name="P199"><text:span text:style-name="T113"><text:tab/>* </text:span><text:span text:style-name="T112">Código Java:</text:span></text:p>
      <text:p text:style-name="P134"/>
      <text:p text:style-name="P165"><text:span text:style-name="T109"><text:tab/></text:span><text:span text:style-name="T224">public</text:span><text:span text:style-name="T110"> </text:span><text:span text:style-name="T224">void</text:span><text:span text:style-name="T110"> excluirPessoaUsandoProcedure(String cpf){</text:span></text:p>
      <text:p text:style-name="P157"><text:span text:style-name="T20"><text:s text:c="10"/></text:span><text:span text:style-name="T125">Map</text:span><text:span text:style-name="T20"> mapParam = </text:span><text:span text:style-name="T210">new</text:span><text:span text:style-name="T20"> </text:span><text:span text:style-name="T125">HashMap</text:span><text:span text:style-name="T20">();</text:span></text:p>
      <text:p text:style-name="P157"><text:span text:style-name="T20"><text:s text:c="10"/></text:span><text:span text:style-name="T125">mapParam.put(</text:span><text:span text:style-name="T203">"P_CPF"</text:span><text:span text:style-name="T125">, cpf)</text:span><text:span text:style-name="T20">;</text:span></text:p>
      <text:p text:style-name="P157"><text:span text:style-name="T20"><text:s text:c="10"/>getPersistTemplate().callProcedure(</text:span><text:span text:style-name="T175">"excluirPessoaUsandoProcedure"</text:span><text:span text:style-name="T20">, </text:span><text:span text:style-name="T125">mapParam</text:span><text:span text:style-name="T20">);</text:span></text:p>
      <text:p text:style-name="P119"><text:s text:c="7"/>}</text:p>
      <text:p text:style-name="P51"/>
      <text:p text:style-name="P98"><text:span text:style-name="T163"><text:tab/>* Declaração do comando </text:span><text:span text:style-name="T166">'excluirPessoaUsandoProcedure'</text:span><text:span text:style-name="T163"> no repositório:</text:span></text:p>
      <text:p text:style-name="P124"/>
      <text:p text:style-name="P157"><text:span text:style-name="T253"><text:s text:c="7"/>&lt;</text:span><text:span text:style-name="T276">Sql-Command</text:span><text:span text:style-name="T253"> </text:span><text:span text:style-name="T296">id</text:span><text:span text:style-name="T119">=</text:span><text:span text:style-name="T178">"excluirPessoaUsandoProcedure"</text:span><text:span text:style-name="T253">&gt;</text:span></text:p>
      <text:p text:style-name="P157"><text:span text:style-name="T20"><text:s text:c="10"/></text:span><text:span text:style-name="T230">&lt;</text:span><text:span text:style-name="T256">Procedure</text:span> <text:span text:style-name="T280">name</text:span><text:span text:style-name="T20">=</text:span><text:span text:style-name="T176">"excluirPessoa"</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95"/>
      <text:p text:style-name="P181"><text:span text:style-name="T69">-</text:span><text:span text:style-name="T57"> <text:s/></text:span><text:span text:style-name="T69">listarPessoasPorIniciaisNomeUsandoFunction: </text:span><text:span text:style-name="T56">Efetua a mesma listagem de pessoas filtrando pelas iniciais do nome que é feita no método </text:span><text:span text:style-name="T67">listarPessoasPorIniciaisNomeUsandoProcedure</text:span><text:span text:style-name="T56"> só que neste caso é usada uma </text:span><text:span text:style-name="T67">stored function</text:span><text:span text:style-name="T56"> que retorna como resultado um </text:span><text:span text:style-name="T67">cursor</text:span><text:span text:style-name="T56"> contendo as pessoas retornadas pela consulta. Para tal, chamamos o método </text:span><text:span text:style-name="T67">callFunction</text:span><text:span text:style-name="T56"> passando o ID do comando no repositório referente a function e da mesma forma como fizemos quando usamos procedure passamos o parâmetro de entrada '</text:span><text:span text:style-name="T67">exemploNome' </text:span><text:span text:style-name="T56">via instância de </text:span><text:span text:style-name="T67">SqlArg. </text:span><text:span text:style-name="T56">Mais uma vez observe que não referenciamos em lugar algum aqui a classe que será uasada para popular o </text:span><text:span text:style-name="T67">cursor</text:span><text:span text:style-name="T56"> retornado como resultado, nem muito menos que o resultado dessa função é um </text:span><text:span text:style-name="T67">cursor</text:span><text:span text:style-name="T56">. Isto mais uma vez é definido na declaração do comando no repositório. </text:span></text:p>
      <text:p text:style-name="P50"><text:tab/></text:p>
      <text:p text:style-name="P181"><text:span text:style-name="T56"><text:tab/><text:tab/>Neste caso, no XML via a tag </text:span><text:span text:style-name="T67"><text:s/>&lt;ResultCursor&gt;</text:span><text:span text:style-name="T56"> disponível hierarquicamente abaixo e exclusivamente para tag </text:span><text:span text:style-name="T67">&lt;Function&gt;</text:span><text:span text:style-name="T56">. A tag </text:span><text:span text:style-name="T67">&lt;ResultCursor&gt; </text:span><text:span text:style-name="T56">também possui um atributo </text:span><text:span text:style-name="T67">population-class </text:span><text:span text:style-name="T56"><text:s/>para a definição de qual classe será usada para popular o </text:span><text:span text:style-name="T67">cursor. </text:span><text:span text:style-name="T56">A tag </text:span><text:span text:style-name="T67">&lt;Function&gt;</text:span><text:span text:style-name="T56"> também possui um atributo </text:span><text:span text:style-name="T67">resultName</text:span><text:span text:style-name="T56"> que pode ser definido para configurar a </text:span><text:span text:style-name="T67">chave/alias/nome </text:span><text:span text:style-name="T56">do valor do resultado da </text:span><text:span text:style-name="T56">função no Map retornado pelo método </text:span><text:span text:style-name="T67">callFunction. </text:span></text:p>
      <text:p text:style-name="P70"><text:soft-page-break/></text:p>
      <text:p text:style-name="P181"><text:span text:style-name="T67"><text:tab/><text:tab/></text:span><text:span text:style-name="T56">No exemplo usando procedure foi dito que o Map retornado pelo método </text:span><text:span text:style-name="T67">callProcedure </text:span><text:span text:style-name="T56">contém os parâmetros de saída de </text:span><text:span text:style-name="T67">procedure. </text:span><text:span text:style-name="T56">O método </text:span><text:span text:style-name="T67">callFunction</text:span><text:span text:style-name="T56"> funciona da mesma forma, só que contém não apenas os parâmetro de saída mas também o resultado/retorno da </text:span><text:span text:style-name="T67">function</text:span><text:span text:style-name="T56">. Observe que neste caso não definimos no nosso xml do comando o atributo </text:span><text:span text:style-name="T67">resultName</text:span><text:span text:style-name="T56">. Quando este atributo não é definido o </text:span><text:span text:style-name="T67">Linp </text:span><text:span text:style-name="T56">usa o nome de chave padrão, que é definido na constante </text:span><text:span text:style-name="T67">SqlFunction.DEFAULT_RESULT_NAME. </text:span><text:span text:style-name="T56">Neste exemplo, como não definimos </text:span><text:span text:style-name="T67">resultName</text:span><text:span text:style-name="T56"> usamos essa constante para obter o valor do resultado da função no Map retornado pelo método </text:span><text:span text:style-name="T67">callFunction.</text:span></text:p>
      <text:p text:style-name="P133"><text:s/><text:tab/></text:p>
      <text:p text:style-name="P199"><text:span text:style-name="T113"><text:tab/>* </text:span><text:span text:style-name="T112">Código Java:</text:span></text:p>
      <text:p text:style-name="P134"/>
      <text:p text:style-name="P165"><text:span text:style-name="T109"><text:tab/></text:span><text:span text:style-name="T224">public</text:span><text:span text:style-name="T110"> List&lt;Pessoa&gt; listarPessoasPorIniciaisNomeUsandoFunction(String exemploNome){</text:span></text:p>
      <text:p text:style-name="P157"><text:span text:style-name="T20"><text:s text:c="10"/></text:span><text:span text:style-name="T125">Map</text:span><text:span text:style-name="T20"> parametrosOut = getPersistTemplate().callFunction(</text:span><text:span text:style-name="T175">"listarPessoasPorIniciaisNomeUsandoFunction"</text:span><text:span text:style-name="T20">, </text:span></text:p>
      <text:p text:style-name="P157"><text:span text:style-name="T119"><text:tab/> <text:s text:c="2"/><text:tab/><text:tab/><text:tab/><text:tab/><text:tab/><text:tab/><text:tab/> <text:s text:c="5"/></text:span><text:span text:style-name="T210">new</text:span><text:span text:style-name="T20"> SqlArg(</text:span><text:span text:style-name="T175">"NOMEEXEMPLO"</text:span><text:span text:style-name="T20">, exemploNome));</text:span></text:p>
      <text:p text:style-name="P157"><text:span text:style-name="T20"><text:s text:c="10"/></text:span><text:span text:style-name="T210">return</text:span><text:span text:style-name="T20"> </text:span><text:span text:style-name="T125">(List&lt;Pessoa&gt;) parametrosOut.get(SqlFunction.</text:span><text:span text:style-name="T308">DEFAULT_RESULT_NAME</text:span><text:span text:style-name="T125">)</text:span><text:span text:style-name="T20">;</text:span></text:p>
      <text:p text:style-name="P119"><text:s text:c="7"/>}</text:p>
      <text:p text:style-name="P51"/>
      <text:p text:style-name="P98"><text:span text:style-name="T11"><text:tab/>* Declaração do comando </text:span><text:span text:style-name="T17">'listarPessoasPorIniciaisNomeUsandoFunction'</text:span><text:span text:style-name="T11"> no repositório:</text:span></text:p>
      <text:p text:style-name="P124"/>
      <text:p text:style-name="P157"><text:span text:style-name="T253"><text:s text:c="7"/></text:span><text:span text:style-name="T253">&lt;</text:span><text:span text:style-name="T276">Sql-Command</text:span><text:span text:style-name="T253"> </text:span><text:span text:style-name="T296">id</text:span><text:span text:style-name="T119">=</text:span><text:span text:style-name="T178">"listarPessoasPorIniciaisNomeUsandoFunction"</text:span><text:span text:style-name="T253">&gt;</text:span></text:p>
      <text:p text:style-name="P157"><text:span text:style-name="T20"><text:s text:c="10"/></text:span><text:span text:style-name="T230">&lt;</text:span><text:span text:style-name="T256">Function</text:span> <text:span text:style-name="T280">name</text:span><text:span text:style-name="T20">=</text:span><text:span text:style-name="T176">"listarPessoasPorNomeFunc"</text:span><text:span text:style-name="T230">&gt;</text:span></text:p>
      <text:p text:style-name="P157"><text:span text:style-name="T20"><text:s text:c="13"/></text:span><text:span text:style-name="T230">&lt;</text:span><text:span text:style-name="T256">ResultCursor</text:span> <text:span text:style-name="T280">population-class</text:span><text:span text:style-name="T20">=</text:span><text:span text:style-name="T176">"org.lindbergframework.exemplo.beans.Pessoa"</text:span> <text:span text:style-name="T230">/&gt;</text:span></text:p>
      <text:p text:style-name="P157"><text:span text:style-name="T20"><text:s text:c="10"/></text:span><text:span text:style-name="T230">&lt;/</text:span><text:span text:style-name="T256">Function</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95"/>
      <text:p text:style-name="P181"><text:span text:style-name="T69">-</text:span><text:span text:style-name="T57"> <text:s/></text:span><text:span text:style-name="T69">excluirPessoasPorIniciaisRetornandoExcluidosENaoExcluidosUsandoFunction</text:span><text:span text:style-name="T69">: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7">cursor</text:span><text:span text:style-name="T56"> e as não excluídas usando um </text:span><text:span text:style-name="T67">cursor</text:span><text:span text:style-name="T56"> também só que a partir de um parâmetro de saída. Para tal, chamamos novamente o método </text:span><text:span text:style-name="T67">callFunction, </text:span><text:span text:style-name="T56">passando o parâmetro </text:span><text:span text:style-name="T67">exemploNome </text:span><text:span text:style-name="T56">via</text:span><text:span text:style-name="T67">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7">resultName</text:span><text:span text:style-name="T56">, que neste caso foi </text:span><text:span text:style-name="T67">'PESSOASEXCLUIDAS'. </text:span><text:span text:style-name="T56">Tanto para o resultado da function quanto para o parâmetro de saída nós definimos que o cursor deve ser populado usando a classe </text:span><text:span text:style-name="T67">Pessoa</text:span><text:span text:style-name="T56">. Observe no trecho a abaixo onde é mostrado um exemplo de chamada que o Map é obtido e as listas prontas tanto de pessoas excluídas quanto de não excluídas a partir do Map.</text:span></text:p>
      <text:p text:style-name="P133"><text:s/><text:tab/></text:p>
      <text:p text:style-name="P199"><text:span text:style-name="T113"><text:tab/>* </text:span><text:span text:style-name="T112">Código Java:</text:span></text:p>
      <text:p text:style-name="P134"/>
      <text:p text:style-name="P165"><text:span text:style-name="T224">public</text:span><text:span text:style-name="T110"> </text:span><text:span text:style-name="T107">Map</text:span><text:span text:style-name="T110"> excluirPessoasPorIniciaisRetornandoExcluidosENaoExcluidosUsandoFunction(String exemploNome){</text:span></text:p>
      <text:p text:style-name="P157"><text:span text:style-name="T20"><text:s/></text:span><text:span text:style-name="T210">return </text:span><text:span text:style-name="T20"><text:s/>getPersistTemplate().callFunction(</text:span><text:span text:style-name="T175">"excPessoasPorIniciaisRetornandoExcluidosENaoExcluidosUsandoFunction"</text:span><text:span text:style-name="T20">, </text:span></text:p>
      <text:p text:style-name="P157"><text:span text:style-name="T119"><text:s text:c="2"/><text:tab/><text:tab/><text:tab/><text:tab/><text:tab/> <text:s text:c="6"/></text:span><text:span text:style-name="T210">new</text:span><text:span text:style-name="T20"> SqlArg(</text:span><text:span text:style-name="T175">"NOMEEXEMPLO"</text:span><text:span text:style-name="T20">, exemploNome));</text:span></text:p>
      <text:p text:style-name="P119">}</text:p>
      <text:p text:style-name="P119"/>
      <text:p text:style-name="P51"><text:tab/>* Exemplo de chamada:</text:p>
      <text:p text:style-name="P119"/>
      <text:p text:style-name="P157"><text:span text:style-name="T127"><text:tab/>Map map = pessoaDAO.excluirPessoasPorIniciaisRetornandoExcluidosENaoExcluidosUsandoFunction(</text:span><text:span text:style-name="T207">"M"</text:span><text:span text:style-name="T127">);</text:span></text:p>
      <text:p text:style-name="P157"><text:span text:style-name="T20"><text:tab/>List&lt;Pessoa&gt; pessoasExcluidas = </text:span><text:span text:style-name="T125">(List&lt;Pessoa&gt;) map.get(</text:span><text:span text:style-name="T203">"PESSOASEXCLUIDAS"</text:span><text:span text:style-name="T125">)</text:span><text:span text:style-name="T20">;</text:span></text:p>
      <text:p text:style-name="P165"><text:span text:style-name="T133"><text:tab/>List&lt;Pessoa&gt; pessoasNaoExcluidas = </text:span><text:span text:style-name="T126">(List&lt;Pessoa&gt;) map.get(</text:span><text:span text:style-name="T204">"PESSOASNAOEXCLUIDAS"</text:span><text:span text:style-name="T126">)</text:span><text:span text:style-name="T133">;</text:span></text:p>
      <text:p text:style-name="P119"/>
      <text:p text:style-name="P119"/>
      <text:p text:style-name="P51"/>
      <text:p text:style-name="P98"><text:span text:style-name="T11"><text:tab/>* Declaração do comando </text:span><text:span text:style-name="T17">'</text:span><text:span text:style-name="T166">excluirPessoasPorIniciaisRetornandoExcluidos...Function</text:span><text:span text:style-name="T17">'</text:span><text:span text:style-name="T11"> no </text:span><text:soft-page-break/><text:span text:style-name="T11"><text:tab/>repositório:</text:span></text:p>
      <text:p text:style-name="P124"/>
      <text:p text:style-name="P157"><text:span text:style-name="T253"><text:s text:c="7"/>&lt;</text:span><text:span text:style-name="T276">Sql-Command</text:span><text:span text:style-name="T253"> </text:span><text:span text:style-name="T296">id</text:span><text:span text:style-name="T119">=</text:span><text:span text:style-name="T178">"excPessoasPorIniciaisRetornandoExcluidosENaoExcluidosUsandoFunction"</text:span><text:span text:style-name="T253">&gt;</text:span></text:p>
      <text:p text:style-name="P157"><text:span text:style-name="T20"><text:s text:c="10"/></text:span><text:span text:style-name="T230">&lt;</text:span><text:span text:style-name="T256">Function</text:span> <text:span text:style-name="T280">name</text:span><text:span text:style-name="T20">=</text:span><text:span text:style-name="T176">"excPessoasRetornaExcluidosFunc"</text:span> <text:span text:style-name="T280">resultName</text:span><text:span text:style-name="T20">=</text:span><text:span text:style-name="T176">"PESSOASEXCLUIDAS"</text:span><text:span text:style-name="T230">&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span text:style-name="T335">&lt;!-- </text:span><text:span text:style-name="T336">Não</text:span><text:span text:style-name="T335"> </text:span><text:span text:style-name="T336">Excluidos</text:span><text:span text:style-name="T335"> </text:span><text:span text:style-name="T336">--&gt;</text:span></text:p>
      <text:p text:style-name="P157"><text:span text:style-name="T20"><text:s text:c="13"/></text:span><text:span text:style-name="T230">&lt;</text:span><text:span text:style-name="T256">ResultCursor</text:span> <text:span text:style-name="T280">population-class</text:span><text:span text:style-name="T20">=</text:span><text:span text:style-name="T176">"org.lindbergframework.exemplo.beans.Pessoa"</text:span> <text:span text:style-name="T230">/&gt;</text:span><text:span text:style-name="T335">&lt;!-- </text:span><text:span text:style-name="T336">Excluidos</text:span><text:span text:style-name="T335"> --&gt;</text:span></text:p>
      <text:p text:style-name="P157"><text:span text:style-name="T20"><text:s text:c="10"/></text:span><text:span text:style-name="T230">&lt;/</text:span><text:span text:style-name="T256">Function</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95"/>
      <text:p text:style-name="P181"><text:span text:style-name="T69">-</text:span><text:span text:style-name="T57"> <text:s/></text:span><text:span text:style-name="T69">excluirPessoasPorIniciaisRetornandoExcluidosENaoExcluidosUsandoProcedure</text:span><text:span text:style-name="T69">: </text:span><text:span text:style-name="T56">Efetua a exclusão das pessoas de acordo com as iniciais do nome da mesma forma como apresentada no método anterior só que usando procedure. A chamada é a mesma só que usando </text:span><text:span text:style-name="T67">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3"><text:s/><text:tab/></text:p>
      <text:p text:style-name="P199"><text:span text:style-name="T113"><text:tab/>* </text:span><text:span text:style-name="T112">Código Java:</text:span></text:p>
      <text:p text:style-name="P134"/>
      <text:p text:style-name="P157"><text:span text:style-name="T223">public</text:span><text:span text:style-name="T109"> </text:span><text:span text:style-name="T106">Map</text:span><text:span text:style-name="T109"> excluirPessoasPorIniciaisRetornandoExcluidosENaoExcluidosUsandoProcedure(String exemploNome){</text:span></text:p>
      <text:p text:style-name="P157"><text:span text:style-name="T20"><text:s text:c="2"/></text:span><text:span text:style-name="T210">return</text:span><text:span text:style-name="T20"> getPersistTemplate().callProcedure(</text:span><text:span text:style-name="T175">"excPessoasPorIniciaisRetornandoExcluidosENaoExcluidosUsandoProcedure"</text:span><text:span text:style-name="T20">, </text:span></text:p>
      <text:p text:style-name="P157"><text:span text:style-name="T119"><text:tab/><text:tab/><text:tab/><text:tab/><text:tab/><text:tab/></text:span><text:span text:style-name="T210">new</text:span><text:span text:style-name="T20"> SqlArg(</text:span><text:span text:style-name="T175">"NOMEEXEMPLO"</text:span><text:span text:style-name="T20">, exemploNome));</text:span></text:p>
      <text:p text:style-name="P119">}</text:p>
      <text:p text:style-name="P119"/>
      <text:p text:style-name="P51"><text:tab/>* Exemplo de chamada:</text:p>
      <text:p text:style-name="P119"/>
      <text:p text:style-name="P157"><text:span text:style-name="T127"><text:tab/>Map map = pessoaDAO.excluirPessoasPorIniciaisRetornandoExcluidosENaoExcluidosUsandoProcedure(</text:span><text:span text:style-name="T207">"M"</text:span><text:span text:style-name="T127">);</text:span></text:p>
      <text:p text:style-name="P157"><text:span text:style-name="T20"><text:tab/>List&lt;Pessoa&gt; pessoasExcluidas = </text:span><text:span text:style-name="T125">(List&lt;Pessoa&gt;) map.get(</text:span><text:span text:style-name="T203">"PESSOASEXCLUIDAS"</text:span><text:span text:style-name="T125">)</text:span><text:span text:style-name="T20">;</text:span></text:p>
      <text:p text:style-name="P165"><text:span text:style-name="T133"><text:tab/>List&lt;Pessoa&gt; pessoasNaoExcluidas = </text:span><text:span text:style-name="T126">(List&lt;Pessoa&gt;) map.get(</text:span><text:span text:style-name="T204">"PESSOASNAOEXCLUIDAS"</text:span><text:span text:style-name="T126">)</text:span><text:span text:style-name="T133">;</text:span></text:p>
      <text:p text:style-name="P119"/>
      <text:p text:style-name="P119"/>
      <text:p text:style-name="P51"/>
      <text:p text:style-name="P98"><text:span text:style-name="T11"><text:tab/>* Declaração do comando </text:span><text:span text:style-name="T17">'</text:span><text:span text:style-name="T166">excluirPessoasPorIniciaisRetornandoExcluidos...Procedure</text:span><text:span text:style-name="T17">'</text:span><text:span text:style-name="T11"> no <text:tab/>repositório:</text:span></text:p>
      <text:p text:style-name="P124"/>
      <text:p text:style-name="P157"><text:span text:style-name="T253"><text:s text:c="7"/>&lt;</text:span><text:span text:style-name="T276">Sql-Command</text:span><text:span text:style-name="T253"> </text:span><text:span text:style-name="T296">id</text:span><text:span text:style-name="T119">=</text:span><text:span text:style-name="T178">"excPessoasPorIniciaisRetornandoExcluidosENaoExcluidosUsandoProcedure"</text:span><text:span text:style-name="T253">&gt;</text:span></text:p>
      <text:p text:style-name="P157"><text:span text:style-name="T20"><text:s text:c="10"/></text:span><text:span text:style-name="T230">&lt;</text:span><text:span text:style-name="T256">Procedure</text:span> <text:span text:style-name="T280">name</text:span><text:span text:style-name="T20">=</text:span><text:span text:style-name="T176">"excPessoasRetornaExcluidosProc"</text:span><text:span text:style-name="T230">&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span text:style-name="T335">&lt;!-- </text:span><text:span text:style-name="T336">Não</text:span><text:span text:style-name="T335"> </text:span><text:span text:style-name="T336">Excluidos</text:span><text:span text:style-name="T335"> --&gt;</text:span></text:p>
      <text:p text:style-name="P157"><text:span text:style-name="T20"><text:s text:c="13"/></text:span><text:span text:style-name="T230">&lt;</text:span><text:span text:style-name="T256">OutCursor</text:span> <text:span text:style-name="T280">population-class</text:span><text:span text:style-name="T20">=</text:span><text:span text:style-name="T176">"org.lindbergframework.exemplo.beans.Pessoa"</text:span><text:span text:style-name="T230">/&gt;</text:span><text:span text:style-name="T335">&lt;!-- </text:span><text:span text:style-name="T336">Excluidos</text:span><text:span text:style-name="T335"> --&gt;</text:span></text:p>
      <text:p text:style-name="P157"><text:span text:style-name="T20"><text:s text:c="10"/></text:span><text:span text:style-name="T230">&lt;/</text:span><text:span text:style-name="T256">Procedure</text:span><text:span text:style-name="T230">&gt;</text:span></text:p>
      <text:p text:style-name="P157"><text:span text:style-name="T20"><text:s text:c="7"/></text:span><text:span text:style-name="T230">&lt;/</text:span><text:span text:style-name="T256">Sql-Command</text:span><text:span text:style-name="T230">&gt;</text:span></text:p>
      <text:p text:style-name="P195"/>
      <text:p text:style-name="P195"/>
      <text:p text:style-name="P181"><text:span text:style-name="T69">-</text:span><text:span text:style-name="T57"> <text:s/></text:span><text:span text:style-name="T69">getNumeroPessoasCadastradas</text:span><text:span text:style-name="T69">: </text:span><text:span text:style-name="T56">Obtem o número total de pessoas cadastradas usando um sql direto via </text:span><text:span text:style-name="T67">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7">execQueryForObject</text:span><text:span text:style-name="T56">. Neste caso como estamos obtendo uma simples quantidade, usamos a classe </text:span><text:span text:style-name="T67">Integer</text:span><text:span text:style-name="T56">.</text:span><text:span text:style-name="T67"> </text:span><text:span text:style-name="T56">E como temos certeza que será retornada uma única linha então usamos a variação do </text:span><text:span text:style-name="T67">execQuery <text:s/></text:span><text:span text:style-name="T56">para consultas que retornam no máximo uma linha, o </text:span><text:span text:style-name="T67">execQueryForObject. </text:span><text:span text:style-name="T56">Da mesma forma se usarmos o método </text:span><text:span text:style-name="T67">execQuery</text:span><text:span text:style-name="T56"> em uma consulta que retone um conjunto de linhas mas que contém apenas uma coluna, o </text:span><text:span text:style-name="T67">LINP</text:span><text:span text:style-name="T56"> converterá esse único valor dessa coluna diretamente para o tipo passado como parâmetro. Isto será feito para cada linha do resultado da consulta.</text:span></text:p>
      <text:p text:style-name="P181"><text:span text:style-name="T56"><text:tab/><text:tab/>Imagine que temos uma listagem que retorna uma série de linhas mas com apenas uma coluna contendo um valor financeiro. Neste caso o método </text:span><text:span text:style-name="T67">execQuery</text:span><text:span text:style-name="T56"> seria chamado passando por exemplo, como tipo a ser usado para popular o resulto, a classe </text:span><text:span text:style-name="T67">Double.</text:span><text:span text:style-name="T56"> O </text:span><text:span text:style-name="T67">LINP </text:span><text:span text:style-name="T56">devolveria uma lista de </text:span><text:span text:style-name="T67">Double </text:span><text:span text:style-name="T56">contendo </text:span><text:span text:style-name="T56">cada valor de cada lista da listagem</text:span><text:span text:style-name="T67">.</text:span></text:p>
      <text:p text:style-name="P133"><text:soft-page-break/><text:s/><text:tab/></text:p>
      <text:p text:style-name="P199"><text:span text:style-name="T113"><text:tab/>* </text:span><text:span text:style-name="T112">Código Java:</text:span></text:p>
      <text:p text:style-name="P134"/>
      <text:p text:style-name="P145"><text:span text:style-name="T109"><text:s text:c="4"/></text:span><text:span text:style-name="T226">public</text:span><text:span text:style-name="T129"> </text:span><text:span text:style-name="T226">int</text:span><text:span text:style-name="T129"> getNumeroPessoasCadastradas(){</text:span></text:p>
      <text:p text:style-name="P157"><text:span text:style-name="T20"><text:s text:c="8"/></text:span><text:span text:style-name="T210">return</text:span><text:span text:style-name="T20"> getPersistTemplate().execQueryForObject(Integer.</text:span><text:span text:style-name="T210">class</text:span><text:span text:style-name="T20">, </text:span><text:span text:style-name="T175">"qtdPessoas"</text:span><text:span text:style-name="T20">);</text:span></text:p>
      <text:p text:style-name="P119"><text:s text:c="5"/>}</text:p>
      <text:p text:style-name="P119"/>
      <text:p text:style-name="P51"/>
      <text:p text:style-name="P98"><text:span text:style-name="T11"><text:tab/>* Declaração do comando </text:span><text:span text:style-name="T17">'qtdPessoas'</text:span><text:span text:style-name="T11"> no repositório:</text:span></text:p>
      <text:p text:style-name="P124"/>
      <text:p text:style-name="P157"><text:span text:style-name="T253"><text:s text:c="7"/></text:span><text:span text:style-name="T253">&lt;</text:span><text:span text:style-name="T276">Sql-Command</text:span><text:span text:style-name="T253"> </text:span><text:span text:style-name="T296">id</text:span><text:span text:style-name="T119">=</text:span><text:span text:style-name="T178">"qtdPessoas"</text:span><text:span text:style-name="T253">&gt;</text:span></text:p>
      <text:p text:style-name="P157"><text:span text:style-name="T20"><text:s text:c="10"/></text:span><text:span text:style-name="T230">&lt;</text:span><text:span text:style-name="T256">Sql-Statement</text:span><text:span text:style-name="T230">&gt;</text:span><text:span text:style-name="T20">select count(*) from </text:span><text:span text:style-name="T125">pessoa</text:span><text:span text:style-name="T230">&lt;/</text:span><text:span text:style-name="T256">Sql-Statement</text:span><text:span text:style-name="T230">&gt;</text:span><text:span text:style-name="T20"> </text:span></text:p>
      <text:p text:style-name="P157"><text:span text:style-name="T20"><text:s text:c="7"/></text:span><text:span text:style-name="T230">&lt;/</text:span><text:span text:style-name="T256">Sql-Command</text:span><text:span text:style-name="T230">&gt;</text:span></text:p>
      <text:p text:style-name="P195"/>
      <text:p text:style-name="P195"/>
      <text:p text:style-name="P181"><text:span text:style-name="T69">-</text:span><text:span text:style-name="T57"> <text:s/></text:span><text:span text:style-name="T69">getNumeroPessoasCadastradasUsandoFunction</text:span><text:span text:style-name="T69">: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7">LINP</text:span><text:span text:style-name="T56"> retornará o valor direto mas neste caso não é possível especificar o tipo que você deseja que o </text:span><text:span text:style-name="T67">LINP</text:span><text:span text:style-name="T56"> converta diretamente como no exemplo anterior. O </text:span><text:span text:style-name="T67">LINP</text:span><text:span text:style-name="T56"> converterá diretamente para o tipo </text:span><text:span text:style-name="T67">JAVA</text:span><text:span text:style-name="T56"> correspondente ao tipo </text:span><text:span text:style-name="T67">SQL</text:span><text:span text:style-name="T56"> retornado. Neste caso o valor foi convertido como um </text:span><text:span text:style-name="T67">BigDecimal </text:span><text:span text:style-name="T56">então a partir desse tipo é obtido o valor </text:span><text:span text:style-name="T67">inteiro</text:span><text:span text:style-name="T56"> que o retorno do método requer.</text:span></text:p>
      <text:p text:style-name="P133"><text:s/><text:tab/></text:p>
      <text:p text:style-name="P199"><text:span text:style-name="T113"><text:tab/>* </text:span><text:span text:style-name="T112">Código Java:</text:span></text:p>
      <text:p text:style-name="P134"/>
      <text:p text:style-name="P150"><text:span text:style-name="T110"><text:s text:c="3"/></text:span><text:span text:style-name="T130"><text:s/></text:span><text:span text:style-name="T227">public</text:span><text:span text:style-name="T130"> </text:span><text:span text:style-name="T227">int</text:span><text:span text:style-name="T130"> getNumeroPessoasCadastradasUsandoFunction(){</text:span></text:p>
      <text:p text:style-name="P157"><text:span text:style-name="T20"><text:s text:c="8"/></text:span><text:span text:style-name="T125">Map</text:span><text:span text:style-name="T20"> m = getPersistTemplate().callFunction(</text:span><text:span text:style-name="T175">"qtdPessoasUsandoFunction"</text:span><text:span text:style-name="T20">);</text:span></text:p>
      <text:p text:style-name="P157"><text:span text:style-name="T20"><text:s text:c="8"/>BigDecimal retorno = (BigDecimal) m.get(SqlFunction.</text:span><text:span text:style-name="T306">DEFAULT_RESULT_NAME</text:span><text:span text:style-name="T20">);</text:span></text:p>
      <text:p text:style-name="P157"><text:span text:style-name="T20"><text:s text:c="8"/></text:span><text:span text:style-name="T210">return</text:span><text:span text:style-name="T20"> retorno.intValue();</text:span></text:p>
      <text:p text:style-name="P119"><text:s text:c="4"/>}</text:p>
      <text:p text:style-name="P119"/>
      <text:p text:style-name="P51"/>
      <text:p text:style-name="P98"><text:span text:style-name="T11"><text:tab/>* Declaração do comando </text:span><text:span text:style-name="T17">'qtdPessoasUsandoFunction'</text:span><text:span text:style-name="T11"> no repositório:</text:span></text:p>
      <text:p text:style-name="P124"/>
      <text:p text:style-name="P157"><text:span text:style-name="T253"><text:s text:c="7"/>&lt;</text:span><text:span text:style-name="T276">Sql-Command</text:span><text:span text:style-name="T253"> </text:span><text:span text:style-name="T296">id</text:span><text:span text:style-name="T119">=</text:span><text:span text:style-name="T178">"qtdPessoasUsandoFunction"</text:span><text:span text:style-name="T253">&gt;</text:span></text:p>
      <text:p text:style-name="P157"><text:span text:style-name="T20"><text:s text:c="10"/></text:span><text:span text:style-name="T230">&lt;</text:span><text:span text:style-name="T256">Function</text:span> <text:span text:style-name="T280">name</text:span><text:span text:style-name="T20">=</text:span><text:span text:style-name="T176">"qtdPessoas"</text:span> <text:span text:style-name="T230">/&gt;</text:span></text:p>
      <text:p text:style-name="P157"><text:span text:style-name="T20"><text:s text:c="7"/></text:span><text:span text:style-name="T230">&lt;/</text:span><text:span text:style-name="T256">Sql-Command</text:span><text:span text:style-name="T230">&gt;</text:span></text:p>
      <text:p text:style-name="P50"><text:tab/></text:p>
      <text:p text:style-name="P164"><text:span text:style-name="T58"><text:tab/>- </text:span><text:span text:style-name="T70">OVERVIEW</text:span></text:p>
      <text:p text:style-name="P160"><text:span text:style-name="T55">Fazendo um </text:span><text:span text:style-name="T66">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6">ResultSet</text:span><text:span text:style-name="T55"> ou seja lá o que você esteja usando. Veja que o </text:span><text:span text:style-name="T66">Linp</text:span><text:span text:style-name="T55"> abstrai toda a parte de população multinível, abstrai toda a parte de procedure e functions, tudo referente a cursores. Note que basta um </text:span><text:span text:style-name="T66">callProcedure </text:span><text:span text:style-name="T55">ou </text:span><text:span text:style-name="T66">callFunction</text:span><text:span text:style-name="T55"> para chamarmos facilmente uma procedure ou function, basta um </text:span><text:span text:style-name="T66">execQuery</text:span><text:span text:style-name="T55"> que retorna uma lista de objetos já prontos e populados baseados no resultado da listagem.</text:span></text:p>
      <text:p text:style-name="P195"><text:tab/></text:p>
      <text:p text:style-name="P52"><text:tab/><text:span text:style-name="T4">5.10.2 -</text:span> Exemplo DAO sem uso de <text:span text:style-name="T134">repositório de comandos SQL</text:span>:</text:p>
      <text:p text:style-name="P52"/>
      <text:p text:style-name="P52"><text:tab/><text:span text:style-name="T147">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7">procedures e functions as classes </text:span><text:span text:style-name="T135">SqlProcedure, SqlFunction </text:span><text:span text:style-name="T147">e </text:span><text:span text:style-name="T135">SqlFunctionForCursor.</text:span></text:p>
      <text:p text:style-name="P72"/>
      <text:p text:style-name="P58"><text:span text:style-name="T144"><text:tab/>Observe que agora declaramos tudo programaticamente, definimos cursores como parâmetros de saída tanto de procedures quanto de functions via construtor ou via método </text:span><text:span text:style-name="T135">registerSqlOutCursorsParam. </text:span><text:span text:style-name="T139">Note que nos casos onde temos uma função que seu resultado é um </text:span><text:span text:style-name="T135">cursor</text:span><text:span text:style-name="T139"> usamos uma especialização de </text:span><text:span text:style-name="T135">SqlFunction</text:span><text:span text:style-name="T139"> chamada </text:span><text:span text:style-name="T135">SqlFunctionForCursor</text:span><text:span text:style-name="T139">.</text:span></text:p>
      <text:p text:style-name="P38"/>
      <text:p text:style-name="P143"><text:span text:style-name="T216">import</text:span><text:span text:style-name="T21"> java.math.BigDecimal;</text:span></text:p>
      <text:p text:style-name="P157"><text:span text:style-name="T210">import</text:span><text:span text:style-name="T20"> java.util.HashMap;</text:span></text:p>
      <text:p text:style-name="P157"><text:span text:style-name="T210">import</text:span><text:span text:style-name="T20"> java.util.List;</text:span></text:p>
      <text:p text:style-name="P157"><text:span text:style-name="T210">import</text:span><text:span text:style-name="T20"> java.util.Map;</text:span></text:p>
      <text:p text:style-name="P157"><text:span text:style-name="T210">import</text:span><text:span text:style-name="T20"> org.lindbergframework.beans.di.annotation.Bean;</text:span></text:p>
      <text:p text:style-name="P157"><text:span text:style-name="T210">import</text:span><text:span text:style-name="T20"> org.lindbergframework.exemplo.beans.Endereco;</text:span></text:p>
      <text:p text:style-name="P157"><text:span text:style-name="T210">import</text:span><text:span text:style-name="T20"> org.lindbergframework.exemplo.beans.Pessoa;</text:span></text:p>
      <text:p text:style-name="P157"><text:span text:style-name="T210">import</text:span><text:span text:style-name="T20"> org.lindbergframework.persistence.dao.LinpDAO;</text:span></text:p>
      <text:p text:style-name="P157"><text:span text:style-name="T210">import</text:span><text:span text:style-name="T20"> org.lindbergframework.persistence.sql.SqlArg;</text:span></text:p>
      <text:p text:style-name="P157"><text:span text:style-name="T210">import</text:span><text:span text:style-name="T20"> org.lindbergframework.persistence.sql.SqlFunction;</text:span></text:p>
      <text:p text:style-name="P157"><text:span text:style-name="T210">import</text:span><text:span text:style-name="T20"> org.lindbergframework.persistence.sql.SqlFunctionForCursor;</text:span></text:p>
      <text:p text:style-name="P157"><text:span text:style-name="T210">import</text:span><text:span text:style-name="T20"> org.lindbergframework.persistence.sql.SqlOutCursorParam;</text:span></text:p>
      <text:p text:style-name="P157"><text:span text:style-name="T210">import</text:span><text:span text:style-name="T20"> org.lindbergframework.persistence.sql.SqlProcedure;</text:span></text:p>
      <text:p text:style-name="P157"/>
      <text:p text:style-name="P157"><text:span text:style-name="T311">@Bean</text:span><text:span text:style-name="T20">(</text:span><text:span text:style-name="T175">"pessoaDAOSemAcessarRepositorio"</text:span><text:span text:style-name="T20">)</text:span></text:p>
      <text:p text:style-name="P157"><text:span text:style-name="T210">public</text:span><text:span text:style-name="T20"> </text:span><text:span text:style-name="T210">class</text:span><text:span text:style-name="T20"> PessoaDAOSemAcessarRepositorio </text:span><text:span text:style-name="T210">extends</text:span><text:span text:style-name="T20"> LinpDAO </text:span><text:span text:style-name="T210">implements</text:span><text:span text:style-name="T20"> IPessoaDAO{</text:span></text:p>
      <text:p text:style-name="P157"/>
      <text:p text:style-name="P157"><text:span text:style-name="T20"><text:s text:c="4"/></text:span><text:span text:style-name="T210">public</text:span><text:span text:style-name="T20"> PessoaDAOSemAcessarRepositorio() {</text:span></text:p>
      <text:p text:style-name="P157"><text:span text:style-name="T20"><text:s text:c="8"/></text:span><text:span text:style-name="T337">//</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text:span><text:span text:style-name="T210">void</text:span><text:span text:style-name="T20"> atualizarEnderecoPessoa(Pessoa pessoa) {</text:span></text:p>
      <text:p text:style-name="P119"><text:s text:c="8"/>Endereco endereco = pessoa.getEndereco();</text:p>
      <text:p text:style-name="P157"><text:span text:style-name="T20"><text:s text:c="8"/>getPersistTemplate().execSqlUpdate(</text:span><text:span text:style-name="T175">"update pessoa set bairro = ?, rua = ?, "</text:span><text:span text:style-name="T20"> +</text:span></text:p>
      <text:p text:style-name="P157"><text:span text:style-name="T20"><text:s text:c="8"/><text:tab/><text:tab/></text:span><text:span text:style-name="T175">"numero = ?, numeroCep = ? where cpf = ?"</text:span><text:span text:style-name="T20">, endereco.getBairro(),</text:span></text:p>
      <text:p text:style-name="P119"><text:s text:c="59"/>endereco.getRua(),</text:p>
      <text:p text:style-name="P119"><text:s text:c="59"/>endereco.getNumero(),</text:p>
      <text:p text:style-name="P119"><text:s text:c="59"/>endereco.getCep().getNumero(),</text:p>
      <text:p text:style-name="P119"><text:s text:c="59"/>pessoa.getCpf());</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Pessoa consultarPessoa(String cpf) {</text:span></text:p>
      <text:p text:style-name="P157"><text:span text:style-name="T20"><text:s text:c="8"/></text:span><text:span text:style-name="T210">return</text:span><text:span text:style-name="T20"> getPersistTemplate().execSqlQueryForObject(Pessoa.</text:span><text:span text:style-name="T210">class</text:span><text:span text:style-name="T20">, </text:span></text:p>
      <text:p text:style-name="P157"><text:span text:style-name="T20"><text:s text:c="12"/></text:span><text:span text:style-name="T175">"select nome, cpf, bairro as endereco.bairro,"</text:span><text:span text:style-name="T20">+</text:span></text:p>
      <text:p text:style-name="P157"><text:span text:style-name="T20"><text:s text:c="12"/></text:span><text:span text:style-name="T175">"rua as endereco.rua, numero as endereco.numero,"</text:span><text:span text:style-name="T20">+ </text:span></text:p>
      <text:p text:style-name="P157"><text:span text:style-name="T20"><text:s text:c="12"/></text:span><text:span text:style-name="T175">"numeroCep as endereco.cep.numero"</text:span><text:span text:style-name="T20">+</text:span></text:p>
      <text:p text:style-name="P157"><text:span text:style-name="T20"><text:s text:c="12"/></text:span><text:span text:style-name="T175">" from pessoa where cpf = ?"</text:span><text:span text:style-name="T20">, cpf);</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text:span><text:span text:style-name="T210">void</text:span><text:span text:style-name="T20"> excluirPessoa(Pessoa pessoa) {</text:span></text:p>
      <text:p text:style-name="P157"><text:span text:style-name="T20"><text:s text:c="8"/>getPersistTemplate().execSqlUpdate(</text:span><text:span text:style-name="T175">"delete from pessoa where cpf = ?"</text:span><text:span text:style-name="T20">, pessoa.getCpf());</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text:span><text:span text:style-name="T210">void</text:span><text:span text:style-name="T20"> excluirPessoaUsandoProcedure(String cpf) {</text:span></text:p>
      <text:p text:style-name="P157"><text:span text:style-name="T20"><text:s text:c="8"/></text:span><text:span text:style-name="T125">Map</text:span><text:span text:style-name="T20"> mapParam = </text:span><text:span text:style-name="T210">new</text:span><text:span text:style-name="T20"> </text:span><text:span text:style-name="T125">HashMap</text:span><text:span text:style-name="T20">();</text:span></text:p>
      <text:p text:style-name="P157"><text:span text:style-name="T20"><text:s text:c="8"/></text:span><text:span text:style-name="T125">mapParam.put(</text:span><text:span text:style-name="T203">"p_cpf"</text:span><text:span text:style-name="T125">, cpf)</text:span><text:span text:style-name="T20">;</text:span></text:p>
      <text:p text:style-name="P157"><text:span text:style-name="T20"><text:s text:c="8"/>getPersistTemplate().callProcedure(</text:span><text:span text:style-name="T210">new</text:span><text:span text:style-name="T20"> SqlProcedure(</text:span><text:span text:style-name="T175">"excluirPessoa"</text:span><text:span text:style-name="T20">), </text:span><text:span text:style-name="T125">mapParam</text:span><text:span text:style-name="T20">);</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text:span><text:span text:style-name="T125">Map</text:span><text:span text:style-name="T20"> excluirPessoasPorIniciaisRetornandoExcluidosENaoExcluidosUsandoFunction(</text:span></text:p>
      <text:p text:style-name="P119"><text:s text:c="8"/>String exemploNome) {</text:p>
      <text:p text:style-name="P157"><text:span text:style-name="T20"><text:s text:c="8"/>SqlFunctionForCursor function = </text:span><text:span text:style-name="T210">new</text:span><text:span text:style-name="T20"> SqlFunctionForCursor(</text:span><text:span text:style-name="T175">"excPessoasRetornaExcluidosFunc"</text:span><text:span text:style-name="T20">, </text:span></text:p>
      <text:p text:style-name="P157"><text:span text:style-name="T20"><text:s text:c="47"/></text:span><text:span text:style-name="T175">"pessoasexcluidas"</text:span><text:span text:style-name="T20">, </text:span></text:p>
      <text:p text:style-name="P157"><text:span text:style-name="T20"><text:s text:c="47"/>Pessoa.</text:span><text:span text:style-name="T210">class</text:span><text:span text:style-name="T20">, </text:span></text:p>
      <text:p text:style-name="P157"><text:span text:style-name="T20"><text:s text:c="47"/></text:span><text:span text:style-name="T210">new</text:span><text:span text:style-name="T20"> SqlOutCursorParam(Pessoa.</text:span><text:span text:style-name="T210">class</text:span><text:span text:style-name="T20">));</text:span></text:p>
      <text:p text:style-name="P119"><text:s text:c="8"/></text:p>
      <text:p text:style-name="P157"><text:span text:style-name="T20"><text:s text:c="7"/></text:span><text:span text:style-name="T125">Map</text:span><text:span text:style-name="T20"> map = getPersistTemplate().callFunction(function, </text:span><text:span text:style-name="T210">new</text:span><text:span text:style-name="T20"> SqlArg(</text:span><text:span text:style-name="T175">"nomeexemplo"</text:span><text:span text:style-name="T20">, exemploNome));</text:span></text:p>
      <text:p text:style-name="P157"><text:span text:style-name="T20"><text:s text:c="7"/></text:span><text:span text:style-name="T210">return</text:span><text:span text:style-name="T20"> map;</text:span></text:p>
      <text:p text:style-name="P119"><text:s text:c="4"/>}</text:p>
      <text:p text:style-name="P157"/>
      <text:p text:style-name="P157"><text:soft-page-break/><text:span text:style-name="T20"><text:s text:c="4"/></text:span><text:span text:style-name="T311">@Override</text:span></text:p>
      <text:p text:style-name="P157"><text:span text:style-name="T20"><text:s text:c="4"/></text:span><text:span text:style-name="T210">public</text:span><text:span text:style-name="T20"> </text:span><text:span text:style-name="T125">Map</text:span><text:span text:style-name="T20"> excluirPessoasPorIniciaisRetornandoExcluidosENaoExcluidosUsandoProcedure(</text:span></text:p>
      <text:p text:style-name="P119"><text:s text:c="8"/>String exemploNome) {</text:p>
      <text:p text:style-name="P157"><text:span text:style-name="T20"><text:s text:c="8"/>SqlProcedure procedure = </text:span><text:span text:style-name="T210">new</text:span><text:span text:style-name="T20"> SqlProcedure(</text:span><text:span text:style-name="T175">"excPessoasRetornaExcluidosProc"</text:span><text:span text:style-name="T20">);</text:span></text:p>
      <text:p text:style-name="P157"><text:span text:style-name="T20"><text:s text:c="8"/>procedure.registerSqlOutCursorsParam(</text:span><text:span text:style-name="T210">new</text:span><text:span text:style-name="T20"> SqlOutCursorParam(Pessoa.</text:span><text:span text:style-name="T210">class</text:span><text:span text:style-name="T20">),</text:span></text:p>
      <text:p text:style-name="P157"><text:span text:style-name="T20"><text:s text:c="45"/></text:span><text:span text:style-name="T210">new</text:span><text:span text:style-name="T20"> SqlOutCursorParam(Pessoa.</text:span><text:span text:style-name="T210">class</text:span><text:span text:style-name="T20">));</text:span></text:p>
      <text:p text:style-name="P119"><text:s text:c="8"/></text:p>
      <text:p text:style-name="P157"><text:span text:style-name="T20"><text:s text:c="8"/></text:span><text:span text:style-name="T125">Map</text:span><text:span text:style-name="T20"> map = getPersistTemplate().callProcedure(procedure, </text:span><text:span text:style-name="T210">new</text:span><text:span text:style-name="T20"> SqlArg(</text:span><text:span text:style-name="T175">"nomeexemplo"</text:span><text:span text:style-name="T20">, exemploNome));</text:span></text:p>
      <text:p text:style-name="P157"><text:span text:style-name="T20"><text:s text:c="8"/></text:span><text:span text:style-name="T210">return</text:span><text:span text:style-name="T20"> map;</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text:span><text:span text:style-name="T210">void</text:span><text:span text:style-name="T20"> inserirPessoa(Pessoa pessoa) {</text:span></text:p>
      <text:p text:style-name="P119"><text:s text:c="8"/>Endereco endereco = pessoa.getEndereco();</text:p>
      <text:p text:style-name="P157"><text:span text:style-name="T20"><text:s text:c="8"/>getPersistTemplate().execSqlUpdate(</text:span><text:span text:style-name="T175">"insert into pessoa values(?,?,?,?,?,?)"</text:span><text:span text:style-name="T20">, </text:span></text:p>
      <text:p text:style-name="P119"><text:s text:c="43"/>pessoa.getNome(), pessoa.getCpf(),</text:p>
      <text:p text:style-name="P119"><text:s text:c="43"/>endereco.getBairro(), endereco.getRua(), </text:p>
      <text:p text:style-name="P119"><text:s text:c="43"/>endereco.getNumero(), endereco.getCep().getNumero());</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List&lt;Pessoa&gt; listarPessoas() {</text:span></text:p>
      <text:p text:style-name="P157"><text:span text:style-name="T20"><text:s text:c="8"/></text:span><text:span text:style-name="T210">return</text:span><text:span text:style-name="T20"> getPersistTemplate().execSqlQuery(Pessoa.</text:span><text:span text:style-name="T210">class</text:span><text:span text:style-name="T20">, </text:span><text:span text:style-name="T175">"select nome, cpf, bairro as endereco.bairro,"</text:span><text:span text:style-name="T20">+ </text:span></text:p>
      <text:p text:style-name="P157"><text:span text:style-name="T20"><text:s text:c="63"/></text:span><text:span text:style-name="T175">"rua as endereco.rua, numero as endereco.numero,"</text:span><text:span text:style-name="T20">+ </text:span></text:p>
      <text:p text:style-name="P157"><text:span text:style-name="T20"><text:s text:c="63"/></text:span><text:span text:style-name="T175">"numeroCep as endereco.cep.numero"</text:span><text:span text:style-name="T20">+</text:span></text:p>
      <text:p text:style-name="P157"><text:span text:style-name="T20"><text:s text:c="63"/></text:span><text:span text:style-name="T175">" from pessoa"</text:span><text:span text:style-name="T20">);</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List&lt;Pessoa&gt; listarPessoasPorIniciaisNomeUsandoFunction(</text:span></text:p>
      <text:p text:style-name="P119"><text:s text:c="8"/>String exemploNome) {</text:p>
      <text:p text:style-name="P157"><text:span text:style-name="T20"><text:s text:c="8"/>SqlFunctionForCursor function = </text:span><text:span text:style-name="T210">new</text:span><text:span text:style-name="T20"> SqlFunctionForCursor(</text:span><text:span text:style-name="T175">"listarPessoasPorNomeFunc"</text:span><text:span text:style-name="T20">, </text:span></text:p>
      <text:p text:style-name="P157"><text:span text:style-name="T20"><text:s text:c="65"/>SqlFunction.</text:span><text:span text:style-name="T306">DEFAULT_RESULT_NAME</text:span><text:span text:style-name="T20">, </text:span></text:p>
      <text:p text:style-name="P157"><text:span text:style-name="T20"><text:s text:c="65"/>Pessoa.</text:span><text:span text:style-name="T210">class</text:span><text:span text:style-name="T20">);</text:span></text:p>
      <text:p text:style-name="P119"><text:s text:c="8"/></text:p>
      <text:p text:style-name="P157"><text:span text:style-name="T20"><text:s text:c="8"/></text:span><text:span text:style-name="T125">Map</text:span><text:span text:style-name="T20"> parametrosOut = getPersistTemplate().callFunction(function, </text:span><text:span text:style-name="T210">new</text:span><text:span text:style-name="T20"> SqlArg(</text:span><text:span text:style-name="T175">"nomeexemplo"</text:span><text:span text:style-name="T20">, exemploNome));</text:span></text:p>
      <text:p text:style-name="P157"><text:span text:style-name="T20"><text:s text:c="8"/></text:span><text:span text:style-name="T210">return</text:span><text:span text:style-name="T20"> </text:span><text:span text:style-name="T125">(List&lt;Pessoa&gt;) parametrosOut.get(SqlFunction.</text:span><text:span text:style-name="T308">DEFAULT_RESULT_NAME</text:span><text:span text:style-name="T125">)</text:span><text:span text:style-name="T20">;</text:span></text:p>
      <text:p text:style-name="P119"><text:s text:c="4"/>}</text:p>
      <text:p text:style-name="P157"/>
      <text:p text:style-name="P157"><text:span text:style-name="T20"><text:s text:c="4"/></text:span><text:span text:style-name="T311">@Override</text:span></text:p>
      <text:p text:style-name="P157"><text:span text:style-name="T20"><text:s text:c="4"/></text:span><text:span text:style-name="T210">public</text:span><text:span text:style-name="T20"> List&lt;Pessoa&gt; listarPessoasPorIniciaisNomeUsandoProcedure(</text:span></text:p>
      <text:p text:style-name="P119"><text:s text:c="8"/>String exemploNome) {</text:p>
      <text:p text:style-name="P157"><text:span text:style-name="T20"><text:s text:c="8"/>SqlProcedure procedure = </text:span><text:span text:style-name="T210">new</text:span><text:span text:style-name="T20"> SqlProcedure(</text:span><text:span text:style-name="T175">"listarPessoasPorNomeProc"</text:span><text:span text:style-name="T20">, </text:span><text:span text:style-name="T210">new</text:span><text:span text:style-name="T20"> SqlOutCursorParam(Pessoa.</text:span><text:span text:style-name="T210">class</text:span><text:span text:style-name="T20">));</text:span></text:p>
      <text:p text:style-name="P157"><text:span text:style-name="T20"><text:s text:c="8"/></text:span><text:span text:style-name="T125">Map</text:span><text:span text:style-name="T20"> parametrosOut = getPersistTemplate().callProcedure(procedure, </text:span><text:span text:style-name="T210">new</text:span><text:span text:style-name="T20"> SqlArg(</text:span><text:span text:style-name="T175">"nomeexemplo"</text:span><text:span text:style-name="T20">, exemploNome));</text:span></text:p>
      <text:p text:style-name="P157"><text:span text:style-name="T20"><text:s text:c="8"/></text:span><text:span text:style-name="T210">return</text:span><text:span text:style-name="T20"> </text:span><text:span text:style-name="T125">(List&lt;Pessoa&gt;) parametrosOut.get(</text:span><text:span text:style-name="T203">"pessoas"</text:span><text:span text:style-name="T125">)</text:span><text:span text:style-name="T20">;</text:span></text:p>
      <text:p text:style-name="P119"><text:s text:c="4"/>}</text:p>
      <text:p text:style-name="P157"/>
      <text:p text:style-name="P157"><text:span text:style-name="T20"><text:s text:c="4"/></text:span><text:span text:style-name="T210">public</text:span><text:span text:style-name="T20"> </text:span><text:span text:style-name="T210">int</text:span><text:span text:style-name="T20"> getNumeroPessoasCadastradas() {</text:span></text:p>
      <text:p text:style-name="P157"><text:span text:style-name="T20"><text:s text:c="8"/></text:span><text:span text:style-name="T210">return</text:span><text:span text:style-name="T20"> getPersistTemplate().execSqlQueryForObject(Integer.</text:span><text:span text:style-name="T210">class</text:span><text:span text:style-name="T20">, </text:span><text:span text:style-name="T175">"select count(*) from pessoa"</text:span><text:span text:style-name="T20">);</text:span></text:p>
      <text:p text:style-name="P119"><text:s text:c="4"/>}</text:p>
      <text:p text:style-name="P119"><text:s text:c="4"/></text:p>
      <text:p text:style-name="P157"><text:span text:style-name="T20"><text:s text:c="4"/></text:span><text:span text:style-name="T210">public</text:span><text:span text:style-name="T20"> </text:span><text:span text:style-name="T210">int</text:span><text:span text:style-name="T20"> getNumeroPessoasCadastradasUsandoFunction() {</text:span></text:p>
      <text:p text:style-name="P157"><text:span text:style-name="T20"><text:s text:c="8"/>SqlFunction function = </text:span><text:span text:style-name="T210">new</text:span><text:span text:style-name="T20"> SqlFunction(</text:span><text:span text:style-name="T175">"qtdPessoas"</text:span><text:span text:style-name="T20">);</text:span></text:p>
      <text:p text:style-name="P119"><text:s text:c="8"/>Map&lt;String,BigDecimal&gt; map = <text:span text:style-name="T319">getPersistTemplate().callFunction(function)</text:span>;</text:p>
      <text:p text:style-name="P157"><text:span text:style-name="T20"><text:s text:c="8"/></text:span><text:span text:style-name="T210">return</text:span><text:span text:style-name="T20"> map.get(SqlFunction.</text:span><text:span text:style-name="T306">DEFAULT_RESULT_NAME</text:span><text:span text:style-name="T20">).intValue();</text:span></text:p>
      <text:p text:style-name="P119"><text:s text:c="4"/>}</text:p>
      <text:p text:style-name="P157"/>
      <text:p text:style-name="P119">}</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4">LinpTest </text:span><text:span text:style-name="T140">que é um simples </text:span><text:span text:style-name="T134">main</text:span><text:span text:style-name="T140"> fazendo uso dos métodos apresentados nos DAOs anteriormente. Poderia ter usado testes com o </text:span><text:span text:style-name="T134">junit</text:span><text:span text:style-name="T140"> por exemplo mas preferi um simples método </text:span><text:span text:style-name="T134">main</text:span><text:span text:style-name="T140"> com </text:span><text:span text:style-name="T134">system.out.println</text:span><text:span text:style-name="T140"> escrevendo no console cada passo executado de modo <text:s/>a não ser necessário você nem conhecer o </text:span><text:span text:style-name="T134">junit.</text:span><text:span text:style-name="T140"> A classe </text:span><text:span text:style-name="T134">LinpTest</text:span><text:span text:style-name="T140"> aplica o teste nas duas implementações da interface </text:span><text:span text:style-name="T134">IpessoaDAO, </text:span><text:span text:style-name="T140">usando e não usando o repositório de comandos.</text:span></text:p>
      <text:p text:style-name="P36"/>
      <text:p text:style-name="P77"><text:soft-page-break/><text:span text:style-name="T141">Observação: O exemplo abaixo já contém uma pasta </text:span><text:span text:style-name="T136">lib</text:span><text:span text:style-name="T141"> com todas as dependências necessárias para o projeto. Para o exemplo foi usado banco oracle 10g. O </text:span><text:span text:style-name="T136">script</text:span><text:span text:style-name="T141"> SQL de criação do banco está em </text:span><text:span text:style-name="T136">\src\org\lindbergframework\exemplo\sql\create.sql.</text:span></text:p>
      <text:p text:style-name="P36"/>
      <text:p text:style-name="P77"><text:span text:style-name="T140">Link do exemplo: </text:span><text:a xlink:type="simple" xlink:href="http://www.lindbergframework.org/downloads/ExemploLinp.zip"><text:span text:style-name="T140">http://www.lindbergframework.org/downloads/ExemploLinp.zip</text:span></text:a></text:p>
      <text:p text:style-name="P36"/>
      <text:p text:style-name="P77"><text:span text:style-name="T140"><text:tab/>As duas implementações da interface </text:span><text:span text:style-name="T134">IPessoaDAO</text:span><text:span text:style-name="T140"> estão anotadas com a annotation </text:span><text:span text:style-name="T134">@Bean,</text:span><text:span text:style-name="T140"> e desta forma ambas as implementações podem ser obtidas a partir do contexto de beans de injeção usando o </text:span><text:span text:style-name="T134">singleton UserBeanContext. </text:span><text:span text:style-name="T140">A classe </text:span><text:span text:style-name="T134">LinpTest </text:span><text:span text:style-name="T140">usa </text:span><text:span text:style-name="T134">UserBeanContext </text:span><text:span text:style-name="T140">para a obtenção dessas implementações</text:span><text:span text:style-name="T134">.</text:span></text:p>
      <text:p text:style-name="P61"/>
      <text:p text:style-name="P181"><text:span text:style-name="T60"><text:tab/></text:span><text:span text:style-name="T47">Observe também que o método </text:span><text:span text:style-name="T60">test</text:span><text:span text:style-name="T47"> da classe </text:span><text:span text:style-name="T60">LinpTest</text:span><text:span text:style-name="T47"> está anotado com </text:span><text:span text:style-name="T60">@Transax</text:span><text:span text:style-name="T47">. Isso indica que o método deve ser executado dentro de um contexto transacional. Para que isto ocorra note que a própria classe </text:span><text:span text:style-name="T60">LinpTest</text:span><text:span text:style-name="T47"> está anotada também com </text:span><text:span text:style-name="T60">@Bean</text:span><text:span text:style-name="T47"> e que no método </text:span><text:span text:style-name="T60">main</text:span><text:span text:style-name="T47"> da mesma classe nós obtemos a instância de </text:span><text:span text:style-name="T60">LinpTest</text:span><text:span text:style-name="T47"> usando </text:span><text:span text:style-name="T60">UserBeanContext</text:span><text:span text:style-name="T47">. Isto foi feito para que ao obter a instância a partir do contexto de injeção do framework o recurso de injeção de dependências automática é ativado e desta foram, também o mecanismo transacional a partir da annotation </text:span><text:span text:style-name="T60">@Transax</text:span><text:span text:style-name="T47">. Se tivéssemos usado o operador </text:span><text:span text:style-name="T60">new</text:span><text:span text:style-name="T47"> para criação da instância de </text:span><text:span text:style-name="T60">LinpContext</text:span><text:span text:style-name="T47"> o método </text:span><text:span text:style-name="T60">test</text:span><text:span text:style-name="T47"> não executaria dentro de um contexto transacional e a annotation </text:span><text:span text:style-name="T60">@Transax</text:span><text:span text:style-name="T47">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8">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89"><text:span text:style-name="T18"><text:tab/>Entenda como gerenciador de transações (</text:span><text:span text:style-name="T12">TransactionManager</text:span><text:span text:style-name="T18">) o objeto que será responsável por executar um determinado contexto dentro de uma transação e de acordo com o resultado dessa execução decidir o que fazer, </text:span><text:span text:style-name="T12">commit </text:span><text:span text:style-name="T18">ou </text:span><text:span text:style-name="T12">rollback.</text:span><text:span text:style-name="T18"> Da mesma forma, entenda como um contexto transacional (</text:span><text:span text:style-name="T12">TransactionalContext</text:span><text:span text:style-name="T18">)</text:span><text:span text:style-name="T12"> </text:span><text:span text:style-name="T18">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1"><text:tab/><text:tab/>org.lindbergframework.persistence.transaction.TransactionManager</text:p>
      <text:p text:style-name="P61"/>
      <text:p text:style-name="P93"><text:span text:style-name="T18"><text:tab/></text:span><text:span text:style-name="T8">Esta interface possui um método chamado </text:span><text:span text:style-name="T18">execute</text:span><text:span text:style-name="T8"> que é chamado pelo contexto de persistência, quando uma transação for requerida, para gerenciar a transação de um contexto transacional específico. O método </text:span><text:span text:style-name="T18">execute</text:span><text:span text:style-name="T8">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8"><text:tab/></text:span><text:span text:style-name="T8">Caso uma transação falhe, ou seja, uma exceção dentro contexto transacional seja lançada o </text:span><text:span text:style-name="T18">rollback </text:span><text:soft-page-break/><text:span text:style-name="T8">da transação é efetuado a exceção não checada <text:s/>abaixo é lançada. Caso nenhuma exceção seja lançada e todo o processamento do contexto transacional que deu origem a transação corrente seja concluído, o </text:span><text:span text:style-name="T18">commit</text:span><text:span text:style-name="T8"> é realizado.</text:span></text:p>
      <text:p text:style-name="P67"><text:span text:style-name="T147"><text:tab/><text:tab/>org.lindbergframework.exception.TransactionFailureException</text:span></text:p>
      <text:p text:style-name="P67"><text:span text:style-name="T147"/></text:p>
      <text:p text:style-name="P93"><text:span text:style-name="T8"><text:tab/>Você não precisa se preocupar com nada disso. O framework já fornece a implementação padrão de cada uma dessas interfaces. De qualquer forma você pode mudar a implementação de </text:span><text:span text:style-name="T18">TransactionManager</text:span><text:span text:style-name="T8"> que deve ser usada definindo explicitamente na configuração do </text:span><text:span text:style-name="T18">LINP</text:span><text:span text:style-name="T8">. Isso será mostrado mais a frente.</text:span></text:p>
      <text:p text:style-name="P36"/>
      <text:p text:style-name="P93"><text:span text:style-name="T8"><text:tab/>A implementação padrão provida pelo framework para </text:span><text:span text:style-name="T18">TransactionManager</text:span><text:span text:style-name="T8"> é:</text:span></text:p>
      <text:p text:style-name="P61"><text:tab/><text:tab/>org.lindbergframework.persistence.transaction.LinpSpringTransactionManager</text:p>
      <text:p text:style-name="P61"><text:tab/> <text:s text:c="9"/></text:p>
      <text:p text:style-name="P93"><text:span text:style-name="T18"><text:tab/></text:span><text:span text:style-name="T8">A implementação padrão usada para </text:span><text:span text:style-name="T18">TransactionalContext</text:span><text:span text:style-name="T8"> é provida via classe anônima dentro do proxy de transações, </text:span><text:span text:style-name="T18">TransactionProxy. </text:span><text:span text:style-name="T8">Este proxy é responsável por delegar ao gerenciador de transações definido, o gerenciamento da transação corrente.</text:span></text:p>
      <text:p text:style-name="P36"/>
      <text:p text:style-name="P93"><text:span text:style-name="T8"><text:tab/>Mas você não precisa se preocupar com nada disso. Isso é transparente para aplicação. Você não precisa sabe nem manusear nada disso. O </text:span><text:span text:style-name="T18">LINP</text:span><text:span text:style-name="T8"> faz para você. Foi abordado aqui apenas para que saiba de uma forma mais geral a função e responsabilidade das classes que compõem esse importante mecanismo.</text:span></text:p>
      <text:p text:style-name="P36"/>
      <text:p text:style-name="P93"><text:span text:style-name="T8"><text:tab/></text:span><text:span text:style-name="T140">5.11.1 – Como definir seu próprio Gerenciador de Transações (</text:span>TransactionManager)</text:p>
      <text:p text:style-name="P93"/>
      <text:p text:style-name="P36"><text:tab/>Como foi abordado na sessão de configuração <text:span text:style-name="T134">LINP</text:span> quando foram apresentadas as propriedades de configuração disponíveis para definições de persistência, é possível definir explicitamente qual gerenciador de transações a ser usado. A interface <text:span text:style-name="T134">LinpConfiguration</text:span> define um método chamado <text:span text:style-name="T134">getPersistenceTemplate</text:span> e é a partir deste que o contexto de persistência, quando inicializado com uma <text:span text:style-name="T134">LinpConfiguration</text:span>, obterá a implementação de <text:span text:style-name="T134">TransactionManager</text:span> que deverá ser usada. Abaixo é mostrado como definir um gerenciador de transações usando configuração baseada em XML e programaticamente.</text:p>
      <text:p text:style-name="P36"><text:tab/></text:p>
      <text:p text:style-name="P36"><text:tab/><text:span text:style-name="T318">- Definindo via XML:</text:span> Para definir um <text:span text:style-name="T134">TransactionManager</text:span> específico usando XML basta definir com propriedade de configuração do <text:span text:style-name="T134">LINP </text:span>(dentro da tag <text:span text:style-name="T134">linp</text:span>) a propriedade <text:span text:style-name="T134">lindberg.persistence.TransactionManager</text:span> e seu respectivo valor como a implementação desejada. Abaixo é mostrado um exemplo desta definição configurando um gerenciador de transações chamado <text:span text:style-name="T134">CustomTransactionManager</text:span>.</text:p>
      <text:p text:style-name="P36"/>
      <text:p text:style-name="P126"><text:span text:style-name="T155"><text:tab/></text:span><text:span text:style-name="T230">&lt;</text:span><text:span text:style-name="T256">config-property</text:span> <text:span text:style-name="T280">name</text:span>=<text:span text:style-name="T176">"lindberg.persistence.TransactionManager"</text:span></text:p>
      <text:p text:style-name="P151"><text:tab/><text:tab/><text:tab/><text:span text:style-name="T280">value</text:span><text:span text:style-name="T20">=</text:span><text:span text:style-name="T176">"com.company.CustomTransactionManager"</text:span> <text:span text:style-name="T230">/&gt;</text:span></text:p>
      <text:p text:style-name="P93"/>
      <text:p text:style-name="P181"><text:s text:c="8"/>- Definindo via programaticamente: <text:span text:style-name="T47">A definição de um </text:span><text:span text:style-name="T60">TransactionManager</text:span><text:span text:style-name="T47"> específico, assim como qualquer outra propriedade de configuração, pode ser definido programaticamente. Para tal, basta usar as implementações de </text:span><text:span text:style-name="T60">simple</text:span><text:span text:style-name="T47"> das interfaces de core e persistence. Neste caso como queremos especificar uma propriedade de persistência vamos utilizar uma implementação que fornece métodos de escrita para as propriedades de configuração de persistência, a classe </text:span><text:span text:style-name="T60">SimpleLinpConfiguration. <text:s/></text:span><text:span text:style-name="T47">Abaixo é mostrado um exemplo desconsiderando as demais propriedades que são requeridas para a correta configuração do </text:span><text:span text:style-name="T60">LINP </text:span><text:span text:style-name="T47">e desconsiderando também a configuração do </text:span><text:span text:style-name="T60">CORE</text:span><text:span text:style-name="T47">, que apesar de não requerida para se usar o </text:span><text:span text:style-name="T60">LINP, </text:span><text:span text:style-name="T47">será algo que normalmente será feito</text:span><text:span text:style-name="T60">.</text:span></text:p>
      <text:p text:style-name="P86"><text:soft-page-break/></text:p>
      <text:p text:style-name="P118"><text:span text:style-name="T173"><text:tab/><text:tab/></text:span><text:span text:style-name="T298">SimpleLinpConfiguration linpConfig = </text:span><text:span text:style-name="T228">new</text:span><text:span text:style-name="T298"> SimpleLinpConfiguration();</text:span></text:p>
      <text:p text:style-name="P154"><text:span text:style-name="T20"><text:tab/><text:tab/></text:span><text:span text:style-name="T337">//... </text:span><text:span text:style-name="T337">configurações</text:span><text:span text:style-name="T337"> </text:span><text:span text:style-name="T337">das</text:span><text:span text:style-name="T337"> </text:span><text:span text:style-name="T337">demais</text:span><text:span text:style-name="T337"> </text:span><text:span text:style-name="T337">propriedades de persistência</text:span><text:span text:style-name="T337"> </text:span><text:span text:style-name="T337">necessárias</text:span></text:p>
      <text:p text:style-name="P151"><text:span text:style-name="T20"><text:tab/><text:tab/>linpConfig.setTransactionManager(</text:span><text:span text:style-name="T210">new</text:span><text:span text:style-name="T20"> CustomTransactionManager());</text:span></text:p>
      <text:p text:style-name="P128"><text:tab/><text:tab/>linpConfig.initializeContext();</text:p>
      <text:p text:style-name="P89"/>
      <text:p text:style-name="P61"><text:span text:style-name="T140"><text:tab/><text:tab/>Abaixo o mesmo exemplo só que configurando o </text:span>CORE<text:span text:style-name="T140"> e encapsulando o as configurações de persistência no </text:span>CORE. Observe que no exemplo abaixo, apenas <text:span text:style-name="T140">chamamos </text:span>initializeContext <text:span text:style-name="T140"><text:s/>no </text:span>CORE. <text:span text:style-name="T140">Apenas</text:span> <text:span text:style-name="T140">isso é feito porque como as configurações de </text:span>LINP<text:span text:style-name="T140"> estão encapsuladas no </text:span>CORE<text:span text:style-name="T140"> então este último, quando inicializado, já inicializará os módulos que ele encapsula. Neste caso, o </text:span>LINP<text:span text:style-name="T140">. No log de inicalização aparecerá informando </text:span>'inicializando core'<text:span text:style-name="T140"> e logo em seguida </text:span>'inicializando persistence'<text:span text:style-name="T140"> e </text:span>'persistence inicializado'<text:span text:style-name="T140">. Só após a inicialização do módulo encapsulado é que a mensagem de inicialização concluída do </text:span>CORE<text:span text:style-name="T140"> é exibida,</text:span> 'core inicializado'<text:span text:style-name="T140">.</text:span></text:p>
      <text:p text:style-name="P36"/>
      <text:p text:style-name="P138"><text:span text:style-name="T101"><text:tab/></text:span><text:span text:style-name="T24">SimpleLinpConfiguration linpConfig = </text:span><text:span text:style-name="T211">new</text:span><text:span text:style-name="T24"> SimpleLinpConfiguration();</text:span></text:p>
      <text:p text:style-name="P145"><text:span text:style-name="T20"><text:tab/></text:span><text:span text:style-name="T337">//... </text:span><text:span text:style-name="T339">configurações</text:span><text:span text:style-name="T337"> </text:span><text:span text:style-name="T339">das</text:span><text:span text:style-name="T337"> </text:span><text:span text:style-name="T339">demais</text:span><text:span text:style-name="T337"> </text:span><text:span text:style-name="T339">propriedades</text:span><text:span text:style-name="T337"> </text:span><text:span text:style-name="T339">de</text:span><text:span text:style-name="T337"> </text:span><text:span text:style-name="T339">persistência</text:span><text:span text:style-name="T337"> </text:span><text:span text:style-name="T339">necessárias</text:span></text:p>
      <text:p text:style-name="P145"><text:span text:style-name="T20"><text:tab/>linpConfig.setTransactionManager(</text:span><text:span text:style-name="T210">new</text:span><text:span text:style-name="T20"> CustomTransactionManager());</text:span></text:p>
      <text:p text:style-name="P107"><text:tab/><text:tab/></text:p>
      <text:p text:style-name="P145"><text:span text:style-name="T20"><text:tab/>SimpleCoreConfiguration simpleCore = </text:span><text:span text:style-name="T210">new</text:span><text:span text:style-name="T20"> SimpleCoreConfiguration();</text:span></text:p>
      <text:p text:style-name="P145"><text:span text:style-name="T20"><text:tab/></text:span><text:span text:style-name="T337">//... </text:span><text:span text:style-name="T339">configurações</text:span><text:span text:style-name="T337"> </text:span><text:span text:style-name="T339">das</text:span><text:span text:style-name="T337"> </text:span><text:span text:style-name="T339">demais</text:span><text:span text:style-name="T337"> </text:span><text:span text:style-name="T339">propriedades</text:span><text:span text:style-name="T337"> </text:span><text:span text:style-name="T339">de</text:span><text:span text:style-name="T337"> core </text:span><text:span text:style-name="T339">necessárias</text:span></text:p>
      <text:p text:style-name="P107"><text:tab/>simpleCore.setLinpConfiguration(linpConfig);</text:p>
      <text:p text:style-name="P107"><text:tab/>simpleCore.initializeContext();</text:p>
      <text:p text:style-name="P63"/>
      <text:p text:style-name="P93"><text:span text:style-name="T8"><text:tab/></text:span><text:span text:style-name="T140">5.11.2 – A annotation @Transax. Como definir um Contexto Transacional.</text:span></text:p>
      <text:p text:style-name="P89"/>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1"><text:span text:style-name="T140"><text:tab/>Para definir estes pontos de entrada que serão processados em um contexto transacional, o framework prover uma anotação simples chama </text:span>@Transax<text:span text:style-name="T140">. Essa anotação pode ser usada no escopo de método ou de classe e uma vez utilizada sinaliza ao framework que a partir dali o processamento deve ser realizado em uma transação.</text:span></text:p>
      <text:p text:style-name="P36"/>
      <text:p text:style-name="P61"><text:span text:style-name="T140"><text:tab/>O ponto de entrada definido com a anotação </text:span>@Transax<text:span text:style-name="T140">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0"> adota o padrão de participar da transação corrente se esta existir.</text:span></text:p>
      <text:p text:style-name="P36"/>
      <text:p text:style-name="P61"><text:span text:style-name="T140"><text:tab/></text:span><text:span text:style-name="T141">IMPORTANTE</text:span><text:span text:style-name="T318">: </text:span><text:span text:style-name="T140">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0">a partir de </text:span>UserBeanContext<text:span text:style-name="T140"> ou da </text:span>BeanFactory <text:span text:style-name="T140">definida obtida a partir de </text:span>CoreContext<text:span text:style-name="T140">.</text:span>getInstance().getBeanFactory(). <text:span text:style-name="T140">É importante lembrar que para que um bean seja obtido a partir do contexto de beans usando qualquer um desses modos apresentados, a classe do bean deve estar anotada com </text:span>@Bean <text:span text:style-name="T140">e esta classe está dentro ou abaixo do pacote base para injeção de dependência </text:span>(DIBasePackage),<text:span text:style-name="T140"> definido nas configurações do </text:span>CORE. <text:span text:style-name="T140">Isso é necessário pois no momento </text:span><text:soft-page-break/><text:span text:style-name="T140">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0"> na classe do bean desejado. Obter a instância via operador </text:span>new<text:span text:style-name="T140"> não ativará o mecanismo de gerenciamento de transações.</text:span></text:p>
      <text:p text:style-name="P61"><text:span text:style-name="T140"/></text:p>
      <text:p text:style-name="P61"><text:span text:style-name="T140"><text:tab/></text:span><text:span text:style-name="T141">IMPORTANTE: </text:span><text:span text:style-name="T140">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0">pois a implementação padrão de </text:span>BeanPopulator<text:span text:style-name="T140"> no momento da população do </text:span>Bean<text:span text:style-name="T140"> para o retorno como resultado de uma operação de persistência, como consulta, cursores de saída de parâmetros, cursores de resultado de funções, etc... já verifica a necessidade da ativação ou não do contexto transacional para o </text:span>Bean<text:span text:style-name="T140"> em questão. Então qualquer obtenção, por exemplo de uma entidade </text:span>ContaBancaria<text:span text:style-name="T140"> que deve ter suas operações executadas dentro de uma transação, basta anotar a classe ou os métodos específicos com devem ser executados no contexto transacional com </text:span>@Transax<text:span text:style-name="T140">, e só isso, para que todo o gerenciamento de transações seja ativado e efetuado de forma transparente.<text:tab/></text:span></text:p>
      <text:p text:style-name="P36"/>
      <text:p text:style-name="P61"><text:span text:style-name="T140"><text:tab/>* </text:span><text:span text:style-name="T141">Exemplos de uso</text:span></text:p>
      <text:p text:style-name="P61"><text:span text:style-name="T141"/></text:p>
      <text:p text:style-name="P275"><text:tab/>- Definindo um contexto transacional em um escopo de classe<text:tab/></text:p>
      <text:p text:style-name="P275"><text:span text:style-name="T147"><text:tab/>Um escopo de classe é quando toda a classe é o ponto de entrada para o contexto transacional. Todo <text:tab/>e qualquer método chamado da classe é executado dentro de uma transação. Um bom exemplo disso <text:tab/>seria uma classe </text:span><text:span text:style-name="T135">ContaBancaria</text:span><text:span text:style-name="T147">, onde qualquer operação realizada dentro da mesma deve ser <text:tab/>efetuada dentro de um contexto transacional. Então abaixo teríamos um exemplo de uma classe <text:tab/></text:span><text:span text:style-name="T135">ContaBancaria</text:span><text:span text:style-name="T147"> anotada com </text:span><text:span text:style-name="T135">@Transax</text:span><text:span text:style-name="T147"> em escopo de classe.</text:span></text:p>
      <text:p text:style-name="P275"><text:span text:style-name="T147"/></text:p>
      <text:p text:style-name="P279"><text:span text:style-name="T139"><text:tab/></text:span><text:span text:style-name="T314">@Transax</text:span></text:p>
      <text:p text:style-name="P286"><text:span text:style-name="T210"><text:tab/>public</text:span><text:span text:style-name="T20"> </text:span><text:span text:style-name="T210">class</text:span><text:span text:style-name="T20"> ContaBancaria {</text:span></text:p>
      <text:p text:style-name="P286"/>
      <text:p text:style-name="P286"><text:span text:style-name="T20"><text:tab/><text:tab/></text:span><text:span text:style-name="T210">public</text:span><text:span text:style-name="T20"> </text:span><text:span text:style-name="T210">void</text:span><text:span text:style-name="T20"> transferir(ContaBancaria contaDestino, </text:span><text:span text:style-name="T210">double</text:span><text:span text:style-name="T20"> valor){</text:span></text:p>
      <text:p text:style-name="P286"><text:span text:style-name="T20"><text:tab/><text:tab/><text:tab/></text:span><text:span text:style-name="T337">//...</text:span></text:p>
      <text:p text:style-name="P282"><text:tab/><text:tab/>}</text:p>
      <text:p text:style-name="P282"><text:tab/></text:p>
      <text:p text:style-name="P286"><text:span text:style-name="T20"><text:tab/><text:tab/></text:span><text:span text:style-name="T210">public</text:span><text:span text:style-name="T20"> </text:span><text:span text:style-name="T210">void</text:span><text:span text:style-name="T20"> depositar(</text:span><text:span text:style-name="T210">double</text:span><text:span text:style-name="T20"> valor){</text:span></text:p>
      <text:p text:style-name="P286"><text:span text:style-name="T20"><text:tab/><text:tab/><text:tab/></text:span><text:span text:style-name="T337">//...</text:span></text:p>
      <text:p text:style-name="P282"><text:tab/><text:tab/>}</text:p>
      <text:p text:style-name="P282"><text:tab/></text:p>
      <text:p text:style-name="P286"><text:span text:style-name="T20"><text:tab/><text:tab/></text:span><text:span text:style-name="T210">public</text:span><text:span text:style-name="T20"> </text:span><text:span text:style-name="T210">void</text:span><text:span text:style-name="T20"> sacar(</text:span><text:span text:style-name="T210">double</text:span><text:span text:style-name="T20"> valor){</text:span></text:p>
      <text:p text:style-name="P286"><text:span text:style-name="T20"><text:tab/><text:tab/><text:tab/></text:span><text:span text:style-name="T337">//</text:span></text:p>
      <text:p text:style-name="P282"><text:tab/><text:tab/>}</text:p>
      <text:p text:style-name="P282"><text:tab/></text:p>
      <text:p text:style-name="P286"><text:span text:style-name="T20"><text:tab/><text:tab/></text:span><text:span text:style-name="T210">public</text:span><text:span text:style-name="T20"> Extrato emitirExtrato(Date dataInicio, Date dataFim){</text:span></text:p>
      <text:p text:style-name="P286"><text:span text:style-name="T20"><text:tab/><text:tab/><text:tab/></text:span><text:span text:style-name="T210">return</text:span><text:span text:style-name="T20"> </text:span><text:span text:style-name="T210">null</text:span><text:span text:style-name="T20">;</text:span><text:span text:style-name="T337">//</text:span><text:span text:style-name="T339">implementação</text:span><text:span text:style-name="T337"> </text:span><text:span text:style-name="T339">da</text:span><text:span text:style-name="T337"> </text:span><text:span text:style-name="T339">emisão</text:span><text:span text:style-name="T337"> do </text:span><text:span text:style-name="T339">extrato</text:span></text:p>
      <text:p text:style-name="P282"><text:tab/><text:tab/>}</text:p>
      <text:p text:style-name="P282"><text:tab/></text:p>
      <text:p text:style-name="P286"><text:span text:style-name="T20"><text:tab/><text:tab/></text:span><text:span text:style-name="T210">public</text:span><text:span text:style-name="T20"> List&lt;ComprovantePagameto&gt; listarComprovantesPagamento(Date dataInicio, Date dataFim){</text:span></text:p>
      <text:p text:style-name="P286"><text:span text:style-name="T20"><text:tab/><text:tab/><text:tab/></text:span><text:span text:style-name="T210">return</text:span><text:span text:style-name="T20"> </text:span><text:span text:style-name="T210">null</text:span><text:span text:style-name="T20">;</text:span><text:span text:style-name="T337">//</text:span><text:span text:style-name="T339">implementação</text:span><text:span text:style-name="T337"> </text:span><text:span text:style-name="T339">da</text:span><text:span text:style-name="T337"> </text:span><text:span text:style-name="T339">listagem</text:span><text:span text:style-name="T337"> </text:span><text:span text:style-name="T339">de</text:span><text:span text:style-name="T337"> </text:span><text:span text:style-name="T339">comprovantes</text:span></text:p>
      <text:p text:style-name="P282"><text:tab/><text:tab/>}</text:p>
      <text:p text:style-name="P282"><text:tab/>}</text:p>
      <text:p text:style-name="P282"><text:span text:style-name="T161"/></text:p>
      <text:p text:style-name="P283"><text:span text:style-name="T161"><text:tab/>Na classe acima, </text:span><text:span text:style-name="T165">ContaBancaria, </text:span><text:span text:style-name="T161">todos os métodos são executados dentro de uma transação, pois o o contexto transacional foi definido como escopo de classe. Observe que anotamos apenas com </text:span><text:span text:style-name="T165">@Transax </text:span><text:span text:style-name="T161">e não foi necessário a anotação </text:span><text:span text:style-name="T165">@Bean.</text:span><text:span text:style-name="T161"> Isso foi feito, seguindo o que foi dito anteriormente, pois esta classe corresponde a uma entidade e nunca teremos a necessidade de obter a partir do contexto de beans (ou da fábrica) diretamente uma instância de </text:span><text:span text:style-name="T165">ContaBancaria</text:span><text:span text:style-name="T161">, pois as entidades serão adicionadas e recuparadas a partir da camada de persistência usando o </text:span><text:span text:style-name="T165">LINP</text:span><text:span text:style-name="T161"> e como foi dito, neste caso basta a anotação </text:span><text:span text:style-name="T165">@Transax </text:span><text:span text:style-name="T161">para </text:span><text:soft-page-break/><text:span text:style-name="T161">quo </text:span><text:span text:style-name="T165">LINP</text:span><text:span text:style-name="T161"> efetue a ativação do contexto transacional.</text:span></text:p>
      <text:p text:style-name="P283"><text:span text:style-name="T161"/></text:p>
      <text:p text:style-name="P283"><text:span text:style-name="T161"><text:tab/>Da mesma forma considere agora que tivéssemos um controlador de negócio (</text:span><text:span text:style-name="T165">BusinessController) </text:span><text:span text:style-name="T161">para tratar das operações referentes a negócio da entidade </text:span><text:span text:style-name="T165">ContaBancaria. </text:span><text:span text:style-name="T161">Uma classe desse tipo, não será persistida nem muito menos recuperada. Ela é uma classe controladora que me fornecerá os métodos pertinentes no que diz respeito a entidade </text:span><text:span text:style-name="T165">ContaBancaria</text:span><text:span text:style-name="T161"> referente ao negócio. Ela será usada por outros objetos atendendo solicitações por exemplo, </text:span><text:span text:style-name="T165">criação, atualização, listagem, consulta e exclusão</text:span><text:span text:style-name="T161"> de contas bancárias. Uma vez que podemos usa-la por exemplo, em uma </text:span><text:span text:style-name="T165">Fachada</text:span><text:span text:style-name="T161"> (</text:span><text:span text:style-name="T165">Facade)</text:span><text:span text:style-name="T161"> do nosso subsistema, nos nossos controladores de visão (</text:span><text:span text:style-name="T165">ViewController),</text:span><text:span text:style-name="T161"> ou em qualquer outro ponto, é necessário anota-la, caso desejarmos o controle transacional em algum ponto desta classe, com @</text:span><text:span text:style-name="T165">Bean</text:span><text:span text:style-name="T161">, pois através desta anotação defimos um </text:span><text:span text:style-name="T165">ID</text:span><text:span text:style-name="T161"> para este </text:span><text:span text:style-name="T165">Bean </text:span><text:span text:style-name="T161"><text:s/>e podemos facilmente obter a instância a partir do contexto de beans, fábrica de beans ou injet-la diretamente em uma propriedade de classe específica via anotação:</text:span></text:p>
      <text:p text:style-name="P283"><text:span text:style-name="T161"><text:tab/><text:tab/></text:span></text:p>
      <text:p text:style-name="P283"><text:span text:style-name="T161"><text:tab/><text:tab/></text:span><text:span text:style-name="T165">@Inject(“id do bean”)</text:span></text:p>
      <text:p text:style-name="P283"><text:span text:style-name="T165"><text:tab/></text:span></text:p>
      <text:p text:style-name="P283"><text:span text:style-name="T165"><text:tab/></text:span><text:span text:style-name="T161">Onde o </text:span><text:span text:style-name="T165">“id do bean” </text:span><text:span text:style-name="T161">é o </text:span><text:span text:style-name="T165">ID </text:span><text:span text:style-name="T161">definido via anotação </text:span><text:span text:style-name="T165">@Bean</text:span><text:span text:style-name="T161"> na classe desejada.</text:span></text:p>
      <text:p text:style-name="P283"><text:span text:style-name="T161"/></text:p>
      <text:p text:style-name="P283"><text:span text:style-name="T161"><text:tab/>Abaixo vai um exemplo do </text:span><text:span text:style-name="T166">BusinessController (BC)</text:span><text:span text:style-name="T163"> de conta bancária:</text:span></text:p>
      <text:p text:style-name="P283"><text:span text:style-name="T163"/></text:p>
      <text:p text:style-name="P283"><text:span text:style-name="T163"><text:tab/></text:span><text:span text:style-name="T316">@Transax</text:span></text:p>
      <text:p text:style-name="P286"><text:span text:style-name="T311"><text:tab/>@Bean</text:span><text:span text:style-name="T20">(</text:span><text:span text:style-name="T175">"contaBancariaBC"</text:span><text:span text:style-name="T20">)</text:span></text:p>
      <text:p text:style-name="P286"><text:span text:style-name="T210"><text:tab/>public</text:span><text:span text:style-name="T20"> </text:span><text:span text:style-name="T210">class</text:span><text:span text:style-name="T20"> ContaBancariaBCImpl </text:span><text:span text:style-name="T210">implements</text:span><text:span text:style-name="T20"> ContaBancariaBC{</text:span></text:p>
      <text:p text:style-name="P286"/>
      <text:p text:style-name="P286"><text:span text:style-name="T20"><text:tab/><text:tab/></text:span><text:span text:style-name="T337">//...</text:span></text:p>
      <text:p text:style-name="P282"><text:tab/><text:tab/></text:p>
      <text:p text:style-name="P282"><text:tab/>}</text:p>
      <text:p text:style-name="P280"><text:span text:style-name="T174"/></text:p>
      <text:p text:style-name="P281"><text:span text:style-name="T174"><text:tab/></text:span><text:span text:style-name="T163">Uma vez definido o </text:span><text:span text:style-name="T166">ID</text:span><text:span text:style-name="T163"> para o </text:span><text:span text:style-name="T166">BC</text:span><text:span text:style-name="T163"> de conta bancária, agora podemos obter diretamente a instância do bean com o gerenciamento transacional ativo a partir do contexto de beans, da fábrica ou injeta-lo diretamente. Abaixo estão os exemplos desses três modos de uso respectivamente:</text:span></text:p>
      <text:p text:style-name="P280"><text:span text:style-name="T163"><text:tab/><text:tab/></text:span></text:p>
      <text:p text:style-name="P280"><text:span text:style-name="T163"><text:tab/>* A partir do contexto de Beans:</text:span></text:p>
      <text:p text:style-name="P285"><text:span text:style-name="T55"><text:tab/></text:span><text:span text:style-name="T129">ContaBancariaBC </text:span><text:span text:style-name="T131">contaBancariaBC</text:span><text:span text:style-name="T129"> = UserBeanContext.</text:span><text:span text:style-name="T132">getInstance</text:span><text:span text:style-name="T129">().getBean(</text:span><text:span text:style-name="T206">"contaBancariaBC"</text:span><text:span text:style-name="T129">);</text:span><text:span text:style-name="T99"><text:tab/></text:span></text:p>
      <text:p text:style-name="P285"><text:span text:style-name="T55"/></text:p>
      <text:p text:style-name="P285"><text:span text:style-name="T55"><text:tab/>* <text:s/>A partir da fábrica de Beans:</text:span></text:p>
      <text:p text:style-name="P286"><text:span text:style-name="T80"><text:tab/></text:span><text:span text:style-name="T109">ContaBancariaBC </text:span><text:span text:style-name="T106">contaBancariaBC</text:span><text:span text:style-name="T109"> = CoreContext.</text:span><text:span text:style-name="T118">getInstance</text:span><text:span text:style-name="T109">().getBeanFactory().getBean(</text:span><text:span text:style-name="T182">"contaBancariaBC"</text:span><text:span text:style-name="T109">);</text:span></text:p>
      <text:p text:style-name="P285"><text:span text:style-name="T55"/></text:p>
      <text:p text:style-name="P285"><text:span text:style-name="T55"><text:tab/>* Injeção direta em uma propriedade de classe:</text:span></text:p>
      <text:p text:style-name="P286"><text:span text:style-name="T80"><text:tab/></text:span><text:span text:style-name="T316">@Bean</text:span><text:span text:style-name="T109">(</text:span><text:span text:style-name="T182">"bancoFacade"</text:span><text:span text:style-name="T109">)</text:span></text:p>
      <text:p text:style-name="P286"><text:span text:style-name="T210"><text:tab/>public</text:span><text:span text:style-name="T20"> </text:span><text:span text:style-name="T210">class</text:span><text:span text:style-name="T20"> BancoFacade {</text:span></text:p>
      <text:p text:style-name="P286"/>
      <text:p text:style-name="P286"><text:span text:style-name="T20"><text:tab/><text:tab/></text:span><text:span text:style-name="T311">@Inject</text:span><text:span text:style-name="T20">(</text:span><text:span text:style-name="T175">"contaBancariaBC"</text:span><text:span text:style-name="T20">)</text:span></text:p>
      <text:p text:style-name="P286"><text:span text:style-name="T20"><text:tab/><text:tab/></text:span><text:span text:style-name="T210">private</text:span><text:span text:style-name="T20"> ContaBancariaBC </text:span><text:span text:style-name="T310">contaBancariaBC</text:span><text:span text:style-name="T20">;</text:span></text:p>
      <text:p text:style-name="P282"><text:tab/></text:p>
      <text:p text:style-name="P286"><text:span text:style-name="T20"><text:tab/><text:tab/></text:span><text:span text:style-name="T337">//...</text:span></text:p>
      <text:p text:style-name="P282"><text:tab/>}</text:p>
      <text:p text:style-name="P276"><text:span text:style-name="T147"/></text:p>
      <text:p text:style-name="P275"><text:tab/>- Definindo um contexto transacional em um escopo de método:</text:p>
      <text:p text:style-name="P275"><text:tab/> <text:s/><text:span text:style-name="T147">Observe que no exemplo anterior, quando definimos o contexto transacional para um escopo de classe, todos os métodos da classe </text:span><text:span text:style-name="T135">ContaBancaria</text:span><text:span text:style-name="T147"> estão dentro do contexto. Isso faz com que inclusive os métodos de listagem, </text:span><text:span text:style-name="T135">emitirExtrato</text:span><text:span text:style-name="T147"> e </text:span><text:span text:style-name="T135">listarComprovantesPagamento</text:span><text:span text:style-name="T147">,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7">requerem realmente uma, </text:span><text:span text:style-name="T135">transferir, depositar </text:span><text:span text:style-name="T147">e </text:span><text:span text:style-name="T135">sacar.</text:span><text:span text:style-name="T147">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5">ContaBancaria, </text:span><text:span text:style-name="T147">quando chamados, não serão executados dentro de uma transação. Já os demais métodos, anotados com </text:span><text:span text:style-name="T135">@Transax,</text:span><text:span text:style-name="T147"> são obrigatoriamente executados em uma transação. Abaixo é mostrada a classe </text:span><text:span text:style-name="T135">ContaBancaria</text:span><text:span text:style-name="T147"> com essas alterações.</text:span></text:p>
      <text:p text:style-name="P275"><text:span text:style-name="T147"/></text:p>
      <text:p text:style-name="P275"><text:span text:style-name="T147"><text:tab/></text:span>IMPORTANTE: <text:span text:style-name="T147">O fato de um método não estar anotado com </text:span><text:span text:style-name="T135">@Transax</text:span><text:span text:style-name="T147"> não quer dizer que ele não possar participar de uma transação já existente. Um método </text:span><text:span text:style-name="T134">X</text:span><text:span text:style-name="T147"> que não possui contexto transacional, ou seja, não está anotado com </text:span><text:span text:style-name="T135">@Transax</text:span><text:span text:style-name="T147"> e nem está em uma classe que esteja anotada com esta mesma anotação, que é chamado por um método </text:span><text:span text:style-name="T134">Y</text:span><text:span text:style-name="T147"> que é executado dentro de um contexto transacional, por fazer parte da pilha de chamadas dentro contexto transacional de </text:span><text:span text:style-name="T134">Y</text:span><text:span text:style-name="T147">, está participando da transação iniciada em </text:span><text:span text:style-name="T134">Y</text:span><text:span text:style-name="T147"> e por esta razão caso </text:span><text:span text:style-name="T134">X</text:span><text:span text:style-name="T147"> lance uma exceção, a transação de </text:span><text:span text:style-name="T134">Y</text:span><text:span text:style-name="T147"> falhará e sofrerá </text:span><text:span text:style-name="T135">rollback</text:span><text:span text:style-name="T147">.</text:span></text:p>
      <text:p text:style-name="P275"><text:span text:style-name="T147"/></text:p>
      <text:p text:style-name="P138"><text:span text:style-name="T103"><text:tab/></text:span><text:span text:style-name="T219">public</text:span><text:span text:style-name="T45"> </text:span><text:span text:style-name="T219">class</text:span><text:span text:style-name="T45"> ContaBancaria {</text:span></text:p>
      <text:p text:style-name="P282"><text:tab/></text:p>
      <text:p text:style-name="P286"><text:span text:style-name="T20"><text:tab/><text:tab/></text:span><text:span text:style-name="T311">@Transax</text:span></text:p>
      <text:p text:style-name="P286"><text:span text:style-name="T20"><text:tab/><text:tab/></text:span><text:span text:style-name="T210">public</text:span><text:span text:style-name="T20"> </text:span><text:span text:style-name="T210">void</text:span><text:span text:style-name="T20"> transferir(ContaBancaria contaDestino, </text:span><text:span text:style-name="T210">double</text:span><text:span text:style-name="T20"> valor){</text:span></text:p>
      <text:p text:style-name="P286"><text:span text:style-name="T20"><text:tab/><text:tab/><text:tab/></text:span><text:span text:style-name="T337">//...</text:span></text:p>
      <text:p text:style-name="P282"><text:tab/><text:tab/>}</text:p>
      <text:p text:style-name="P282"><text:tab/></text:p>
      <text:p text:style-name="P286"><text:span text:style-name="T20"><text:tab/><text:tab/></text:span><text:span text:style-name="T311">@Transax</text:span></text:p>
      <text:p text:style-name="P286"><text:span text:style-name="T20"><text:tab/><text:tab/></text:span><text:span text:style-name="T210">public</text:span><text:span text:style-name="T20"> </text:span><text:span text:style-name="T210">void</text:span><text:span text:style-name="T20"> depositar(</text:span><text:span text:style-name="T210">double</text:span><text:span text:style-name="T20"> valor){</text:span></text:p>
      <text:p text:style-name="P286"><text:span text:style-name="T20"><text:tab/><text:tab/><text:tab/></text:span><text:span text:style-name="T337">//...</text:span></text:p>
      <text:p text:style-name="P282"><text:tab/><text:tab/>}</text:p>
      <text:p text:style-name="P282"><text:tab/></text:p>
      <text:p text:style-name="P286"><text:span text:style-name="T20"><text:tab/><text:tab/></text:span><text:span text:style-name="T311">@Transax</text:span></text:p>
      <text:p text:style-name="P286"><text:span text:style-name="T20"><text:tab/><text:tab/></text:span><text:span text:style-name="T210">public</text:span><text:span text:style-name="T20"> </text:span><text:span text:style-name="T210">void</text:span><text:span text:style-name="T20"> sacar(</text:span><text:span text:style-name="T210">double</text:span><text:span text:style-name="T20"> valor){</text:span></text:p>
      <text:p text:style-name="P286"><text:span text:style-name="T20"><text:tab/><text:tab/><text:tab/></text:span><text:span text:style-name="T337">//</text:span></text:p>
      <text:p text:style-name="P282"><text:tab/><text:tab/>}</text:p>
      <text:p text:style-name="P282"><text:tab/></text:p>
      <text:p text:style-name="P286"><text:span text:style-name="T20"><text:tab/><text:tab/></text:span><text:span text:style-name="T210">public</text:span><text:span text:style-name="T20"> Extrato emitirExtrato(Date dataInicio, Date dataFim){</text:span></text:p>
      <text:p text:style-name="P286"><text:span text:style-name="T20"><text:tab/><text:tab/><text:tab/></text:span><text:span text:style-name="T210">return</text:span><text:span text:style-name="T20"> </text:span><text:span text:style-name="T210">null</text:span><text:span text:style-name="T20">;</text:span><text:span text:style-name="T337">//</text:span><text:span text:style-name="T339">implementação</text:span><text:span text:style-name="T337"> </text:span><text:span text:style-name="T339">da</text:span><text:span text:style-name="T337"> </text:span><text:span text:style-name="T339">emisão</text:span><text:span text:style-name="T337"> do </text:span><text:span text:style-name="T339">extrato</text:span></text:p>
      <text:p text:style-name="P282"><text:tab/><text:tab/>}</text:p>
      <text:p text:style-name="P282"><text:tab/><text:tab/></text:p>
      <text:p text:style-name="P286"><text:span text:style-name="T20"><text:tab/><text:tab/></text:span><text:span text:style-name="T210">public</text:span><text:span text:style-name="T20"> List&lt;ComprovantePagameto&gt; listarComprovantesPagamento(Date dataInicio, Date dataFim){</text:span></text:p>
      <text:p text:style-name="P286"><text:span text:style-name="T20"><text:tab/><text:tab/><text:tab/></text:span><text:span text:style-name="T210">return</text:span><text:span text:style-name="T20"> </text:span><text:span text:style-name="T210">null</text:span><text:span text:style-name="T20">;</text:span><text:span text:style-name="T337">//</text:span><text:span text:style-name="T339">implementação</text:span><text:span text:style-name="T337"> </text:span><text:span text:style-name="T339">da</text:span><text:span text:style-name="T337"> </text:span><text:span text:style-name="T339">listagem</text:span><text:span text:style-name="T337"> </text:span><text:span text:style-name="T339">de</text:span><text:span text:style-name="T337"> </text:span><text:span text:style-name="T339">comprovantes</text:span></text:p>
      <text:p text:style-name="P282"><text:tab/><text:tab/>}</text:p>
      <text:p text:style-name="P282"><text:tab/>}</text:p>
      <text:p text:style-name="P275"/>
      <text:p text:style-name="P275"><text:tab/>- Definindo múltiplos contextos transacionais que interagem entre si</text:p>
      <text:p text:style-name="P275"/>
      <text:p text:style-name="P275"><text:tab/><text:span text:style-name="T147">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275"><text:span text:style-name="T147"><text:tab/>Para tal considere o código da classe </text:span><text:span text:style-name="T135">ContaBancariaBC </text:span><text:span text:style-name="T147">abaixo: </text:span></text:p>
      <text:p text:style-name="P275"><text:span text:style-name="T147"><text:tab/></text:span></text:p>
      <text:p text:style-name="P287"><text:span text:style-name="T147"><text:tab/>@Transax</text:span></text:p>
      <text:p text:style-name="P286"><text:span text:style-name="T311"><text:tab/>@Bean</text:span><text:span text:style-name="T20">(</text:span><text:span text:style-name="T175">"contaBancariaBC"</text:span><text:span text:style-name="T20">)</text:span></text:p>
      <text:p text:style-name="P286"><text:span text:style-name="T210"><text:tab/>public</text:span><text:span text:style-name="T20"> </text:span><text:span text:style-name="T210">class</text:span><text:span text:style-name="T20"> ContaBancariaBCImpl </text:span><text:span text:style-name="T210">implements</text:span><text:span text:style-name="T20"> ContaBancariaBC{</text:span></text:p>
      <text:p text:style-name="P286"/>
      <text:p text:style-name="P286"><text:span text:style-name="T20"><text:tab/><text:tab/></text:span><text:span text:style-name="T210">public</text:span><text:span text:style-name="T20"> </text:span><text:span text:style-name="T210">void</text:span><text:span text:style-name="T20"> criarConta(ContaBancaria contaBancaria, </text:span><text:span text:style-name="T210">double</text:span><text:span text:style-name="T20"> depositoInicial){</text:span></text:p>
      <text:p text:style-name="P286"><text:span text:style-name="T20"><text:tab/><text:tab/><text:tab/></text:span><text:span text:style-name="T337">//...</text:span><text:span text:style-name="T339">implementação</text:span><text:span text:style-name="T337"> </text:span><text:span text:style-name="T339">da</text:span><text:span text:style-name="T337"> </text:span><text:span text:style-name="T339">criação</text:span><text:span text:style-name="T337"> </text:span><text:span text:style-name="T339">da</text:span><text:span text:style-name="T337"> </text:span><text:span text:style-name="T339">conta</text:span></text:p>
      <text:p text:style-name="P282"><text:tab/><text:tab/><text:tab/>contaBancaria.depositar(depositoInicial);</text:p>
      <text:p text:style-name="P282"><text:tab/><text:tab/>}</text:p>
      <text:p text:style-name="P282"><text:tab/></text:p>
      <text:p text:style-name="P282"><text:tab/>}</text:p>
      <text:p text:style-name="P275"><text:span text:style-name="T147"/></text:p>
      <text:p text:style-name="P275"><text:soft-page-break/><text:span text:style-name="T147"><text:tab/>Como demonstrado no código acima, o método de criação de conta estaria no </text:span><text:span text:style-name="T135">BC, ContaBancariaBC, </text:span><text:span text:style-name="T147">e o método de depósito estaria na classe </text:span><text:span text:style-name="T135">ContaBancaria</text:span><text:span text:style-name="T147">. O </text:span><text:span text:style-name="T135">BC</text:span><text:span text:style-name="T147"> possui contexto transacional de classe e a classe </text:span><text:span text:style-name="T135">ContaBancaria </text:span><text:span text:style-name="T147">de método. O método </text:span><text:span text:style-name="T135">depositar, </text:span><text:span text:style-name="T334">que chamaremos para efetivar o deposito,</text:span><text:span text:style-name="T147"> faz parte do contexto transacional da classe </text:span><text:span text:style-name="T135">ContaBancaria</text:span><text:span text:style-name="T147">. Então no momento da chamada ao método </text:span><text:span text:style-name="T135">criarConta</text:span><text:span text:style-name="T147"> na classe </text:span><text:span text:style-name="T135">ContaBancariaBC, </text:span><text:span text:style-name="T147">uma transação é requerida, então caso não exista uma para o contexto corrente uma nova será criada. Após a criação da conta o depósito requerido para criação da mesma é feito chamando o método </text:span><text:span text:style-name="T135">depositar</text:span><text:span text:style-name="T147"> da classe </text:span><text:span text:style-name="T135">ContaBancaria</text:span><text:span text:style-name="T147">. Uma nova transação não será criada, pois o contexto do método </text:span><text:span text:style-name="T135">depositar</text:span><text:span text:style-name="T147"> foi acessado a partir de outro contexto transacional (método </text:span><text:span text:style-name="T135">criarConta</text:span><text:span text:style-name="T147">) e como já existe uma transação corrente, este último método participará da mesma.</text:span></text:p>
      <text:p text:style-name="P275"><text:span text:style-name="T147"/></text:p>
      <text:p text:style-name="P275"><text:span text:style-name="T147"><text:tab/>Observe que todo o processo de criação da conta e deposito foi efetuado dentro de uma mesma transação. Se por exemplo, a criação da conta em si, o </text:span><text:span text:style-name="T135">insert </text:span><text:span text:style-name="T147">no banco, foi feito sem problemas mas no momento da operação de depósito ocorrer algum problema, todo o processo sofre </text:span><text:span text:style-name="T135">rollback </text:span><text:span text:style-name="T147">e o </text:span><text:span text:style-name="T135">insert</text:span><text:span text:style-name="T147"> da conta no banco não será efetivado.</text:span></text:p>
      <text:p text:style-name="P275"><text:span text:style-name="T147"/></text:p>
      <text:p text:style-name="P89"><text:span text:style-name="T4"><text:tab/>5.11 – Integrando o </text:span><text:span text:style-name="T134">LIN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7T18:48:00.34</dc:date>
    <meta:editing-duration>PT831H36M31S</meta:editing-duration>
    <meta:editing-cycles>764</meta:editing-cycles>
    <meta:generator>BrOffice.org/3.2$Win32 OpenOffice.org_project/320m12$Build-9483</meta:generator>
    <meta:document-statistic meta:table-count="0" meta:image-count="9" meta:object-count="0" meta:page-count="73" meta:paragraph-count="1699" meta:word-count="22793" meta:character-count="176302"/>
  </office:meta>
</office:document-meta>
</file>